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usr/bin/python3.8 "/media/fahad/New Volume/Paper/EMR-Interoperability/Implementation/AnnotatedDataHandler_3.py"</text:p>
      <text:p text:style-name="Standard">annotator1 data loaded: <text:s/>255 <text:s/>with read_headers= True</text:p>
      <text:p text:style-name="Standard">annotator2 data loaded: <text:s/>255 <text:s/>with read_headers= True</text:p>
      <text:p text:style-name="Standard">annotator3 data loaded: <text:s/>255 <text:s/>with read_headers= True</text:p>
      <text:p text:style-name="Standard">annotator4 data loaded: <text:s/>255 <text:s/>with read_headers= True</text:p>
      <text:p text:style-name="Standard">* * * * * * * * * * * * * * * * * * * * * * * * * * * * * * * * * * * * * * * * * * * * * * * * * * * * * * * * * * * * * * * * * * * * * * * * * * * * * * * *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0, '0.5': 0.1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0, '0.5': 0.1} <text:s/>= <text:s/>{'FUZZY_MATCH': {'0-0': 0.00048042589610297615}, 'Word2Vec': {'0-0': 0.0022838714380468694}, 'bert-base-nli-stsb-mean-tokens': {'0.0-1.0': 0.0, '0.1-0.9': 0.0, '0.2-0.8': 0.0, '0.3-0.7': 0.0, '0.4-0.6': 0.0, '0.5-0.5': 0.0, '0.6-0.4': 0.0, '0.7-0.3': 3.344954551232071e-06, '0.8-0.2': 0.0012600495110240972, '0.9-0.1': 0.0003806216019487385}, 'bert-large-nli-stsb-mean-tokens': {'0.0-1.0': 0.0, '0.1-0.9': 0.0, '0.2-0.8': 0.0, '0.3-0.7': 0.0, '0.4-0.6': 0.0, '0.5-0.5': 0.0, '0.6-0.4': 3.521015329299715e-07, '0.7-0.3': 4.154626934393946e-05, '0.8-0.2': 0.0015869674086822494, '0.9-0.1': 0.0003806216019487385}, 'roberta-base-nli-stsb-mean-tokens': {'0.0-1.0': 0.0, '0.1-0.9': 0.0, '0.2-0.8': 0.0, '0.3-0.7': 0.0, '0.4-0.6': 0.0, '0.5-0.5': 0.0, '0.6-0.4': 0.0, '0.7-0.3': 0.00012264138075557263, '0.8-0.2': 0.0006315674773131885, '0.9-0.1': 0.0003806216019487385}, 'roberta-large-nli-stsb-mean-tokens': {'0.0-1.0': 0.0, '0.1-0.9': 0.0, '0.2-0.8': 0.0, '0.3-0.7': 0.0, '0.4-0.6': 0.0, '0.5-0.5': 0.0, '0.6-0.4': 0.0, '0.7-0.3': 0.00010086694951905173, '0.8-0.2': 0.000399794111618057, '0.9-0.1': 0.0003806216019487385}, 'distilbert-base-nli-stsb-mean-tokens': {'0.0-1.0': 0.0, '0.1-0.9': 0.0, '0.2-0.8': 0.0, '0.3-0.7': 0.0, '0.4-0.6': 0.0, '0.5-0.5': 0.0, '0.6-0.4': 0.0, '0.7-0.3': 2.6759009856713867e-05, '0.8-0.2': 0.00134942628897472, '0.9-0.1': 0.0003806216019487385}, 'bert-base-nli-mean-tokens': {'0.0-1.0': 0.0, '0.1-0.9': 0.0, '0.2-0.8': 0.0, '0.3-0.7': 0.0, '0.4-0.6': 0.0, '0.5-0.5': 0.0, '0.6-0.4': 0.0, '0.7-0.3': 0.0, '0.8-0.2': 0.0, '0.9-0.1': 0.0003806216019487385}, 'bert-large-nli-mean-tokens': {'0.0-1.0': 0.0, '0.1-0.9': 0.0, '0.2-0.8': 0.0, '0.3-0.7': 0.0, '0.4-0.6': 0.0, '0.5-0.5': 0.0, '0.6-0.4': 0.0, '0.7-0.3': 0.0, '0.8-0.2': 0.0, '0.9-0.1': 0.0003806216019487385}, 'roberta-base-nli-mean-tokens': {'0.0-1.0': 0.0, '0.1-0.9': 0.0, '0.2-0.8': 0.0, '0.3-0.7': 0.0, '0.4-0.6': 0.0, '0.5-0.5': 0.0, '0.6-0.4': 0.0, '0.7-0.3': 0.0, '0.8-0.2': 0.0, '0.9-0.1': 0.0003806216019487385}, 'roberta-large-nli-mean-tokens': {'0.0-1.0': 0.0, '0.1-0.9': 0.0, '0.2-0.8': 0.0, '0.3-0.7': 0.0, '0.4-0.6': 0.0, '0.5-0.5': 0.0, '0.6-0.4': 0.0, '0.7-0.3': 0.0, '0.8-0.2': 0.0, '0.9-0.1': 0.0003806216019487385}, 'distilbert-base-nli-mean-tokens': {'0.0-1.0': 0.0, '0.1-0.9': 0.0, '0.2-0.8': 0.0, '0.3-0.7': 0.0, '0.4-0.6': 0.0, '0.5-0.5': 0.0, '0.6-0.4': 0.0, '0.7-0.3': 0.0, '0.8-0.2': 0.0, '0.9-0.1': 0.0003806216019487385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0, '0.5': 0.2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<text:soft-page-break/>Kappa Score for thresholds: {'0.0': 0.0, '0.5': 0.2} <text:s/>= <text:s/>{'FUZZY_MATCH': {'0-0': 0.0008108228760813629}, 'Word2Vec': {'0-0': 0.0018228256598730175}, 'bert-base-nli-stsb-mean-tokens': {'0.0-1.0': 0.0, '0.1-0.9': 0.0, '0.2-0.8': 0.0, '0.3-0.7': 0.0, '0.4-0.6': 3.344954551232071e-06, '0.5-0.5': 8.032582028072444e-05, '0.6-0.4': 0.0012600495110240972, '0.7-0.3': 0.0003806216019487385, '0.8-0.2': 0.0003806216019487385, '0.9-0.1': 0.0003806216019487385}, 'bert-large-nli-stsb-mean-tokens': {'0.0-1.0': 0.0, '0.1-0.9': 0.0, '0.2-0.8': 3.521015329299715e-07, '0.3-0.7': 6.689886725141925e-06, '0.4-0.6': 4.154626934393946e-05, '0.5-0.5': 0.00012037022236299766, '0.6-0.4': 0.0015869674086822494, '0.7-0.3': 0.0003806216019487385, '0.8-0.2': 0.0003806216019487385, '0.9-0.1': 0.0003806216019487385}, 'roberta-base-nli-stsb-mean-tokens': {'0.0-1.0': 0.0, '0.1-0.9': 0.0, '0.2-0.8': 0.0, '0.3-0.7': 3.873103224250052e-06, '0.4-0.6': 0.00012264138075557263, '0.5-0.5': 0.00031766020700663145, '0.6-0.4': 0.0006315674773131885, '0.7-0.3': 0.0003806216019487385, '0.8-0.2': 0.0003806216019487385, '0.9-0.1': 0.0003806216019487385}, 'roberta-large-nli-stsb-mean-tokens': {'0.0-1.0': 0.0, '0.1-0.9': 0.0, '0.2-0.8': 0.0, '0.3-0.7': 1.3203637793446354e-05, '0.4-0.6': 0.00010086694951905173, '0.5-0.5': 0.0004931102077454508, '0.6-0.4': 0.000399794111618057, '0.7-0.3': 0.0003806216019487385, '0.8-0.2': 0.0003806216019487385, '0.9-0.1': 0.0003806216019487385}, 'distilbert-base-nli-stsb-mean-tokens': {'0.0-1.0': 0.0, '0.1-0.9': 0.0, '0.2-0.8': 0.0, '0.3-0.7': 5.281522063027566e-07, '0.4-0.6': 2.6759009856713867e-05, '0.5-0.5': 0.00020126246876961407, '0.6-0.4': 0.00134942628897472, '0.7-0.3': 0.0003806216019487385, '0.8-0.2': 0.0003806216019487385, '0.9-0.1': 0.0003806216019487385}, 'bert-base-nli-mean-tokens': {'0.0-1.0': 0.0, '0.1-0.9': 0.0, '0.2-0.8': 0.0, '0.3-0.7': 0.0, '0.4-0.6': 0.0, '0.5-0.5': 0.0, '0.6-0.4': 0.0, '0.7-0.3': -9.282679688893403e-05, '0.8-0.2': 0.0003806216019487385, '0.9-0.1': 0.0003806216019487385}, 'bert-large-nli-mean-tokens': {'0.0-1.0': 0.0, '0.1-0.9': 0.0, '0.2-0.8': 0.0, '0.3-0.7': 0.0, '0.4-0.6': 0.0, '0.5-0.5': 0.0, '0.6-0.4': 0.0, '0.7-0.3': -2.253728755130524e-05, '0.8-0.2': 0.0003806216019487385, '0.9-0.1': 0.0003806216019487385}, 'roberta-base-nli-mean-tokens': {'0.0-1.0': 0.0, '0.1-0.9': 0.0, '0.2-0.8': 0.0, '0.3-0.7': 0.0, '0.4-0.6': 0.0, '0.5-0.5': 0.0, '0.6-0.4': 0.0, '0.7-0.3': 0.0, '0.8-0.2': 0.0003806216019487385, '0.9-0.1': 0.0003806216019487385}, 'roberta-large-nli-mean-tokens': {'0.0-1.0': 0.0, '0.1-0.9': 0.0, '0.2-0.8': 0.0, '0.3-0.7': 0.0, '0.4-0.6': 0.0, '0.5-0.5': 0.0, '0.6-0.4': 0.0, '0.7-0.3': -3.1631521920649774e-05, '0.8-0.2': 0.0003806216019487385, '0.9-0.1': 0.0003806216019487385}, 'distilbert-base-nli-mean-tokens': {'0.0-1.0': 0.0, '0.1-0.9': 0.0, '0.2-0.8': 0.0, '0.3-0.7': 0.0, '0.4-0.6': 0.0, '0.5-0.5': 0.0, '0.6-0.4': 0.0, '0.7-0.3': -0.0001646053043589113, '0.8-0.2': 0.0003806216019487385, '0.9-0.1': 0.0003806216019487385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0, '0.5': 0.30000000000000004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0, '0.5': 0.30000000000000004} <text:s/>= <text:s/>{'FUZZY_MATCH': {'0-0': 0.0013618431958209998}, 'Word2Vec': {'0-0': 0.0015260541791812798}, 'bert-base-nli-stsb-mean-tokens': {'0.0-1.0': 0.0, '0.1-0.9': 3.344954551232071e-06, '0.2-0.8': 2.3456041147174034e-06, '0.3-0.7': 0.00016607132196899688, '0.4-0.6': 0.0012600495110240972, '0.5-0.5': 0.0003760558651895174, '0.6-0.4': 0.0003806216019487385, '0.7-0.3': 0.0003806216019487385, '0.8-0.2': 0.0003806216019487385, '0.9-0.1': 0.0003806216019487385}, 'bert-large-nli-stsb-mean-tokens': {'0.0-1.0': 1.6020368730274015e-05, '0.1-0.9': 4.172230551302558e-05, '0.2-0.8': 0.00010408712527698594, '0.3-0.7': 0.0005123078956852378, '0.4-0.6': 0.0015869674086822494, '0.5-0.5': 0.00037939236923190123, '0.6-0.4': 0.0003806216019487385, '0.7-0.3': 0.0003806216019487385, '0.8-0.2': 0.0003806216019487385, '0.9-0.1': 0.0003806216019487385}, 'roberta-base-nli-stsb-mean-tokens': {'0.0-1.0': 1.7076638740509686e-05, '0.1-0.9': <text:soft-page-break/>0.00012264138075557263, '0.2-0.8': 0.00020052882768806235, '0.3-0.7': 0.0007948364076917347, '0.4-0.6': 0.0006315674773131885, '0.5-0.5': 0.00037974357888803656, '0.6-0.4': 0.0003806216019487385, '0.7-0.3': 0.0003806216019487385, '0.8-0.2': 0.0003806216019487385, '0.9-0.1': 0.0003806216019487385}, 'roberta-large-nli-stsb-mean-tokens': {'0.0-1.0': 3.5384964373275096e-05, '0.1-0.9': 0.00010086694951905173, '0.2-0.8': 0.00032211037060614345, '0.3-0.7': 0.0010134115187792059, '0.4-0.6': 0.000399794111618057, '0.5-0.5': 0.0003806216019487385, '0.6-0.4': 0.0003806216019487385, '0.7-0.3': 0.0003806216019487385, '0.8-0.2': 0.0003806216019487385, '0.9-0.1': 0.0003806216019487385}, 'distilbert-base-nli-stsb-mean-tokens': {'0.0-1.0': 2.8168053204380428e-06, '0.1-0.9': 2.6759009856713867e-05, '0.2-0.8': 0.00011411933721316991, '0.3-0.7': 0.00036200589026602614, '0.4-0.6': 0.00134942628897472, '0.5-0.5': 0.00037991918362356714, '0.6-0.4': 0.0003806216019487385, '0.7-0.3': 0.0003806216019487385, '0.8-0.2': 0.0003806216019487385, '0.9-0.1': 0.0003806216019487385}, 'bert-base-nli-mean-tokens': {'0.0-1.0': 0.0, '0.1-0.9': 0.0, '0.2-0.8': 0.0, '0.3-0.7': 0.0, '0.4-0.6': 0.0, '0.5-0.5': -4.4835691269451416e-05, '0.6-0.4': 7.362404611710449e-05, '0.7-0.3': 0.0003806216019487385, '0.8-0.2': 0.0003806216019487385, '0.9-0.1': 0.0003806216019487385}, 'bert-large-nli-mean-tokens': {'0.0-1.0': 0.0, '0.1-0.9': 0.0, '0.2-0.8': 0.0, '0.3-0.7': 0.0, '0.4-0.6': 0.0, '0.5-0.5': 1.3555730028369517e-05, '0.6-0.4': 0.00030605931591654034, '0.7-0.3': 0.0003806216019487385, '0.8-0.2': 0.0003806216019487385, '0.9-0.1': 0.0003806216019487385}, 'roberta-base-nli-mean-tokens': {'0.0-1.0': 0.0, '0.1-0.9': 0.0, '0.2-0.8': 0.0, '0.3-0.7': 0.0, '0.4-0.6': 0.0, '0.5-0.5': 0.0, '0.6-0.4': 1.3548865133605759e-05, '0.7-0.3': 0.0003806216019487385, '0.8-0.2': 0.0003806216019487385, '0.9-0.1': 0.0003806216019487385}, 'roberta-large-nli-mean-tokens': {'0.0-1.0': 0.0, '0.1-0.9': 0.0, '0.2-0.8': 0.0, '0.3-0.7': 0.0, '0.4-0.6': 0.0, '0.5-0.5': 0.0, '0.6-0.4': -0.000331075705747752, '0.7-0.3': 0.0003806216019487385, '0.8-0.2': 0.0003806216019487385, '0.9-0.1': 0.0003806216019487385}, 'distilbert-base-nli-mean-tokens': {'0.0-1.0': 0.0, '0.1-0.9': 0.0, '0.2-0.8': 0.0, '0.3-0.7': 0.0, '0.4-0.6': 0.0, '0.5-0.5': 0.0, '0.6-0.4': -0.00037527390567548835, '0.7-0.3': 0.0003806216019487385, '0.8-0.2': 0.0003806216019487385, '0.9-0.1': 0.0003806216019487385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0, '0.5': 0.4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0, '0.5': 0.4} <text:s/>= <text:s/>{'FUZZY_MATCH': {'0-0': 0.002205625186079918}, 'Word2Vec': {'0-0': 0.0010162313213892826}, 'bert-base-nli-stsb-mean-tokens': {'0.0-1.0': 3.995116273525223e-05, '0.1-0.9': 0.000266975016018689, '0.2-0.8': 0.0012600495110240972, '0.3-0.7': 0.000349187415530805, '0.4-0.6': 0.0003806216019487385, '0.5-0.5': 0.0003806216019487385, '0.6-0.4': 0.0003806216019487385, '0.7-0.3': 0.0003806216019487385, '0.8-0.2': 0.0003806216019487385, '0.9-0.1': 0.0003806216019487385}, 'bert-large-nli-stsb-mean-tokens': {'0.0-1.0': 0.00018838521729769298, '0.1-0.9': 0.0006724520487184638, '0.2-0.8': 0.0015873182635280925, '0.3-0.7': 0.000375353440447701, '0.4-0.6': 0.0003806216019487385, '0.5-0.5': 0.0003806216019487385, '0.6-0.4': 0.0003806216019487385, '0.7-0.3': 0.0003806216019487385, '0.8-0.2': 0.0003806216019487385, '0.9-0.1': 0.0003806216019487385}, 'roberta-base-nli-stsb-mean-tokens': {'0.0-1.0': 0.0005978987561672255, '0.1-0.9': 0.0011138717070834359, '0.2-0.8': 0.0006317430585380812, '0.3-0.7': 0.00047554765812463096, '0.4-0.6': 0.0003806216019487385, '0.5-0.5': 0.0003806216019487385, '0.6-0.4': 0.0003806216019487385, '0.7-0.3': 0.0003806216019487385, '0.8-0.2': 0.0003806216019487385, '0.9-0.1': 0.0003806216019487385}, 'roberta-large-nli-stsb-mean-tokens': {'0.0-1.0': 0.0010547633691851965, '0.1-0.9': 0.0012215937243826858, '0.2-0.8': <text:soft-page-break/>0.00040049655398410877, '0.3-0.7': 0.00037974357888803656, '0.4-0.6': 0.0003806216019487385, '0.5-0.5': 0.0003806216019487385, '0.6-0.4': 0.0003806216019487385, '0.7-0.3': 0.0003806216019487385, '0.8-0.2': 0.0003806216019487385, '0.9-0.1': 0.0003806216019487385}, 'distilbert-base-nli-stsb-mean-tokens': {'0.0-1.0': 0.000264974024477338, '0.1-0.9': 0.0007565052165907638, '0.2-0.8': 0.00134942628897472, '0.3-0.7': 0.00037623147122067824, '0.4-0.6': 0.0003806216019487385, '0.5-0.5': 0.0003806216019487385, '0.6-0.4': 0.0003806216019487385, '0.7-0.3': 0.0003806216019487385, '0.8-0.2': 0.0003806216019487385, '0.9-0.1': 0.0003806216019487385}, 'bert-base-nli-mean-tokens': {'0.0-1.0': 0.0, '0.1-0.9': 0.0, '0.2-0.8': 0.0, '0.3-0.7': -4.906109910440826e-05, '0.4-0.6': -9.282679688893403e-05, '0.5-0.5': 0.0003723681242820964, '0.6-0.4': 0.0003806216019487385, '0.7-0.3': 0.0003806216019487385, '0.8-0.2': 0.0003806216019487385, '0.9-0.1': 0.0003806216019487385}, 'bert-large-nli-mean-tokens': {'0.0-1.0': 0.0, '0.1-0.9': 0.0, '0.2-0.8': 0.0, '0.3-0.7': 2.9928551259494895e-06, '0.4-0.6': -2.253728755130524e-05, '0.5-0.5': 0.00037307055321922356, '0.6-0.4': 0.0003806216019487385, '0.7-0.3': 0.0003806216019487385, '0.8-0.2': 0.0003806216019487385, '0.9-0.1': 0.0003806216019487385}, 'roberta-base-nli-mean-tokens': {'0.0-1.0': 0.0, '0.1-0.9': 0.0, '0.2-0.8': 0.0, '0.3-0.7': 0.0, '0.4-0.6': 0.0, '0.5-0.5': -0.00017534210019176655, '0.6-0.4': 0.0003806216019487385, '0.7-0.3': 0.0003806216019487385, '0.8-0.2': 0.0003806216019487385, '0.9-0.1': 0.0003806216019487385}, 'roberta-large-nli-mean-tokens': {'0.0-1.0': 0.0, '0.1-0.9': 0.0, '0.2-0.8': 0.0, '0.3-0.7': 0.0, '0.4-0.6': -3.1631521920649774e-05, '0.5-0.5': 0.0002926785226130546, '0.6-0.4': 0.0003806216019487385, '0.7-0.3': 0.0003806216019487385, '0.8-0.2': 0.0003806216019487385, '0.9-0.1': 0.0003806216019487385}, 'distilbert-base-nli-mean-tokens': {'0.0-1.0': 0.0, '0.1-0.9': 0.0, '0.2-0.8': 0.0, '0.3-0.7': 0.0, '0.4-0.6': -0.0001646053043589113, '0.5-0.5': 0.0003119970856897414, '0.6-0.4': 0.0003806216019487385, '0.7-0.3': 0.0003806216019487385, '0.8-0.2': 0.0003806216019487385, '0.9-0.1': 0.0003806216019487385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0, '0.5': 0.5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0, '0.5': 0.5} <text:s/>= <text:s/>{'FUZZY_MATCH': {'0-0': 0.0026074175385175646}, 'Word2Vec': {'0-0': 0.0010298825485525187}, 'bert-base-nli-stsb-mean-tokens': {'0.0-1.0': 0.0017091539035828385, '0.1-0.9': 0.0003972083497183476, '0.2-0.8': 0.0004001133166969817, '0.3-0.7': 0.0003806216019487385, '0.4-0.6': 0.0003806216019487385, '0.5-0.5': 0.0003806216019487385, '0.6-0.4': 0.0003806216019487385, '0.7-0.3': 0.0003806216019487385, '0.8-0.2': 0.0003806216019487385, '0.9-0.1': 0.0003806216019487385}, 'bert-large-nli-stsb-mean-tokens': {'0.0-1.0': 0.002218361446462924, '0.1-0.9': 0.0004518008297681453, '0.2-0.8': 0.0004396212173185532, '0.3-0.7': 0.00038272885100143483, '0.4-0.6': 0.0003806216019487385, '0.5-0.5': 0.0003806216019487385, '0.6-0.4': 0.0003806216019487385, '0.7-0.3': 0.0003806216019487385, '0.8-0.2': 0.0003806216019487385, '0.9-0.1': 0.0003806216019487385}, 'roberta-base-nli-stsb-mean-tokens': {'0.0-1.0': 0.0010615527086957899, '0.1-0.9': 0.0010406561680312842, '0.2-0.8': 0.0004982627424067188, '0.3-0.7': 0.0003823776434429549, '0.4-0.6': 0.0003806216019487385, '0.5-0.5': 0.0003806216019487385, '0.6-0.4': 0.0003806216019487385, '0.7-0.3': 0.0003806216019487385, '0.8-0.2': 0.0003806216019487385, '0.9-0.1': 0.0003806216019487385}, 'roberta-large-nli-stsb-mean-tokens': {'0.0-1.0': 0.00038059813396129627, '0.1-0.9': 0.0009781918072414575, '0.2-0.8': 0.0005781375819595702, '0.3-0.7': 0.00038466048816154785, '0.4-0.6': 0.0003806216019487385, '0.5-0.5': 0.0003806216019487385, '0.6-0.4': 0.0003806216019487385, '0.7-0.3': <text:soft-page-break/>0.0003806216019487385, '0.8-0.2': 0.0003806216019487385, '0.9-0.1': 0.0003806216019487385}, 'distilbert-base-nli-stsb-mean-tokens': {'0.0-1.0': 0.0015269960386865566, '0.1-0.9': 0.0005395732186359581, '0.2-0.8': 0.00035558831281712333, '0.3-0.7': 0.0003807972063757381, '0.4-0.6': 0.0003806216019487385, '0.5-0.5': 0.0003806216019487385, '0.6-0.4': 0.0003806216019487385, '0.7-0.3': 0.0003806216019487385, '0.8-0.2': 0.0003806216019487385, '0.9-0.1': 0.0003806216019487385}, 'bert-base-nli-mean-tokens': {'0.0-1.0': 0.0, '0.1-0.9': 1.7605079738469698e-07, '0.2-0.8': -7.470567075440471e-05, '0.3-0.7': 0.0007763424813805875, '0.4-0.6': 0.0003804459974598995, '0.5-0.5': 0.0003806216019487385, '0.6-0.4': 0.0003806216019487385, '0.7-0.3': 0.0003806216019487385, '0.8-0.2': 0.0003806216019487385, '0.9-0.1': 0.0003806216019487385}, 'bert-large-nli-mean-tokens': {'0.0-1.0': 0.0, '0.1-0.9': 3.521015329299715e-07, '0.2-0.8': 3.591307920292053e-05, '0.3-0.7': 0.0007763238420623875, '0.4-0.6': 0.0003804459974598995, '0.5-0.5': 0.0003806216019487385, '0.6-0.4': 0.0003806216019487385, '0.7-0.3': 0.0003806216019487385, '0.8-0.2': 0.0003806216019487385, '0.9-0.1': 0.0003806216019487385}, 'roberta-base-nli-mean-tokens': {'0.0-1.0': 0.0, '0.1-0.9': 0.0, '0.2-0.8': 0.0, '0.3-0.7': -8.192417195229673e-05, '0.4-0.6': 0.00022887631841805867, '0.5-0.5': 0.0003806216019487385, '0.6-0.4': 0.0003806216019487385, '0.7-0.3': 0.0003806216019487385, '0.8-0.2': 0.0003806216019487385, '0.9-0.1': 0.0003806216019487385}, 'roberta-large-nli-mean-tokens': {'0.0-1.0': 0.0, '0.1-0.9': 0.0, '0.2-0.8': 1.7605079738469698e-07, '0.3-0.7': 0.0001187240980189408, '0.4-0.6': 0.00037939236923190123, '0.5-0.5': 0.0003806216019487385, '0.6-0.4': 0.0003806216019487385, '0.7-0.3': 0.0003806216019487385, '0.8-0.2': 0.0003806216019487385, '0.9-0.1': 0.0003806216019487385}, 'distilbert-base-nli-mean-tokens': {'0.0-1.0': 0.0, '0.1-0.9': 0.0, '0.2-0.8': 7.042028178361193e-07, '0.3-0.7': 0.00028183735288667133, '0.4-0.6': 0.0003795679740907776, '0.5-0.5': 0.0003806216019487385, '0.6-0.4': 0.0003806216019487385, '0.7-0.3': 0.0003806216019487385, '0.8-0.2': 0.0003806216019487385, '0.9-0.1': 0.0003806216019487385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0, '0.5': 0.6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0, '0.5': 0.6} <text:s/>= <text:s/>{'FUZZY_MATCH': {'0-0': 0.0026167668658159116}, 'Word2Vec': {'0-0': 0.0010298825485525187}, 'bert-base-nli-stsb-mean-tokens': {'0.0-1.0': 4.23956461801378e-05, '0.1-0.9': 0.0002526287262216709, '0.2-0.8': 0.000830317799417668, '0.3-0.7': 0.0004560190941598208, '0.4-0.6': 0.000383431265377876, '0.5-0.5': 0.0003806216019487385, '0.6-0.4': 0.0003806216019487385, '0.7-0.3': 0.0003806216019487385, '0.8-0.2': 0.0003806216019487385, '0.9-0.1': 0.0003806216019487385}, 'bert-large-nli-stsb-mean-tokens': {'0.0-1.0': -1.5788039580133528e-06, '0.1-0.9': 9.145740464167051e-05, '0.2-0.8': 0.001013455985530487, '0.3-0.7': 0.000594073539507578, '0.4-0.6': 0.0003939673625698026, '0.5-0.5': 0.0003806216019487385, '0.6-0.4': 0.0003806216019487385, '0.7-0.3': 0.0003806216019487385, '0.8-0.2': 0.0003806216019487385, '0.9-0.1': 0.0003806216019487385}, 'roberta-base-nli-stsb-mean-tokens': {'0.0-1.0': -8.771126944751018e-07, '0.1-0.9': 0.00033834473489258166, '0.2-0.8': 0.0008108924660359396, '0.3-0.7': 0.0008025867059848757, '0.4-0.6': 0.00040415204540211747, '0.5-0.5': 0.0003806216019487385, '0.6-0.4': 0.0003806216019487385, '0.7-0.3': 0.0003806216019487385, '0.8-0.2': 0.0003806216019487385, '0.9-0.1': 0.0003806216019487385}, 'roberta-large-nli-stsb-mean-tokens': {'0.0-1.0': 0.0, '0.1-0.9': -3.5084489313774725e-07, '0.2-0.8': 0.00036145322224501175, '0.3-0.7': 0.0010611702976272008, '0.4-0.6': 0.00042065781477773623, '0.5-0.5': 0.0003806216019487385, '0.6-0.4': 0.0003806216019487385, <text:soft-page-break/>'0.7-0.3': 0.0003806216019487385, '0.8-0.2': 0.0003806216019487385, '0.9-0.1': 0.0003806216019487385}, 'distilbert-base-nli-stsb-mean-tokens': {'0.0-1.0': -8.771126944751018e-07, '0.1-0.9': 4.3974389019596494e-05, '0.2-0.8': 0.0005594003360815947, '0.3-0.7': 0.0004748291524523385, '0.4-0.6': 0.0003902797538171132, '0.5-0.5': 0.0003806216019487385, '0.6-0.4': 0.0003806216019487385, '0.7-0.3': 0.0003806216019487385, '0.8-0.2': 0.0003806216019487385, '0.9-0.1': 0.0003806216019487385}, 'bert-base-nli-mean-tokens': {'0.0-1.0': -4.219482950462705e-05, '0.1-0.9': -9.282679688893403e-05, '0.2-0.8': 7.362404611710449e-05, '0.3-0.7': 0.0003806216019487385, '0.4-0.6': 0.0003806216019487385, '0.5-0.5': 0.0003806216019487385, '0.6-0.4': 0.0003806216019487385, '0.7-0.3': 0.0003806216019487385, '0.8-0.2': 0.0003806216019487385, '0.9-0.1': 0.0003806216019487385}, 'bert-large-nli-mean-tokens': {'0.0-1.0': 1.725268352537057e-05, '0.1-0.9': -2.1833209549848576e-05, '0.2-0.8': 0.00030605931591654034, '0.3-0.7': 0.0003806216019487385, '0.4-0.6': 0.0003806216019487385, '0.5-0.5': 0.0003806216019487385, '0.6-0.4': 0.0003806216019487385, '0.7-0.3': 0.0003806216019487385, '0.8-0.2': 0.0003806216019487385, '0.9-0.1': 0.0003806216019487385}, 'roberta-base-nli-mean-tokens': {'0.0-1.0': 0.0, '0.1-0.9': 0.0, '0.2-0.8': 1.3548865133605759e-05, '0.3-0.7': 0.00031480699630237474, '0.4-0.6': 0.0003806216019487385, '0.5-0.5': 0.0003806216019487385, '0.6-0.4': 0.0003806216019487385, '0.7-0.3': 0.0003806216019487385, '0.8-0.2': 0.0003806216019487385, '0.9-0.1': 0.0003806216019487385}, 'roberta-large-nli-mean-tokens': {'0.0-1.0': 0.0, '0.1-0.9': -3.1631521920649774e-05, '0.2-0.8': -0.000331075705747752, '0.3-0.7': 0.0003806216019487385, '0.4-0.6': 0.0003806216019487385, '0.5-0.5': 0.0003806216019487385, '0.6-0.4': 0.0003806216019487385, '0.7-0.3': 0.0003806216019487385, '0.8-0.2': 0.0003806216019487385, '0.9-0.1': 0.0003806216019487385}, 'distilbert-base-nli-mean-tokens': {'0.0-1.0': 1.7605079738469698e-07, '0.1-0.9': -0.0001646053043589113, '0.2-0.8': -0.00037527390567548835, '0.3-0.7': 0.0003806216019487385, '0.4-0.6': 0.0003806216019487385, '0.5-0.5': 0.0003806216019487385, '0.6-0.4': 0.0003806216019487385, '0.7-0.3': 0.0003806216019487385, '0.8-0.2': 0.0003806216019487385, '0.9-0.1': 0.0003806216019487385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0, '0.5': 0.7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0, '0.5': 0.7} <text:s/>= <text:s/>{'FUZZY_MATCH': {'0-0': 0.0024239858845583884}, 'Word2Vec': {'0-0': 0.0010298825485525187}, 'bert-base-nli-stsb-mean-tokens': {'0.0-1.0': 0.0, '0.1-0.9': 0.0, '0.2-0.8': -3.5084489313774725e-07, '0.3-0.7': 3.222140607761492e-05, '0.4-0.6': 0.000830317799417668, '0.5-0.5': 0.00034031123338895686, '0.6-0.4': 0.0003806216019487385, '0.7-0.3': 0.0003806216019487385, '0.8-0.2': 0.0003806216019487385, '0.9-0.1': 0.0003806216019487385}, 'bert-large-nli-stsb-mean-tokens': {'0.0-1.0': 0.0, '0.1-0.9': 0.0, '0.2-0.8': 0.0, '0.3-0.7': 4.660561600766666e-05, '0.4-0.6': 0.001013455985530487, '0.5-0.5': 0.0004484699292234273, '0.6-0.4': 0.0003809728107410093, '0.7-0.3': 0.0003806216019487385, '0.8-0.2': 0.0003806216019487385, '0.9-0.1': 0.0003806216019487385}, 'roberta-base-nli-stsb-mean-tokens': {'0.0-1.0': 0.0, '0.1-0.9': 0.0, '0.2-0.8': 0.0, '0.3-0.7': 4.678103064770234e-05, '0.4-0.6': 0.0008108924660359396, '0.5-0.5': 0.0006603811633529855, '0.6-0.4': 0.0003807972063757381, '0.7-0.3': 0.0003806216019487385, '0.8-0.2': 0.0003806216019487385, '0.9-0.1': 0.0003806216019487385}, 'roberta-large-nli-stsb-mean-tokens': {'0.0-1.0': 0.0, '0.1-0.9': 0.0, '0.2-0.8': 0.0, '0.3-0.7': 0.0, '0.4-0.6': 0.00036145322224501175, '0.5-0.5': 0.0009415176068405806, '0.6-0.4': 0.00038132401928669957, '0.7-0.3': 0.0003806216019487385, '0.8-0.2': 0.0003806216019487385, '0.9-0.1': 0.0003806216019487385}, 'distilbert-base-nli-stsb-mean-tokens': {'0.0-1.0': 0.0, '0.1-0.9': <text:soft-page-break/>0.0, '0.2-0.8': -1.7542241570467354e-07, '0.3-0.7': 4.7307274198993277e-05, '0.4-0.6': 0.0005594003360815947, '0.5-0.5': 0.000444186114541667, '0.6-0.4': 0.0003806216019487385, '0.7-0.3': 0.0003806216019487385, '0.8-0.2': 0.0003806216019487385, '0.9-0.1': 0.0003806216019487385}, 'bert-base-nli-mean-tokens': {'0.0-1.0': 0.00018008665286950443, '0.1-0.9': 0.00016083485164908318, '0.2-0.8': 0.0001955137540952112, '0.3-0.7': 0.0003809728107410093, '0.4-0.6': 0.0003806216019487385, '0.5-0.5': 0.0003806216019487385, '0.6-0.4': 0.0003806216019487385, '0.7-0.3': 0.0003806216019487385, '0.8-0.2': 0.0003806216019487385, '0.9-0.1': 0.0003806216019487385}, 'bert-large-nli-mean-tokens': {'0.0-1.0': 0.0001760584806971277, '0.1-0.9': 6.1472460789469e-05, '0.2-0.8': 0.0003908065567331809, '0.3-0.7': 0.0003823776434429549, '0.4-0.6': 0.0003806216019487385, '0.5-0.5': 0.0003806216019487385, '0.6-0.4': 0.0003806216019487385, '0.7-0.3': 0.0003806216019487385, '0.8-0.2': 0.0003806216019487385, '0.9-0.1': 0.0003806216019487385}, 'roberta-base-nli-mean-tokens': {'0.0-1.0': 8.274320471013397e-06, '0.1-0.9': -0.0010485978498138149, '0.2-0.8': 0.00037886555428479074, '0.3-0.7': 0.0003806216019487385, '0.4-0.6': 0.0003806216019487385, '0.5-0.5': 0.0003806216019487385, '0.6-0.4': 0.0003806216019487385, '0.7-0.3': 0.0003806216019487385, '0.8-0.2': 0.0003806216019487385, '0.9-0.1': 0.0003806216019487385}, 'roberta-large-nli-mean-tokens': {'0.0-1.0': -0.00010614272383135948, '0.1-0.9': 0.00017652756013319948, '0.2-0.8': 0.0003806216019487385, '0.3-0.7': 0.0003806216019487385, '0.4-0.6': 0.0003806216019487385, '0.5-0.5': 0.0003806216019487385, '0.6-0.4': 0.0003806216019487385, '0.7-0.3': 0.0003806216019487385, '0.8-0.2': 0.0003806216019487385, '0.9-0.1': 0.0003806216019487385}, 'distilbert-base-nli-mean-tokens': {'0.0-1.0': -0.00032664712836494303, '0.1-0.9': -5.218986139432502e-05, '0.2-0.8': 0.0003818508316425495, '0.3-0.7': 0.0003806216019487385, '0.4-0.6': 0.0003806216019487385, '0.5-0.5': 0.0003806216019487385, '0.6-0.4': 0.0003806216019487385, '0.7-0.3': 0.0003806216019487385, '0.8-0.2': 0.0003806216019487385, '0.9-0.1': 0.0003806216019487385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0, '0.5': 0.7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0, '0.5': 0.7999999999999999} <text:s/>= <text:s/>{'FUZZY_MATCH': {'0-0': 0.0008852923448392502}, 'Word2Vec': {'0-0': 0.0010298825485525187}, 'bert-base-nli-stsb-mean-tokens': {'0.0-1.0': 0.0, '0.1-0.9': 0.0, '0.2-0.8': 0.0, '0.3-0.7': 0.0, '0.4-0.6': 0.0, '0.5-0.5': 4.695644522634268e-05, '0.6-0.4': 0.000830317799417668, '0.7-0.3': 0.000383431265377876, '0.8-0.2': 0.0003806216019487385, '0.9-0.1': 0.0003806216019487385}, 'bert-large-nli-stsb-mean-tokens': {'0.0-1.0': 0.0, '0.1-0.9': 0.0, '0.2-0.8': 0.0, '0.3-0.7': 0.0, '0.4-0.6': 0.0, '0.5-0.5': -3.5084489313774725e-07, '0.6-0.4': 0.001013455985530487, '0.7-0.3': 0.0003939673625698026, '0.8-0.2': 0.0003806216019487385, '0.9-0.1': 0.0003806216019487385}, 'roberta-base-nli-stsb-mean-tokens': {'0.0-1.0': 0.0, '0.1-0.9': 0.0, '0.2-0.8': 0.0, '0.3-0.7': 0.0, '0.4-0.6': 0.0, '0.5-0.5': 0.0, '0.6-0.4': 0.0008108924660359396, '0.7-0.3': 0.00040415204540211747, '0.8-0.2': 0.0003806216019487385, '0.9-0.1': 0.0003806216019487385}, 'roberta-large-nli-stsb-mean-tokens': {'0.0-1.0': 0.0, '0.1-0.9': 0.0, '0.2-0.8': 0.0, '0.3-0.7': 0.0, '0.4-0.6': 0.0, '0.5-0.5': 0.0, '0.6-0.4': 0.00036145322224501175, '0.7-0.3': 0.00042065781477773623, '0.8-0.2': 0.0003806216019487385, '0.9-0.1': 0.0003806216019487385}, 'distilbert-base-nli-stsb-mean-tokens': {'0.0-1.0': 0.0, '0.1-0.9': 0.0, '0.2-0.8': 0.0, '0.3-0.7': 0.0, '0.4-0.6': 0.0, '0.5-0.5': -1.7542241570467354e-07, '0.6-0.4': 0.0005594003360815947, '0.7-0.3': 0.0003902797538171132, '0.8-0.2': 0.0003806216019487385, '0.9-0.1': 0.0003806216019487385}, 'bert-base-nli-mean-<text:soft-page-break/>tokens': {'0.0-1.0': -1.2630571252447709e-05, '0.1-0.9': 1.871390536445361e-05, '0.2-0.8': 0.00011756358846648496, '0.3-0.7': 6.597377595374265e-05, '0.4-0.6': 0.00020825262409496226, '0.5-0.5': 0.0003832556618763583, '0.6-0.4': 0.0003806216019487385, '0.7-0.3': 0.0003806216019487385, '0.8-0.2': 0.0003806216019487385, '0.9-0.1': 0.0003806216019487385}, 'bert-large-nli-mean-tokens': {'0.0-1.0': -1.1402585045283686e-05, '0.1-0.9': 6.461932576862228e-05, '0.2-0.8': 0.00020009168383205989, '0.3-0.7': 0.0005179914502043692, '0.4-0.6': 0.00031752380951566295, '0.5-0.5': 0.0003843092819605376, '0.6-0.4': 0.0003806216019487385, '0.7-0.3': 0.0003806216019487385, '0.8-0.2': 0.0003806216019487385, '0.9-0.1': 0.0003806216019487385}, 'roberta-base-nli-mean-tokens': {'0.0-1.0': -0.000622255615393863, '0.1-0.9': -4.2756256102727264e-05, '0.2-0.8': 0.00026699202636382147, '0.3-0.7': 0.00029254539817036296, '0.4-0.6': 0.0003806216019487385, '0.5-0.5': 0.0003806216019487385, '0.6-0.4': 0.0003806216019487385, '0.7-0.3': 0.0003806216019487385, '0.8-0.2': 0.0003806216019487385, '0.9-0.1': 0.0003806216019487385}, 'roberta-large-nli-mean-tokens': {'0.0-1.0': -6.701584190871301e-05, '0.1-0.9': 8.63267480482044e-05, '0.2-0.8': -0.00011793548693539435, '0.3-0.7': 0.0003797207636088151, '0.4-0.6': 0.0003886993417370199, '0.5-0.5': 0.0003806216019487385, '0.6-0.4': 0.0003806216019487385, '0.7-0.3': 0.0003806216019487385, '0.8-0.2': 0.0003806216019487385, '0.9-0.1': 0.0003806216019487385}, 'distilbert-base-nli-mean-tokens': {'0.0-1.0': -3.140159295167422e-05, '0.1-0.9': 6.368851658444807e-05, '0.2-0.8': -0.00014260729610549028, '0.3-0.7': 0.0002462319022067394, '0.4-0.6': 0.0002090374543944895, '0.5-0.5': 0.0003807972063757381, '0.6-0.4': 0.0003806216019487385, '0.7-0.3': 0.0003806216019487385, '0.8-0.2': 0.0003806216019487385, '0.9-0.1': 0.0003806216019487385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0, '0.5': 0.8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0, '0.5': 0.8999999999999999} <text:s/>= <text:s/>{'FUZZY_MATCH': {'0-0': 0.00022724283341213347}, 'Word2Vec': {'0-0': 0.0010298825485525187}, 'bert-base-nli-stsb-mean-tokens': {'0.0-1.0': 0.0, '0.1-0.9': 0.0, '0.2-0.8': 0.0, '0.3-0.7': 0.0, '0.4-0.6': 0.0, '0.5-0.5': 0.0, '0.6-0.4': 0.0, '0.7-0.3': 0.0, '0.8-0.2': 0.000830317799417668, '0.9-0.1': 0.0003806216019487385}, 'bert-large-nli-stsb-mean-tokens': {'0.0-1.0': 0.0, '0.1-0.9': 0.0, '0.2-0.8': 0.0, '0.3-0.7': 0.0, '0.4-0.6': 0.0, '0.5-0.5': 0.0, '0.6-0.4': 0.0, '0.7-0.3': 0.0, '0.8-0.2': 0.001013455985530487, '0.9-0.1': 0.0003806216019487385}, 'roberta-base-nli-stsb-mean-tokens': {'0.0-1.0': 0.0, '0.1-0.9': 0.0, '0.2-0.8': 0.0, '0.3-0.7': 0.0, '0.4-0.6': 0.0, '0.5-0.5': 0.0, '0.6-0.4': 0.0, '0.7-0.3': 0.0, '0.8-0.2': 0.0008108924660359396, '0.9-0.1': 0.0003806216019487385}, 'roberta-large-nli-stsb-mean-tokens': {'0.0-1.0': 0.0, '0.1-0.9': 0.0, '0.2-0.8': 0.0, '0.3-0.7': 0.0, '0.4-0.6': 0.0, '0.5-0.5': 0.0, '0.6-0.4': 0.0, '0.7-0.3': 0.0, '0.8-0.2': 0.00036145322224501175, '0.9-0.1': 0.0003806216019487385}, 'distilbert-base-nli-stsb-mean-tokens': {'0.0-1.0': 0.0, '0.1-0.9': 0.0, '0.2-0.8': 0.0, '0.3-0.7': 0.0, '0.4-0.6': 0.0, '0.5-0.5': 0.0, '0.6-0.4': 0.0, '0.7-0.3': 0.0, '0.8-0.2': 0.0005594003360815947, '0.9-0.1': 0.0003806216019487385}, 'bert-base-nli-mean-tokens': {'0.0-1.0': 0.0, '0.1-0.9': 0.0, '0.2-0.8': 0.0, '0.3-0.7': 0.0, '0.4-0.6': -3.5084489313774725e-07, '0.5-0.5': -4.385578859400496e-06, '0.6-0.4': 0.00011756358846648496, '0.7-0.3': 0.00020825262409496226, '0.8-0.2': 0.0003806216019487385, '0.9-0.1': 0.0003806216019487385}, 'bert-large-nli-mean-tokens': {'0.0-1.0': 0.0, '0.1-0.9': 0.0, '0.2-0.8': 0.0, '0.3-0.7': 0.0, '0.4-0.6': 0.0, '0.5-0.5': -3.859307365017273e-06, '0.6-0.4': 0.00020009168383205989, '0.7-0.3': 0.00031752380951566295, '0.8-0.2': 0.0003806216019487385, '0.9-0.1': 0.0003806216019487385}, 'roberta-base-nli-mean-tokens': {'0.0-1.0': 0.0, '0.1-0.9': 0.0, '0.2-0.8': -1.0525354181556423e-06, '0.3-0.7': -1.4384842494274963e-<text:soft-page-break/>05, '0.4-0.6': -6.725146800268256e-05, '0.5-0.5': -6.638909781719882e-05, '0.6-0.4': 0.00026699202636382147, '0.7-0.3': 0.0003806216019487385, '0.8-0.2': 0.0003806216019487385, '0.9-0.1': 0.0003806216019487385}, 'roberta-large-nli-mean-tokens': {'0.0-1.0': 0.0, '0.1-0.9': 0.0, '0.2-0.8': 0.0, '0.3-0.7': 0.0, '0.4-0.6': -1.2279582031204939e-06, '0.5-0.5': 2.081899441430668e-05, '0.6-0.4': -0.00011793548693539435, '0.7-0.3': 0.0003886993417370199, '0.8-0.2': 0.0003806216019487385, '0.9-0.1': 0.0003806216019487385}, 'distilbert-base-nli-mean-tokens': {'0.0-1.0': 0.0, '0.1-0.9': 0.0, '0.2-0.8': 0.0, '0.3-0.7': 0.0, '0.4-0.6': -7.016900325229614e-07, '0.5-0.5': 3.7133134045075344e-05, '0.6-0.4': -0.00014260729610549028, '0.7-0.3': 0.0002090374543944895, '0.8-0.2': 0.0003806216019487385, '0.9-0.1': 0.0003806216019487385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0, '0.5': 0.9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0, '0.5': 0.9999999999999999} <text:s/>= <text:s/>{'FUZZY_MATCH': {'0-0': 0.00017975901316646947}, 'Word2Vec': {'0-0': 0.0010298825485525187}, 'bert-base-nli-stsb-mean-tokens': {'0.0-1.0': 0.0, '0.1-0.9': 0.0, '0.2-0.8': 0.0, '0.3-0.7': 0.0, '0.4-0.6': 0.0, '0.5-0.5': 0.0, '0.6-0.4': 0.0, '0.7-0.3': 0.0, '0.8-0.2': 0.0, '0.9-0.1': 0.0}, 'bert-large-nli-stsb-mean-tokens': {'0.0-1.0': 0.0, '0.1-0.9': 0.0, '0.2-0.8': 0.0, '0.3-0.7': 0.0, '0.4-0.6': 0.0, '0.5-0.5': 0.0, '0.6-0.4': 0.0, '0.7-0.3': 0.0, '0.8-0.2': 0.0, '0.9-0.1': 0.0}, 'roberta-base-nli-stsb-mean-tokens': {'0.0-1.0': 0.0, '0.1-0.9': 0.0, '0.2-0.8': 0.0, '0.3-0.7': 0.0, '0.4-0.6': 0.0, '0.5-0.5': 0.0, '0.6-0.4': 0.0, '0.7-0.3': 0.0, '0.8-0.2': 0.0, '0.9-0.1': 0.0}, 'roberta-large-nli-stsb-mean-tokens': {'0.0-1.0': 0.0, '0.1-0.9': 0.0, '0.2-0.8': 0.0, '0.3-0.7': 0.0, '0.4-0.6': 0.0, '0.5-0.5': 0.0, '0.6-0.4': 0.0, '0.7-0.3': 0.0, '0.8-0.2': 0.0, '0.9-0.1': 0.0}, 'distilbert-base-nli-stsb-mean-tokens': {'0.0-1.0': 0.0, '0.1-0.9': 0.0, '0.2-0.8': 0.0, '0.3-0.7': 0.0, '0.4-0.6': 0.0, '0.5-0.5': 0.0, '0.6-0.4': 0.0, '0.7-0.3': 0.0, '0.8-0.2': 0.0, '0.9-0.1': 0.0}, 'bert-base-nli-mean-tokens': {'0.0-1.0': 0.0, '0.1-0.9': 0.0, '0.2-0.8': 0.0, '0.3-0.7': 0.0, '0.4-0.6': 0.0, '0.5-0.5': 0.0, '0.6-0.4': 0.0, '0.7-0.3': 0.0, '0.8-0.2': 0.0, '0.9-0.1': 0.0}, 'bert-large-nli-mean-tokens': {'0.0-1.0': 0.0, '0.1-0.9': 0.0, '0.2-0.8': 0.0, '0.3-0.7': 0.0, '0.4-0.6': 0.0, '0.5-0.5': 0.0, '0.6-0.4': 0.0, '0.7-0.3': 0.0, '0.8-0.2': 0.0, '0.9-0.1': 0.0}, 'roberta-base-nli-mean-tokens': {'0.0-1.0': 0.0, '0.1-0.9': 0.0, '0.2-0.8': 0.0, '0.3-0.7': 0.0, '0.4-0.6': 0.0, '0.5-0.5': 0.0, '0.6-0.4': 0.0, '0.7-0.3': 0.0, '0.8-0.2': 0.0, '0.9-0.1': 0.0}, 'roberta-large-nli-mean-tokens': {'0.0-1.0': 0.0, '0.1-0.9': 0.0, '0.2-0.8': 0.0, '0.3-0.7': 0.0, '0.4-0.6': 0.0, '0.5-0.5': 0.0, '0.6-0.4': 0.0, '0.7-0.3': 0.0, '0.8-0.2': 0.0, '0.9-0.1': 0.0}, 'distilbert-base-nli-mean-tokens': {'0.0-1.0': 0.0, '0.1-0.9': 0.0, '0.2-0.8': 0.0, '0.3-0.7': 0.0, '0.4-0.6': 0.0, '0.5-0.5': 0.0, '0.6-0.4': 0.0, '0.7-0.3': 0.0, '0.8-0.2': 0.0, '0.9-0.1': 0.0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1, '0.5': 0.2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1, '0.5': 0.2} <text:s/>= <text:s/>{'FUZZY_MATCH': {'0-0': 0.001860496729376715}, 'Word2Vec': {'0-0': 0.0039925455601106385}, 'bert-base-nli-stsb-mean-tokens': {'0.0-1.0': 0.0, '0.1-0.9': 0.0, '0.2-0.8': 0.0, '0.3-0.7': 0.0, '0.4-0.6': 3.344954551232071e-06, '0.5-0.5': 8.032582028072444e-05, '0.6-0.4': 0.0012600495110240972, '0.7-0.3': 0.00038970749199673804, '0.8-0.2': 0.005738020214881456, '0.9-0.1': 0.005414875661159058}, <text:soft-page-break/>'bert-large-nli-stsb-mean-tokens': {'0.0-1.0': 0.0, '0.1-0.9': 0.0, '0.2-0.8': 3.521015329299715e-07, '0.3-0.7': 6.689886725141925e-06, '0.4-0.6': 4.154626934393946e-05, '0.5-0.5': 0.00012037022236299766, '0.6-0.4': 0.0015880411033302178, '0.7-0.3': 0.0004946881391650892, '0.8-0.2': 0.00880550829599025, '0.9-0.1': 0.005414875661159058}, 'roberta-base-nli-stsb-mean-tokens': {'0.0-1.0': 0.0, '0.1-0.9': 0.0, '0.2-0.8': 0.0, '0.3-0.7': 3.873103224250052e-06, '0.4-0.6': 0.00012264138075557263, '0.5-0.5': 0.00031766020700663145, '0.6-0.4': 0.0006315674773131885, '0.7-0.3': 0.0004828337529096949, '0.8-0.2': 0.006672802889494789, '0.9-0.1': 0.005414875661159058}, 'roberta-large-nli-stsb-mean-tokens': {'0.0-1.0': 0.0, '0.1-0.9': 0.0, '0.2-0.8': 0.0, '0.3-0.7': 1.3203637793446354e-05, '0.4-0.6': 0.00010086694951905173, '0.5-0.5': 0.0004931102077454508, '0.6-0.4': 0.000399794111618057, '0.7-0.3': 0.0006622616079482446, '0.8-0.2': 0.0059390645196497616, '0.9-0.1': 0.005414875661159058}, 'distilbert-base-nli-stsb-mean-tokens': {'0.0-1.0': 0.0, '0.1-0.9': 0.0, '0.2-0.8': 0.0, '0.3-0.7': 5.281522063027566e-07, '0.4-0.6': 2.6759009856713867e-05, '0.5-0.5': 0.00020126246876961407, '0.6-0.4': 0.00134942628897472, '0.7-0.3': 0.0004537844827597892, '0.8-0.2': 0.007990906787274099, '0.9-0.1': 0.005414875661159058}, 'bert-base-nli-mean-tokens': {'0.0-1.0': 0.0, '0.1-0.9': 0.0, '0.2-0.8': 0.0, '0.3-0.7': 0.0, '0.4-0.6': 0.0, '0.5-0.5': 0.0, '0.6-0.4': 0.0, '0.7-0.3': -9.282679688893403e-05, '0.8-0.2': 0.0003806216019487385, '0.9-0.1': 0.005414875661159058}, 'bert-large-nli-mean-tokens': {'0.0-1.0': 0.0, '0.1-0.9': 0.0, '0.2-0.8': 0.0, '0.3-0.7': 0.0, '0.4-0.6': 0.0, '0.5-0.5': 0.0, '0.6-0.4': 0.0, '0.7-0.3': -2.253728755130524e-05, '0.8-0.2': 0.0003806216019487385, '0.9-0.1': 0.005414875661159058}, 'roberta-base-nli-mean-tokens': {'0.0-1.0': 0.0, '0.1-0.9': 0.0, '0.2-0.8': 0.0, '0.3-0.7': 0.0, '0.4-0.6': 0.0, '0.5-0.5': 0.0, '0.6-0.4': 0.0, '0.7-0.3': 0.0, '0.8-0.2': 0.0003806216019487385, '0.9-0.1': 0.005414875661159058}, 'roberta-large-nli-mean-tokens': {'0.0-1.0': 0.0, '0.1-0.9': 0.0, '0.2-0.8': 0.0, '0.3-0.7': 0.0, '0.4-0.6': 0.0, '0.5-0.5': 0.0, '0.6-0.4': 0.0, '0.7-0.3': -3.1631521920649774e-05, '0.8-0.2': 0.0003806216019487385, '0.9-0.1': 0.005414875661159058}, 'distilbert-base-nli-mean-tokens': {'0.0-1.0': 0.0, '0.1-0.9': 0.0, '0.2-0.8': 0.0, '0.3-0.7': 0.0, '0.4-0.6': 0.0, '0.5-0.5': 0.0, '0.6-0.4': 0.0, '0.7-0.3': -0.0001646053043589113, '0.8-0.2': 0.0003806216019487385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1, '0.5': 0.30000000000000004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1, '0.5': 0.30000000000000004} <text:s/>= <text:s/>{'FUZZY_MATCH': {'0-0': 0.0024804222587438973}, 'Word2Vec': {'0-0': 0.003559018353077148}, 'bert-base-nli-stsb-mean-tokens': {'0.0-1.0': 0.0, '0.1-0.9': 3.344954551232071e-06, '0.2-0.8': 2.3456041147174034e-06, '0.3-0.7': 0.00016607132196899688, '0.4-0.6': 0.0012600495110240972, '0.5-0.5': 0.0003760558651895174, '0.6-0.4': 0.0003806216019487385, '0.7-0.3': 0.00038970749199673804, '0.8-0.2': 0.005738020214881456, '0.9-0.1': 0.005414875661159058}, 'bert-large-nli-stsb-mean-tokens': {'0.0-1.0': 1.6020368730274015e-05, '0.1-0.9': 4.172230551302558e-05, '0.2-0.8': 0.00010408712527698594, '0.3-0.7': 0.0005123078956852378, '0.4-0.6': 0.0015869674086822494, '0.5-0.5': 0.00037939236923190123, '0.6-0.4': 0.00038157721713971693, '0.7-0.3': 0.0004946881391650892, '0.8-0.2': 0.00880550829599025, '0.9-0.1': 0.005414875661159058}, 'roberta-base-nli-stsb-mean-tokens': {'0.0-1.0': 1.7076638740509686e-05, '0.1-0.9': 0.00012264138075557263, '0.2-0.8': 0.00020052882768806235, '0.3-0.7': 0.0007948364076917347, '0.4-0.6': 0.0006315674773131885, '0.5-0.5': 0.00037974357888803656, '0.6-0.4': 0.0003806216019487385, '0.7-0.3': 0.0004828337529096949, '0.8-0.2': 0.006672802889494789, '0.9-0.1': 0.005414875661159058}, 'roberta-large-nli-stsb-mean-tokens': {'0.0-1.0': 3.5384964373275096e-05, '0.1-0.9': 0.00010086694951905173, '0.2-0.8': <text:soft-page-break/>0.00032211037060614345, '0.3-0.7': 0.0010134115187792059, '0.4-0.6': 0.000399794111618057, '0.5-0.5': 0.0003806216019487385, '0.6-0.4': 0.0003806216019487385, '0.7-0.3': 0.0006622616079482446, '0.8-0.2': 0.0059390645196497616, '0.9-0.1': 0.005414875661159058}, 'distilbert-base-nli-stsb-mean-tokens': {'0.0-1.0': 2.8168053204380428e-06, '0.1-0.9': 2.6759009856713867e-05, '0.2-0.8': 0.00011411933721316991, '0.3-0.7': 0.00036200589026602614, '0.4-0.6': 0.00134942628897472, '0.5-0.5': 0.00037991918362356714, '0.6-0.4': 0.0003806216019487385, '0.7-0.3': 0.0004537844827597892, '0.8-0.2': 0.007990906787274099, '0.9-0.1': 0.005414875661159058}, 'bert-base-nli-mean-tokens': {'0.0-1.0': 0.0, '0.1-0.9': 0.0, '0.2-0.8': 0.0, '0.3-0.7': 0.0, '0.4-0.6': 0.0, '0.5-0.5': -4.4835691269451416e-05, '0.6-0.4': 7.362404611710449e-05, '0.7-0.3': 0.0003806216019487385, '0.8-0.2': 0.0003806216019487385, '0.9-0.1': 0.005414875661159058}, 'bert-large-nli-mean-tokens': {'0.0-1.0': 0.0, '0.1-0.9': 0.0, '0.2-0.8': 0.0, '0.3-0.7': 0.0, '0.4-0.6': 0.0, '0.5-0.5': 1.3555730028369517e-05, '0.6-0.4': 0.00030605931591654034, '0.7-0.3': 0.0003806216019487385, '0.8-0.2': 0.0003806216019487385, '0.9-0.1': 0.005414875661159058}, 'roberta-base-nli-mean-tokens': {'0.0-1.0': 0.0, '0.1-0.9': 0.0, '0.2-0.8': 0.0, '0.3-0.7': 0.0, '0.4-0.6': 0.0, '0.5-0.5': 0.0, '0.6-0.4': 1.3548865133605759e-05, '0.7-0.3': 0.0003806216019487385, '0.8-0.2': 0.0003806216019487385, '0.9-0.1': 0.005414875661159058}, 'roberta-large-nli-mean-tokens': {'0.0-1.0': 0.0, '0.1-0.9': 0.0, '0.2-0.8': 0.0, '0.3-0.7': 0.0, '0.4-0.6': 0.0, '0.5-0.5': 0.0, '0.6-0.4': -0.000331075705747752, '0.7-0.3': 0.0003806216019487385, '0.8-0.2': 0.0003806216019487385, '0.9-0.1': 0.005414875661159058}, 'distilbert-base-nli-mean-tokens': {'0.0-1.0': 0.0, '0.1-0.9': 0.0, '0.2-0.8': 0.0, '0.3-0.7': 0.0, '0.4-0.6': 0.0, '0.5-0.5': 0.0, '0.6-0.4': -0.00037527390567548835, '0.7-0.3': 0.0003806216019487385, '0.8-0.2': 0.0003806216019487385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1, '0.5': 0.4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1, '0.5': 0.4} <text:s/>= <text:s/>{'FUZZY_MATCH': {'0-0': 0.003430185679561326}, 'Word2Vec': {'0-0': 0.002818107944742576}, 'bert-base-nli-stsb-mean-tokens': {'0.0-1.0': 3.995116273525223e-05, '0.1-0.9': 0.000266975016018689, '0.2-0.8': 0.0012600495110240972, '0.3-0.7': 0.000349187415530805, '0.4-0.6': 0.0003806216019487385, '0.5-0.5': 0.0003806216019487385, '0.6-0.4': 0.0003806216019487385, '0.7-0.3': 0.00038970749199673804, '0.8-0.2': 0.005738020214881456, '0.9-0.1': 0.005414875661159058}, 'bert-large-nli-stsb-mean-tokens': {'0.0-1.0': 0.00018838521729769298, '0.1-0.9': 0.0006724520487184638, '0.2-0.8': 0.0015873182635280925, '0.3-0.7': 0.000375353440447701, '0.4-0.6': 0.0003806216019487385, '0.5-0.5': 0.0003806216019487385, '0.6-0.4': 0.00038157721713971693, '0.7-0.3': 0.0004946881391650892, '0.8-0.2': 0.00880550829599025, '0.9-0.1': 0.005414875661159058}, 'roberta-base-nli-stsb-mean-tokens': {'0.0-1.0': 0.0005978987561672255, '0.1-0.9': 0.0011138717070834359, '0.2-0.8': 0.0006317430585380812, '0.3-0.7': 0.00047554765812463096, '0.4-0.6': 0.0003806216019487385, '0.5-0.5': 0.0003806216019487385, '0.6-0.4': 0.0003806216019487385, '0.7-0.3': 0.0004828337529096949, '0.8-0.2': 0.006672802889494789, '0.9-0.1': 0.005414875661159058}, 'roberta-large-nli-stsb-mean-tokens': {'0.0-1.0': 0.0010547633691851965, '0.1-0.9': 0.0012215937243826858, '0.2-0.8': 0.00040049655398410877, '0.3-0.7': 0.00037974357888803656, '0.4-0.6': 0.0003806216019487385, '0.5-0.5': 0.0003806216019487385, '0.6-0.4': 0.0003806216019487385, '0.7-0.3': 0.0006622616079482446, '0.8-0.2': 0.0059390645196497616, '0.9-0.1': 0.005414875661159058}, 'distilbert-base-nli-stsb-mean-tokens': {'0.0-1.0': 0.000264974024477338, '0.1-0.9': 0.0007565052165907638, '0.2-0.8': 0.00134942628897472, '0.3-<text:soft-page-break/>0.7': 0.00037623147122067824, '0.4-0.6': 0.0003806216019487385, '0.5-0.5': 0.0003806216019487385, '0.6-0.4': 0.0003806216019487385, '0.7-0.3': 0.0004537844827597892, '0.8-0.2': 0.007990906787274099, '0.9-0.1': 0.005414875661159058}, 'bert-base-nli-mean-tokens': {'0.0-1.0': 0.0, '0.1-0.9': 0.0, '0.2-0.8': 0.0, '0.3-0.7': -4.906109910440826e-05, '0.4-0.6': -9.282679688893403e-05, '0.5-0.5': 0.0003723681242820964, '0.6-0.4': 0.0003806216019487385, '0.7-0.3': 0.0003806216019487385, '0.8-0.2': 0.0003806216019487385, '0.9-0.1': 0.005414875661159058}, 'bert-large-nli-mean-tokens': {'0.0-1.0': 0.0, '0.1-0.9': 0.0, '0.2-0.8': 0.0, '0.3-0.7': 2.9928551259494895e-06, '0.4-0.6': -2.253728755130524e-05, '0.5-0.5': 0.00037307055321922356, '0.6-0.4': 0.0003806216019487385, '0.7-0.3': 0.0003806216019487385, '0.8-0.2': 0.0003806216019487385, '0.9-0.1': 0.005414875661159058}, 'roberta-base-nli-mean-tokens': {'0.0-1.0': 0.0, '0.1-0.9': 0.0, '0.2-0.8': 0.0, '0.3-0.7': 0.0, '0.4-0.6': 0.0, '0.5-0.5': -0.00017534210019176655, '0.6-0.4': 0.0003806216019487385, '0.7-0.3': 0.0003806216019487385, '0.8-0.2': 0.0003806216019487385, '0.9-0.1': 0.005414875661159058}, 'roberta-large-nli-mean-tokens': {'0.0-1.0': 0.0, '0.1-0.9': 0.0, '0.2-0.8': 0.0, '0.3-0.7': 0.0, '0.4-0.6': -3.1631521920649774e-05, '0.5-0.5': 0.0002926785226130546, '0.6-0.4': 0.0003806216019487385, '0.7-0.3': 0.0003806216019487385, '0.8-0.2': 0.0003806216019487385, '0.9-0.1': 0.005414875661159058}, 'distilbert-base-nli-mean-tokens': {'0.0-1.0': 0.0, '0.1-0.9': 0.0, '0.2-0.8': 0.0, '0.3-0.7': 0.0, '0.4-0.6': -0.0001646053043589113, '0.5-0.5': 0.0003119970856897414, '0.6-0.4': 0.0003806216019487385, '0.7-0.3': 0.0003806216019487385, '0.8-0.2': 0.0003806216019487385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1, '0.5': 0.5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1, '0.5': 0.5} <text:s/>= <text:s/>{'FUZZY_MATCH': {'0-0': 0.003882517667692875}, 'Word2Vec': {'0-0': 0.002837895532887269}, 'bert-base-nli-stsb-mean-tokens': {'0.0-1.0': 0.0017091539035828385, '0.1-0.9': 0.0003972083497183476, '0.2-0.8': 0.0004001133166969817, '0.3-0.7': 0.0003806216019487385, '0.4-0.6': 0.0003806216019487385, '0.5-0.5': 0.0003806216019487385, '0.6-0.4': 0.0003806216019487385, '0.7-0.3': 0.00038970749199673804, '0.8-0.2': 0.005738020214881456, '0.9-0.1': 0.005414875661159058}, 'bert-large-nli-stsb-mean-tokens': {'0.0-1.0': 0.002218361446462924, '0.1-0.9': 0.0004518008297681453, '0.2-0.8': 0.0004396212173185532, '0.3-0.7': 0.00038272885100143483, '0.4-0.6': 0.0003806216019487385, '0.5-0.5': 0.0003806216019487385, '0.6-0.4': 0.00038157721713971693, '0.7-0.3': 0.0004946881391650892, '0.8-0.2': 0.00880550829599025, '0.9-0.1': 0.005414875661159058}, 'roberta-base-nli-stsb-mean-tokens': {'0.0-1.0': 0.0010615527086957899, '0.1-0.9': 0.0010406561680312842, '0.2-0.8': 0.0004982627424067188, '0.3-0.7': 0.0003823776434429549, '0.4-0.6': 0.0003806216019487385, '0.5-0.5': 0.0003806216019487385, '0.6-0.4': 0.0003806216019487385, '0.7-0.3': 0.0004828337529096949, '0.8-0.2': 0.006672802889494789, '0.9-0.1': 0.005414875661159058}, 'roberta-large-nli-stsb-mean-tokens': {'0.0-1.0': 0.00038059813396129627, '0.1-0.9': 0.0009781918072414575, '0.2-0.8': 0.0005781375819595702, '0.3-0.7': 0.00038466048816154785, '0.4-0.6': 0.0003806216019487385, '0.5-0.5': 0.0003806216019487385, '0.6-0.4': 0.0003806216019487385, '0.7-0.3': 0.0006622616079482446, '0.8-0.2': 0.0059390645196497616, '0.9-0.1': 0.005414875661159058}, 'distilbert-base-nli-stsb-mean-tokens': {'0.0-1.0': 0.0015269960386865566, '0.1-0.9': 0.0005395732186359581, '0.2-0.8': 0.00035558831281712333, '0.3-0.7': 0.0003807972063757381, '0.4-0.6': 0.0003806216019487385, '0.5-0.5': 0.0003806216019487385, '0.6-0.4': 0.0003806216019487385, '0.7-0.3': 0.0004537844827597892, '0.8-0.2': 0.007990906787274099, <text:soft-page-break/>'0.9-0.1': 0.005414875661159058}, 'bert-base-nli-mean-tokens': {'0.0-1.0': 0.0, '0.1-0.9': 1.7605079738469698e-07, '0.2-0.8': -7.470567075440471e-05, '0.3-0.7': 0.0007763424813805875, '0.4-0.6': 0.0003804459974598995, '0.5-0.5': 0.0003806216019487385, '0.6-0.4': 0.0003806216019487385, '0.7-0.3': 0.0003806216019487385, '0.8-0.2': 0.0003806216019487385, '0.9-0.1': 0.005414875661159058}, 'bert-large-nli-mean-tokens': {'0.0-1.0': 0.0, '0.1-0.9': 3.521015329299715e-07, '0.2-0.8': 3.591307920292053e-05, '0.3-0.7': 0.0007763238420623875, '0.4-0.6': 0.0003804459974598995, '0.5-0.5': 0.0003806216019487385, '0.6-0.4': 0.0003806216019487385, '0.7-0.3': 0.0003806216019487385, '0.8-0.2': 0.0003806216019487385, '0.9-0.1': 0.005414875661159058}, 'roberta-base-nli-mean-tokens': {'0.0-1.0': 0.0, '0.1-0.9': 0.0, '0.2-0.8': 0.0, '0.3-0.7': -8.192417195229673e-05, '0.4-0.6': 0.00022887631841805867, '0.5-0.5': 0.0003806216019487385, '0.6-0.4': 0.0003806216019487385, '0.7-0.3': 0.0003806216019487385, '0.8-0.2': 0.0003806216019487385, '0.9-0.1': 0.005414875661159058}, 'roberta-large-nli-mean-tokens': {'0.0-1.0': 0.0, '0.1-0.9': 0.0, '0.2-0.8': 1.7605079738469698e-07, '0.3-0.7': 0.0001187240980189408, '0.4-0.6': 0.00037939236923190123, '0.5-0.5': 0.0003806216019487385, '0.6-0.4': 0.0003806216019487385, '0.7-0.3': 0.0003806216019487385, '0.8-0.2': 0.0003806216019487385, '0.9-0.1': 0.005414875661159058}, 'distilbert-base-nli-mean-tokens': {'0.0-1.0': 0.0, '0.1-0.9': 0.0, '0.2-0.8': 7.042028178361193e-07, '0.3-0.7': 0.00028183735288667133, '0.4-0.6': 0.0003795679740907776, '0.5-0.5': 0.0003806216019487385, '0.6-0.4': 0.0003806216019487385, '0.7-0.3': 0.0003806216019487385, '0.8-0.2': 0.0003806216019487385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1, '0.5': 0.6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1, '0.5': 0.6} <text:s/>= <text:s/>{'FUZZY_MATCH': {'0-0': 0.003892508272440809}, 'Word2Vec': {'0-0': 0.002837895532887269}, 'bert-base-nli-stsb-mean-tokens': {'0.0-1.0': 4.23956461801378e-05, '0.1-0.9': 0.0002526287262216709, '0.2-0.8': 0.000830317799417668, '0.3-0.7': 0.0004560190941598208, '0.4-0.6': 0.000383431265377876, '0.5-0.5': 0.0003806216019487385, '0.6-0.4': 0.0003806216019487385, '0.7-0.3': 0.00038970749199673804, '0.8-0.2': 0.005738020214881456, '0.9-0.1': 0.005414875661159058}, 'bert-large-nli-stsb-mean-tokens': {'0.0-1.0': -1.5788039580133528e-06, '0.1-0.9': 9.145740464167051e-05, '0.2-0.8': 0.001013455985530487, '0.3-0.7': 0.000594073539507578, '0.4-0.6': 0.0003939673625698026, '0.5-0.5': 0.0003806216019487385, '0.6-0.4': 0.00038157721713971693, '0.7-0.3': 0.0004946881391650892, '0.8-0.2': 0.00880550829599025, '0.9-0.1': 0.005414875661159058}, 'roberta-base-nli-stsb-mean-tokens': {'0.0-1.0': -8.771126944751018e-07, '0.1-0.9': 0.00033834473489258166, '0.2-0.8': 0.0008108924660359396, '0.3-0.7': 0.0008025867059848757, '0.4-0.6': 0.00040415204540211747, '0.5-0.5': 0.0003806216019487385, '0.6-0.4': 0.0003806216019487385, '0.7-0.3': 0.0004828337529096949, '0.8-0.2': 0.006672802889494789, '0.9-0.1': 0.005414875661159058}, 'roberta-large-nli-stsb-mean-tokens': {'0.0-1.0': 0.0, '0.1-0.9': -3.5084489313774725e-07, '0.2-0.8': 0.00036145322224501175, '0.3-0.7': 0.0010611702976272008, '0.4-0.6': 0.00042065781477773623, '0.5-0.5': 0.0003806216019487385, '0.6-0.4': 0.0003806216019487385, '0.7-0.3': 0.0006622616079482446, '0.8-0.2': 0.0059390645196497616, '0.9-0.1': 0.005414875661159058}, 'distilbert-base-nli-stsb-mean-tokens': {'0.0-1.0': -8.771126944751018e-07, '0.1-0.9': 4.3974389019596494e-05, '0.2-0.8': 0.0005594003360815947, '0.3-0.7': 0.0004748291524523385, '0.4-0.6': 0.0003902797538171132, '0.5-0.5': 0.0003806216019487385, '0.6-0.4': 0.0003806216019487385, '0.7-0.3': 0.0004537844827597892, '0.8-0.2': 0.007990906787274099, '0.9-0.1': 0.005414875661159058}, <text:soft-page-break/>'bert-base-nli-mean-tokens': {'0.0-1.0': -4.219482950462705e-05, '0.1-0.9': -9.282679688893403e-05, '0.2-0.8': 7.362404611710449e-05, '0.3-0.7': 0.0003806216019487385, '0.4-0.6': 0.0003806216019487385, '0.5-0.5': 0.0003806216019487385, '0.6-0.4': 0.0003806216019487385, '0.7-0.3': 0.0003806216019487385, '0.8-0.2': 0.0003806216019487385, '0.9-0.1': 0.005414875661159058}, 'bert-large-nli-mean-tokens': {'0.0-1.0': 1.725268352537057e-05, '0.1-0.9': -2.1833209549848576e-05, '0.2-0.8': 0.00030605931591654034, '0.3-0.7': 0.0003806216019487385, '0.4-0.6': 0.0003806216019487385, '0.5-0.5': 0.0003806216019487385, '0.6-0.4': 0.0003806216019487385, '0.7-0.3': 0.0003806216019487385, '0.8-0.2': 0.0003806216019487385, '0.9-0.1': 0.005414875661159058}, 'roberta-base-nli-mean-tokens': {'0.0-1.0': 0.0, '0.1-0.9': 0.0, '0.2-0.8': 1.3548865133605759e-05, '0.3-0.7': 0.00031480699630237474, '0.4-0.6': 0.0003806216019487385, '0.5-0.5': 0.0003806216019487385, '0.6-0.4': 0.0003806216019487385, '0.7-0.3': 0.0003806216019487385, '0.8-0.2': 0.0003806216019487385, '0.9-0.1': 0.005414875661159058}, 'roberta-large-nli-mean-tokens': {'0.0-1.0': 0.0, '0.1-0.9': -3.1631521920649774e-05, '0.2-0.8': -0.000331075705747752, '0.3-0.7': 0.0003806216019487385, '0.4-0.6': 0.0003806216019487385, '0.5-0.5': 0.0003806216019487385, '0.6-0.4': 0.0003806216019487385, '0.7-0.3': 0.0003806216019487385, '0.8-0.2': 0.0003806216019487385, '0.9-0.1': 0.005414875661159058}, 'distilbert-base-nli-mean-tokens': {'0.0-1.0': 1.7605079738469698e-07, '0.1-0.9': -0.0001646053043589113, '0.2-0.8': -0.00037527390567548835, '0.3-0.7': 0.0003806216019487385, '0.4-0.6': 0.0003806216019487385, '0.5-0.5': 0.0003806216019487385, '0.6-0.4': 0.0003806216019487385, '0.7-0.3': 0.0003806216019487385, '0.8-0.2': 0.0003806216019487385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1, '0.5': 0.7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1, '0.5': 0.7} <text:s/>= <text:s/>{'FUZZY_MATCH': {'0-0': 0.0036751444426631474}, 'Word2Vec': {'0-0': 0.002837895532887269}, 'bert-base-nli-stsb-mean-tokens': {'0.0-1.0': 0.0, '0.1-0.9': 0.0, '0.2-0.8': -3.5084489313774725e-07, '0.3-0.7': 3.222140607761492e-05, '0.4-0.6': 0.000830317799417668, '0.5-0.5': 0.00034031123338895686, '0.6-0.4': 0.0003806216019487385, '0.7-0.3': 0.00038970749199673804, '0.8-0.2': 0.005738020214881456, '0.9-0.1': 0.005414875661159058}, 'bert-large-nli-stsb-mean-tokens': {'0.0-1.0': 0.0, '0.1-0.9': 0.0, '0.2-0.8': 0.0, '0.3-0.7': 4.660561600766666e-05, '0.4-0.6': 0.001013455985530487, '0.5-0.5': 0.0004484699292234273, '0.6-0.4': 0.0003819284599109185, '0.7-0.3': 0.0004946881391650892, '0.8-0.2': 0.00880550829599025, '0.9-0.1': 0.005414875661159058}, 'roberta-base-nli-stsb-mean-tokens': {'0.0-1.0': 0.0, '0.1-0.9': 0.0, '0.2-0.8': 0.0, '0.3-0.7': 4.678103064770234e-05, '0.4-0.6': 0.0008108924660359396, '0.5-0.5': 0.0006603811633529855, '0.6-0.4': 0.0003807972063757381, '0.7-0.3': 0.0004828337529096949, '0.8-0.2': 0.006672802889494789, '0.9-0.1': 0.005414875661159058}, 'roberta-large-nli-stsb-mean-tokens': {'0.0-1.0': 0.0, '0.1-0.9': 0.0, '0.2-0.8': 0.0, '0.3-0.7': 0.0, '0.4-0.6': 0.00036145322224501175, '0.5-0.5': 0.0009415176068405806, '0.6-0.4': 0.00038132401928669957, '0.7-0.3': 0.0006622616079482446, '0.8-0.2': 0.0059390645196497616, '0.9-0.1': 0.005414875661159058}, 'distilbert-base-nli-stsb-mean-tokens': {'0.0-1.0': 0.0, '0.1-0.9': 0.0, '0.2-0.8': -1.7542241570467354e-07, '0.3-0.7': 4.7307274198993277e-05, '0.4-0.6': 0.0005594003360815947, '0.5-0.5': 0.000444186114541667, '0.6-0.4': 0.0003806216019487385, '0.7-0.3': 0.0004537844827597892, '0.8-0.2': 0.007990906787274099, '0.9-0.1': 0.005414875661159058}, 'bert-base-nli-mean-tokens': {'0.0-1.0': 0.00018008665286950443, '0.1-0.9': 0.00016083485164908318, '0.2-0.8': 0.0001955137540952112, '0.3-0.7': <text:soft-page-break/>0.0003809728107410093, '0.4-0.6': 0.0003806216019487385, '0.5-0.5': 0.0003806216019487385, '0.6-0.4': 0.0003806216019487385, '0.7-0.3': 0.0003806216019487385, '0.8-0.2': 0.0003806216019487385, '0.9-0.1': 0.005414875661159058}, 'bert-large-nli-mean-tokens': {'0.0-1.0': 0.0001760584806971277, '0.1-0.9': 6.1472460789469e-05, '0.2-0.8': 0.0003908065567331809, '0.3-0.7': 0.0003823776434429549, '0.4-0.6': 0.0003806216019487385, '0.5-0.5': 0.0003806216019487385, '0.6-0.4': 0.0003806216019487385, '0.7-0.3': 0.0003806216019487385, '0.8-0.2': 0.0003806216019487385, '0.9-0.1': 0.005414875661159058}, 'roberta-base-nli-mean-tokens': {'0.0-1.0': 8.274320471013397e-06, '0.1-0.9': -0.0010485978498138149, '0.2-0.8': 0.00037886555428479074, '0.3-0.7': 0.0003806216019487385, '0.4-0.6': 0.0003806216019487385, '0.5-0.5': 0.0003806216019487385, '0.6-0.4': 0.0003806216019487385, '0.7-0.3': 0.0003806216019487385, '0.8-0.2': 0.0003806216019487385, '0.9-0.1': 0.005414875661159058}, 'roberta-large-nli-mean-tokens': {'0.0-1.0': -0.00010614272383135948, '0.1-0.9': 0.00017652756013319948, '0.2-0.8': 0.0003806216019487385, '0.3-0.7': 0.0003806216019487385, '0.4-0.6': 0.0003806216019487385, '0.5-0.5': 0.0003806216019487385, '0.6-0.4': 0.0003806216019487385, '0.7-0.3': 0.0003806216019487385, '0.8-0.2': 0.0003806216019487385, '0.9-0.1': 0.005414875661159058}, 'distilbert-base-nli-mean-tokens': {'0.0-1.0': -0.00032664712836494303, '0.1-0.9': -5.218986139432502e-05, '0.2-0.8': 0.0003818508316425495, '0.3-0.7': 0.0003806216019487385, '0.4-0.6': 0.0003806216019487385, '0.5-0.5': 0.0003806216019487385, '0.6-0.4': 0.0003806216019487385, '0.7-0.3': 0.0003806216019487385, '0.8-0.2': 0.0003806216019487385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1, '0.5': 0.7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1, '0.5': 0.7999999999999999} <text:s/>= <text:s/>{'FUZZY_MATCH': {'0-0': 0.001941095140608251}, 'Word2Vec': {'0-0': 0.002837895532887269}, 'bert-base-nli-stsb-mean-tokens': {'0.0-1.0': 0.0, '0.1-0.9': 0.0, '0.2-0.8': 0.0, '0.3-0.7': 0.0, '0.4-0.6': 0.0, '0.5-0.5': 4.695644522634268e-05, '0.6-0.4': 0.000830317799417668, '0.7-0.3': 0.00039251973993648104, '0.8-0.2': 0.005738020214881456, '0.9-0.1': 0.005414875661159058}, 'bert-large-nli-stsb-mean-tokens': {'0.0-1.0': 0.0, '0.1-0.9': 0.0, '0.2-0.8': 0.0, '0.3-0.7': 0.0, '0.4-0.6': 0.0, '0.5-0.5': -3.5084489313774725e-07, '0.6-0.4': 0.001014472110676179, '0.7-0.3': 0.0005081880014712326, '0.8-0.2': 0.00880550829599025, '0.9-0.1': 0.005414875661159058}, 'roberta-base-nli-stsb-mean-tokens': {'0.0-1.0': 0.0, '0.1-0.9': 0.0, '0.2-0.8': 0.0, '0.3-0.7': 0.0, '0.4-0.6': 0.0, '0.5-0.5': 0.0, '0.6-0.4': 0.0008108924660359396, '0.7-0.3': 0.0005068497986739917, '0.8-0.2': 0.006672802889494789, '0.9-0.1': 0.005414875661159058}, 'roberta-large-nli-stsb-mean-tokens': {'0.0-1.0': 0.0, '0.1-0.9': 0.0, '0.2-0.8': 0.0, '0.3-0.7': 0.0, '0.4-0.6': 0.0, '0.5-0.5': 0.0, '0.6-0.4': 0.00036145322224501175, '0.7-0.3': 0.0007034390357149034, '0.8-0.2': 0.0059390645196497616, '0.9-0.1': 0.005414875661159058}, 'distilbert-base-nli-stsb-mean-tokens': {'0.0-1.0': 0.0, '0.1-0.9': 0.0, '0.2-0.8': 0.0, '0.3-0.7': 0.0, '0.4-0.6': 0.0, '0.5-0.5': -1.7542241570467354e-07, '0.6-0.4': 0.0005594003360815947, '0.7-0.3': 0.00046351416825263225, '0.8-0.2': 0.007990906787274099, '0.9-0.1': 0.005414875661159058}, 'bert-base-nli-mean-tokens': {'0.0-1.0': -1.2630571252447709e-05, '0.1-0.9': 1.871390536445361e-05, '0.2-0.8': 0.00011756358846648496, '0.3-0.7': 6.597377595374265e-05, '0.4-0.6': 0.00020825262409496226, '0.5-0.5': 0.0003832556618763583, '0.6-0.4': 0.0003806216019487385, '0.7-0.3': 0.0003806216019487385, '0.8-0.2': 0.0003806216019487385, '0.9-0.1': 0.005414875661159058}, 'bert-large-nli-mean-tokens': {'0.0-1.0': -1.1402585045283686e-05, '0.1-0.9': 6.461932576862228e-05, '0.2-0.8': <text:soft-page-break/>0.00020009168383205989, '0.3-0.7': 0.0005179914502043692, '0.4-0.6': 0.00031752380951566295, '0.5-0.5': 0.0003843092819605376, '0.6-0.4': 0.0003806216019487385, '0.7-0.3': 0.0003806216019487385, '0.8-0.2': 0.0003806216019487385, '0.9-0.1': 0.005414875661159058}, 'roberta-base-nli-mean-tokens': {'0.0-1.0': -0.000622255615393863, '0.1-0.9': -4.2756256102727264e-05, '0.2-0.8': 0.00026699202636382147, '0.3-0.7': 0.00029254539817036296, '0.4-0.6': 0.0003806216019487385, '0.5-0.5': 0.0003806216019487385, '0.6-0.4': 0.0003806216019487385, '0.7-0.3': 0.0003806216019487385, '0.8-0.2': 0.0003806216019487385, '0.9-0.1': 0.005414875661159058}, 'roberta-large-nli-mean-tokens': {'0.0-1.0': -6.701584190871301e-05, '0.1-0.9': 8.63267480482044e-05, '0.2-0.8': -0.00011793548693539435, '0.3-0.7': 0.0003797207636088151, '0.4-0.6': 0.0003886993417370199, '0.5-0.5': 0.0003806216019487385, '0.6-0.4': 0.0003806216019487385, '0.7-0.3': 0.0003806216019487385, '0.8-0.2': 0.0003806216019487385, '0.9-0.1': 0.005414875661159058}, 'distilbert-base-nli-mean-tokens': {'0.0-1.0': -3.140159295167422e-05, '0.1-0.9': 6.368851658444807e-05, '0.2-0.8': -0.00014260729610549028, '0.3-0.7': 0.0002462319022067394, '0.4-0.6': 0.0002090374543944895, '0.5-0.5': 0.0003807972063757381, '0.6-0.4': 0.0003806216019487385, '0.7-0.3': 0.0003806216019487385, '0.8-0.2': 0.0003806216019487385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1, '0.5': 0.8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1, '0.5': 0.8999999999999999} <text:s/>= <text:s/>{'FUZZY_MATCH': {'0-0': 0.0011995132975477496}, 'Word2Vec': {'0-0': 0.002837895532887269}, 'bert-base-nli-stsb-mean-tokens': {'0.0-1.0': 0.0, '0.1-0.9': 0.0, '0.2-0.8': 0.0, '0.3-0.7': 0.0, '0.4-0.6': 0.0, '0.5-0.5': 0.0, '0.6-0.4': 0.0, '0.7-0.3': 8.7199201006527e-06, '0.8-0.2': 0.006511043680433093, '0.9-0.1': 0.005414875661159058}, 'bert-large-nli-stsb-mean-tokens': {'0.0-1.0': 0.0, '0.1-0.9': 0.0, '0.2-0.8': 0.0, '0.3-0.7': 0.0, '0.4-0.6': 0.0, '0.5-0.5': 0.0, '0.6-0.4': 9.17125111965511e-07, '0.7-0.3': 0.0001094703938760988, '0.8-0.2': 0.010167255475285741, '0.9-0.1': 0.005414875661159058}, 'roberta-base-nli-stsb-mean-tokens': {'0.0-1.0': 0.0, '0.1-0.9': 0.0, '0.2-0.8': 0.0, '0.3-0.7': 0.0, '0.4-0.6': 0.0, '0.5-0.5': 0.0, '0.6-0.4': 0.0, '0.7-0.3': 9.418085180434854e-05, '0.8-0.2': 0.007643814573714103, '0.9-0.1': 0.005414875661159058}, 'roberta-large-nli-stsb-mean-tokens': {'0.0-1.0': 0.0, '0.1-0.9': 0.0, '0.2-0.8': 0.0, '0.3-0.7': 0.0, '0.4-0.6': 0.0, '0.5-0.5': 0.0, '0.6-0.4': 0.0, '0.7-0.3': 0.00027028517413896225, '0.8-0.2': 0.0058745848278708435, '0.9-0.1': 0.005414875661159058}, 'distilbert-base-nli-stsb-mean-tokens': {'0.0-1.0': 0.0, '0.1-0.9': 0.0, '0.2-0.8': 0.0, '0.3-0.7': 0.0, '0.4-0.6': 0.0, '0.5-0.5': 0.0, '0.6-0.4': 0.0, '0.7-0.3': 7.021530625139771e-05, '0.8-0.2': 0.00835744150844564, '0.9-0.1': 0.005414875661159058}, 'bert-base-nli-mean-tokens': {'0.0-1.0': 0.0, '0.1-0.9': 0.0, '0.2-0.8': 0.0, '0.3-0.7': 0.0, '0.4-0.6': -3.5084489313774725e-07, '0.5-0.5': -4.385578859400496e-06, '0.6-0.4': 0.00011756358846648496, '0.7-0.3': 0.00020825262409496226, '0.8-0.2': 0.0003806216019487385, '0.9-0.1': 0.005414875661159058}, 'bert-large-nli-mean-tokens': {'0.0-1.0': 0.0, '0.1-0.9': 0.0, '0.2-0.8': 0.0, '0.3-0.7': 0.0, '0.4-0.6': 0.0, '0.5-0.5': -3.859307365017273e-06, '0.6-0.4': 0.00020009168383205989, '0.7-0.3': 0.00031752380951566295, '0.8-0.2': 0.0003806216019487385, '0.9-0.1': 0.005414875661159058}, 'roberta-base-nli-mean-tokens': {'0.0-1.0': 0.0, '0.1-0.9': 0.0, '0.2-0.8': -1.0525354181556423e-06, '0.3-0.7': -1.4384842494274963e-05, '0.4-0.6': -6.725146800268256e-05, '0.5-0.5': -6.638909781719882e-05, '0.6-0.4': 0.00026699202636382147, '0.7-0.3': 0.0003806216019487385, '0.8-0.2': 0.0003806216019487385, '0.9-0.1': 0.005414875661159058}, 'roberta-large-nli-mean-tokens': {'0.0-1.0': 0.0, '0.1-0.9': 0.0, '0.2-0.8': 0.0, '0.3-0.7': 0.0, '0.4-0.6': -1.2279582031204939e-<text:soft-page-break/>06, '0.5-0.5': 2.081899441430668e-05, '0.6-0.4': -0.00011793548693539435, '0.7-0.3': 0.0003886993417370199, '0.8-0.2': 0.0003806216019487385, '0.9-0.1': 0.005414875661159058}, 'distilbert-base-nli-mean-tokens': {'0.0-1.0': 0.0, '0.1-0.9': 0.0, '0.2-0.8': 0.0, '0.3-0.7': 0.0, '0.4-0.6': -7.016900325229614e-07, '0.5-0.5': 3.7133134045075344e-05, '0.6-0.4': -0.00014260729610549028, '0.7-0.3': 0.0002090374543944895, '0.8-0.2': 0.0003806216019487385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1, '0.5': 0.9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1, '0.5': 0.9999999999999999} <text:s/>= <text:s/>{'FUZZY_MATCH': {'0-0': 0.0011460005774586168}, 'Word2Vec': {'0-0': 0.002837895532887269}, 'bert-base-nli-stsb-mean-tokens': {'0.0-1.0': 0.0, '0.1-0.9': 0.0, '0.2-0.8': 0.0, '0.3-0.7': 0.0, '0.4-0.6': 0.0, '0.5-0.5': 0.0, '0.6-0.4': 0.0, '0.7-0.3': 8.7199201006527e-06, '0.8-0.2': 0.0050629174301461966, '0.9-0.1': 0.004448967539761539}, 'bert-large-nli-stsb-mean-tokens': {'0.0-1.0': 0.0, '0.1-0.9': 0.0, '0.2-0.8': 0.0, '0.3-0.7': 0.0, '0.4-0.6': 0.0, '0.5-0.5': 0.0, '0.6-0.4': 9.17125111965511e-07, '0.7-0.3': 0.0001094703938760988, '0.8-0.2': 0.007946055470556823, '0.9-0.1': 0.004448967539761539}, 'roberta-base-nli-stsb-mean-tokens': {'0.0-1.0': 0.0, '0.1-0.9': 0.0, '0.2-0.8': 0.0, '0.3-0.7': 0.0, '0.4-0.6': 0.0, '0.5-0.5': 0.0, '0.6-0.4': 0.0, '0.7-0.3': 9.418085180434854e-05, '0.8-0.2': 0.005776208968300556, '0.9-0.1': 0.004448967539761539}, 'roberta-large-nli-stsb-mean-tokens': {'0.0-1.0': 0.0, '0.1-0.9': 0.0, '0.2-0.8': 0.0, '0.3-0.7': 0.0, '0.4-0.6': 0.0, '0.5-0.5': 0.0, '0.6-0.4': 0.0, '0.7-0.3': 0.00027028517413896225, '0.8-0.2': 0.005006654167513336, '0.9-0.1': 0.004448967539761539}, 'distilbert-base-nli-stsb-mean-tokens': {'0.0-1.0': 0.0, '0.1-0.9': 0.0, '0.2-0.8': 0.0, '0.3-0.7': 0.0, '0.4-0.6': 0.0, '0.5-0.5': 0.0, '0.6-0.4': 0.0, '0.7-0.3': 7.021530625139771e-05, '0.8-0.2': 0.0071420492489232545, '0.9-0.1': 0.004448967539761539}, 'bert-base-nli-mean-tokens': {'0.0-1.0': 0.0, '0.1-0.9': 0.0, '0.2-0.8': 0.0, '0.3-0.7': 0.0, '0.4-0.6': 0.0, '0.5-0.5': 0.0, '0.6-0.4': 0.0, '0.7-0.3': 0.0, '0.8-0.2': 0.0, '0.9-0.1': 0.004448967539761539}, 'bert-large-nli-mean-tokens': {'0.0-1.0': 0.0, '0.1-0.9': 0.0, '0.2-0.8': 0.0, '0.3-0.7': 0.0, '0.4-0.6': 0.0, '0.5-0.5': 0.0, '0.6-0.4': 0.0, '0.7-0.3': 0.0, '0.8-0.2': 0.0, '0.9-0.1': 0.004448967539761539}, 'roberta-base-nli-mean-tokens': {'0.0-1.0': 0.0, '0.1-0.9': 0.0, '0.2-0.8': 0.0, '0.3-0.7': 0.0, '0.4-0.6': 0.0, '0.5-0.5': 0.0, '0.6-0.4': 0.0, '0.7-0.3': 0.0, '0.8-0.2': 0.0, '0.9-0.1': 0.004448967539761539}, 'roberta-large-nli-mean-tokens': {'0.0-1.0': 0.0, '0.1-0.9': 0.0, '0.2-0.8': 0.0, '0.3-0.7': 0.0, '0.4-0.6': 0.0, '0.5-0.5': 0.0, '0.6-0.4': 0.0, '0.7-0.3': 0.0, '0.8-0.2': 0.0, '0.9-0.1': 0.004448967539761539}, 'distilbert-base-nli-mean-tokens': {'0.0-1.0': 0.0, '0.1-0.9': 0.0, '0.2-0.8': 0.0, '0.3-0.7': 0.0, '0.4-0.6': 0.0, '0.5-0.5': 0.0, '0.6-0.4': 0.0, '0.7-0.3': 0.0, '0.8-0.2': 0.0, '0.9-0.1': 0.004448967539761539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2, '0.5': 0.30000000000000004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2, '0.5': 0.30000000000000004} <text:s/>= <text:s/>{'FUZZY_MATCH': {'0-0': 0.003665981425474807}, 'Word2Vec': {'0-0': 0.0069603253617086525}, 'bert-base-nli-stsb-mean-tokens': {'0.0-1.0': 0.0, '0.1-0.9': 3.344954551232071e-06, '0.2-0.8': 2.3456041147174034e-<text:soft-page-break/>06, '0.3-0.7': 0.00016607132196899688, '0.4-0.6': 0.0012699585600911556, '0.5-0.5': 0.0006899981450854131, '0.6-0.4': 0.005738020214881456, '0.7-0.3': 0.005414875661159058, '0.8-0.2': 0.005414875661159058, '0.9-0.1': 0.005414875661159058}, 'bert-large-nli-stsb-mean-tokens': {'0.0-1.0': 1.6020368730274015e-05, '0.1-0.9': 4.172230551302558e-05, '0.2-0.8': 0.00010501758518233206, '0.3-0.7': 0.0005307668528138354, '0.4-0.6': 0.0017151287375207769, '0.5-0.5': 0.0011620304700306061, '0.6-0.4': 0.00880550829599025, '0.7-0.3': 0.005414875661159058, '0.8-0.2': 0.005414875661159058, '0.9-0.1': 0.005414875661159058}, 'roberta-base-nli-stsb-mean-tokens': {'0.0-1.0': 1.7076638740509686e-05, '0.1-0.9': 0.00012264138075557263, '0.2-0.8': 0.00020052882768806235, '0.3-0.7': 0.0008058168691300605, '0.4-0.6': 0.0007389978052393387, '0.5-0.5': 0.0016091998251510642, '0.6-0.4': 0.006672802889494789, '0.7-0.3': 0.005414875661159058, '0.8-0.2': 0.005414875661159058, '0.9-0.1': 0.005414875661159058}, 'roberta-large-nli-stsb-mean-tokens': {'0.0-1.0': 3.5384964373275096e-05, '0.1-0.9': 0.00010086694951905173, '0.2-0.8': 0.00032211037060614345, '0.3-0.7': 0.001051736624191224, '0.4-0.6': 0.0006820021148756794, '0.5-0.5': 0.002343191148338142, '0.6-0.4': 0.0059390645196497616, '0.7-0.3': 0.005414875661159058, '0.8-0.2': 0.005414875661159058, '0.9-0.1': 0.005414875661159058}, 'distilbert-base-nli-stsb-mean-tokens': {'0.0-1.0': 2.8168053204380428e-06, '0.1-0.9': 2.6759009856713867e-05, '0.2-0.8': 0.00011411933721316991, '0.3-0.7': 0.0003634385896673642, '0.4-0.6': 0.0014298535913561672, '0.5-0.5': 0.001320692306025828, '0.6-0.4': 0.007990906787274099, '0.7-0.3': 0.005414875661159058, '0.8-0.2': 0.005414875661159058, '0.9-0.1': 0.005414875661159058}, 'bert-base-nli-mean-tokens': {'0.0-1.0': 0.0, '0.1-0.9': 0.0, '0.2-0.8': 0.0, '0.3-0.7': 0.0, '0.4-0.6': 0.0, '0.5-0.5': -4.4835691269451416e-05, '0.6-0.4': 7.362404611710449e-05, '0.7-0.3': 0.0007000194940878224, '0.8-0.2': 0.005414875661159058, '0.9-0.1': 0.005414875661159058}, 'bert-large-nli-mean-tokens': {'0.0-1.0': 0.0, '0.1-0.9': 0.0, '0.2-0.8': 0.0, '0.3-0.7': 0.0, '0.4-0.6': 0.0, '0.5-0.5': 1.3555730028369517e-05, '0.6-0.4': 0.00030605931591654034, '0.7-0.3': 0.0007198050856623839, '0.8-0.2': 0.005414875661159058, '0.9-0.1': 0.005414875661159058}, 'roberta-base-nli-mean-tokens': {'0.0-1.0': 0.0, '0.1-0.9': 0.0, '0.2-0.8': 0.0, '0.3-0.7': 0.0, '0.4-0.6': 0.0, '0.5-0.5': 0.0, '0.6-0.4': 1.3548865133605759e-05, '0.7-0.3': 0.0003806216019487385, '0.8-0.2': 0.005414875661159058, '0.9-0.1': 0.005414875661159058}, 'roberta-large-nli-mean-tokens': {'0.0-1.0': 0.0, '0.1-0.9': 0.0, '0.2-0.8': 0.0, '0.3-0.7': 0.0, '0.4-0.6': 0.0, '0.5-0.5': 0.0, '0.6-0.4': -0.000331075705747752, '0.7-0.3': 0.0003795635345895665, '0.8-0.2': 0.005414875661159058, '0.9-0.1': 0.005414875661159058}, 'distilbert-base-nli-mean-tokens': {'0.0-1.0': 0.0, '0.1-0.9': 0.0, '0.2-0.8': 0.0, '0.3-0.7': 0.0, '0.4-0.6': 0.0, '0.5-0.5': 0.0, '0.6-0.4': -0.00037527390567548835, '0.7-0.3': 0.0003143858040078884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2, '0.5': 0.4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2, '0.5': 0.4} <text:s/>= <text:s/>{'FUZZY_MATCH': {'0-0': 0.004723820384633259}, 'Word2Vec': {'0-0': 0.005200999268133444}, 'bert-base-nli-stsb-mean-tokens': {'0.0-1.0': 3.995116273525223e-05, '0.1-0.9': 0.000266975016018689, '0.2-0.8': 0.0012600495110240972, '0.3-0.7': 0.000349187415530805, '0.4-0.6': 0.00038970749199673804, '0.5-0.5': 0.0006947329021681492, '0.6-0.4': 0.005738020214881456, '0.7-0.3': 0.005414875661159058, '0.8-0.2': 0.005414875661159058, '0.9-0.1': 0.005414875661159058}, 'bert-large-nli-stsb-mean-tokens': {'0.0-1.0': 0.00018838521729769298, '0.1-0.9': 0.0006724520487184638, '0.2-0.8': 0.0015883919920857137, '0.3-0.7': 0.0003935324161973286, <text:soft-page-break/>'0.4-0.6': 0.0004946881391650892, '0.5-0.5': 0.0011633878339893933, '0.6-0.4': 0.00880550829599025, '0.7-0.3': 0.005414875661159058, '0.8-0.2': 0.005414875661159058, '0.9-0.1': 0.005414875661159058}, 'roberta-base-nli-stsb-mean-tokens': {'0.0-1.0': 0.0005978987561672255, '0.1-0.9': 0.0011138717070834359, '0.2-0.8': 0.0006317430585380812, '0.3-0.7': 0.00048617186660881995, '0.4-0.6': 0.0004828337529096949, '0.5-0.5': 0.001610223126582988, '0.6-0.4': 0.006672802889494789, '0.7-0.3': 0.005414875661159058, '0.8-0.2': 0.005414875661159058, '0.9-0.1': 0.005414875661159058}, 'roberta-large-nli-stsb-mean-tokens': {'0.0-1.0': 0.0010547633691851965, '0.1-0.9': 0.0012215937243826858, '0.2-0.8': 0.00040049655398410877, '0.3-0.7': 0.00041570420657643936, '0.4-0.6': 0.0006622616079482446, '0.5-0.5': 0.002343191148338142, '0.6-0.4': 0.0059390645196497616, '0.7-0.3': 0.005414875661159058, '0.8-0.2': 0.005414875661159058, '0.9-0.1': 0.005414875661159058}, 'distilbert-base-nli-stsb-mean-tokens': {'0.0-1.0': 0.000264974024477338, '0.1-0.9': 0.0007565052165907638, '0.2-0.8': 0.00134942628897472, '0.3-0.7': 0.0003776643268947888, '0.4-0.6': 0.0004537844827597892, '0.5-0.5': 0.0013214753860255612, '0.6-0.4': 0.007990906787274099, '0.7-0.3': 0.005414875661159058, '0.8-0.2': 0.005414875661159058, '0.9-0.1': 0.005414875661159058}, 'bert-base-nli-mean-tokens': {'0.0-1.0': 0.0, '0.1-0.9': 0.0, '0.2-0.8': 0.0, '0.3-0.7': -4.906109910440826e-05, '0.4-0.6': -9.282679688893403e-05, '0.5-0.5': 0.0003723681242820964, '0.6-0.4': 0.0003806216019487385, '0.7-0.3': 0.0007000194940878224, '0.8-0.2': 0.005414875661159058, '0.9-0.1': 0.005414875661159058}, 'bert-large-nli-mean-tokens': {'0.0-1.0': 0.0, '0.1-0.9': 0.0, '0.2-0.8': 0.0, '0.3-0.7': 2.9928551259494895e-06, '0.4-0.6': -2.253728755130524e-05, '0.5-0.5': 0.00037307055321922356, '0.6-0.4': 0.0003806216019487385, '0.7-0.3': 0.0007198050856623839, '0.8-0.2': 0.005414875661159058, '0.9-0.1': 0.005414875661159058}, 'roberta-base-nli-mean-tokens': {'0.0-1.0': 0.0, '0.1-0.9': 0.0, '0.2-0.8': 0.0, '0.3-0.7': 0.0, '0.4-0.6': 0.0, '0.5-0.5': -0.00017534210019176655, '0.6-0.4': 0.0003806216019487385, '0.7-0.3': 0.0003806216019487385, '0.8-0.2': 0.005414875661159058, '0.9-0.1': 0.005414875661159058}, 'roberta-large-nli-mean-tokens': {'0.0-1.0': 0.0, '0.1-0.9': 0.0, '0.2-0.8': 0.0, '0.3-0.7': 0.0, '0.4-0.6': -3.1631521920649774e-05, '0.5-0.5': 0.0002926785226130546, '0.6-0.4': 0.0003806216019487385, '0.7-0.3': 0.0003795635345895665, '0.8-0.2': 0.005414875661159058, '0.9-0.1': 0.005414875661159058}, 'distilbert-base-nli-mean-tokens': {'0.0-1.0': 0.0, '0.1-0.9': 0.0, '0.2-0.8': 0.0, '0.3-0.7': 0.0, '0.4-0.6': -0.0001646053043589113, '0.5-0.5': 0.0003119970856897414, '0.6-0.4': 0.0003806216019487385, '0.7-0.3': 0.0003143858040078884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2, '0.5': 0.5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2, '0.5': 0.5} <text:s/>= <text:s/>{'FUZZY_MATCH': {'0-0': 0.005227713780905363}, 'Word2Vec': {'0-0': 0.005247811237719224}, 'bert-base-nli-stsb-mean-tokens': {'0.0-1.0': 0.0017091539035828385, '0.1-0.9': 0.0003972083497183476, '0.2-0.8': 0.0004001133166969817, '0.3-0.7': 0.0003806216019487385, '0.4-0.6': 0.00038970749199673804, '0.5-0.5': 0.0006947329021681492, '0.6-0.4': 0.005738020214881456, '0.7-0.3': 0.005414875661159058, '0.8-0.2': 0.005414875661159058, '0.9-0.1': 0.005414875661159058}, 'bert-large-nli-stsb-mean-tokens': {'0.0-1.0': 0.002218361446462924, '0.1-0.9': 0.0004518008297681453, '0.2-0.8': 0.00044058254029566424, '0.3-0.7': 0.0004009214080867851, '0.4-0.6': 0.0004946881391650892, '0.5-0.5': 0.0011633878339893933, '0.6-0.4': 0.00880550829599025, '0.7-0.3': 0.005414875661159058, '0.8-0.2': 0.005414875661159058, '0.9-<text:soft-page-break/>0.1': 0.005414875661159058}, 'roberta-base-nli-stsb-mean-tokens': {'0.0-1.0': 0.0010615527086957899, '0.1-0.9': 0.0010406561680312842, '0.2-0.8': 0.0004982627424067188, '0.3-0.7': 0.0003929015617145648, '0.4-0.6': 0.0004828337529096949, '0.5-0.5': 0.001610223126582988, '0.6-0.4': 0.006672802889494789, '0.7-0.3': 0.005414875661159058, '0.8-0.2': 0.005414875661159058, '0.9-0.1': 0.005414875661159058}, 'roberta-large-nli-stsb-mean-tokens': {'0.0-1.0': 0.00038059813396129627, '0.1-0.9': 0.0009781918072414575, '0.2-0.8': 0.0005781375819595702, '0.3-0.7': 0.0004206390178959074, '0.4-0.6': 0.0006622616079482446, '0.5-0.5': 0.002343191148338142, '0.6-0.4': 0.0059390645196497616, '0.7-0.3': 0.005414875661159058, '0.8-0.2': 0.005414875661159058, '0.9-0.1': 0.005414875661159058}, 'distilbert-base-nli-stsb-mean-tokens': {'0.0-1.0': 0.0015269960386865566, '0.1-0.9': 0.0005395732186359581, '0.2-0.8': 0.00035558831281712333, '0.3-0.7': 0.000382230724677024, '0.4-0.6': 0.0004537844827597892, '0.5-0.5': 0.0013214753860255612, '0.6-0.4': 0.007990906787274099, '0.7-0.3': 0.005414875661159058, '0.8-0.2': 0.005414875661159058, '0.9-0.1': 0.005414875661159058}, 'bert-base-nli-mean-tokens': {'0.0-1.0': 0.0, '0.1-0.9': 1.7605079738469698e-07, '0.2-0.8': -7.470567075440471e-05, '0.3-0.7': 0.0007763424813805875, '0.4-0.6': 0.0003804459974598995, '0.5-0.5': 0.0003806216019487385, '0.6-0.4': 0.0003806216019487385, '0.7-0.3': 0.0007000194940878224, '0.8-0.2': 0.005414875661159058, '0.9-0.1': 0.005414875661159058}, 'bert-large-nli-mean-tokens': {'0.0-1.0': 0.0, '0.1-0.9': 3.521015329299715e-07, '0.2-0.8': 3.591307920292053e-05, '0.3-0.7': 0.0007763238420623875, '0.4-0.6': 0.0003804459974598995, '0.5-0.5': 0.0003806216019487385, '0.6-0.4': 0.0003806216019487385, '0.7-0.3': 0.0007198050856623839, '0.8-0.2': 0.005414875661159058, '0.9-0.1': 0.005414875661159058}, 'roberta-base-nli-mean-tokens': {'0.0-1.0': 0.0, '0.1-0.9': 0.0, '0.2-0.8': 0.0, '0.3-0.7': -8.192417195229673e-05, '0.4-0.6': 0.00022887631841805867, '0.5-0.5': 0.0003806216019487385, '0.6-0.4': 0.0003806216019487385, '0.7-0.3': 0.0003806216019487385, '0.8-0.2': 0.005414875661159058, '0.9-0.1': 0.005414875661159058}, 'roberta-large-nli-mean-tokens': {'0.0-1.0': 0.0, '0.1-0.9': 0.0, '0.2-0.8': 1.7605079738469698e-07, '0.3-0.7': 0.0001187240980189408, '0.4-0.6': 0.00037939236923190123, '0.5-0.5': 0.0003806216019487385, '0.6-0.4': 0.0003806216019487385, '0.7-0.3': 0.0003795635345895665, '0.8-0.2': 0.005414875661159058, '0.9-0.1': 0.005414875661159058}, 'distilbert-base-nli-mean-tokens': {'0.0-1.0': 0.0, '0.1-0.9': 0.0, '0.2-0.8': 7.042028178361193e-07, '0.3-0.7': 0.00028183735288667133, '0.4-0.6': 0.0003795679740907776, '0.5-0.5': 0.0003806216019487385, '0.6-0.4': 0.0003806216019487385, '0.7-0.3': 0.0003143858040078884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2, '0.5': 0.6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2, '0.5': 0.6} <text:s/>= <text:s/>{'FUZZY_MATCH': {'0-0': 0.005238213486280174}, 'Word2Vec': {'0-0': 0.005247811237719224}, 'bert-base-nli-stsb-mean-tokens': {'0.0-1.0': 4.23956461801378e-05, '0.1-0.9': 0.0002526287262216709, '0.2-0.8': 0.000830317799417668, '0.3-0.7': 0.0004560190941598208, '0.4-0.6': 0.00039251973993648104, '0.5-0.5': 0.0006947329021681492, '0.6-0.4': 0.005738020214881456, '0.7-0.3': 0.005414875661159058, '0.8-0.2': 0.005414875661159058, '0.9-0.1': 0.005414875661159058}, 'bert-large-nli-stsb-mean-tokens': {'0.0-1.0': -1.5788039580133528e-06, '0.1-0.9': 9.145740464167051e-05, '0.2-0.8': 0.001014472110676179, '0.3-0.7': 0.0006126505977205321, '0.4-0.6': 0.0005081880014712326, '0.5-0.5': 0.0011633878339893933, '0.6-0.4': 0.00880550829599025, '0.7-0.3': 0.005414875661159058, '0.8-0.2': 0.005414875661159058, '0.9-<text:soft-page-break/>0.1': 0.005414875661159058}, 'roberta-base-nli-stsb-mean-tokens': {'0.0-1.0': -8.771126944751018e-07, '0.1-0.9': 0.00033834473489258166, '0.2-0.8': 0.0008108924660359396, '0.3-0.7': 0.0008135556288622059, '0.4-0.6': 0.0005068497986739917, '0.5-0.5': 0.001610223126582988, '0.6-0.4': 0.006672802889494789, '0.7-0.3': 0.005414875661159058, '0.8-0.2': 0.005414875661159058, '0.9-0.1': 0.005414875661159058}, 'roberta-large-nli-stsb-mean-tokens': {'0.0-1.0': 0.0, '0.1-0.9': -3.5084489313774725e-07, '0.2-0.8': 0.00036145322224501175, '0.3-0.7': 0.0010996026291546501, '0.4-0.6': 0.0007034390357149034, '0.5-0.5': 0.002343191148338142, '0.6-0.4': 0.0059390645196497616, '0.7-0.3': 0.005414875661159058, '0.8-0.2': 0.005414875661159058, '0.9-0.1': 0.005414875661159058}, 'distilbert-base-nli-stsb-mean-tokens': {'0.0-1.0': -8.771126944751018e-07, '0.1-0.9': 4.3974389019596494e-05, '0.2-0.8': 0.0005594003360815947, '0.3-0.7': 0.00047627574537711936, '0.4-0.6': 0.00046351416825263225, '0.5-0.5': 0.0013214753860255612, '0.6-0.4': 0.007990906787274099, '0.7-0.3': 0.005414875661159058, '0.8-0.2': 0.005414875661159058, '0.9-0.1': 0.005414875661159058}, 'bert-base-nli-mean-tokens': {'0.0-1.0': -4.219482950462705e-05, '0.1-0.9': -9.282679688893403e-05, '0.2-0.8': 7.362404611710449e-05, '0.3-0.7': 0.0003806216019487385, '0.4-0.6': 0.0003806216019487385, '0.5-0.5': 0.0003806216019487385, '0.6-0.4': 0.0003806216019487385, '0.7-0.3': 0.0007000194940878224, '0.8-0.2': 0.005414875661159058, '0.9-0.1': 0.005414875661159058}, 'bert-large-nli-mean-tokens': {'0.0-1.0': 1.725268352537057e-05, '0.1-0.9': -2.1833209549848576e-05, '0.2-0.8': 0.00030605931591654034, '0.3-0.7': 0.0003806216019487385, '0.4-0.6': 0.0003806216019487385, '0.5-0.5': 0.0003806216019487385, '0.6-0.4': 0.0003806216019487385, '0.7-0.3': 0.0007198050856623839, '0.8-0.2': 0.005414875661159058, '0.9-0.1': 0.005414875661159058}, 'roberta-base-nli-mean-tokens': {'0.0-1.0': 0.0, '0.1-0.9': 0.0, '0.2-0.8': 1.3548865133605759e-05, '0.3-0.7': 0.00031480699630237474, '0.4-0.6': 0.0003806216019487385, '0.5-0.5': 0.0003806216019487385, '0.6-0.4': 0.0003806216019487385, '0.7-0.3': 0.0003806216019487385, '0.8-0.2': 0.005414875661159058, '0.9-0.1': 0.005414875661159058}, 'roberta-large-nli-mean-tokens': {'0.0-1.0': 0.0, '0.1-0.9': -3.1631521920649774e-05, '0.2-0.8': -0.000331075705747752, '0.3-0.7': 0.0003806216019487385, '0.4-0.6': 0.0003806216019487385, '0.5-0.5': 0.0003806216019487385, '0.6-0.4': 0.0003806216019487385, '0.7-0.3': 0.0003795635345895665, '0.8-0.2': 0.005414875661159058, '0.9-0.1': 0.005414875661159058}, 'distilbert-base-nli-mean-tokens': {'0.0-1.0': 1.7605079738469698e-07, '0.1-0.9': -0.0001646053043589113, '0.2-0.8': -0.00037527390567548835, '0.3-0.7': 0.0003806216019487385, '0.4-0.6': 0.0003806216019487385, '0.5-0.5': 0.0003806216019487385, '0.6-0.4': 0.0003806216019487385, '0.7-0.3': 0.0003143858040078884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2, '0.5': 0.7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2, '0.5': 0.7} <text:s/>= <text:s/>{'FUZZY_MATCH': {'0-0': 0.0049956783480097355}, 'Word2Vec': {'0-0': 0.005247811237719224}, 'bert-base-nli-stsb-mean-tokens': {'0.0-1.0': 0.0, '0.1-0.9': 0.0, '0.2-0.8': -3.5084489313774725e-07, '0.3-0.7': 3.222140607761492e-05, '0.4-0.6': 0.0008398120061143821, '0.5-0.5': 0.000652898227984422, '0.6-0.4': 0.005738020214881456, '0.7-0.3': 0.005414875661159058, '0.8-0.2': 0.005414875661159058, '0.9-0.1': 0.005414875661159058}, 'bert-large-nli-stsb-mean-tokens': {'0.0-1.0': 0.0, '0.1-0.9': 0.0, '0.2-0.8': 9.17125111965511e-07, '0.3-0.7': 6.414824296918642e-05, '0.4-0.6': 0.0011347434429378467, '0.5-0.5': 0.0012382218096426145, '0.6-0.4': 0.008806272024165618, '0.7-0.3': 0.005414875661159058, '0.8-0.2': 0.005414875661159058, '0.9-<text:soft-page-break/>0.1': 0.005414875661159058}, 'roberta-base-nli-stsb-mean-tokens': {'0.0-1.0': 0.0, '0.1-0.9': 0.0, '0.2-0.8': 0.0, '0.3-0.7': 5.692954000668937e-05, '0.4-0.6': 0.0009218771180760088, '0.5-0.5': 0.0019362199285036796, '0.6-0.4': 0.006673205274631777, '0.7-0.3': 0.005414875661159058, '0.8-0.2': 0.005414875661159058, '0.9-0.1': 0.005414875661159058}, 'roberta-large-nli-stsb-mean-tokens': {'0.0-1.0': 0.0, '0.1-0.9': 0.0, '0.2-0.8': 0.0, '0.3-0.7': 3.451510565877225e-05, '0.4-0.6': 0.000642140861782603, '0.5-0.5': 0.003041885871816752, '0.6-0.4': 0.005940744309056445, '0.7-0.3': 0.005414875661159058, '0.8-0.2': 0.005414875661159058, '0.9-0.1': 0.005414875661159058}, 'distilbert-base-nli-stsb-mean-tokens': {'0.0-1.0': 0.0, '0.1-0.9': 0.0, '0.2-0.8': -1.7542241570467354e-07, '0.3-0.7': 4.868995536921883e-05, '0.4-0.6': 0.0006338039309182752, '0.5-0.5': 0.0013922083026156606, '0.6-0.4': 0.007990906787274099, '0.7-0.3': 0.005414875661159058, '0.8-0.2': 0.005414875661159058, '0.9-0.1': 0.005414875661159058}, 'bert-base-nli-mean-tokens': {'0.0-1.0': 0.00018008665286950443, '0.1-0.9': 0.00016083485164908318, '0.2-0.8': 0.0001955137540952112, '0.3-0.7': 0.0003809728107410093, '0.4-0.6': 0.0003806216019487385, '0.5-0.5': 0.0003806216019487385, '0.6-0.4': 0.0003806216019487385, '0.7-0.3': 0.0007000194940878224, '0.8-0.2': 0.005414875661159058, '0.9-0.1': 0.005414875661159058}, 'bert-large-nli-mean-tokens': {'0.0-1.0': 0.0001760584806971277, '0.1-0.9': 6.1472460789469e-05, '0.2-0.8': 0.0003908065567331809, '0.3-0.7': 0.0003823776434429549, '0.4-0.6': 0.0003806216019487385, '0.5-0.5': 0.0003806216019487385, '0.6-0.4': 0.0003806216019487385, '0.7-0.3': 0.0007198050856623839, '0.8-0.2': 0.005414875661159058, '0.9-0.1': 0.005414875661159058}, 'roberta-base-nli-mean-tokens': {'0.0-1.0': 8.274320471013397e-06, '0.1-0.9': -0.0010485978498138149, '0.2-0.8': 0.00037886555428479074, '0.3-0.7': 0.0003806216019487385, '0.4-0.6': 0.0003806216019487385, '0.5-0.5': 0.0003806216019487385, '0.6-0.4': 0.0003806216019487385, '0.7-0.3': 0.0003806216019487385, '0.8-0.2': 0.005414875661159058, '0.9-0.1': 0.005414875661159058}, 'roberta-large-nli-mean-tokens': {'0.0-1.0': -0.00010614272383135948, '0.1-0.9': 0.00017652756013319948, '0.2-0.8': 0.0003806216019487385, '0.3-0.7': 0.0003806216019487385, '0.4-0.6': 0.0003806216019487385, '0.5-0.5': 0.0003806216019487385, '0.6-0.4': 0.0003806216019487385, '0.7-0.3': 0.0003795635345895665, '0.8-0.2': 0.005414875661159058, '0.9-0.1': 0.005414875661159058}, 'distilbert-base-nli-mean-tokens': {'0.0-1.0': -0.00032664712836494303, '0.1-0.9': -5.218986139432502e-05, '0.2-0.8': 0.0003818508316425495, '0.3-0.7': 0.0003806216019487385, '0.4-0.6': 0.0003806216019487385, '0.5-0.5': 0.0003806216019487385, '0.6-0.4': 0.0003806216019487385, '0.7-0.3': 0.0003143858040078884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2, '0.5': 0.7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2, '0.5': 0.7999999999999999} <text:s/>= <text:s/>{'FUZZY_MATCH': {'0-0': 0.003061825046542177}, 'Word2Vec': {'0-0': 0.005247811237719224}, 'bert-base-nli-stsb-mean-tokens': {'0.0-1.0': 0.0, '0.1-0.9': 0.0, '0.2-0.8': 0.0, '0.3-0.7': 0.0, '0.4-0.6': 8.7199201006527e-06, '0.5-0.5': 0.0003481643095196718, '0.6-0.4': 0.006511043680433093, '0.7-0.3': 0.005421854088392908, '0.8-0.2': 0.005414875661159058, '0.9-0.1': 0.005414875661159058}, 'bert-large-nli-stsb-mean-tokens': {'0.0-1.0': 0.0, '0.1-0.9': 0.0, '0.2-0.8': 9.17125111965511e-07, '0.3-0.7': 1.7456033249541036e-05, '0.4-0.6': 0.0001094703938760988, '0.5-0.5': 0.0007412117798664131, '0.6-0.4': 0.010167255475285741, '0.7-0.3': 0.005448022318379486, '0.8-0.2': 0.005414875661159058, '0.9-0.1': 0.005414875661159058}, 'roberta-base-nli-stsb-mean-<text:soft-page-break/>tokens': {'0.0-1.0': 0.0, '0.1-0.9': 0.0, '0.2-0.8': 0.0, '0.3-0.7': 1.0098228684585209e-05, '0.4-0.6': 9.418085180434854e-05, '0.5-0.5': 0.0011641495886872688, '0.6-0.4': 0.007643814573714103, '0.7-0.3': 0.0054733169651338676, '0.8-0.2': 0.005414875661159058, '0.9-0.1': 0.005414875661159058}, 'roberta-large-nli-stsb-mean-tokens': {'0.0-1.0': 0.0, '0.1-0.9': 0.0, '0.2-0.8': 0.0, '0.3-0.7': 3.451510565877225e-05, '0.4-0.6': 0.00027028517413896225, '0.5-0.5': 0.0018649345903747339, '0.6-0.4': 0.0058745848278708435, '0.7-0.3': 0.005514309005166695, '0.8-0.2': 0.005414875661159058, '0.9-0.1': 0.005414875661159058}, 'distilbert-base-nli-stsb-mean-tokens': {'0.0-1.0': 0.0, '0.1-0.9': 0.0, '0.2-0.8': 0.0, '0.3-0.7': 1.3757547817627724e-06, '0.4-0.6': 7.021530625139771e-05, '0.5-0.5': 0.0008951323510034692, '0.6-0.4': 0.00835744150844564, '0.7-0.3': 0.0054388635945213926, '0.8-0.2': 0.005414875661159058, '0.9-0.1': 0.005414875661159058}, 'bert-base-nli-mean-tokens': {'0.0-1.0': -1.2630571252447709e-05, '0.1-0.9': 1.871390536445361e-05, '0.2-0.8': 0.00011756358846648496, '0.3-0.7': 6.597377595374265e-05, '0.4-0.6': 0.00020825262409496226, '0.5-0.5': 0.0003832556618763583, '0.6-0.4': 0.0003806216019487385, '0.7-0.3': 0.0007000194940878224, '0.8-0.2': 0.005414875661159058, '0.9-0.1': 0.005414875661159058}, 'bert-large-nli-mean-tokens': {'0.0-1.0': -1.1402585045283686e-05, '0.1-0.9': 6.461932576862228e-05, '0.2-0.8': 0.00020009168383205989, '0.3-0.7': 0.0005179914502043692, '0.4-0.6': 0.00031752380951566295, '0.5-0.5': 0.0003843092819605376, '0.6-0.4': 0.0003806216019487385, '0.7-0.3': 0.0007198050856623839, '0.8-0.2': 0.005414875661159058, '0.9-0.1': 0.005414875661159058}, 'roberta-base-nli-mean-tokens': {'0.0-1.0': -0.000622255615393863, '0.1-0.9': -4.2756256102727264e-05, '0.2-0.8': 0.00026699202636382147, '0.3-0.7': 0.00029254539817036296, '0.4-0.6': 0.0003806216019487385, '0.5-0.5': 0.0003806216019487385, '0.6-0.4': 0.0003806216019487385, '0.7-0.3': 0.0003806216019487385, '0.8-0.2': 0.005414875661159058, '0.9-0.1': 0.005414875661159058}, 'roberta-large-nli-mean-tokens': {'0.0-1.0': -6.701584190871301e-05, '0.1-0.9': 8.63267480482044e-05, '0.2-0.8': -0.00011793548693539435, '0.3-0.7': 0.0003797207636088151, '0.4-0.6': 0.0003886993417370199, '0.5-0.5': 0.0003806216019487385, '0.6-0.4': 0.0003806216019487385, '0.7-0.3': 0.0003795635345895665, '0.8-0.2': 0.005414875661159058, '0.9-0.1': 0.005414875661159058}, 'distilbert-base-nli-mean-tokens': {'0.0-1.0': -3.140159295167422e-05, '0.1-0.9': 6.368851658444807e-05, '0.2-0.8': -0.00014260729610549028, '0.3-0.7': 0.0002462319022067394, '0.4-0.6': 0.0002090374543944895, '0.5-0.5': 0.0003807972063757381, '0.6-0.4': 0.0003806216019487385, '0.7-0.3': 0.0003143858040078884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2, '0.5': 0.8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2, '0.5': 0.8999999999999999} <text:s/>= <text:s/>{'FUZZY_MATCH': {'0-0': 0.002234812816038767}, 'Word2Vec': {'0-0': 0.005247811237719224}, 'bert-base-nli-stsb-mean-tokens': {'0.0-1.0': 0.0, '0.1-0.9': 0.0, '0.2-0.8': 0.0, '0.3-0.7': 0.0, '0.4-0.6': 8.7199201006527e-06, '0.5-0.5': 0.0002994561373321769, '0.6-0.4': 0.0050629174301461966, '0.7-0.3': 0.004448967539761539, '0.8-0.2': 0.006523344344108284, '0.9-0.1': 0.005414875661159058}, 'bert-large-nli-stsb-mean-tokens': {'0.0-1.0': 0.0, '0.1-0.9': 0.0, '0.2-0.8': 9.17125111965511e-07, '0.3-0.7': 1.7456033249541036e-05, '0.4-0.6': 0.0001094703938760988, '0.5-0.5': 0.0007415991540434819, '0.6-0.4': 0.007946055470556823, '0.7-0.3': 0.004448967539761539, '0.8-0.2': 0.006975279615121344, '0.9-0.1': 0.005414875661159058}, 'roberta-base-nli-stsb-mean-tokens': {'0.0-1.0': 0.0, '0.1-0.9': 0.0, '0.2-0.8': 0.0, '0.3-0.7': 1.0098228684585209e-05, '0.4-0.6': <text:soft-page-break/>9.418085180434854e-05, '0.5-0.5': 0.0011641495886872688, '0.6-0.4': 0.005776208968300556, '0.7-0.3': 0.004448967539761539, '0.8-0.2': 0.006469983454675199, '0.9-0.1': 0.005414875661159058}, 'roberta-large-nli-stsb-mean-tokens': {'0.0-1.0': 0.0, '0.1-0.9': 0.0, '0.2-0.8': 0.0, '0.3-0.7': 3.451510565877225e-05, '0.4-0.6': 0.00027028517413896225, '0.5-0.5': 0.0018649345903747339, '0.6-0.4': 0.005006654167513336, '0.7-0.3': 0.004448967539761539, '0.8-0.2': 0.005349759438585622, '0.9-0.1': 0.005414875661159058}, 'distilbert-base-nli-stsb-mean-tokens': {'0.0-1.0': 0.0, '0.1-0.9': 0.0, '0.2-0.8': 0.0, '0.3-0.7': 1.3757547817627724e-06, '0.4-0.6': 7.021530625139771e-05, '0.5-0.5': 0.0008953278947775312, '0.6-0.4': 0.0071420492489232545, '0.7-0.3': 0.004448967539761539, '0.8-0.2': 0.005844158400727606, '0.9-0.1': 0.005414875661159058}, 'bert-base-nli-mean-tokens': {'0.0-1.0': 0.0, '0.1-0.9': 0.0, '0.2-0.8': 0.0, '0.3-0.7': 0.0, '0.4-0.6': -3.5084489313774725e-07, '0.5-0.5': -4.385578859400496e-06, '0.6-0.4': 0.00011756358846648496, '0.7-0.3': 0.0005159507985780243, '0.8-0.2': 0.005414875661159058, '0.9-0.1': 0.005414875661159058}, 'bert-large-nli-mean-tokens': {'0.0-1.0': 0.0, '0.1-0.9': 0.0, '0.2-0.8': 0.0, '0.3-0.7': 0.0, '0.4-0.6': 0.0, '0.5-0.5': -3.859307365017273e-06, '0.6-0.4': 0.00020009168383205989, '0.7-0.3': 0.0006529735606319864, '0.8-0.2': 0.005414875661159058, '0.9-0.1': 0.005414875661159058}, 'roberta-base-nli-mean-tokens': {'0.0-1.0': 0.0, '0.1-0.9': 0.0, '0.2-0.8': -1.0525354181556423e-06, '0.3-0.7': -1.4384842494274963e-05, '0.4-0.6': -6.725146800268256e-05, '0.5-0.5': -6.638909781719882e-05, '0.6-0.4': 0.00026699202636382147, '0.7-0.3': 0.0003806216019487385, '0.8-0.2': 0.005414875661159058, '0.9-0.1': 0.005414875661159058}, 'roberta-large-nli-mean-tokens': {'0.0-1.0': 0.0, '0.1-0.9': 0.0, '0.2-0.8': 0.0, '0.3-0.7': 0.0, '0.4-0.6': -1.2279582031204939e-06, '0.5-0.5': 2.081899441430668e-05, '0.6-0.4': -0.00011793548693539435, '0.7-0.3': 0.0003876813325777162, '0.8-0.2': 0.005414875661159058, '0.9-0.1': 0.005414875661159058}, 'distilbert-base-nli-mean-tokens': {'0.0-1.0': 0.0, '0.1-0.9': 0.0, '0.2-0.8': 0.0, '0.3-0.7': 0.0, '0.4-0.6': -7.016900325229614e-07, '0.5-0.5': 3.7133134045075344e-05, '0.6-0.4': -0.00014260729610549028, '0.7-0.3': 0.0001400095725987427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2, '0.5': 0.9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2, '0.5': 0.9999999999999999} <text:s/>= <text:s/>{'FUZZY_MATCH': {'0-0': 0.0021751338277641308}, 'Word2Vec': {'0-0': 0.005247811237719224}, 'bert-base-nli-stsb-mean-tokens': {'0.0-1.0': 0.0, '0.1-0.9': 0.0, '0.2-0.8': 0.0, '0.3-0.7': 0.0, '0.4-0.6': 8.7199201006527e-06, '0.5-0.5': 0.0002994561373321769, '0.6-0.4': 0.0050629174301461966, '0.7-0.3': 0.004448967539761539, '0.8-0.2': 0.004448967539761539, '0.9-0.1': 0.004448967539761539}, 'bert-large-nli-stsb-mean-tokens': {'0.0-1.0': 0.0, '0.1-0.9': 0.0, '0.2-0.8': 9.17125111965511e-07, '0.3-0.7': 1.7456033249541036e-05, '0.4-0.6': 0.0001094703938760988, '0.5-0.5': 0.0007415991540434819, '0.6-0.4': 0.007946055470556823, '0.7-0.3': 0.004448967539761539, '0.8-0.2': 0.004448967539761539, '0.9-0.1': 0.004448967539761539}, 'roberta-base-nli-stsb-mean-tokens': {'0.0-1.0': 0.0, '0.1-0.9': 0.0, '0.2-0.8': 0.0, '0.3-0.7': 1.0098228684585209e-05, '0.4-0.6': 9.418085180434854e-05, '0.5-0.5': 0.0011641495886872688, '0.6-0.4': 0.005776208968300556, '0.7-0.3': 0.004448967539761539, '0.8-0.2': 0.004448967539761539, '0.9-0.1': 0.004448967539761539}, 'roberta-large-nli-stsb-mean-tokens': {'0.0-1.0': 0.0, '0.1-0.9': 0.0, '0.2-0.8': 0.0, '0.3-0.7': 3.451510565877225e-05, '0.4-0.6': 0.00027028517413896225, '0.5-0.5': 0.0018649345903747339, '0.6-0.4': 0.005006654167513336, '0.7-0.3': 0.004448967539761539, '0.8-0.2': 0.004448967539761539, '0.9-0.1': 0.004448967539761539}, 'distilbert-base-nli-stsb-mean-tokens': {'0.0-1.0': 0.0, '0.1-0.9': 0.0, '0.2-0.8': 0.0, '0.3-0.7': 1.3757547817627724e-06, '0.4-<text:soft-page-break/>0.6': 7.021530625139771e-05, '0.5-0.5': 0.0008953278947775312, '0.6-0.4': 0.0071420492489232545, '0.7-0.3': 0.004448967539761539, '0.8-0.2': 0.004448967539761539, '0.9-0.1': 0.004448967539761539}, 'bert-base-nli-mean-tokens': {'0.0-1.0': 0.0, '0.1-0.9': 0.0, '0.2-0.8': 0.0, '0.3-0.7': 0.0, '0.4-0.6': 0.0, '0.5-0.5': 0.0, '0.6-0.4': 0.0, '0.7-0.3': 0.0002932081763833416, '0.8-0.2': 0.004448967539761539, '0.9-0.1': 0.004448967539761539}, 'bert-large-nli-mean-tokens': {'0.0-1.0': 0.0, '0.1-0.9': 0.0, '0.2-0.8': 0.0, '0.3-0.7': 0.0, '0.4-0.6': 0.0, '0.5-0.5': 0.0, '0.6-0.4': 0.0, '0.7-0.3': 0.0003163671506202226, '0.8-0.2': 0.004448967539761539, '0.9-0.1': 0.004448967539761539}, 'roberta-base-nli-mean-tokens': {'0.0-1.0': 0.0, '0.1-0.9': 0.0, '0.2-0.8': 0.0, '0.3-0.7': 0.0, '0.4-0.6': 0.0, '0.5-0.5': 0.0, '0.6-0.4': 0.0, '0.7-0.3': 0.0, '0.8-0.2': 0.004448967539761539, '0.9-0.1': 0.004448967539761539}, 'roberta-large-nli-mean-tokens': {'0.0-1.0': 0.0, '0.1-0.9': 0.0, '0.2-0.8': 0.0, '0.3-0.7': 0.0, '0.4-0.6': 0.0, '0.5-0.5': 0.0, '0.6-0.4': 0.0, '0.7-0.3': -2.941018556024133e-06, '0.8-0.2': 0.004448967539761539, '0.9-0.1': 0.004448967539761539}, 'distilbert-base-nli-mean-tokens': {'0.0-1.0': 0.0, '0.1-0.9': 0.0, '0.2-0.8': 0.0, '0.3-0.7': 0.0, '0.4-0.6': 0.0, '0.5-0.5': 0.0, '0.6-0.4': 0.0, '0.7-0.3': -7.232910010301907e-05, '0.8-0.2': 0.004448967539761539, '0.9-0.1': 0.004448967539761539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30000000000000004, '0.5': 0.4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30000000000000004, '0.5': 0.4} <text:s/>= <text:s/>{'FUZZY_MATCH': {'0-0': 0.00997362147363734}, 'Word2Vec': {'0-0': 0.01486455832758049}, 'bert-base-nli-stsb-mean-tokens': {'0.0-1.0': 3.995116273525223e-05, '0.1-0.9': 0.00027596989897138435, '0.2-0.8': 0.0013654131584991402, '0.3-0.7': 0.0011711836928819386, '0.4-0.6': 0.005738020214881456, '0.5-0.5': 0.0053680549422358, '0.6-0.4': 0.005414875661159058, '0.7-0.3': 0.005414875661159058, '0.8-0.2': 0.005414875661159058, '0.9-0.1': 0.005414875661159058}, 'bert-large-nli-stsb-mean-tokens': {'0.0-1.0': 0.00023126819837393509, '0.1-0.9': 0.0007905499099535307, '0.2-0.8': 0.002024737251513309, '0.3-0.7': 0.0024648664073165794, '0.4-0.6': 0.00880550829599025, '0.5-0.5': 0.005402240902923516, '0.6-0.4': 0.005414875661159058, '0.7-0.3': 0.005414875661159058, '0.8-0.2': 0.005414875661159058, '0.9-0.1': 0.005414875661159058}, 'roberta-base-nli-stsb-mean-tokens': {'0.0-1.0': 0.0006455606106231526, '0.1-0.9': 0.0012313944056063786, '0.2-0.8': 0.0011675870684469958, '0.3-0.7': 0.002837370687007401, '0.4-0.6': 0.006672802889494789, '0.5-0.5': 0.0054058486342435375, '0.6-0.4': 0.005414875661159058, '0.7-0.3': 0.005414875661159058, '0.8-0.2': 0.005414875661159058, '0.9-0.1': 0.005414875661159058}, 'roberta-large-nli-stsb-mean-tokens': {'0.0-1.0': 0.0011585326748285718, '0.1-0.9': 0.001527627914588714, '0.2-0.8': 0.0013074433245828798, '0.3-0.7': 0.0041305327038756445, '0.4-0.6': 0.0059390645196497616, '0.5-0.5': 0.005414875661159058, '0.6-0.4': 0.005414875661159058, '0.7-0.3': 0.005414875661159058, '0.8-0.2': 0.005414875661159058, '0.9-0.1': 0.005414875661159058}, 'distilbert-base-nli-stsb-mean-tokens': {'0.0-1.0': 0.0002725458104171352, '0.1-0.9': 0.000832558775707537, '0.2-0.8': 0.0018088712397301698, '0.3-0.7': 0.0024345188294599973, '0.4-0.6': 0.007990906787274099, '0.5-0.5': 0.005407653159463122, '0.6-0.4': 0.005414875661159058, '0.7-0.3': 0.005414875661159058, '0.8-0.2': 0.005414875661159058, '0.9-0.1': 0.005414875661159058}, 'bert-base-nli-mean-tokens': {'0.0-1.0': 0.0, '0.1-0.9': 0.0, '0.2-0.8': 0.0, '0.3-0.7': -4.906109910440826e-05, '0.4-0.6': -9.282679688893403e-05, '0.5-0.5': 0.0003354255026162267, '0.6-0.4': 0.00494179565973496, '0.7-0.3': 0.005414875661159058, '0.8-0.2': 0.005414875661159058, '0.9-0.1': 0.005414875661159058}, 'bert-large-nli-mean-tokens': {'0.0-1.0': 0.0, '0.1-0.9': 0.0, '0.2-0.8': 0.0, '0.3-0.7': 2.9928551259494895e-06, '0.4-0.6': -<text:soft-page-break/>2.253728755130524e-05, '0.5-0.5': 0.0004099688049389316, '0.6-0.4': 0.00533580005410117, '0.7-0.3': 0.005414875661159058, '0.8-0.2': 0.005414875661159058, '0.9-0.1': 0.005414875661159058}, 'roberta-base-nli-mean-tokens': {'0.0-1.0': 0.0, '0.1-0.9': 0.0, '0.2-0.8': 0.0, '0.3-0.7': 0.0, '0.4-0.6': 0.0, '0.5-0.5': -0.00017534210019176655, '0.6-0.4': 0.00045313900546417596, '0.7-0.3': 0.005414875661159058, '0.8-0.2': 0.005414875661159058, '0.9-0.1': 0.005414875661159058}, 'roberta-large-nli-mean-tokens': {'0.0-1.0': 0.0, '0.1-0.9': 0.0, '0.2-0.8': 0.0, '0.3-0.7': 0.0, '0.4-0.6': -3.1631521920649774e-05, '0.5-0.5': 0.0002926785226130546, '0.6-0.4': 0.001993391900209196, '0.7-0.3': 0.005414875661159058, '0.8-0.2': 0.005414875661159058, '0.9-0.1': 0.005414875661159058}, 'distilbert-base-nli-mean-tokens': {'0.0-1.0': 0.0, '0.1-0.9': 0.0, '0.2-0.8': 0.0, '0.3-0.7': 0.0, '0.4-0.6': -0.0001646053043589113, '0.5-0.5': 0.0003119970856897414, '0.6-0.4': 0.0030502955331164205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30000000000000004, '0.5': 0.5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30000000000000004, '0.5': 0.5} <text:s/>= <text:s/>{'FUZZY_MATCH': {'0-0': 0.010742369127532347}, 'Word2Vec': {'0-0': 0.015066512911124375}, 'bert-base-nli-stsb-mean-tokens': {'0.0-1.0': 0.0017091539035828385, '0.1-0.9': 0.0004063074755598084, '0.2-0.8': 0.0004928786605148394, '0.3-0.7': 0.0012058538078807413, '0.4-0.6': 0.005738020214881456, '0.5-0.5': 0.0053680549422358, '0.6-0.4': 0.005414875661159058, '0.7-0.3': 0.005414875661159058, '0.8-0.2': 0.005414875661159058, '0.9-0.1': 0.005414875661159058}, 'bert-large-nli-stsb-mean-tokens': {'0.0-1.0': 0.002270179983195897, '0.1-0.9': 0.0005671126787625269, '0.2-0.8': 0.0008258643750908012, '0.3-0.7': 0.0024742741235335153, '0.4-0.6': 0.00880550829599025, '0.5-0.5': 0.005402240902923516, '0.6-0.4': 0.005414875661159058, '0.7-0.3': 0.005414875661159058, '0.8-0.2': 0.005414875661159058, '0.9-0.1': 0.005414875661159058}, 'roberta-base-nli-stsb-mean-tokens': {'0.0-1.0': 0.0011112966932493862, '0.1-0.9': 0.0011564573614154527, '0.2-0.8': 0.0010240231412399492, '0.3-0.7': 0.002708736606690798, '0.4-0.6': 0.006672802889494789, '0.5-0.5': 0.0054058486342435375, '0.6-0.4': 0.005414875661159058, '0.7-0.3': 0.005414875661159058, '0.8-0.2': 0.005414875661159058, '0.9-0.1': 0.005414875661159058}, 'roberta-large-nli-stsb-mean-tokens': {'0.0-1.0': 0.0004774497879030948, '0.1-0.9': 0.0012767115133197615, '0.2-0.8': 0.0015052492347588098, '0.3-0.7': 0.004138069826327473, '0.4-0.6': 0.0059390645196497616, '0.5-0.5': 0.005414875661159058, '0.6-0.4': 0.005414875661159058, '0.7-0.3': 0.005414875661159058, '0.8-0.2': 0.005414875661159058, '0.9-0.1': 0.005414875661159058}, 'distilbert-base-nli-stsb-mean-tokens': {'0.0-1.0': 0.0015355336771150085, '0.1-0.9': 0.0006138744345921543, '0.2-0.8': 0.0007676544761947568, '0.3-0.7': 0.0024403897663090035, '0.4-0.6': 0.007990906787274099, '0.5-0.5': 0.005407653159463122, '0.6-0.4': 0.005414875661159058, '0.7-0.3': 0.005414875661159058, '0.8-0.2': 0.005414875661159058, '0.9-0.1': 0.005414875661159058}, 'bert-base-nli-mean-tokens': {'0.0-1.0': 0.0, '0.1-0.9': 1.7605079738469698e-07, '0.2-0.8': -7.470567075440471e-05, '0.3-0.7': 0.0007763424813805875, '0.4-0.6': 0.0003804459974598995, '0.5-0.5': 0.00034368978123133775, '0.6-0.4': 0.00494179565973496, '0.7-0.3': 0.005414875661159058, '0.8-0.2': 0.005414875661159058, '0.9-0.1': 0.005414875661159058}, 'bert-large-nli-mean-tokens': {'0.0-1.0': 0.0, '0.1-0.9': 3.521015329299715e-07, '0.2-0.8': 3.591307920292053e-05, '0.3-0.7': 0.0007763238420623875, '0.4-0.6': 0.0003804459974598995, '0.5-0.5': 0.00041754808257710163, '0.6-0.4': <text:soft-page-break/>0.00533580005410117, '0.7-0.3': 0.005414875661159058, '0.8-0.2': 0.005414875661159058, '0.9-0.1': 0.005414875661159058}, 'roberta-base-nli-mean-tokens': {'0.0-1.0': 0.0, '0.1-0.9': 0.0, '0.2-0.8': 0.0, '0.3-0.7': -8.192417195229673e-05, '0.4-0.6': 0.00022887631841805867, '0.5-0.5': 0.0003806216019487385, '0.6-0.4': 0.00045313900546417596, '0.7-0.3': 0.005414875661159058, '0.8-0.2': 0.005414875661159058, '0.9-0.1': 0.005414875661159058}, 'roberta-large-nli-mean-tokens': {'0.0-1.0': 0.0, '0.1-0.9': 0.0, '0.2-0.8': 1.7605079738469698e-07, '0.3-0.7': 0.0001187240980189408, '0.4-0.6': 0.00037939236923190123, '0.5-0.5': 0.0003806216019487385, '0.6-0.4': 0.001993391900209196, '0.7-0.3': 0.005414875661159058, '0.8-0.2': 0.005414875661159058, '0.9-0.1': 0.005414875661159058}, 'distilbert-base-nli-mean-tokens': {'0.0-1.0': 0.0, '0.1-0.9': 0.0, '0.2-0.8': 7.042028178361193e-07, '0.3-0.7': 0.00028183735288667133, '0.4-0.6': 0.0003795679740907776, '0.5-0.5': 0.0003806216019487385, '0.6-0.4': 0.0030502955331164205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30000000000000004, '0.5': 0.6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30000000000000004, '0.5': 0.6} <text:s/>= <text:s/>{'FUZZY_MATCH': {'0-0': 0.010754425939408896}, 'Word2Vec': {'0-0': 0.015066512911124375}, 'bert-base-nli-stsb-mean-tokens': {'0.0-1.0': 4.23956461801378e-05, '0.1-0.9': 0.0002615833804081591, '0.2-0.8': 0.0009292535755184295, '0.3-0.7': 0.0012889213201472405, '0.4-0.6': 0.005742885123134811, '0.5-0.5': 0.0053680549422358, '0.6-0.4': 0.005414875661159058, '0.7-0.3': 0.005414875661159058, '0.8-0.2': 0.005414875661159058, '0.9-0.1': 0.005414875661159058}, 'bert-large-nli-stsb-mean-tokens': {'0.0-1.0': 4.0325381203909494e-05, '0.1-0.9': 0.0002024675246560248, '0.2-0.8': 0.001424694619371225, '0.3-0.7': 0.0027431613051391857, '0.4-0.6': 0.008834529139300162, '0.5-0.5': 0.005402240902923516, '0.6-0.4': 0.005414875661159058, '0.7-0.3': 0.005414875661159058, '0.8-0.2': 0.005414875661159058, '0.9-0.1': 0.005414875661159058}, 'roberta-base-nli-stsb-mean-tokens': {'0.0-1.0': 4.380642499224319e-05, '0.1-0.9': 0.0004395340561132999, '0.2-0.8': 0.0013592290939468121, '0.3-0.7': 0.003286609674826413, '0.4-0.6': 0.0067267195929946455, '0.5-0.5': 0.0054058486342435375, '0.6-0.4': 0.005414875661159058, '0.7-0.3': 0.005414875661159058, '0.8-0.2': 0.005414875661159058, '0.9-0.1': 0.005414875661159058}, 'roberta-large-nli-stsb-mean-tokens': {'0.0-1.0': 9.3074626508316e-05, '0.1-0.9': 0.0002699243387305206, '0.2-0.8': 0.0012624634030183879, '0.3-0.7': 0.005173462015155117, '0.4-0.6': 0.006034803456026805, '0.5-0.5': 0.005414875661159058, '0.6-0.4': 0.005414875661159058, '0.7-0.3': 0.005414875661159058, '0.8-0.2': 0.005414875661159058, '0.9-0.1': 0.005414875661159058}, 'distilbert-base-nli-stsb-mean-tokens': {'0.0-1.0': 6.46422389083412e-06, '0.1-0.9': 0.00011451854416577589, '0.2-0.8': 0.0009806180733867853, '0.3-0.7': 0.002560238771028067, '0.4-0.6': 0.008011727638652877, '0.5-0.5': 0.005407653159463122, '0.6-0.4': 0.005414875661159058, '0.7-0.3': 0.005414875661159058, '0.8-0.2': 0.005414875661159058, '0.9-0.1': 0.005414875661159058}, 'bert-base-nli-mean-tokens': {'0.0-1.0': -4.219482950462705e-05, '0.1-0.9': -9.282679688893403e-05, '0.2-0.8': 7.362404611710449e-05, '0.3-0.7': 0.0003806216019487385, '0.4-0.6': 0.0003806216019487385, '0.5-0.5': 0.00034368978123133775, '0.6-0.4': 0.00494179565973496, '0.7-0.3': 0.005414875661159058, '0.8-0.2': 0.005414875661159058, '0.9-0.1': 0.005414875661159058}, 'bert-large-nli-mean-tokens': {'0.0-1.0': 1.725268352537057e-05, '0.1-0.9': -2.1833209549848576e-05, '0.2-0.8': 0.00030605931591654034, '0.3-0.7': 0.0003806216019487385, '0.4-0.6': 0.0003806216019487385, <text:soft-page-break/>'0.5-0.5': 0.00041754808257710163, '0.6-0.4': 0.00533580005410117, '0.7-0.3': 0.005414875661159058, '0.8-0.2': 0.005414875661159058, '0.9-0.1': 0.005414875661159058}, 'roberta-base-nli-mean-tokens': {'0.0-1.0': 0.0, '0.1-0.9': 0.0, '0.2-0.8': 1.3548865133605759e-05, '0.3-0.7': 0.00031480699630237474, '0.4-0.6': 0.0003806216019487385, '0.5-0.5': 0.0003806216019487385, '0.6-0.4': 0.00045313900546417596, '0.7-0.3': 0.005414875661159058, '0.8-0.2': 0.005414875661159058, '0.9-0.1': 0.005414875661159058}, 'roberta-large-nli-mean-tokens': {'0.0-1.0': 0.0, '0.1-0.9': -3.1631521920649774e-05, '0.2-0.8': -0.000331075705747752, '0.3-0.7': 0.0003806216019487385, '0.4-0.6': 0.0003806216019487385, '0.5-0.5': 0.0003806216019487385, '0.6-0.4': 0.001993391900209196, '0.7-0.3': 0.005414875661159058, '0.8-0.2': 0.005414875661159058, '0.9-0.1': 0.005414875661159058}, 'distilbert-base-nli-mean-tokens': {'0.0-1.0': 1.7605079738469698e-07, '0.1-0.9': -0.0001646053043589113, '0.2-0.8': -0.00037527390567548835, '0.3-0.7': 0.0003806216019487385, '0.4-0.6': 0.0003806216019487385, '0.5-0.5': 0.0003806216019487385, '0.6-0.4': 0.0030502955331164205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30000000000000004, '0.5': 0.7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30000000000000004, '0.5': 0.7} <text:s/>= <text:s/>{'FUZZY_MATCH': {'0-0': 0.010381973477083029}, 'Word2Vec': {'0-0': 0.015066512911124375}, 'bert-base-nli-stsb-mean-tokens': {'0.0-1.0': 0.0, '0.1-0.9': 8.7199201006527e-06, '0.2-0.8': 8.645645228344545e-05, '0.3-0.7': 0.0008200527498493093, '0.4-0.6': 0.006511043680433093, '0.5-0.5': 0.0052670309311412256, '0.6-0.4': 0.005414875661159058, '0.7-0.3': 0.005414875661159058, '0.8-0.2': 0.005414875661159058, '0.9-0.1': 0.005414875661159058}, 'bert-large-nli-stsb-mean-tokens': {'0.0-1.0': 4.1911157991347814e-05, '0.1-0.9': 0.00010993967660144488, '0.2-0.8': 0.00036616544275325236, '0.3-0.7': 0.0020410279722717917, '0.4-0.6': 0.010167255475285741, '0.5-0.5': 0.005569339569358123, '0.6-0.4': 0.005415747969918616, '0.7-0.3': 0.005414875661159058, '0.8-0.2': 0.005414875661159058, '0.9-0.1': 0.005414875661159058}, 'roberta-base-nli-stsb-mean-tokens': {'0.0-1.0': 4.46876680927355e-05, '0.1-0.9': 9.418085180434854e-05, '0.2-0.8': 0.00048794564158582965, '0.3-0.7': 0.002241177115561599, '0.4-0.6': 0.007643814573714103, '0.5-0.5': 0.006099654970274759, '0.6-0.4': 0.005415311815729962, '0.7-0.3': 0.005414875661159058, '0.8-0.2': 0.005414875661159058, '0.9-0.1': 0.005414875661159058}, 'roberta-large-nli-stsb-mean-tokens': {'0.0-1.0': 9.3074626508316e-05, '0.1-0.9': 0.00027028517413896225, '0.2-0.8': 0.0008594859418812328, '0.3-0.7': 0.0035384993236372564, '0.4-0.6': 0.0058745848278708435, '0.5-0.5': 0.0068082670214506535, '0.6-0.4': 0.005416620277148065, '0.7-0.3': 0.005414875661159058, '0.8-0.2': 0.005414875661159058, '0.9-0.1': 0.005414875661159058}, 'distilbert-base-nli-stsb-mean-tokens': {'0.0-1.0': 7.342015221234455e-06, '0.1-0.9': 7.021530625139771e-05, '0.2-0.8': 0.0003944242266743503, '0.3-0.7': 0.002007102460961474, '0.4-0.6': 0.00835744150844564, '0.5-0.5': 0.005563864612062819, '0.6-0.4': 0.005414875661159058, '0.7-0.3': 0.005414875661159058, '0.8-0.2': 0.005414875661159058, '0.9-0.1': 0.005414875661159058}, 'bert-base-nli-mean-tokens': {'0.0-1.0': 0.00018008665286950443, '0.1-0.9': 0.00016083485164908318, '0.2-0.8': 0.0001955137540952112, '0.3-0.7': 0.0003809728107410093, '0.4-0.6': 0.0003806216019487385, '0.5-0.5': 0.00034368978123133775, '0.6-0.4': 0.00494179565973496, '0.7-0.3': 0.005414875661159058, '0.8-0.2': 0.005414875661159058, '0.9-0.1': 0.005414875661159058}, 'bert-large-nli-mean-tokens': {'0.0-1.0': 0.0001760584806971277, '0.1-0.9': 6.1472460789469e-05, '0.2-0.8': 0.0003908065567331809, '0.3-0.7': 0.0003823776434429549, '0.4-0.6': <text:soft-page-break/>0.0003806216019487385, '0.5-0.5': 0.00041754808257710163, '0.6-0.4': 0.00533580005410117, '0.7-0.3': 0.005414875661159058, '0.8-0.2': 0.005414875661159058, '0.9-0.1': 0.005414875661159058}, 'roberta-base-nli-mean-tokens': {'0.0-1.0': 8.274320471013397e-06, '0.1-0.9': -0.0010485978498138149, '0.2-0.8': 0.00037886555428479074, '0.3-0.7': 0.0003806216019487385, '0.4-0.6': 0.0003806216019487385, '0.5-0.5': 0.0003806216019487385, '0.6-0.4': 0.00045313900546417596, '0.7-0.3': 0.005414875661159058, '0.8-0.2': 0.005414875661159058, '0.9-0.1': 0.005414875661159058}, 'roberta-large-nli-mean-tokens': {'0.0-1.0': -0.00010614272383135948, '0.1-0.9': 0.00017652756013319948, '0.2-0.8': 0.0003806216019487385, '0.3-0.7': 0.0003806216019487385, '0.4-0.6': 0.0003806216019487385, '0.5-0.5': 0.0003806216019487385, '0.6-0.4': 0.001993391900209196, '0.7-0.3': 0.005414875661159058, '0.8-0.2': 0.005414875661159058, '0.9-0.1': 0.005414875661159058}, 'distilbert-base-nli-mean-tokens': {'0.0-1.0': -0.00032664712836494303, '0.1-0.9': -5.218986139432502e-05, '0.2-0.8': 0.0003818508316425495, '0.3-0.7': 0.0003806216019487385, '0.4-0.6': 0.0003806216019487385, '0.5-0.5': 0.0003806216019487385, '0.6-0.4': 0.0030502955331164205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30000000000000004, '0.5': 0.7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30000000000000004, '0.5': 0.7999999999999999} <text:s/>= <text:s/>{'FUZZY_MATCH': {'0-0': 0.00741854109568485}, 'Word2Vec': {'0-0': 0.015066512911124375}, 'bert-base-nli-stsb-mean-tokens': {'0.0-1.0': 0.0, '0.1-0.9': 8.7199201006527e-06, '0.2-0.8': 8.681237088647986e-05, '0.3-0.7': 0.0007844755675259218, '0.4-0.6': 0.0050629174301461966, '0.5-0.5': 0.004521980071760523, '0.6-0.4': 0.006523344344108284, '0.7-0.3': 0.005421854088392908, '0.8-0.2': 0.005414875661159058, '0.9-0.1': 0.005414875661159058}, 'bert-large-nli-stsb-mean-tokens': {'0.0-1.0': 4.1911157991347814e-05, '0.1-0.9': 0.00010993967660144488, '0.2-0.8': 0.00036616544275325236, '0.3-0.7': 0.0019814723208514406, '0.4-0.6': 0.007946055470556823, '0.5-0.5': 0.004436328857759686, '0.6-0.4': 0.006975279615121344, '0.7-0.3': 0.005448022318379486, '0.8-0.2': 0.005414875661159058, '0.9-0.1': 0.005414875661159058}, 'roberta-base-nli-stsb-mean-tokens': {'0.0-1.0': 4.46876680927355e-05, '0.1-0.9': 9.418085180434854e-05, '0.2-0.8': 0.00048794564158582965, '0.3-0.7': 0.00217662567135124, '0.4-0.6': 0.005776208968300556, '0.5-0.5': 0.004440558829557184, '0.6-0.4': 0.006469983454675199, '0.7-0.3': 0.0054733169651338676, '0.8-0.2': 0.005414875661159058, '0.9-0.1': 0.005414875661159058}, 'roberta-large-nli-stsb-mean-tokens': {'0.0-1.0': 9.3074626508316e-05, '0.1-0.9': 0.00027028517413896225, '0.2-0.8': 0.0008594859418812328, '0.3-0.7': 0.0035384993236372564, '0.4-0.6': 0.005006654167513336, '0.5-0.5': 0.004448967539761539, '0.6-0.4': 0.005349759438585622, '0.7-0.3': 0.005514309005166695, '0.8-0.2': 0.005414875661159058, '0.9-0.1': 0.005414875661159058}, 'distilbert-base-nli-stsb-mean-tokens': {'0.0-1.0': 7.342015221234455e-06, '0.1-0.9': 7.021530625139771e-05, '0.2-0.8': 0.00039460790317868977, '0.3-0.7': 0.001946166033280683, '0.4-0.6': 0.0071420492489232545, '0.5-0.5': 0.004441804925577775, '0.6-0.4': 0.005844158400727606, '0.7-0.3': 0.0054388635945213926, '0.8-0.2': 0.005414875661159058, '0.9-0.1': 0.005414875661159058}, 'bert-base-nli-mean-tokens': {'0.0-1.0': -1.2630571252447709e-05, '0.1-0.9': 1.871390536445361e-05, '0.2-0.8': 0.00011756358846648496, '0.3-0.7': 6.597377595374265e-05, '0.4-0.6': 0.00020825262409496226, '0.5-0.5': 0.00034632728819605774, '0.6-0.4': 0.00494179565973496, <text:soft-page-break/>'0.7-0.3': 0.005414875661159058, '0.8-0.2': 0.005414875661159058, '0.9-0.1': 0.005414875661159058}, 'bert-large-nli-mean-tokens': {'0.0-1.0': -1.1402585045283686e-05, '0.1-0.9': 6.461932576862228e-05, '0.2-0.8': 0.00020009168383205989, '0.3-0.7': 0.0005179914502043692, '0.4-0.6': 0.00031752380951566295, '0.5-0.5': 0.0004212495484879897, '0.6-0.4': 0.00533580005410117, '0.7-0.3': 0.005414875661159058, '0.8-0.2': 0.005414875661159058, '0.9-0.1': 0.005414875661159058}, 'roberta-base-nli-mean-tokens': {'0.0-1.0': -0.000622255615393863, '0.1-0.9': -4.2756256102727264e-05, '0.2-0.8': 0.00026699202636382147, '0.3-0.7': 0.00029254539817036296, '0.4-0.6': 0.0003806216019487385, '0.5-0.5': 0.0003806216019487385, '0.6-0.4': 0.00045313900546417596, '0.7-0.3': 0.005414875661159058, '0.8-0.2': 0.005414875661159058, '0.9-0.1': 0.005414875661159058}, 'roberta-large-nli-mean-tokens': {'0.0-1.0': -6.701584190871301e-05, '0.1-0.9': 8.63267480482044e-05, '0.2-0.8': -0.00011793548693539435, '0.3-0.7': 0.0003797207636088151, '0.4-0.6': 0.0003886993417370199, '0.5-0.5': 0.0003806216019487385, '0.6-0.4': 0.001993391900209196, '0.7-0.3': 0.005414875661159058, '0.8-0.2': 0.005414875661159058, '0.9-0.1': 0.005414875661159058}, 'distilbert-base-nli-mean-tokens': {'0.0-1.0': -3.140159295167422e-05, '0.1-0.9': 6.368851658444807e-05, '0.2-0.8': -0.00014260729610549028, '0.3-0.7': 0.0002462319022067394, '0.4-0.6': 0.0002090374543944895, '0.5-0.5': 0.0003807972063757381, '0.6-0.4': 0.0030502955331164205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30000000000000004, '0.5': 0.8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30000000000000004, '0.5': 0.8999999999999999} <text:s/>= <text:s/>{'FUZZY_MATCH': {'0-0': 0.0061513433479361}, 'Word2Vec': {'0-0': 0.015066512911124375}, 'bert-base-nli-stsb-mean-tokens': {'0.0-1.0': 0.0, '0.1-0.9': 8.7199201006527e-06, '0.2-0.8': 8.681237088647986e-05, '0.3-0.7': 0.0007844755675259218, '0.4-0.6': 0.0050629174301461966, '0.5-0.5': 0.004405353467706541, '0.6-0.4': 0.004448967539761539, '0.7-0.3': 0.004448967539761539, '0.8-0.2': 0.006523344344108284, '0.9-0.1': 0.005414875661159058}, 'bert-large-nli-stsb-mean-tokens': {'0.0-1.0': 4.1911157991347814e-05, '0.1-0.9': 0.00010993967660144488, '0.2-0.8': 0.00036616544275325236, '0.3-0.7': 0.0019814723208514406, '0.4-0.6': 0.007946055470556823, '0.5-0.5': 0.004437198203874448, '0.6-0.4': 0.004448967539761539, '0.7-0.3': 0.004448967539761539, '0.8-0.2': 0.006975279615121344, '0.9-0.1': 0.005414875661159058}, 'roberta-base-nli-stsb-mean-tokens': {'0.0-1.0': 4.46876680927355e-05, '0.1-0.9': 9.418085180434854e-05, '0.2-0.8': 0.00048794564158582965, '0.3-0.7': 0.00217662567135124, '0.4-0.6': 0.005776208968300556, '0.5-0.5': 0.004440558829557184, '0.6-0.4': 0.004448967539761539, '0.7-0.3': 0.004448967539761539, '0.8-0.2': 0.006469983454675199, '0.9-0.1': 0.005414875661159058}, 'roberta-large-nli-stsb-mean-tokens': {'0.0-1.0': 9.3074626508316e-05, '0.1-0.9': 0.00027028517413896225, '0.2-0.8': 0.0008594859418812328, '0.3-0.7': 0.0035384993236372564, '0.4-0.6': 0.005006654167513336, '0.5-0.5': 0.004448967539761539, '0.6-0.4': 0.004448967539761539, '0.7-0.3': 0.004448967539761539, '0.8-0.2': 0.005349759438585622, '0.9-0.1': 0.005414875661159058}, 'distilbert-base-nli-stsb-mean-tokens': {'0.0-1.0': 7.342015221234455e-06, '0.1-0.9': 7.021530625139771e-05, '0.2-0.8': 0.00039460790317868977, '0.3-0.7': 0.001946166033280683, '0.4-0.6': 0.0071420492489232545, '0.5-0.5': 0.004442239754615107, '0.6-0.4': 0.004448967539761539, '0.7-0.3': 0.004448967539761539, '0.8-0.2': 0.005844158400727606, '0.9-0.1': 0.005414875661159058}, 'bert-base-nli-mean-tokens': <text:soft-page-break/>{'0.0-1.0': 0.0, '0.1-0.9': 0.0, '0.2-0.8': 0.0, '0.3-0.7': 0.0, '0.4-0.6': -3.5084489313774725e-07, '0.5-0.5': -4.1754062572785244e-05, '0.6-0.4': 0.004373582289352029, '0.7-0.3': 0.0049831179535919645, '0.8-0.2': 0.005414875661159058, '0.9-0.1': 0.005414875661159058}, 'bert-large-nli-mean-tokens': {'0.0-1.0': 0.0, '0.1-0.9': 0.0, '0.2-0.8': 0.0, '0.3-0.7': 0.0, '0.4-0.6': 0.0, '0.5-0.5': 3.156525840553037e-05, '0.6-0.4': 0.0049500228132091095, '0.7-0.3': 0.00525631819017669, '0.8-0.2': 0.005414875661159058, '0.9-0.1': 0.005414875661159058}, 'roberta-base-nli-mean-tokens': {'0.0-1.0': 0.0, '0.1-0.9': 0.0, '0.2-0.8': -1.0525354181556423e-06, '0.3-0.7': -1.4384842494274963e-05, '0.4-0.6': -6.725146800268256e-05, '0.5-0.5': -6.638909781719882e-05, '0.6-0.4': 0.00033416286948906304, '0.7-0.3': 0.005414875661159058, '0.8-0.2': 0.005414875661159058, '0.9-0.1': 0.005414875661159058}, 'roberta-large-nli-mean-tokens': {'0.0-1.0': 0.0, '0.1-0.9': 0.0, '0.2-0.8': 0.0, '0.3-0.7': 0.0, '0.4-0.6': -1.2279582031204939e-06, '0.5-0.5': 2.081899441430668e-05, '0.6-0.4': 0.0012203257253352584, '0.7-0.3': 0.005434938375515674, '0.8-0.2': 0.005414875661159058, '0.9-0.1': 0.005414875661159058}, 'distilbert-base-nli-mean-tokens': {'0.0-1.0': 0.0, '0.1-0.9': 0.0, '0.2-0.8': 0.0, '0.3-0.7': 0.0, '0.4-0.6': -7.016900325229614e-07, '0.5-0.5': 3.7133134045075344e-05, '0.6-0.4': 0.0021048667127896437, '0.7-0.3': 0.004986243292824266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30000000000000004, '0.5': 0.9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30000000000000004, '0.5': 0.9999999999999999} <text:s/>= <text:s/>{'FUZZY_MATCH': {'0-0': 0.006059890535392465}, 'Word2Vec': {'0-0': 0.015066512911124375}, 'bert-base-nli-stsb-mean-tokens': {'0.0-1.0': 0.0, '0.1-0.9': 8.7199201006527e-06, '0.2-0.8': 8.681237088647986e-05, '0.3-0.7': 0.0007844755675259218, '0.4-0.6': 0.0050629174301461966, '0.5-0.5': 0.004405353467706541, '0.6-0.4': 0.004448967539761539, '0.7-0.3': 0.004448967539761539, '0.8-0.2': 0.004448967539761539, '0.9-0.1': 0.004448967539761539}, 'bert-large-nli-stsb-mean-tokens': {'0.0-1.0': 4.1911157991347814e-05, '0.1-0.9': 0.00010993967660144488, '0.2-0.8': 0.00036616544275325236, '0.3-0.7': 0.0019814723208514406, '0.4-0.6': 0.007946055470556823, '0.5-0.5': 0.004437198203874448, '0.6-0.4': 0.004448967539761539, '0.7-0.3': 0.004448967539761539, '0.8-0.2': 0.004448967539761539, '0.9-0.1': 0.004448967539761539}, 'roberta-base-nli-stsb-mean-tokens': {'0.0-1.0': 4.46876680927355e-05, '0.1-0.9': 9.418085180434854e-05, '0.2-0.8': 0.00048794564158582965, '0.3-0.7': 0.00217662567135124, '0.4-0.6': 0.005776208968300556, '0.5-0.5': 0.004440558829557184, '0.6-0.4': 0.004448967539761539, '0.7-0.3': 0.004448967539761539, '0.8-0.2': 0.004448967539761539, '0.9-0.1': 0.004448967539761539}, 'roberta-large-nli-stsb-mean-tokens': {'0.0-1.0': 9.3074626508316e-05, '0.1-0.9': 0.00027028517413896225, '0.2-0.8': 0.0008594859418812328, '0.3-0.7': 0.0035384993236372564, '0.4-0.6': 0.005006654167513336, '0.5-0.5': 0.004448967539761539, '0.6-0.4': 0.004448967539761539, '0.7-0.3': 0.004448967539761539, '0.8-0.2': 0.004448967539761539, '0.9-0.1': 0.004448967539761539}, 'distilbert-base-nli-stsb-mean-tokens': {'0.0-1.0': 7.342015221234455e-06, '0.1-0.9': 7.021530625139771e-05, '0.2-0.8': 0.00039460790317868977, '0.3-0.7': 0.001946166033280683, '0.4-0.6': 0.0071420492489232545, '0.5-0.5': 0.004442239754615107, '0.6-0.4': 0.004448967539761539, '0.7-0.3': 0.004448967539761539, '0.8-0.2': 0.004448967539761539, '0.9-0.1': 0.004448967539761539}, 'bert-base-nli-mean-tokens': {'0.0-1.0': 0.0, '0.1-0.9': 0.0, '0.2-0.8': 0.0, '0.3-0.7': 0.0, '0.4-0.6': 0.0, '0.5-0.5': -3.7362750611391604e-05, '0.6-0.4': 0.004123432477810329, '0.7-0.3': 0.004448967539761539, <text:soft-page-break/>'0.8-0.2': 0.004448967539761539, '0.9-0.1': 0.004448967539761539}, 'bert-large-nli-mean-tokens': {'0.0-1.0': 0.0, '0.1-0.9': 0.0, '0.2-0.8': 0.0, '0.3-0.7': 0.0, '0.4-0.6': 0.0, '0.5-0.5': 3.54389784781306e-05, '0.6-0.4': 0.004534518286958833, '0.7-0.3': 0.004448967539761539, '0.8-0.2': 0.004448967539761539, '0.9-0.1': 0.004448967539761539}, 'roberta-base-nli-mean-tokens': {'0.0-1.0': 0.0, '0.1-0.9': 0.0, '0.2-0.8': 0.0, '0.3-0.7': 0.0, '0.4-0.6': 0.0, '0.5-0.5': 0.0, '0.6-0.4': 5.4546844175829e-05, '0.7-0.3': 0.004448967539761539, '0.8-0.2': 0.004448967539761539, '0.9-0.1': 0.004448967539761539}, 'roberta-large-nli-mean-tokens': {'0.0-1.0': 0.0, '0.1-0.9': 0.0, '0.2-0.8': 0.0, '0.3-0.7': 0.0, '0.4-0.6': 0.0, '0.5-0.5': 0.0, '0.6-0.4': 0.0014014755841889048, '0.7-0.3': 0.004448967539761539, '0.8-0.2': 0.004448967539761539, '0.9-0.1': 0.004448967539761539}, 'distilbert-base-nli-mean-tokens': {'0.0-1.0': 0.0, '0.1-0.9': 0.0, '0.2-0.8': 0.0, '0.3-0.7': 0.0, '0.4-0.6': 0.0, '0.5-0.5': 0.0, '0.6-0.4': 0.0023595507884729416, '0.7-0.3': 0.004448967539761539, '0.8-0.2': 0.004448967539761539, '0.9-0.1': 0.004448967539761539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4, '0.5': 0.5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4, '0.5': 0.5} <text:s/>= <text:s/>{'FUZZY_MATCH': {'0-0': 0.02750594243740223}, 'Word2Vec': {'0-0': -0.002906592174058087}, 'bert-base-nli-stsb-mean-tokens': {'0.0-1.0': 0.002164967630314596, '0.1-0.9': 0.0018004016918485855, '0.2-0.8': 0.005771769535400484, '0.3-0.7': 0.005098418368594704, '0.4-0.6': 0.005414875661159058, '0.5-0.5': 0.005414875661159058, '0.6-0.4': 0.005414875661159058, '0.7-0.3': 0.005414875661159058, '0.8-0.2': 0.005414875661159058, '0.9-0.1': 0.005414875661159058}, 'bert-large-nli-stsb-mean-tokens': {'0.0-1.0': 0.00375671872146921, '0.1-0.9': 0.003913472782061556, '0.2-0.8': 0.008937726489240516, '0.3-0.7': 0.005366093045483966, '0.4-0.6': 0.005414875661159058, '0.5-0.5': 0.005414875661159058, '0.6-0.4': 0.005414875661159058, '0.7-0.3': 0.005414875661159058, '0.8-0.2': 0.005414875661159058, '0.9-0.1': 0.005414875661159058}, 'roberta-base-nli-stsb-mean-tokens': {'0.0-1.0': 0.0033766315819833137, '0.1-0.9': 0.005195669467636499, '0.2-0.8': 0.0069441683957121025, '0.3-0.7': 0.005626925855562015, '0.4-0.6': 0.005414875661159058, '0.5-0.5': 0.005414875661159058, '0.6-0.4': 0.005414875661159058, '0.7-0.3': 0.005414875661159058, '0.8-0.2': 0.005414875661159058, '0.9-0.1': 0.005414875661159058}, 'roberta-large-nli-stsb-mean-tokens': {'0.0-1.0': 0.003739625002751046, '0.1-0.9': 0.006943475845275882, '0.2-0.8': 0.00641871099675273, '0.3-0.7': 0.005415874071280191, '0.4-0.6': 0.005414875661159058, '0.5-0.5': 0.005414875661159058, '0.6-0.4': 0.005414875661159058, '0.7-0.3': 0.005414875661159058, '0.8-0.2': 0.005414875661159058, '0.9-0.1': 0.005414875661159058}, 'distilbert-base-nli-stsb-mean-tokens': {'0.0-1.0': 0.003191413227258133, '0.1-0.9': 0.0039874757466690225, '0.2-0.8': 0.007935313914715136, '0.3-0.7': 0.005370285114843276, '0.4-0.6': 0.005414875661159058, '0.5-0.5': 0.005414875661159058, '0.6-0.4': 0.005414875661159058, '0.7-0.3': 0.005414875661159058, '0.8-0.2': 0.005414875661159058, '0.9-0.1': 0.005414875661159058}, 'bert-base-nli-mean-tokens': {'0.0-1.0': 0.0, '0.1-0.9': 1.7605079738469698e-07, '0.2-0.8': -7.470567075440471e-05, '0.3-0.7': 0.0007279739843757405, '0.4-0.6': 0.0006998320715014827, '0.5-0.5': 0.0053304537043151745, '0.6-0.4': 0.005414875661159058, '0.7-0.3': 0.005414875661159058, '0.8-0.2': 0.005414875661159058, '0.9-0.1': 0.005414875661159058}, 'bert-large-nli-mean-tokens': {'0.0-1.0': 0.0, '0.1-0.9': 3.521015329299715e-07, '0.2-0.8': 3.591307920292053e-05, '0.3-0.7': 0.0007847907929372511, '0.4-0.6': 0.0007196192369414156, '0.5-0.5': 0.005337601075535714, '0.6-0.4': 0.005414875661159058, '0.7-0.3': 0.005414875661159058, '0.8-0.2': 0.005414875661159058, '0.9-0.1': 0.005414875661159058}, 'roberta-base-nli-mean-tokens': {'0.0-<text:soft-page-break/>1.0': 0.0, '0.1-0.9': 0.0, '0.2-0.8': 0.0, '0.3-0.7': -8.192417195229673e-05, '0.4-0.6': 0.00022887631841805867, '0.5-0.5': 0.0015352056592310426, '0.6-0.4': 0.005414875661159058, '0.7-0.3': 0.005414875661159058, '0.8-0.2': 0.005414875661159058, '0.9-0.1': 0.005414875661159058}, 'roberta-large-nli-mean-tokens': {'0.0-1.0': 0.0, '0.1-0.9': 0.0, '0.2-0.8': 1.7605079738469698e-07, '0.3-0.7': 0.0001187240980189408, '0.4-0.6': 0.0003783282059458548, '0.5-0.5': 0.005267565329524659, '0.6-0.4': 0.005414875661159058, '0.7-0.3': 0.005414875661159058, '0.8-0.2': 0.005414875661159058, '0.9-0.1': 0.005414875661159058}, 'distilbert-base-nli-mean-tokens': {'0.0-1.0': 0.0, '0.1-0.9': 0.0, '0.2-0.8': 7.042028178361193e-07, '0.3-0.7': 0.00028183735288667133, '0.4-0.6': 0.0003133149490901488, '0.5-0.5': 0.005461701110854089, '0.6-0.4': 0.005414875661159058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4, '0.5': 0.6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4, '0.5': 0.6} <text:s/>= <text:s/>{'FUZZY_MATCH': {'0-0': 0.027505527467548196}, 'Word2Vec': {'0-0': -0.002906592174058087}, 'bert-base-nli-stsb-mean-tokens': {'0.0-1.0': 0.00040601441806320526, '0.1-0.9': 0.001628570663130935, '0.2-0.8': 0.006511043680433093, '0.3-0.7': 0.00528056127760923, '0.4-0.6': 0.005421854088392908, '0.5-0.5': 0.005414875661159058, '0.6-0.4': 0.005414875661159058, '0.7-0.3': 0.005414875661159058, '0.8-0.2': 0.005414875661159058, '0.9-0.1': 0.005414875661159058}, 'bert-large-nli-stsb-mean-tokens': {'0.0-1.0': 0.0011711786451354955, '0.1-0.9': 0.0033876788634333854, '0.2-0.8': 0.010171436755707752, '0.3-0.7': 0.005885719553333391, '0.4-0.6': 0.005448022318379486, '0.5-0.5': 0.005414875661159058, '0.6-0.4': 0.005414875661159058, '0.7-0.3': 0.005414875661159058, '0.8-0.2': 0.005414875661159058, '0.9-0.1': 0.005414875661159058}, 'roberta-base-nli-stsb-mean-tokens': {'0.0-1.0': 0.0020009082967434866, '0.1-0.9': 0.0040881521794031705, '0.2-0.8': 0.007645728673484564, '0.3-0.7': 0.006663835991764344, '0.4-0.6': 0.0054733169651338676, '0.5-0.5': 0.005414875661159058, '0.6-0.4': 0.005414875661159058, '0.7-0.3': 0.005414875661159058, '0.8-0.2': 0.005414875661159058, '0.9-0.1': 0.005414875661159058}, 'roberta-large-nli-stsb-mean-tokens': {'0.0-1.0': 0.003173820932922289, '0.1-0.9': 0.005187043563656624, '0.2-0.8': 0.00588174152148957, '0.3-0.7': 0.007090453837963251, '0.4-0.6': 0.005514309005166695, '0.5-0.5': 0.005414875661159058, '0.6-0.4': 0.005414875661159058, '0.7-0.3': 0.005414875661159058, '0.8-0.2': 0.005414875661159058, '0.9-0.1': 0.005414875661159058}, 'distilbert-base-nli-stsb-mean-tokens': {'0.0-1.0': 0.001381310820767201, '0.1-0.9': 0.0032628893673374293, '0.2-0.8': 0.00835744150844564, '0.3-0.7': 0.005598072849806512, '0.4-0.6': 0.0054388635945213926, '0.5-0.5': 0.005414875661159058, '0.6-0.4': 0.005414875661159058, '0.7-0.3': 0.005414875661159058, '0.8-0.2': 0.005414875661159058, '0.9-0.1': 0.005414875661159058}, 'bert-base-nli-mean-tokens': {'0.0-1.0': -4.219482950462705e-05, '0.1-0.9': -9.282679688893403e-05, '0.2-0.8': 7.362404611710449e-05, '0.3-0.7': 0.0003322656998479001, '0.4-0.6': 0.0007000194940878224, '0.5-0.5': 0.0053304537043151745, '0.6-0.4': 0.005414875661159058, '0.7-0.3': 0.005414875661159058, '0.8-0.2': 0.005414875661159058, '0.9-0.1': 0.005414875661159058}, 'bert-large-nli-mean-tokens': {'0.0-1.0': 1.725268352537057e-05, '0.1-0.9': -2.1833209549848576e-05, '0.2-0.8': 0.00030605931591654034, '0.3-0.7': 0.00038875028764784325, '0.4-0.6': 0.0007198050856623839, '0.5-0.5': 0.005337601075535714, '0.6-0.4': 0.005414875661159058, '0.7-0.3': 0.005414875661159058, '0.8-0.2': 0.005414875661159058, '0.9-0.1': 0.005414875661159058}, 'roberta-base-nli-mean-tokens': {'0.0-1.0': 0.0, '0.1-0.9': 0.0, '0.2-0.8': <text:soft-page-break/>1.3548865133605759e-05, '0.3-0.7': 0.00031480699630237474, '0.4-0.6': 0.0003806216019487385, '0.5-0.5': 0.0015352056592310426, '0.6-0.4': 0.005414875661159058, '0.7-0.3': 0.005414875661159058, '0.8-0.2': 0.005414875661159058, '0.9-0.1': 0.005414875661159058}, 'roberta-large-nli-mean-tokens': {'0.0-1.0': 0.0, '0.1-0.9': -3.1631521920649774e-05, '0.2-0.8': -0.000331075705747752, '0.3-0.7': 0.0003806216019487385, '0.4-0.6': 0.0003795635345895665, '0.5-0.5': 0.005267565329524659, '0.6-0.4': 0.005414875661159058, '0.7-0.3': 0.005414875661159058, '0.8-0.2': 0.005414875661159058, '0.9-0.1': 0.005414875661159058}, 'distilbert-base-nli-mean-tokens': {'0.0-1.0': 1.7605079738469698e-07, '0.1-0.9': -0.0001646053043589113, '0.2-0.8': -0.00037527390567548835, '0.3-0.7': 0.0003806216019487385, '0.4-0.6': 0.0003143858040078884, '0.5-0.5': 0.005461701110854089, '0.6-0.4': 0.005414875661159058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4, '0.5': 0.7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4, '0.5': 0.7} <text:s/>= <text:s/>{'FUZZY_MATCH': {'0-0': 0.026727482891194865}, 'Word2Vec': {'0-0': -0.002906592174058087}, 'bert-base-nli-stsb-mean-tokens': {'0.0-1.0': 0.0003612838529453155, '0.1-0.9': 0.0013315320911186923, '0.2-0.8': 0.005062310399938985, '0.3-0.7': 0.004232894741348026, '0.4-0.6': 0.006523344344108284, '0.5-0.5': 0.005313524594668717, '0.6-0.4': 0.005414875661159058, '0.7-0.3': 0.005414875661159058, '0.8-0.2': 0.005414875661159058, '0.9-0.1': 0.005414875661159058}, 'bert-large-nli-stsb-mean-tokens': {'0.0-1.0': 0.0011730149011510704, '0.1-0.9': 0.0032551478814163426, '0.2-0.8': 0.007949761142043932, '0.3-0.7': 0.00451437120585596, '0.4-0.6': 0.006975279615121344, '0.5-0.5': 0.005582111648091748, '0.6-0.4': 0.005415747969918616, '0.7-0.3': 0.005414875661159058, '0.8-0.2': 0.005414875661159058, '0.9-0.1': 0.005414875661159058}, 'roberta-base-nli-stsb-mean-tokens': {'0.0-1.0': 0.0020020413047540098, '0.1-0.9': 0.0035563031114647092, '0.2-0.8': 0.005777913031745241, '0.3-0.7': 0.004774660275483011, '0.4-0.6': 0.006469983454675199, '0.5-0.5': 0.006109097824842369, '0.6-0.4': 0.005415311815729962, '0.7-0.3': 0.005414875661159058, '0.8-0.2': 0.005414875661159058, '0.9-0.1': 0.005414875661159058}, 'roberta-large-nli-stsb-mean-tokens': {'0.0-1.0': 0.003173820932922289, '0.1-0.9': 0.005187668706370108, '0.2-0.8': 0.005013403679256068, '0.3-0.7': 0.004440558829557184, '0.4-0.6': 0.005349759438585622, '0.5-0.5': 0.0068082670214506535, '0.6-0.4': 0.005416620277148065, '0.7-0.3': 0.005414875661159058, '0.8-0.2': 0.005414875661159058, '0.9-0.1': 0.005414875661159058}, 'distilbert-base-nli-stsb-mean-tokens': {'0.0-1.0': 0.0013823481292455364, '0.1-0.9': 0.0031988998722428663, '0.2-0.8': 0.007141671520388582, '0.3-0.7': 0.004524533972111389, '0.4-0.6': 0.005844158400727606, '0.5-0.5': 0.005571159902494904, '0.6-0.4': 0.005414875661159058, '0.7-0.3': 0.005414875661159058, '0.8-0.2': 0.005414875661159058, '0.9-0.1': 0.005414875661159058}, 'bert-base-nli-mean-tokens': {'0.0-1.0': 0.00018008665286950443, '0.1-0.9': 0.00016083485164908318, '0.2-0.8': 0.0001955137540952112, '0.3-0.7': 0.00033261695994590834, '0.4-0.6': 0.0007000194940878224, '0.5-0.5': 0.0053304537043151745, '0.6-0.4': 0.005414875661159058, '0.7-0.3': 0.005414875661159058, '0.8-0.2': 0.005414875661159058, '0.9-0.1': 0.005414875661159058}, 'bert-large-nli-mean-tokens': {'0.0-1.0': 0.0001760584806971277, '0.1-0.9': 6.1472460789469e-05, '0.2-0.8': 0.0003908065567331809, '0.3-0.7': 0.00039050777429072703, '0.4-0.6': 0.0007198050856623839, '0.5-0.5': 0.005337601075535714, '0.6-0.4': 0.005414875661159058, '0.7-0.3': 0.005414875661159058, '0.8-0.2': 0.005414875661159058, '0.9-0.1': 0.005414875661159058}, <text:soft-page-break/>'roberta-base-nli-mean-tokens': {'0.0-1.0': 8.274320471013397e-06, '0.1-0.9': -0.0010485978498138149, '0.2-0.8': 0.00037886555428479074, '0.3-0.7': 0.0003806216019487385, '0.4-0.6': 0.0003806216019487385, '0.5-0.5': 0.0015352056592310426, '0.6-0.4': 0.005414875661159058, '0.7-0.3': 0.005414875661159058, '0.8-0.2': 0.005414875661159058, '0.9-0.1': 0.005414875661159058}, 'roberta-large-nli-mean-tokens': {'0.0-1.0': -0.00010614272383135948, '0.1-0.9': 0.00017652756013319948, '0.2-0.8': 0.0003806216019487385, '0.3-0.7': 0.0003806216019487385, '0.4-0.6': 0.0003795635345895665, '0.5-0.5': 0.005267565329524659, '0.6-0.4': 0.005414875661159058, '0.7-0.3': 0.005414875661159058, '0.8-0.2': 0.005414875661159058, '0.9-0.1': 0.005414875661159058}, 'distilbert-base-nli-mean-tokens': {'0.0-1.0': -0.00032664712836494303, '0.1-0.9': -5.218986139432502e-05, '0.2-0.8': 0.0003818508316425495, '0.3-0.7': 0.0003806216019487385, '0.4-0.6': 0.0003143858040078884, '0.5-0.5': 0.005461701110854089, '0.6-0.4': 0.005414875661159058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4, '0.5': 0.7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4, '0.5': 0.7999999999999999} <text:s/>= <text:s/>{'FUZZY_MATCH': {'0-0': 0.020576661892416026}, 'Word2Vec': {'0-0': -0.002906592174058087}, 'bert-base-nli-stsb-mean-tokens': {'0.0-1.0': 0.0003612838529453155, '0.1-0.9': 0.0013315320911186923, '0.2-0.8': 0.0050629174301461966, '0.3-0.7': 0.004154164762952717, '0.4-0.6': 0.004448967539761539, '0.5-0.5': 0.004565962841196147, '0.6-0.4': 0.006523344344108284, '0.7-0.3': 0.005421854088392908, '0.8-0.2': 0.005414875661159058, '0.9-0.1': 0.005414875661159058}, 'bert-large-nli-stsb-mean-tokens': {'0.0-1.0': 0.0011730149011510704, '0.1-0.9': 0.0032551478814163426, '0.2-0.8': 0.007949761142043932, '0.3-0.7': 0.0043986679806604645, '0.4-0.6': 0.004448967539761539, '0.5-0.5': 0.00444809746450503, '0.6-0.4': 0.006975279615121344, '0.7-0.3': 0.005448022318379486, '0.8-0.2': 0.005414875661159058, '0.9-0.1': 0.005414875661159058}, 'roberta-base-nli-stsb-mean-tokens': {'0.0-1.0': 0.0020020413047540098, '0.1-0.9': 0.0035563031114647092, '0.2-0.8': 0.005777913031745241, '0.3-0.7': 0.004658395352756917, '0.4-0.6': 0.004448967539761539, '0.5-0.5': 0.004448967539761539, '0.6-0.4': 0.006469983454675199, '0.7-0.3': 0.0054733169651338676, '0.8-0.2': 0.005414875661159058, '0.9-0.1': 0.005414875661159058}, 'roberta-large-nli-stsb-mean-tokens': {'0.0-1.0': 0.003173820932922289, '0.1-0.9': 0.005187668706370108, '0.2-0.8': 0.005013403679256068, '0.3-0.7': 0.004440558829557184, '0.4-0.6': 0.004448967539761539, '0.5-0.5': 0.004448967539761539, '0.6-0.4': 0.005349759438585622, '0.7-0.3': 0.005514309005166695, '0.8-0.2': 0.005414875661159058, '0.9-0.1': 0.005414875661159058}, 'distilbert-base-nli-stsb-mean-tokens': {'0.0-1.0': 0.0013823481292455364, '0.1-0.9': 0.0031988998722428663, '0.2-0.8': 0.0071420492489232545, '0.3-0.7': 0.004407025851817514, '0.4-0.6': 0.004448967539761539, '0.5-0.5': 0.004448532502323355, '0.6-0.4': 0.005844158400727606, '0.7-0.3': 0.0054388635945213926, '0.8-0.2': 0.005414875661159058, '0.9-0.1': 0.005414875661159058}, 'bert-base-nli-mean-tokens': {'0.0-1.0': -1.2630571252447709e-05, '0.1-0.9': 1.871390536445361e-05, '0.2-0.8': 0.00011756358846648496, '0.3-0.7': 1.7620797239548125e-05, '0.4-0.6': 0.0005159507985780243, '0.5-0.5': 0.005336959254298335, '0.6-0.4': 0.005414875661159058, '0.7-0.3': 0.005414875661159058, '0.8-0.2': 0.005414875661159058, '0.9-0.1': 0.005414875661159058}, 'bert-large-nli-mean-tokens': {'0.0-1.0': -1.1402585045283686e-05, '0.1-0.9': 6.461932576862228e-05, '0.2-0.8': 0.00020009168383205989, '0.3-0.7': <text:soft-page-break/>0.0005262289001780607, '0.4-0.6': 0.0006529735606319864, '0.5-0.5': 0.005346713175331308, '0.6-0.4': 0.005414875661159058, '0.7-0.3': 0.005414875661159058, '0.8-0.2': 0.005414875661159058, '0.9-0.1': 0.005414875661159058}, 'roberta-base-nli-mean-tokens': {'0.0-1.0': -0.000622255615393863, '0.1-0.9': -4.2756256102727264e-05, '0.2-0.8': 0.00026699202636382147, '0.3-0.7': 0.00029254539817036296, '0.4-0.6': 0.0003806216019487385, '0.5-0.5': 0.0015352056592310426, '0.6-0.4': 0.005414875661159058, '0.7-0.3': 0.005414875661159058, '0.8-0.2': 0.005414875661159058, '0.9-0.1': 0.005414875661159058}, 'roberta-large-nli-mean-tokens': {'0.0-1.0': -6.701584190871301e-05, '0.1-0.9': 8.63267480482044e-05, '0.2-0.8': -0.00011793548693539435, '0.3-0.7': 0.0003797207636088151, '0.4-0.6': 0.0003876813325777162, '0.5-0.5': 0.005267565329524659, '0.6-0.4': 0.005414875661159058, '0.7-0.3': 0.005414875661159058, '0.8-0.2': 0.005414875661159058, '0.9-0.1': 0.005414875661159058}, 'distilbert-base-nli-mean-tokens': {'0.0-1.0': -3.140159295167422e-05, '0.1-0.9': 6.368851658444807e-05, '0.2-0.8': -0.00014260729610549028, '0.3-0.7': 0.0002462319022067394, '0.4-0.6': 0.0001400095725987427, '0.5-0.5': 0.0054621314723591885, '0.6-0.4': 0.005414875661159058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4, '0.5': 0.8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4, '0.5': 0.8999999999999999} <text:s/>= <text:s/>{'FUZZY_MATCH': {'0-0': 0.017947219588758778}, 'Word2Vec': {'0-0': -0.002906592174058087}, 'bert-base-nli-stsb-mean-tokens': {'0.0-1.0': 0.0003612838529453155, '0.1-0.9': 0.0013315320911186923, '0.2-0.8': 0.0050629174301461966, '0.3-0.7': 0.004154164762952717, '0.4-0.6': 0.004448967539761539, '0.5-0.5': 0.004448967539761539, '0.6-0.4': 0.004448967539761539, '0.7-0.3': 0.004448967539761539, '0.8-0.2': 0.006523344344108284, '0.9-0.1': 0.005414875661159058}, 'bert-large-nli-stsb-mean-tokens': {'0.0-1.0': 0.0011730149011510704, '0.1-0.9': 0.0032551478814163426, '0.2-0.8': 0.007949761142043932, '0.3-0.7': 0.0043986679806604645, '0.4-0.6': 0.004448967539761539, '0.5-0.5': 0.004448967539761539, '0.6-0.4': 0.004448967539761539, '0.7-0.3': 0.004448967539761539, '0.8-0.2': 0.006975279615121344, '0.9-0.1': 0.005414875661159058}, 'roberta-base-nli-stsb-mean-tokens': {'0.0-1.0': 0.0020020413047540098, '0.1-0.9': 0.0035563031114647092, '0.2-0.8': 0.005777913031745241, '0.3-0.7': 0.004658395352756917, '0.4-0.6': 0.004448967539761539, '0.5-0.5': 0.004448967539761539, '0.6-0.4': 0.004448967539761539, '0.7-0.3': 0.004448967539761539, '0.8-0.2': 0.006469983454675199, '0.9-0.1': 0.005414875661159058}, 'roberta-large-nli-stsb-mean-tokens': {'0.0-1.0': 0.003173820932922289, '0.1-0.9': 0.005187668706370108, '0.2-0.8': 0.005013403679256068, '0.3-0.7': 0.004440558829557184, '0.4-0.6': 0.004448967539761539, '0.5-0.5': 0.004448967539761539, '0.6-0.4': 0.004448967539761539, '0.7-0.3': 0.004448967539761539, '0.8-0.2': 0.005349759438585622, '0.9-0.1': 0.005414875661159058}, 'distilbert-base-nli-stsb-mean-tokens': {'0.0-1.0': 0.0013823481292455364, '0.1-0.9': 0.0031988998722428663, '0.2-0.8': 0.0071420492489232545, '0.3-0.7': 0.004407025851817514, '0.4-0.6': 0.004448967539761539, '0.5-0.5': 0.004448967539761539, '0.6-0.4': 0.004448967539761539, '0.7-0.3': 0.004448967539761539, '0.8-0.2': 0.005844158400727606, '0.9-0.1': 0.005414875661159058}, 'bert-base-nli-mean-tokens': {'0.0-1.0': 0.0, '0.1-0.9': 0.0, '0.2-0.8': 0.0, '0.3-0.7': -4.832450788350151e-05, '0.4-0.6': 0.0002928337458273367, '0.5-0.5': 0.004359511605799171, '0.6-0.4': 0.0047438711679903545, '0.7-0.3': 0.0049831179535919645, '0.8-0.2': 0.005414875661159058, '0.9-0.1': 0.005414875661159058}, 'bert-large-nli-mean-tokens': {'0.0-<text:soft-page-break/>1.0': 0.0, '0.1-0.9': 0.0, '0.2-0.8': 0.0, '0.3-0.7': 7.8012720026166e-06, '0.4-0.6': 0.0003163671506202226, '0.5-0.5': 0.004367462943414946, '0.6-0.4': 0.004949694132008076, '0.7-0.3': 0.00525631819017669, '0.8-0.2': 0.005414875661159058, '0.9-0.1': 0.005414875661159058}, 'roberta-base-nli-mean-tokens': {'0.0-1.0': 0.0, '0.1-0.9': 0.0, '0.2-0.8': -1.0525354181556423e-06, '0.3-0.7': -1.4384842494274963e-05, '0.4-0.6': -6.725146800268256e-05, '0.5-0.5': 0.0008326952075151661, '0.6-0.4': 0.00513020634296113, '0.7-0.3': 0.005414875661159058, '0.8-0.2': 0.005414875661159058, '0.9-0.1': 0.005414875661159058}, 'roberta-large-nli-mean-tokens': {'0.0-1.0': 0.0, '0.1-0.9': 0.0, '0.2-0.8': 0.0, '0.3-0.7': 0.0, '0.4-0.6': -4.175060018596355e-06, '0.5-0.5': 0.00437812263313786, '0.6-0.4': 0.004161167318676551, '0.7-0.3': 0.005434938375515674, '0.8-0.2': 0.005414875661159058, '0.9-0.1': 0.005414875661159058}, 'distilbert-base-nli-mean-tokens': {'0.0-1.0': 0.0, '0.1-0.9': 0.0, '0.2-0.8': 0.0, '0.3-0.7': 0.0, '0.4-0.6': -7.304225079818316e-05, '0.5-0.5': 0.00459978505801828, '0.6-0.4': 0.004097835584381482, '0.7-0.3': 0.004986243292824266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4, '0.5': 0.9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4, '0.5': 0.9999999999999999} <text:s/>= <text:s/>{'FUZZY_MATCH': {'0-0': 0.017757397809338937}, 'Word2Vec': {'0-0': -0.002906592174058087}, 'bert-base-nli-stsb-mean-tokens': {'0.0-1.0': 0.0003612838529453155, '0.1-0.9': 0.0013315320911186923, '0.2-0.8': 0.0050629174301461966, '0.3-0.7': 0.004154164762952717, '0.4-0.6': 0.004448967539761539, '0.5-0.5': 0.004448967539761539, '0.6-0.4': 0.004448967539761539, '0.7-0.3': 0.004448967539761539, '0.8-0.2': 0.004448967539761539, '0.9-0.1': 0.004448967539761539}, 'bert-large-nli-stsb-mean-tokens': {'0.0-1.0': 0.0011730149011510704, '0.1-0.9': 0.0032551478814163426, '0.2-0.8': 0.007949761142043932, '0.3-0.7': 0.0043986679806604645, '0.4-0.6': 0.004448967539761539, '0.5-0.5': 0.004448967539761539, '0.6-0.4': 0.004448967539761539, '0.7-0.3': 0.004448967539761539, '0.8-0.2': 0.004448967539761539, '0.9-0.1': 0.004448967539761539}, 'roberta-base-nli-stsb-mean-tokens': {'0.0-1.0': 0.0020020413047540098, '0.1-0.9': 0.0035563031114647092, '0.2-0.8': 0.005777913031745241, '0.3-0.7': 0.004658395352756917, '0.4-0.6': 0.004448967539761539, '0.5-0.5': 0.004448967539761539, '0.6-0.4': 0.004448967539761539, '0.7-0.3': 0.004448967539761539, '0.8-0.2': 0.004448967539761539, '0.9-0.1': 0.004448967539761539}, 'roberta-large-nli-stsb-mean-tokens': {'0.0-1.0': 0.003173820932922289, '0.1-0.9': 0.005187668706370108, '0.2-0.8': 0.005013403679256068, '0.3-0.7': 0.004440558829557184, '0.4-0.6': 0.004448967539761539, '0.5-0.5': 0.004448967539761539, '0.6-0.4': 0.004448967539761539, '0.7-0.3': 0.004448967539761539, '0.8-0.2': 0.004448967539761539, '0.9-0.1': 0.004448967539761539}, 'distilbert-base-nli-stsb-mean-tokens': {'0.0-1.0': 0.0013823481292455364, '0.1-0.9': 0.0031988998722428663, '0.2-0.8': 0.0071420492489232545, '0.3-0.7': 0.004407025851817514, '0.4-0.6': 0.004448967539761539, '0.5-0.5': 0.004448967539761539, '0.6-0.4': 0.004448967539761539, '0.7-0.3': 0.004448967539761539, '0.8-0.2': 0.004448967539761539, '0.9-0.1': 0.004448967539761539}, 'bert-base-nli-mean-tokens': {'0.0-1.0': 0.0, '0.1-0.9': 0.0, '0.2-0.8': 0.0, '0.3-0.7': -4.832450788350151e-05, '0.4-0.6': 0.0002932081763833416, '0.5-0.5': 0.004370326750344877, '0.6-0.4': 0.004448967539761539, '0.7-0.3': 0.004448967539761539, '0.8-0.2': 0.004448967539761539, '0.9-0.1': 0.004448967539761539}, 'bert-large-nli-mean-tokens': {'0.0-1.0': 0.0, '0.1-0.9': 0.0, '0.2-0.8': 0.0, '0.3-0.7': 7.8012720026166e-06, '0.4-0.6': 0.0003163671506202226, '0.5-0.5': 0.004376984796252037, '0.6-0.4': 0.004448967539761539, <text:soft-page-break/>'0.7-0.3': 0.004448967539761539, '0.8-0.2': 0.004448967539761539, '0.9-0.1': 0.004448967539761539}, 'roberta-base-nli-mean-tokens': {'0.0-1.0': 0.0, '0.1-0.9': 0.0, '0.2-0.8': 0.0, '0.3-0.7': 0.0, '0.4-0.6': 0.0, '0.5-0.5': 0.0009359791714608212, '0.6-0.4': 0.004448967539761539, '0.7-0.3': 0.004448967539761539, '0.8-0.2': 0.004448967539761539, '0.9-0.1': 0.004448967539761539}, 'roberta-large-nli-mean-tokens': {'0.0-1.0': 0.0, '0.1-0.9': 0.0, '0.2-0.8': 0.0, '0.3-0.7': 0.0, '0.4-0.6': -2.941018556024133e-06, '0.5-0.5': 0.004327311823196234, '0.6-0.4': 0.004448967539761539, '0.7-0.3': 0.004448967539761539, '0.8-0.2': 0.004448967539761539, '0.9-0.1': 0.004448967539761539}, 'distilbert-base-nli-mean-tokens': {'0.0-1.0': 0.0, '0.1-0.9': 0.0, '0.2-0.8': 0.0, '0.3-0.7': 0.0, '0.4-0.6': -7.232910010301907e-05, '0.5-0.5': 0.004508369804418266, '0.6-0.4': 0.004448967539761539, '0.7-0.3': 0.004448967539761539, '0.8-0.2': 0.004448967539761539, '0.9-0.1': 0.004448967539761539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5, '0.5': 0.6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5, '0.5': 0.6} <text:s/>= <text:s/>{'FUZZY_MATCH': {'0-0': 0.04778375327586637}, 'Word2Vec': {'0-0': 0.0}, 'bert-base-nli-stsb-mean-tokens': {'0.0-1.0': 0.011534551366289225, '0.1-0.9': 0.0074996783149020585, '0.2-0.8': 0.006741279444142267, '0.3-0.7': 0.005600855003808358, '0.4-0.6': 0.005421854088392908, '0.5-0.5': 0.005414875661159058, '0.6-0.4': 0.005414875661159058, '0.7-0.3': 0.005414875661159058, '0.8-0.2': 0.005414875661159058, '0.9-0.1': 0.005414875661159058}, 'bert-large-nli-stsb-mean-tokens': {'0.0-1.0': 0.03394888933189111, '0.1-0.9': 0.013546780133829261, '0.2-0.8': 0.007672501256001829, '0.3-0.7': 0.0059640288096907135, '0.4-0.6': 0.005448022318379486, '0.5-0.5': 0.005414875661159058, '0.6-0.4': 0.005414875661159058, '0.7-0.3': 0.005414875661159058, '0.8-0.2': 0.005414875661159058, '0.9-0.1': 0.005414875661159058}, 'roberta-base-nli-stsb-mean-tokens': {'0.0-1.0': 0.026598751785378183, '0.1-0.9': 0.01694118473721129, '0.2-0.8': 0.007876756950499053, '0.3-0.7': 0.006478461797053581, '0.4-0.6': 0.0054733169651338676, '0.5-0.5': 0.005414875661159058, '0.6-0.4': 0.005414875661159058, '0.7-0.3': 0.005414875661159058, '0.8-0.2': 0.005414875661159058, '0.9-0.1': 0.005414875661159058}, 'roberta-large-nli-stsb-mean-tokens': {'0.0-1.0': 0.02857753629547488, '0.1-0.9': 0.01654186900090404, '0.2-0.8': 0.007685476771966071, '0.3-0.7': 0.007146791318881629, '0.4-0.6': 0.005514309005166695, '0.5-0.5': 0.005414875661159058, '0.6-0.4': 0.005414875661159058, '0.7-0.3': 0.005414875661159058, '0.8-0.2': 0.005414875661159058, '0.9-0.1': 0.005414875661159058}, 'distilbert-base-nli-stsb-mean-tokens': {'0.0-1.0': 0.025137215856742223, '0.1-0.9': 0.010624341676077731, '0.2-0.8': 0.006403632923584368, '0.3-0.7': 0.005645570641205522, '0.4-0.6': 0.0054388635945213926, '0.5-0.5': 0.005414875661159058, '0.6-0.4': 0.005414875661159058, '0.7-0.3': 0.005414875661159058, '0.8-0.2': 0.005414875661159058, '0.9-0.1': 0.005414875661159058}, 'bert-base-nli-mean-tokens': {'0.0-1.0': -4.219482950462705e-05, '0.1-0.9': -9.237126231931292e-05, '0.2-0.8': 3.816298198522361e-05, '0.3-0.7': 0.0032495814372592857, '0.4-0.6': 0.0054130693752904024, '0.5-0.5': 0.005414875661159058, '0.6-0.4': 0.005414875661159058, '0.7-0.3': 0.005414875661159058, '0.8-0.2': 0.005414875661159058, '0.9-0.1': 0.005414875661159058}, 'bert-large-nli-mean-tokens': {'0.0-1.0': 1.725268352537057e-05, '0.1-0.9': -2.0915120482856153e-05, '0.2-0.8': 0.00040378231501292383, '0.3-0.7': 0.003387184910724539, '0.4-0.6': 0.0054130693752904024, '0.5-0.5': 0.005414875661159058, '0.6-0.4': 0.005414875661159058, '0.7-0.3': 0.005414875661159058, '0.8-0.2': 0.005414875661159058, '0.9-0.1': 0.005414875661159058}, 'roberta-base-nli-mean-tokens': {'0.0-<text:soft-page-break/>1.0': 0.0, '0.1-0.9': 0.0, '0.2-0.8': 1.3548865133605759e-05, '0.3-0.7': 0.0002614991559751756, '0.4-0.6': 0.004336880132643661, '0.5-0.5': 0.005414875661159058, '0.6-0.4': 0.005414875661159058, '0.7-0.3': 0.005414875661159058, '0.8-0.2': 0.005414875661159058, '0.9-0.1': 0.005414875661159058}, 'roberta-large-nli-mean-tokens': {'0.0-1.0': 0.0, '0.1-0.9': -3.1631521920649774e-05, '0.2-0.8': -0.00033063229586405285, '0.3-0.7': 0.0010465504033707607, '0.4-0.6': 0.005402240902923516, '0.5-0.5': 0.005414875661159058, '0.6-0.4': 0.005414875661159058, '0.7-0.3': 0.005414875661159058, '0.8-0.2': 0.005414875661159058, '0.9-0.1': 0.005414875661159058}, 'distilbert-base-nli-mean-tokens': {'0.0-1.0': 1.7605079738469698e-07, '0.1-0.9': -0.0001646053043589113, '0.2-0.8': -0.00037350922622669813, '0.3-0.7': 0.001820781993484788, '0.4-0.6': 0.0054040445487839595, '0.5-0.5': 0.005414875661159058, '0.6-0.4': 0.005414875661159058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5, '0.5': 0.7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5, '0.5': 0.7} <text:s/>= <text:s/>{'FUZZY_MATCH': {'0-0': 0.04649290610800472}, 'Word2Vec': {'0-0': 0.0}, 'bert-base-nli-stsb-mean-tokens': {'0.0-1.0': 0.011392662254731234, '0.1-0.9': 0.006745088147424916, '0.2-0.8': 0.004637426222153795, '0.3-0.7': 0.004529422457995702, '0.4-0.6': 0.006523344344108284, '0.5-0.5': 0.005313524594668717, '0.6-0.4': 0.005414875661159058, '0.7-0.3': 0.005414875661159058, '0.8-0.2': 0.005414875661159058, '0.9-0.1': 0.005414875661159058}, 'bert-large-nli-stsb-mean-tokens': {'0.0-1.0': 0.033964802518690385, '0.1-0.9': 0.013125471049051263, '0.2-0.8': 0.0050384424624174695, '0.3-0.7': 0.004585485217890262, '0.4-0.6': 0.006975279615121344, '0.5-0.5': 0.005582111648091748, '0.6-0.4': 0.005415747969918616, '0.7-0.3': 0.005414875661159058, '0.8-0.2': 0.005414875661159058, '0.9-0.1': 0.005414875661159058}, 'roberta-base-nli-stsb-mean-tokens': {'0.0-1.0': 0.02661265527595147, '0.1-0.9': 0.014866834061456502, '0.2-0.8': 0.005676340053593187, '0.3-0.7': 0.004582517868267577, '0.4-0.6': 0.006469983454675199, '0.5-0.5': 0.006109097824842369, '0.6-0.4': 0.005415311815729962, '0.7-0.3': 0.005414875661159058, '0.8-0.2': 0.005414875661159058, '0.9-0.1': 0.005414875661159058}, 'roberta-large-nli-stsb-mean-tokens': {'0.0-1.0': 0.02857753629547488, '0.1-0.9': 0.016545150048619894, '0.2-0.8': 0.006641833772798922, '0.3-0.7': 0.004487779573697059, '0.4-0.6': 0.005349759438585622, '0.5-0.5': 0.0068082670214506535, '0.6-0.4': 0.005416620277148065, '0.7-0.3': 0.005414875661159058, '0.8-0.2': 0.005414875661159058, '0.9-0.1': 0.005414875661159058}, 'distilbert-base-nli-stsb-mean-tokens': {'0.0-1.0': 0.0251455004957416, '0.1-0.9': 0.010418063270144051, '0.2-0.8': 0.004932950970955696, '0.3-0.7': 0.004568530117351699, '0.4-0.6': 0.005844158400727606, '0.5-0.5': 0.005571159902494904, '0.6-0.4': 0.005414875661159058, '0.7-0.3': 0.005414875661159058, '0.8-0.2': 0.005414875661159058, '0.9-0.1': 0.005414875661159058}, 'bert-base-nli-mean-tokens': {'0.0-1.0': 0.00018008665286950443, '0.1-0.9': 0.00016130186381368983, '0.2-0.8': 0.00016088350787035743, '0.3-0.7': 0.0032500851491052973, '0.4-0.6': 0.0054130693752904024, '0.5-0.5': 0.005414875661159058, '0.6-0.4': 0.005414875661159058, '0.7-0.3': 0.005414875661159058, '0.8-0.2': 0.005414875661159058, '0.9-0.1': 0.005414875661159058}, 'bert-large-nli-mean-tokens': {'0.0-1.0': 0.0001760584806971277, '0.1-0.9': 6.23968696024102e-05, '0.2-0.8': 0.0004893522693697472, '0.3-0.7': 0.0033896543628038067, '0.4-0.6': 0.0054130693752904024, '0.5-0.5': 0.005414875661159058, '0.6-0.4': 0.005414875661159058, '0.7-0.3': 0.005414875661159058, '0.8-0.2': 0.005414875661159058, '0.9-0.1': <text:soft-page-break/>0.005414875661159058}, 'roberta-base-nli-mean-tokens': {'0.0-1.0': 8.274320471013397e-06, '0.1-0.9': -0.0010485978498138149, '0.2-0.8': 0.00037886555428479074, '0.3-0.7': 0.0003276247287141709, '0.4-0.6': 0.004336880132643661, '0.5-0.5': 0.005414875661159058, '0.6-0.4': 0.005414875661159058, '0.7-0.3': 0.005414875661159058, '0.8-0.2': 0.005414875661159058, '0.9-0.1': 0.005414875661159058}, 'roberta-large-nli-mean-tokens': {'0.0-1.0': -0.00010614272383135948, '0.1-0.9': 0.00017652756013319948, '0.2-0.8': 0.00038109938620345396, '0.3-0.7': 0.0010465504033707607, '0.4-0.6': 0.005402240902923516, '0.5-0.5': 0.005414875661159058, '0.6-0.4': 0.005414875661159058, '0.7-0.3': 0.005414875661159058, '0.8-0.2': 0.005414875661159058, '0.9-0.1': 0.005414875661159058}, 'distilbert-base-nli-mean-tokens': {'0.0-1.0': -0.00032664712836494303, '0.1-0.9': -5.218986139432502e-05, '0.2-0.8': 0.0003837624866539491, '0.3-0.7': 0.001820781993484788, '0.4-0.6': 0.0054040445487839595, '0.5-0.5': 0.005414875661159058, '0.6-0.4': 0.005414875661159058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5, '0.5': 0.7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5, '0.5': 0.7999999999999999} <text:s/>= <text:s/>{'FUZZY_MATCH': {'0-0': 0.03636676369123648}, 'Word2Vec': {'0-0': 0.0}, 'bert-base-nli-stsb-mean-tokens': {'0.0-1.0': 0.011392662254731234, '0.1-0.9': 0.006745088147424916, '0.2-0.8': 0.004638308025157412, '0.3-0.7': 0.004448967539761539, '0.4-0.6': 0.004448967539761539, '0.5-0.5': 0.004565962841196147, '0.6-0.4': 0.006523344344108284, '0.7-0.3': 0.005421854088392908, '0.8-0.2': 0.005414875661159058, '0.9-0.1': 0.005414875661159058}, 'bert-large-nli-stsb-mean-tokens': {'0.0-1.0': 0.033964802518690385, '0.1-0.9': 0.013125471049051263, '0.2-0.8': 0.0050384424624174695, '0.3-0.7': 0.004469190191506489, '0.4-0.6': 0.004448967539761539, '0.5-0.5': 0.00444809746450503, '0.6-0.4': 0.006975279615121344, '0.7-0.3': 0.005448022318379486, '0.8-0.2': 0.005414875661159058, '0.9-0.1': 0.005414875661159058}, 'roberta-base-nli-stsb-mean-tokens': {'0.0-1.0': 0.02661265527595147, '0.1-0.9': 0.014866834061456502, '0.2-0.8': 0.005676340053593187, '0.3-0.7': 0.004465815649212113, '0.4-0.6': 0.004448967539761539, '0.5-0.5': 0.004448967539761539, '0.6-0.4': 0.006469983454675199, '0.7-0.3': 0.0054733169651338676, '0.8-0.2': 0.005414875661159058, '0.9-0.1': 0.005414875661159058}, 'roberta-large-nli-stsb-mean-tokens': {'0.0-1.0': 0.02857753629547488, '0.1-0.9': 0.016545150048619894, '0.2-0.8': 0.006641833772798922, '0.3-0.7': 0.004487779573697059, '0.4-0.6': 0.004448967539761539, '0.5-0.5': 0.004448967539761539, '0.6-0.4': 0.005349759438585622, '0.7-0.3': 0.005514309005166695, '0.8-0.2': 0.005414875661159058, '0.9-0.1': 0.005414875661159058}, 'distilbert-base-nli-stsb-mean-tokens': {'0.0-1.0': 0.0251455004957416, '0.1-0.9': 0.010418063270144051, '0.2-0.8': 0.004933409122020116, '0.3-0.7': 0.004450650508021403, '0.4-0.6': 0.004448967539761539, '0.5-0.5': 0.004448532502323355, '0.6-0.4': 0.005844158400727606, '0.7-0.3': 0.0054388635945213926, '0.8-0.2': 0.005414875661159058, '0.9-0.1': 0.005414875661159058}, 'bert-base-nli-mean-tokens': {'0.0-1.0': -1.2630571252447709e-05, '0.1-0.9': 1.9173372454162063e-05, '0.2-0.8': 8.245161943698509e-05, '0.3-0.7': 0.0027942751905914998, '0.4-0.6': 0.004981364849530157, '0.5-0.5': 0.005421417939559636, '0.6-0.4': 0.005414875661159058, '0.7-0.3': 0.005414875661159058, '0.8-0.2': 0.005414875661159058, '0.9-0.1': 0.005414875661159058}, 'bert-large-nli-mean-tokens': {'0.0-1.0': -1.1402585045283686e-05, '0.1-0.9': 6.554278680703796e-05, '0.2-0.8': 0.00029659942063486877, '0.3-0.7': 0.003578116596238856, '0.4-0.6': 0.005254531614559466, <text:soft-page-break/>'0.5-0.5': 0.005424034826820745, '0.6-0.4': 0.005414875661159058, '0.7-0.3': 0.005414875661159058, '0.8-0.2': 0.005414875661159058, '0.9-0.1': 0.005414875661159058}, 'roberta-base-nli-mean-tokens': {'0.0-1.0': -0.000622255615393863, '0.1-0.9': -4.2756256102727264e-05, '0.2-0.8': 0.00026699202636382147, '0.3-0.7': 0.00023913412333431694, '0.4-0.6': 0.004336880132643661, '0.5-0.5': 0.005414875661159058, '0.6-0.4': 0.005414875661159058, '0.7-0.3': 0.005414875661159058, '0.8-0.2': 0.005414875661159058, '0.9-0.1': 0.005414875661159058}, 'roberta-large-nli-mean-tokens': {'0.0-1.0': -6.701584190871301e-05, '0.1-0.9': 8.63267480482044e-05, '0.2-0.8': -0.00011748244555387366, '0.3-0.7': 0.0010454022848567224, '0.4-0.6': 0.005422286761976536, '0.5-0.5': 0.005414875661159058, '0.6-0.4': 0.005414875661159058, '0.7-0.3': 0.005414875661159058, '0.8-0.2': 0.005414875661159058, '0.9-0.1': 0.005414875661159058}, 'distilbert-base-nli-mean-tokens': {'0.0-1.0': -3.140159295167422e-05, '0.1-0.9': 6.368851658444807e-05, '0.2-0.8': -0.0001407999942051319, '0.3-0.7': 0.0016559739160577625, '0.4-0.6': 0.004975726224454857, '0.5-0.5': 0.005415311815729962, '0.6-0.4': 0.005414875661159058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5, '0.5': 0.8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5, '0.5': 0.8999999999999999} <text:s/>= <text:s/>{'FUZZY_MATCH': {'0-0': 0.03203933178586704}, 'Word2Vec': {'0-0': 0.0}, 'bert-base-nli-stsb-mean-tokens': {'0.0-1.0': 0.011392662254731234, '0.1-0.9': 0.006745088147424916, '0.2-0.8': 0.004638308025157412, '0.3-0.7': 0.004448967539761539, '0.4-0.6': 0.004448967539761539, '0.5-0.5': 0.004448967539761539, '0.6-0.4': 0.004448967539761539, '0.7-0.3': 0.004448967539761539, '0.8-0.2': 0.006523344344108284, '0.9-0.1': 0.005414875661159058}, 'bert-large-nli-stsb-mean-tokens': {'0.0-1.0': 0.033964802518690385, '0.1-0.9': 0.013125471049051263, '0.2-0.8': 0.0050384424624174695, '0.3-0.7': 0.004469190191506489, '0.4-0.6': 0.004448967539761539, '0.5-0.5': 0.004448967539761539, '0.6-0.4': 0.004448967539761539, '0.7-0.3': 0.004448967539761539, '0.8-0.2': 0.006975279615121344, '0.9-0.1': 0.005414875661159058}, 'roberta-base-nli-stsb-mean-tokens': {'0.0-1.0': 0.02661265527595147, '0.1-0.9': 0.014866834061456502, '0.2-0.8': 0.005676340053593187, '0.3-0.7': 0.004465815649212113, '0.4-0.6': 0.004448967539761539, '0.5-0.5': 0.004448967539761539, '0.6-0.4': 0.004448967539761539, '0.7-0.3': 0.004448967539761539, '0.8-0.2': 0.006469983454675199, '0.9-0.1': 0.005414875661159058}, 'roberta-large-nli-stsb-mean-tokens': {'0.0-1.0': 0.02857753629547488, '0.1-0.9': 0.016545150048619894, '0.2-0.8': 0.006641833772798922, '0.3-0.7': 0.004487779573697059, '0.4-0.6': 0.004448967539761539, '0.5-0.5': 0.004448967539761539, '0.6-0.4': 0.004448967539761539, '0.7-0.3': 0.004448967539761539, '0.8-0.2': 0.005349759438585622, '0.9-0.1': 0.005414875661159058}, 'distilbert-base-nli-stsb-mean-tokens': {'0.0-1.0': 0.0251455004957416, '0.1-0.9': 0.010418063270144051, '0.2-0.8': 0.004933409122020116, '0.3-0.7': 0.004450650508021403, '0.4-0.6': 0.004448967539761539, '0.5-0.5': 0.004448967539761539, '0.6-0.4': 0.004448967539761539, '0.7-0.3': 0.004448967539761539, '0.8-0.2': 0.005844158400727606, '0.9-0.1': 0.005414875661159058}, 'bert-base-nli-mean-tokens': {'0.0-1.0': 0.0, '0.1-0.9': 4.585401870427219e-07, '0.2-0.8': -3.589660057823352e-05, '0.3-0.7': 0.002696609588386023, '0.4-0.6': 0.004446415009421445, '0.5-0.5': 0.004438091489744389, '0.6-0.4': 0.0047438711679903545, '0.7-0.3': 0.0049831179535919645, '0.8-0.2': 0.005414875661159058, '0.9-0.1': 0.005414875661159058}, 'bert-large-nli-mean-tokens': {'0.0-<text:soft-page-break/>1.0': 0.0, '0.1-0.9': 9.17125111965511e-07, '0.2-0.8': 9.447776232796024e-05, '0.3-0.7': 0.0028446227744003405, '0.4-0.6': 0.004447284980439892, '0.5-0.5': 0.004439396628293624, '0.6-0.4': 0.004949694132008076, '0.7-0.3': 0.00525631819017669, '0.8-0.2': 0.005414875661159058, '0.9-0.1': 0.005414875661159058}, 'roberta-base-nli-mean-tokens': {'0.0-1.0': 0.0, '0.1-0.9': 0.0, '0.2-0.8': -1.0525354181556423e-06, '0.3-0.7': -6.91654603877101e-05, '0.4-0.6': 0.003315464860612183, '0.5-0.5': 0.004289653383923175, '0.6-0.4': 0.00513020634296113, '0.7-0.3': 0.005414875661159058, '0.8-0.2': 0.005414875661159058, '0.9-0.1': 0.005414875661159058}, 'roberta-large-nli-mean-tokens': {'0.0-1.0': 0.0, '0.1-0.9': 0.0, '0.2-0.8': 4.585401870427219e-07, '0.3-0.7': 0.0006219467473045359, '0.4-0.6': 0.004434155485830704, '0.5-0.5': 0.004501145320330191, '0.6-0.4': 0.004161167318676551, '0.7-0.3': 0.005434938375515674, '0.8-0.2': 0.005414875661159058, '0.9-0.1': 0.005414875661159058}, 'distilbert-base-nli-mean-tokens': {'0.0-1.0': 0.0, '0.1-0.9': 0.0, '0.2-0.8': 1.8344292023186881e-06, '0.3-0.7': 0.0013536527189055292, '0.4-0.6': 0.004437139410768509, '0.5-0.5': 0.004541602883797458, '0.6-0.4': 0.004097835584381482, '0.7-0.3': 0.004986243292824266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5, '0.5': 0.9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5, '0.5': 0.9999999999999999} <text:s/>= <text:s/>{'FUZZY_MATCH': {'0-0': 0.03172681948219147}, 'Word2Vec': {'0-0': 0.0}, 'bert-base-nli-stsb-mean-tokens': {'0.0-1.0': 0.011392662254731234, '0.1-0.9': 0.006745088147424916, '0.2-0.8': 0.004638308025157412, '0.3-0.7': 0.004448967539761539, '0.4-0.6': 0.004448967539761539, '0.5-0.5': 0.004448967539761539, '0.6-0.4': 0.004448967539761539, '0.7-0.3': 0.004448967539761539, '0.8-0.2': 0.004448967539761539, '0.9-0.1': 0.004448967539761539}, 'bert-large-nli-stsb-mean-tokens': {'0.0-1.0': 0.033964802518690385, '0.1-0.9': 0.013125471049051263, '0.2-0.8': 0.0050384424624174695, '0.3-0.7': 0.004469190191506489, '0.4-0.6': 0.004448967539761539, '0.5-0.5': 0.004448967539761539, '0.6-0.4': 0.004448967539761539, '0.7-0.3': 0.004448967539761539, '0.8-0.2': 0.004448967539761539, '0.9-0.1': 0.004448967539761539}, 'roberta-base-nli-stsb-mean-tokens': {'0.0-1.0': 0.02661265527595147, '0.1-0.9': 0.014866834061456502, '0.2-0.8': 0.005676340053593187, '0.3-0.7': 0.004465815649212113, '0.4-0.6': 0.004448967539761539, '0.5-0.5': 0.004448967539761539, '0.6-0.4': 0.004448967539761539, '0.7-0.3': 0.004448967539761539, '0.8-0.2': 0.004448967539761539, '0.9-0.1': 0.004448967539761539}, 'roberta-large-nli-stsb-mean-tokens': {'0.0-1.0': 0.02857753629547488, '0.1-0.9': 0.016545150048619894, '0.2-0.8': 0.006641833772798922, '0.3-0.7': 0.004487779573697059, '0.4-0.6': 0.004448967539761539, '0.5-0.5': 0.004448967539761539, '0.6-0.4': 0.004448967539761539, '0.7-0.3': 0.004448967539761539, '0.8-0.2': 0.004448967539761539, '0.9-0.1': 0.004448967539761539}, 'distilbert-base-nli-stsb-mean-tokens': {'0.0-1.0': 0.0251455004957416, '0.1-0.9': 0.010418063270144051, '0.2-0.8': 0.004933409122020116, '0.3-0.7': 0.004450650508021403, '0.4-0.6': 0.004448967539761539, '0.5-0.5': 0.004448967539761539, '0.6-0.4': 0.004448967539761539, '0.7-0.3': 0.004448967539761539, '0.8-0.2': 0.004448967539761539, '0.9-0.1': 0.004448967539761539}, 'bert-base-nli-mean-tokens': {'0.0-1.0': 0.0, '0.1-0.9': 4.585401870427219e-07, '0.2-0.8': -3.589660057823352e-05, '0.3-0.7': 0.002696609588386023, '0.4-0.6': 0.004447284980439892, '0.5-0.5': 0.004448967539761539, '0.6-0.4': 0.004448967539761539, '0.7-0.3': 0.004448967539761539, '0.8-0.2': 0.004448967539761539, '0.9-0.1': 0.004448967539761539}, 'bert-large-nli-mean-tokens': {'0.0-1.0': 0.0, '0.1-0.9': 9.17125111965511e-07, '0.2-0.8': 9.447776232796024e-05, '0.3-0.7': 0.0028446227744003405, <text:soft-page-break/>'0.4-0.6': 0.004447284980439892, '0.5-0.5': 0.004448967539761539, '0.6-0.4': 0.004448967539761539, '0.7-0.3': 0.004448967539761539, '0.8-0.2': 0.004448967539761539, '0.9-0.1': 0.004448967539761539}, 'roberta-base-nli-mean-tokens': {'0.0-1.0': 0.0, '0.1-0.9': 0.0, '0.2-0.8': 0.0, '0.3-0.7': -5.471214911501043e-05, '0.4-0.6': 0.003466185301239766, '0.5-0.5': 0.004448967539761539, '0.6-0.4': 0.004448967539761539, '0.7-0.3': 0.004448967539761539, '0.8-0.2': 0.004448967539761539, '0.9-0.1': 0.004448967539761539}, 'roberta-large-nli-mean-tokens': {'0.0-1.0': 0.0, '0.1-0.9': 0.0, '0.2-0.8': 4.585401870427219e-07, '0.3-0.7': 0.0006219467473045359, '0.4-0.6': 0.004437198203874448, '0.5-0.5': 0.004448967539761539, '0.6-0.4': 0.004448967539761539, '0.7-0.3': 0.004448967539761539, '0.8-0.2': 0.004448967539761539, '0.9-0.1': 0.004448967539761539}, 'distilbert-base-nli-mean-tokens': {'0.0-1.0': 0.0, '0.1-0.9': 0.0, '0.2-0.8': 1.8344292023186881e-06, '0.3-0.7': 0.0013536527189055292, '0.4-0.6': 0.004438878312693184, '0.5-0.5': 0.004448967539761539, '0.6-0.4': 0.004448967539761539, '0.7-0.3': 0.004448967539761539, '0.8-0.2': 0.004448967539761539, '0.9-0.1': 0.004448967539761539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6, '0.5': 0.7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6, '0.5': 0.7} <text:s/>= <text:s/>{'FUZZY_MATCH': {'0-0': 0.15268601694365336}, 'Word2Vec': {'0-0': 0.0}, 'bert-base-nli-stsb-mean-tokens': {'0.0-1.0': 0.003366941691382519, '0.1-0.9': 0.024801281222034732, '0.2-0.8': 0.01816858257726317, '0.3-0.7': 0.0061575477277354684, '0.4-0.6': 0.006554394699310739, '0.5-0.5': 0.005313524594668717, '0.6-0.4': 0.005414875661159058, '0.7-0.3': 0.005414875661159058, '0.8-0.2': 0.005414875661159058, '0.9-0.1': 0.005414875661159058}, 'bert-large-nli-stsb-mean-tokens': {'0.0-1.0': -0.0005257463100654114, '0.1-0.9': 0.008560045873450717, '0.2-0.8': 0.03483676177143513, '0.3-0.7': 0.009917727328305426, '0.4-0.6': 0.007127954342691312, '0.5-0.5': 0.005582111648091748, '0.6-0.4': 0.005415747969918616, '0.7-0.3': 0.005414875661159058, '0.8-0.2': 0.005414875661159058, '0.9-0.1': 0.005414875661159058}, 'roberta-base-nli-stsb-mean-tokens': {'0.0-1.0': -0.00029952688976964126, '0.1-0.9': 0.0358002796265785, '0.2-0.8': 0.032082856272034666, '0.3-0.7': 0.012475601494263522, '0.4-0.6': 0.006732707160859608, '0.5-0.5': 0.006109097824842369, '0.6-0.4': 0.005415311815729962, '0.7-0.3': 0.005414875661159058, '0.8-0.2': 0.005414875661159058, '0.9-0.1': 0.005414875661159058}, 'roberta-large-nli-stsb-mean-tokens': {'0.0-1.0': 0.0, '0.1-0.9': -0.0001221460250895312, '0.2-0.8': 0.03678258582998428, '0.3-0.7': 0.01105577398197577, '0.4-0.6': 0.005770062932022979, '0.5-0.5': 0.0068082670214506535, '0.6-0.4': 0.005416620277148065, '0.7-0.3': 0.005414875661159058, '0.8-0.2': 0.005414875661159058, '0.9-0.1': 0.005414875661159058}, 'distilbert-base-nli-stsb-mean-tokens': {'0.0-1.0': -0.00029952688976964126, '0.1-0.9': 0.003998571704951548, '0.2-0.8': 0.024978498682949657, '0.3-0.7': 0.008830578764850938, '0.4-0.6': 0.005946753235563373, '0.5-0.5': 0.005571159902494904, '0.6-0.4': 0.005414875661159058, '0.7-0.3': 0.005414875661159058, '0.8-0.2': 0.005414875661159058, '0.9-0.1': 0.005414875661159058}, 'bert-base-nli-mean-tokens': {'0.0-1.0': 0.00014987687560352736, '0.1-0.9': 0.00046534149865584684, '0.2-0.8': 0.004549714923041015, '0.3-0.7': 0.005415747969918616, '0.4-0.6': 0.005414875661159058, '0.5-0.5': 0.005414875661159058, '0.6-0.4': 0.005414875661159058, '0.7-0.3': 0.005414875661159058, '0.8-0.2': 0.005414875661159058, '0.9-0.1': 0.005414875661159058}, 'bert-large-nli-mean-tokens': {'0.0-1.0': 0.0002221686178940363, '0.1-0.9': 0.00038393813421588874, '0.2-0.8': 0.005356780136135608, '0.3-0.7': 0.00541923718965609, '0.4-0.6': 0.005414875661159058, '0.5-0.5': 0.005414875661159058, '0.6-0.4': 0.005414875661159058, '0.7-0.3': 0.005414875661159058, <text:soft-page-break/>'0.8-0.2': 0.005414875661159058, '0.9-0.1': 0.005414875661159058}, 'roberta-base-nli-mean-tokens': {'0.0-1.0': 8.274320471013397e-06, '0.1-0.9': -0.0010485978498138149, '0.2-0.8': 0.00045130055540421044, '0.3-0.7': 0.00549036798034519, '0.4-0.6': 0.005414875661159058, '0.5-0.5': 0.005414875661159058, '0.6-0.4': 0.005414875661159058, '0.7-0.3': 0.005414875661159058, '0.8-0.2': 0.005414875661159058, '0.9-0.1': 0.005414875661159058}, 'roberta-large-nli-mean-tokens': {'0.0-1.0': -0.00010614272383135948, '0.1-0.9': 0.0001744571571831166, '0.2-0.8': 0.001993391900209196, '0.3-0.7': 0.005414875661159058, '0.4-0.6': 0.005414875661159058, '0.5-0.5': 0.005414875661159058, '0.6-0.4': 0.005414875661159058, '0.7-0.3': 0.005414875661159058, '0.8-0.2': 0.005414875661159058, '0.9-0.1': 0.005414875661159058}, 'distilbert-base-nli-mean-tokens': {'0.0-1.0': -0.0003262031972908197, '0.1-0.9': -0.00012547960318731732, '0.2-0.8': 0.003052500954191295, '0.3-0.7': 0.005414875661159058, '0.4-0.6': 0.005414875661159058, '0.5-0.5': 0.005414875661159058, '0.6-0.4': 0.005414875661159058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6, '0.5': 0.7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6, '0.5': 0.7999999999999999} <text:s/>= <text:s/>{'FUZZY_MATCH': {'0-0': 0.11951524681525771}, 'Word2Vec': {'0-0': 0.0}, 'bert-base-nli-stsb-mean-tokens': {'0.0-1.0': 0.003366941691382519, '0.1-0.9': 0.024801281222034732, '0.2-0.8': 0.01817132198467719, '0.3-0.7': 0.006066000154413387, '0.4-0.6': 0.004475944206084215, '0.5-0.5': 0.004565962841196147, '0.6-0.4': 0.006523344344108284, '0.7-0.3': 0.005421854088392908, '0.8-0.2': 0.005414875661159058, '0.9-0.1': 0.005414875661159058}, 'bert-large-nli-stsb-mean-tokens': {'0.0-1.0': -0.0005257463100654114, '0.1-0.9': 0.008560045873450717, '0.2-0.8': 0.03483676177143513, '0.3-0.7': 0.00974731649242322, '0.4-0.6': 0.004578049607703916, '0.5-0.5': 0.00444809746450503, '0.6-0.4': 0.006975279615121344, '0.7-0.3': 0.005448022318379486, '0.8-0.2': 0.005414875661159058, '0.9-0.1': 0.005414875661159058}, 'roberta-base-nli-stsb-mean-tokens': {'0.0-1.0': -0.00029952688976964126, '0.1-0.9': 0.0358002796265785, '0.2-0.8': 0.032082856272034666, '0.3-0.7': 0.01226523375324906, '0.4-0.6': 0.004678190100866786, '0.5-0.5': 0.004448967539761539, '0.6-0.4': 0.006469983454675199, '0.7-0.3': 0.0054733169651338676, '0.8-0.2': 0.005414875661159058, '0.9-0.1': 0.005414875661159058}, 'roberta-large-nli-stsb-mean-tokens': {'0.0-1.0': 0.0, '0.1-0.9': -0.0001221460250895312, '0.2-0.8': 0.03678258582998428, '0.3-0.7': 0.01105577398197577, '0.4-0.6': 0.004843569660909708, '0.5-0.5': 0.004448967539761539, '0.6-0.4': 0.005349759438585622, '0.7-0.3': 0.005514309005166695, '0.8-0.2': 0.005414875661159058, '0.9-0.1': 0.005414875661159058}, 'distilbert-base-nli-stsb-mean-tokens': {'0.0-1.0': -0.00029952688976964126, '0.1-0.9': 0.003998571704951548, '0.2-0.8': 0.024982425697113952, '0.3-0.7': 0.008652461443810155, '0.4-0.6': 0.0045421422274398715, '0.5-0.5': 0.004448532502323355, '0.6-0.4': 0.005844158400727606, '0.7-0.3': 0.0054388635945213926, '0.8-0.2': 0.005414875661159058, '0.9-0.1': 0.005414875661159058}, 'bert-base-nli-mean-tokens': {'0.0-1.0': -4.315486117767442e-05, '0.1-0.9': 0.0003131955830290023, '0.2-0.8': 0.004373582289352029, '0.3-0.7': 0.004621501447341303, '0.4-0.6': 0.0049831179535919645, '0.5-0.5': 0.005421417939559636, '0.6-0.4': 0.005414875661159058, '0.7-0.3': 0.005414875661159058, '0.8-0.2': 0.005414875661159058, '0.9-0.1': 0.005414875661159058}, 'bert-large-nli-mean-tokens': {'0.0-1.0': 3.369374087547339e-05, '0.1-0.9': 0.0003868066986230101, '0.2-0.8': 0.0049500228132091095, '0.3-0.7': 0.005749233700408474, '0.4-0.6': 0.00525631819017669, '0.5-0.5': 0.005424034826820745, '0.6-<text:soft-page-break/>0.4': 0.005414875661159058, '0.7-0.3': 0.005414875661159058, '0.8-0.2': 0.005414875661159058, '0.9-0.1': 0.005414875661159058}, 'roberta-base-nli-mean-tokens': {'0.0-1.0': -0.000622255615393863, '0.1-0.9': -4.2756256102727264e-05, '0.2-0.8': 0.00033416286948906304, '0.3-0.7': 0.005272864864988125, '0.4-0.6': 0.005414875661159058, '0.5-0.5': 0.005414875661159058, '0.6-0.4': 0.005414875661159058, '0.7-0.3': 0.005414875661159058, '0.8-0.2': 0.005414875661159058, '0.9-0.1': 0.005414875661159058}, 'roberta-large-nli-mean-tokens': {'0.0-1.0': -6.701584190871301e-05, '0.1-0.9': 8.381279161817634e-05, '0.2-0.8': 0.0012203257253352584, '0.3-0.7': 0.005410160590222257, '0.4-0.6': 0.005434938375515674, '0.5-0.5': 0.005414875661159058, '0.6-0.4': 0.005414875661159058, '0.7-0.3': 0.005414875661159058, '0.8-0.2': 0.005414875661159058, '0.9-0.1': 0.005414875661159058}, 'distilbert-base-nli-mean-tokens': {'0.0-1.0': -3.094457020469399e-05, '0.1-0.9': -7.611133370666323e-06, '0.2-0.8': 0.0021048667127896437, '0.3-0.7': 0.005074479318031844, '0.4-0.6': 0.004986243292824266, '0.5-0.5': 0.005415311815729962, '0.6-0.4': 0.005414875661159058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6, '0.5': 0.8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6, '0.5': 0.8999999999999999} <text:s/>= <text:s/>{'FUZZY_MATCH': {'0-0': 0.10536521945147936}, 'Word2Vec': {'0-0': 0.0}, 'bert-base-nli-stsb-mean-tokens': {'0.0-1.0': 0.003366941691382519, '0.1-0.9': 0.024801281222034732, '0.2-0.8': 0.01817132198467719, '0.3-0.7': 0.006066000154413387, '0.4-0.6': 0.004475944206084215, '0.5-0.5': 0.004448967539761539, '0.6-0.4': 0.004448967539761539, '0.7-0.3': 0.004448967539761539, '0.8-0.2': 0.006523344344108284, '0.9-0.1': 0.005414875661159058}, 'bert-large-nli-stsb-mean-tokens': {'0.0-1.0': -0.0005257463100654114, '0.1-0.9': 0.008560045873450717, '0.2-0.8': 0.03483676177143513, '0.3-0.7': 0.00974731649242322, '0.4-0.6': 0.004578049607703916, '0.5-0.5': 0.004448967539761539, '0.6-0.4': 0.004448967539761539, '0.7-0.3': 0.004448967539761539, '0.8-0.2': 0.006975279615121344, '0.9-0.1': 0.005414875661159058}, 'roberta-base-nli-stsb-mean-tokens': {'0.0-1.0': -0.00029952688976964126, '0.1-0.9': 0.0358002796265785, '0.2-0.8': 0.032082856272034666, '0.3-0.7': 0.01226523375324906, '0.4-0.6': 0.004678190100866786, '0.5-0.5': 0.004448967539761539, '0.6-0.4': 0.004448967539761539, '0.7-0.3': 0.004448967539761539, '0.8-0.2': 0.006469983454675199, '0.9-0.1': 0.005414875661159058}, 'roberta-large-nli-stsb-mean-tokens': {'0.0-1.0': 0.0, '0.1-0.9': -0.0001221460250895312, '0.2-0.8': 0.03678258582998428, '0.3-0.7': 0.01105577398197577, '0.4-0.6': 0.004843569660909708, '0.5-0.5': 0.004448967539761539, '0.6-0.4': 0.004448967539761539, '0.7-0.3': 0.004448967539761539, '0.8-0.2': 0.005349759438585622, '0.9-0.1': 0.005414875661159058}, 'distilbert-base-nli-stsb-mean-tokens': {'0.0-1.0': -0.00029952688976964126, '0.1-0.9': 0.003998571704951548, '0.2-0.8': 0.024982425697113952, '0.3-0.7': 0.008652461443810155, '0.4-0.6': 0.0045421422274398715, '0.5-0.5': 0.004448967539761539, '0.6-0.4': 0.004448967539761539, '0.7-0.3': 0.004448967539761539, '0.8-0.2': 0.005844158400727606, '0.9-0.1': 0.005414875661159058}, 'bert-base-nli-mean-tokens': {'0.0-1.0': -3.0498592983763118e-05, '0.1-0.9': 0.0002932081763833416, '0.2-0.8': 0.004123432477810329, '0.3-0.7': 0.004448967539761539, '0.4-0.6': 0.00444809746450503, '0.5-0.5': 0.004438091489744389, '0.6-0.4': 0.0047438711679903545, '0.7-0.3': 0.0049831179535919645, '0.8-0.2': 0.005414875661159058, '0.9-0.1': 0.005414875661159058}, 'bert-large-nli-mean-tokens': {'0.0-1.0': 4.5150578540931186e-05, '0.1-0.9': 0.00031837447314420064, '0.2-0.8': 0.004534518286958833, '0.3-0.7': <text:soft-page-break/>0.004448967539761539, '0.4-0.6': 0.004448967539761539, '0.5-0.5': 0.004439396628293624, '0.6-0.4': 0.004949694132008076, '0.7-0.3': 0.00525631819017669, '0.8-0.2': 0.005414875661159058, '0.9-0.1': 0.005414875661159058}, 'roberta-base-nli-mean-tokens': {'0.0-1.0': 0.0, '0.1-0.9': 0.0, '0.2-0.8': 5.344497220816091e-05, '0.3-0.7': 0.004499835752397097, '0.4-0.6': 0.004282704685987571, '0.5-0.5': 0.004289653383923175, '0.6-0.4': 0.00513020634296113, '0.7-0.3': 0.005414875661159058, '0.8-0.2': 0.005414875661159058, '0.9-0.1': 0.005414875661159058}, 'roberta-large-nli-mean-tokens': {'0.0-1.0': 0.0, '0.1-0.9': -2.941018556024133e-06, '0.2-0.8': 0.0014014755841889048, '0.3-0.7': 0.004448967539761539, '0.4-0.6': 0.004445922269710079, '0.5-0.5': 0.004501145320330191, '0.6-0.4': 0.004161167318676551, '0.7-0.3': 0.005434938375515674, '0.8-0.2': 0.005414875661159058, '0.9-0.1': 0.005414875661159058}, 'distilbert-base-nli-mean-tokens': {'0.0-1.0': 4.585401870427219e-07, '0.1-0.9': -7.232910010301907e-05, '0.2-0.8': 0.0023595507884729416, '0.3-0.7': 0.004448967539761539, '0.4-0.6': 0.004447227387727626, '0.5-0.5': 0.004541602883797458, '0.6-0.4': 0.004097835584381482, '0.7-0.3': 0.004986243292824266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6, '0.5': 0.9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6, '0.5': 0.9999999999999999} <text:s/>= <text:s/>{'FUZZY_MATCH': {'0-0': 0.10434147679387606}, 'Word2Vec': {'0-0': 0.0}, 'bert-base-nli-stsb-mean-tokens': {'0.0-1.0': 0.003366941691382519, '0.1-0.9': 0.024801281222034732, '0.2-0.8': 0.01817132198467719, '0.3-0.7': 0.006066000154413387, '0.4-0.6': 0.004475944206084215, '0.5-0.5': 0.004448967539761539, '0.6-0.4': 0.004448967539761539, '0.7-0.3': 0.004448967539761539, '0.8-0.2': 0.004448967539761539, '0.9-0.1': 0.004448967539761539}, 'bert-large-nli-stsb-mean-tokens': {'0.0-1.0': -0.0005257463100654114, '0.1-0.9': 0.008560045873450717, '0.2-0.8': 0.03483676177143513, '0.3-0.7': 0.00974731649242322, '0.4-0.6': 0.004578049607703916, '0.5-0.5': 0.004448967539761539, '0.6-0.4': 0.004448967539761539, '0.7-0.3': 0.004448967539761539, '0.8-0.2': 0.004448967539761539, '0.9-0.1': 0.004448967539761539}, 'roberta-base-nli-stsb-mean-tokens': {'0.0-1.0': -0.00029952688976964126, '0.1-0.9': 0.0358002796265785, '0.2-0.8': 0.032082856272034666, '0.3-0.7': 0.01226523375324906, '0.4-0.6': 0.004678190100866786, '0.5-0.5': 0.004448967539761539, '0.6-0.4': 0.004448967539761539, '0.7-0.3': 0.004448967539761539, '0.8-0.2': 0.004448967539761539, '0.9-0.1': 0.004448967539761539}, 'roberta-large-nli-stsb-mean-tokens': {'0.0-1.0': 0.0, '0.1-0.9': -0.0001221460250895312, '0.2-0.8': 0.03678258582998428, '0.3-0.7': 0.01105577398197577, '0.4-0.6': 0.004843569660909708, '0.5-0.5': 0.004448967539761539, '0.6-0.4': 0.004448967539761539, '0.7-0.3': 0.004448967539761539, '0.8-0.2': 0.004448967539761539, '0.9-0.1': 0.004448967539761539}, 'distilbert-base-nli-stsb-mean-tokens': {'0.0-1.0': -0.00029952688976964126, '0.1-0.9': 0.003998571704951548, '0.2-0.8': 0.024982425697113952, '0.3-0.7': 0.008652461443810155, '0.4-0.6': 0.0045421422274398715, '0.5-0.5': 0.004448967539761539, '0.6-0.4': 0.004448967539761539, '0.7-0.3': 0.004448967539761539, '0.8-0.2': 0.004448967539761539, '0.9-0.1': 0.004448967539761539}, 'bert-base-nli-mean-tokens': {'0.0-1.0': -3.0498592983763118e-05, '0.1-0.9': 0.0002932081763833416, '0.2-0.8': 0.004123432477810329, '0.3-0.7': 0.004448967539761539, '0.4-0.6': 0.004448967539761539, '0.5-0.5': 0.004448967539761539, '0.6-0.4': 0.004448967539761539, '0.7-0.3': 0.004448967539761539, '0.8-0.2': 0.004448967539761539, '0.9-0.1': 0.004448967539761539}, 'bert-large-nli-mean-tokens': {'0.0-1.0': 4.5150578540931186e-05, '0.1-0.9': 0.00031837447314420064, '0.2-0.8': 0.004534518286958833, '0.3-0.7': <text:soft-page-break/>0.004448967539761539, '0.4-0.6': 0.004448967539761539, '0.5-0.5': 0.004448967539761539, '0.6-0.4': 0.004448967539761539, '0.7-0.3': 0.004448967539761539, '0.8-0.2': 0.004448967539761539, '0.9-0.1': 0.004448967539761539}, 'roberta-base-nli-mean-tokens': {'0.0-1.0': 0.0, '0.1-0.9': 0.0, '0.2-0.8': 5.4546844175829e-05, '0.3-0.7': 0.004535104157222136, '0.4-0.6': 0.004448967539761539, '0.5-0.5': 0.004448967539761539, '0.6-0.4': 0.004448967539761539, '0.7-0.3': 0.004448967539761539, '0.8-0.2': 0.004448967539761539, '0.9-0.1': 0.004448967539761539}, 'roberta-large-nli-mean-tokens': {'0.0-1.0': 0.0, '0.1-0.9': -2.941018556024133e-06, '0.2-0.8': 0.0014014755841889048, '0.3-0.7': 0.004448967539761539, '0.4-0.6': 0.004448967539761539, '0.5-0.5': 0.004448967539761539, '0.6-0.4': 0.004448967539761539, '0.7-0.3': 0.004448967539761539, '0.8-0.2': 0.004448967539761539, '0.9-0.1': 0.004448967539761539}, 'distilbert-base-nli-mean-tokens': {'0.0-1.0': 4.585401870427219e-07, '0.1-0.9': -7.232910010301907e-05, '0.2-0.8': 0.0023595507884729416, '0.3-0.7': 0.004448967539761539, '0.4-0.6': 0.004448967539761539, '0.5-0.5': 0.004448967539761539, '0.6-0.4': 0.004448967539761539, '0.7-0.3': 0.004448967539761539, '0.8-0.2': 0.004448967539761539, '0.9-0.1': 0.004448967539761539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7, '0.5': 0.7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7, '0.5': 0.7999999999999999} <text:s/>= <text:s/>{'FUZZY_MATCH': {'0-0': 0.17701644696625907}, 'Word2Vec': {'0-0': 0.0}, 'bert-base-nli-stsb-mean-tokens': {'0.0-1.0': 0.0, '0.1-0.9': 0.0, '0.2-0.8': -0.0001221460250895312, '0.3-0.7': 0.01255770231781772, '0.4-0.6': 0.01817132198467719, '0.5-0.5': 0.004897433452942246, '0.6-0.4': 0.006523344344108284, '0.7-0.3': 0.005421854088392908, '0.8-0.2': 0.005414875661159058, '0.9-0.1': 0.005414875661159058}, 'bert-large-nli-stsb-mean-tokens': {'0.0-1.0': 0.0, '0.1-0.9': 0.0, '0.2-0.8': 0.0, '0.3-0.7': 0.005202654329958145, '0.4-0.6': 0.03483676177143513, '0.5-0.5': 0.0059736907551620755, '0.6-0.4': 0.00697926122559589, '0.7-0.3': 0.005448022318379486, '0.8-0.2': 0.005414875661159058, '0.9-0.1': 0.005414875661159058}, 'roberta-base-nli-stsb-mean-tokens': {'0.0-1.0': 0.0, '0.1-0.9': 0.0, '0.2-0.8': 0.0, '0.3-0.7': 0.005290667559606277, '0.4-0.6': 0.032082856272034666, '0.5-0.5': 0.007368828808090644, '0.6-0.4': 0.0064719123847563065, '0.7-0.3': 0.0054733169651338676, '0.8-0.2': 0.005414875661159058, '0.9-0.1': 0.005414875661159058}, 'roberta-large-nli-stsb-mean-tokens': {'0.0-1.0': 0.0, '0.1-0.9': 0.0, '0.2-0.8': 0.0, '0.3-0.7': 0.0, '0.4-0.6': 0.03678258582998428, '0.5-0.5': 0.008893311828603756, '0.6-0.4': 0.005356932373274503, '0.7-0.3': 0.005514309005166695, '0.8-0.2': 0.005414875661159058, '0.9-0.1': 0.005414875661159058}, 'distilbert-base-nli-stsb-mean-tokens': {'0.0-1.0': 0.0, '0.1-0.9': 0.0, '0.2-0.8': -6.147240521570119e-05, '0.3-0.7': 0.00556119014249401, '0.4-0.6': 0.024982425697113952, '0.5-0.5': 0.006152625011348167, '0.6-0.4': 0.005844158400727606, '0.7-0.3': 0.0054388635945213926, '0.8-0.2': 0.005414875661159058, '0.9-0.1': 0.005414875661159058}, 'bert-base-nli-mean-tokens': {'0.0-1.0': 0.002233459743092747, '0.1-0.9': 0.004490864681469309, '0.2-0.8': 0.0043685407732591, '0.3-0.7': 0.004624915872858959, '0.4-0.6': 0.0049831179535919645, '0.5-0.5': 0.005421417939559636, '0.6-0.4': 0.005414875661159058, '0.7-0.3': 0.005414875661159058, '0.8-0.2': 0.005414875661159058, '0.9-0.1': 0.005414875661159058}, 'bert-large-nli-mean-tokens': {'0.0-1.0': 0.0025118909998435024, '0.1-0.9': 0.005491440122282865, '0.2-0.8': 0.0050515905948734785, '0.3-0.7': 0.005767698776739993, '0.4-0.6': 0.00525631819017669, '0.5-0.5': 0.005424034826820745, '0.6-0.4': 0.005414875661159058, '0.7-0.3': 0.005414875661159058, '0.8-0.2': 0.005414875661159058, '0.9-0.1': 0.005414875661159058}, 'roberta-base-nli-mean-tokens': {'0.0-1.0': -<text:soft-page-break/>0.0006020570791114288, '0.1-0.9': -0.0005376989328622628, '0.2-0.8': 0.005112513670191499, '0.3-0.7': 0.005194881531859097, '0.4-0.6': 0.005414875661159058, '0.5-0.5': 0.005414875661159058, '0.6-0.4': 0.005414875661159058, '0.7-0.3': 0.005414875661159058, '0.8-0.2': 0.005414875661159058, '0.9-0.1': 0.005414875661159058}, 'roberta-large-nli-mean-tokens': {'0.0-1.0': 0.00011298082244437513, '0.1-0.9': 0.0038923600792977187, '0.2-0.8': 0.004161167318676551, '0.3-0.7': 0.005410160590222257, '0.4-0.6': 0.005434938375515674, '0.5-0.5': 0.005414875661159058, '0.6-0.4': 0.005414875661159058, '0.7-0.3': 0.005414875661159058, '0.8-0.2': 0.005414875661159058, '0.9-0.1': 0.005414875661159058}, 'distilbert-base-nli-mean-tokens': {'0.0-1.0': 0.0005250834098525781, '0.1-0.9': 0.00403891297218073, '0.2-0.8': 0.004109337193843765, '0.3-0.7': 0.005074479318031844, '0.4-0.6': 0.004986243292824266, '0.5-0.5': 0.005415311815729962, '0.6-0.4': 0.005414875661159058, '0.7-0.3': 0.005414875661159058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7, '0.5': 0.8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7, '0.5': 0.8999999999999999} <text:s/>= <text:s/>{'FUZZY_MATCH': {'0-0': 0.15044076867340972}, 'Word2Vec': {'0-0': 0.0}, 'bert-base-nli-stsb-mean-tokens': {'0.0-1.0': 0.0, '0.1-0.9': 0.0, '0.2-0.8': -0.0001221460250895312, '0.3-0.7': 0.01255770231781772, '0.4-0.6': 0.01817132198467719, '0.5-0.5': 0.004775518126603484, '0.6-0.4': 0.004448967539761539, '0.7-0.3': 0.004448967539761539, '0.8-0.2': 0.006523344344108284, '0.9-0.1': 0.005414875661159058}, 'bert-large-nli-stsb-mean-tokens': {'0.0-1.0': 0.0, '0.1-0.9': 0.0, '0.2-0.8': 0.0, '0.3-0.7': 0.005202654329958145, '0.4-0.6': 0.03483676177143513, '0.5-0.5': 0.0059746725947463775, '0.6-0.4': 0.00445233388536892, '0.7-0.3': 0.004448967539761539, '0.8-0.2': 0.006975279615121344, '0.9-0.1': 0.005414875661159058}, 'roberta-base-nli-stsb-mean-tokens': {'0.0-1.0': 0.0, '0.1-0.9': 0.0, '0.2-0.8': 0.0, '0.3-0.7': 0.005290667559606277, '0.4-0.6': 0.032082856272034666, '0.5-0.5': 0.007368828808090644, '0.6-0.4': 0.004450650508021403, '0.7-0.3': 0.004448967539761539, '0.8-0.2': 0.006469983454675199, '0.9-0.1': 0.005414875661159058}, 'roberta-large-nli-stsb-mean-tokens': {'0.0-1.0': 0.0, '0.1-0.9': 0.0, '0.2-0.8': 0.0, '0.3-0.7': 0.0, '0.4-0.6': 0.03678258582998428, '0.5-0.5': 0.008893311828603756, '0.6-0.4': 0.004455701867922768, '0.7-0.3': 0.004448967539761539, '0.8-0.2': 0.005349759438585622, '0.9-0.1': 0.005414875661159058}, 'distilbert-base-nli-stsb-mean-tokens': {'0.0-1.0': 0.0, '0.1-0.9': 0.0, '0.2-0.8': -6.147240521570119e-05, '0.3-0.7': 0.00556119014249401, '0.4-0.6': 0.024982425697113952, '0.5-0.5': 0.00615312378822408, '0.6-0.4': 0.004448967539761539, '0.7-0.3': 0.004448967539761539, '0.8-0.2': 0.005844158400727606, '0.9-0.1': 0.005414875661159058}, 'bert-base-nli-mean-tokens': {'0.0-1.0': 0.0022522864047817004, '0.1-0.9': 0.004441300118635749, '0.2-0.8': 0.004071311468833327, '0.3-0.7': 0.00445233388536892, '0.4-0.6': 0.00444809746450503, '0.5-0.5': 0.004438091489744389, '0.6-0.4': 0.0047438711679903545, '0.7-0.3': 0.0049831179535919645, '0.8-0.2': 0.005414875661159058, '0.9-0.1': 0.005414875661159058}, 'bert-large-nli-mean-tokens': {'0.0-1.0': 0.0025283500229449363, '0.1-0.9': 0.0053270580377876575, '0.2-0.8': 0.00454726055433885, '0.3-0.7': 0.004465815649212113, '0.4-0.6': 0.004448967539761539, '0.5-0.5': 0.004439396628293624, '0.6-0.4': 0.004949694132008076, '0.7-0.3': 0.00525631819017669, '0.8-0.2': 0.005414875661159058, '0.9-0.1': 0.005414875661159058}, 'roberta-base-nli-mean-tokens': {'0.0-1.0': 2.15998569638165e-05, '0.1-0.9': -0.00048527121523211925, '0.2-0.8': 0.004429553217654814, '0.3-0.7': 0.0044132932071214714, '0.4-0.6': 0.004282704685987571, '0.5-0.5': 0.004289653383923175, '0.6-0.4': 0.00513020634296113, '0.7-0.3': <text:soft-page-break/>0.005414875661159058, '0.8-0.2': 0.005414875661159058, '0.9-0.1': 0.005414875661159058}, 'roberta-large-nli-mean-tokens': {'0.0-1.0': 0.00018528173025122996, '0.1-0.9': 0.0037028001674130895, '0.2-0.8': 0.004448967539761539, '0.3-0.7': 0.004448967539761539, '0.4-0.6': 0.004445922269710079, '0.5-0.5': 0.004501145320330191, '0.6-0.4': 0.004161167318676551, '0.7-0.3': 0.005434938375515674, '0.8-0.2': 0.005414875661159058, '0.9-0.1': 0.005414875661159058}, 'distilbert-base-nli-mean-tokens': {'0.0-1.0': 0.000562567030217842, '0.1-0.9': 0.0038885482637220914, '0.2-0.8': 0.004460756913641117, '0.3-0.7': 0.004448967539761539, '0.4-0.6': 0.004447227387727626, '0.5-0.5': 0.004541602883797458, '0.6-0.4': 0.004097835584381482, '0.7-0.3': 0.004986243292824266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7, '0.5': 0.9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7, '0.5': 0.9999999999999999} <text:s/>= <text:s/>{'FUZZY_MATCH': {'0-0': 0.14851603450171136}, 'Word2Vec': {'0-0': 0.0}, 'bert-base-nli-stsb-mean-tokens': {'0.0-1.0': 0.0, '0.1-0.9': 0.0, '0.2-0.8': -0.0001221460250895312, '0.3-0.7': 0.01255770231781772, '0.4-0.6': 0.01817132198467719, '0.5-0.5': 0.004775518126603484, '0.6-0.4': 0.004448967539761539, '0.7-0.3': 0.004448967539761539, '0.8-0.2': 0.004448967539761539, '0.9-0.1': 0.004448967539761539}, 'bert-large-nli-stsb-mean-tokens': {'0.0-1.0': 0.0, '0.1-0.9': 0.0, '0.2-0.8': 0.0, '0.3-0.7': 0.005202654329958145, '0.4-0.6': 0.03483676177143513, '0.5-0.5': 0.0059746725947463775, '0.6-0.4': 0.00445233388536892, '0.7-0.3': 0.004448967539761539, '0.8-0.2': 0.004448967539761539, '0.9-0.1': 0.004448967539761539}, 'roberta-base-nli-stsb-mean-tokens': {'0.0-1.0': 0.0, '0.1-0.9': 0.0, '0.2-0.8': 0.0, '0.3-0.7': 0.005290667559606277, '0.4-0.6': 0.032082856272034666, '0.5-0.5': 0.007368828808090644, '0.6-0.4': 0.004450650508021403, '0.7-0.3': 0.004448967539761539, '0.8-0.2': 0.004448967539761539, '0.9-0.1': 0.004448967539761539}, 'roberta-large-nli-stsb-mean-tokens': {'0.0-1.0': 0.0, '0.1-0.9': 0.0, '0.2-0.8': 0.0, '0.3-0.7': 0.0, '0.4-0.6': 0.03678258582998428, '0.5-0.5': 0.008893311828603756, '0.6-0.4': 0.004455701867922768, '0.7-0.3': 0.004448967539761539, '0.8-0.2': 0.004448967539761539, '0.9-0.1': 0.004448967539761539}, 'distilbert-base-nli-stsb-mean-tokens': {'0.0-1.0': 0.0, '0.1-0.9': 0.0, '0.2-0.8': -6.147240521570119e-05, '0.3-0.7': 0.00556119014249401, '0.4-0.6': 0.024982425697113952, '0.5-0.5': 0.00615312378822408, '0.6-0.4': 0.004448967539761539, '0.7-0.3': 0.004448967539761539, '0.8-0.2': 0.004448967539761539, '0.9-0.1': 0.004448967539761539}, 'bert-base-nli-mean-tokens': {'0.0-1.0': 0.0022522864047817004, '0.1-0.9': 0.004441300118635749, '0.2-0.8': 0.004071311468833327, '0.3-0.7': 0.00445233388536892, '0.4-0.6': 0.004448967539761539, '0.5-0.5': 0.004448967539761539, '0.6-0.4': 0.004448967539761539, '0.7-0.3': 0.004448967539761539, '0.8-0.2': 0.004448967539761539, '0.9-0.1': 0.004448967539761539}, 'bert-large-nli-mean-tokens': {'0.0-1.0': 0.0025283500229449363, '0.1-0.9': 0.0053270580377876575, '0.2-0.8': 0.00454726055433885, '0.3-0.7': 0.004465815649212113, '0.4-0.6': 0.004448967539761539, '0.5-0.5': 0.004448967539761539, '0.6-0.4': 0.004448967539761539, '0.7-0.3': 0.004448967539761539, '0.8-0.2': 0.004448967539761539, '0.9-0.1': 0.004448967539761539}, 'roberta-base-nli-mean-tokens': {'0.0-1.0': 2.15998569638165e-05, '0.1-0.9': -0.00048527121523211925, '0.2-0.8': 0.004432160324203793, '0.3-0.7': 0.004448967539761539, '0.4-0.6': 0.004448967539761539, '0.5-0.5': 0.004448967539761539, '0.6-0.4': 0.004448967539761539, '0.7-0.3': 0.004448967539761539, '0.8-0.2': 0.004448967539761539, '0.9-0.1': 0.004448967539761539}, 'roberta-large-nli-mean-tokens': {'0.0-1.0': 0.00018528173025122996, '0.1-0.9': 0.0037028001674130895, '0.2-0.8': 0.004448967539761539, <text:soft-page-break/>'0.3-0.7': 0.004448967539761539, '0.4-0.6': 0.004448967539761539, '0.5-0.5': 0.004448967539761539, '0.6-0.4': 0.004448967539761539, '0.7-0.3': 0.004448967539761539, '0.8-0.2': 0.004448967539761539, '0.9-0.1': 0.004448967539761539}, 'distilbert-base-nli-mean-tokens': {'0.0-1.0': 0.000562567030217842, '0.1-0.9': 0.0038885482637220914, '0.2-0.8': 0.004460756913641117, '0.3-0.7': 0.004448967539761539, '0.4-0.6': 0.004448967539761539, '0.5-0.5': 0.004448967539761539, '0.6-0.4': 0.004448967539761539, '0.7-0.3': 0.004448967539761539, '0.8-0.2': 0.004448967539761539, '0.9-0.1': 0.004448967539761539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7999999999999999, '0.5': 0.8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7999999999999999, '0.5': 0.8999999999999999} <text:s/>= <text:s/>{'FUZZY_MATCH': {'0-0': 0.15014334405666308}, 'Word2Vec': {'0-0': 0.0}, 'bert-base-nli-stsb-mean-tokens': {'0.0-1.0': 0.0, '0.1-0.9': 0.0, '0.2-0.8': 0.0, '0.3-0.7': 0.0, '0.4-0.6': 0.0, '0.5-0.5': 0.005379748168049092, '0.6-0.4': 0.01817132198467719, '0.7-0.3': 0.004475944206084215, '0.8-0.2': 0.006523344344108284, '0.9-0.1': 0.005414875661159058}, 'bert-large-nli-stsb-mean-tokens': {'0.0-1.0': 0.0, '0.1-0.9': 0.0, '0.2-0.8': 0.0, '0.3-0.7': 0.0, '0.4-0.6': 0.0, '0.5-0.5': -0.0001221460250895312, '0.6-0.4': 0.03483676177143513, '0.7-0.3': 0.004578049607703916, '0.8-0.2': 0.006975279615121344, '0.9-0.1': 0.005414875661159058}, 'roberta-base-nli-stsb-mean-tokens': {'0.0-1.0': 0.0, '0.1-0.9': 0.0, '0.2-0.8': 0.0, '0.3-0.7': 0.0, '0.4-0.6': 0.0, '0.5-0.5': 0.0, '0.6-0.4': 0.032082856272034666, '0.7-0.3': 0.004678190100866786, '0.8-0.2': 0.006469983454675199, '0.9-0.1': 0.005414875661159058}, 'roberta-large-nli-stsb-mean-tokens': {'0.0-1.0': 0.0, '0.1-0.9': 0.0, '0.2-0.8': 0.0, '0.3-0.7': 0.0, '0.4-0.6': 0.0, '0.5-0.5': 0.0, '0.6-0.4': 0.03678258582998428, '0.7-0.3': 0.004843569660909708, '0.8-0.2': 0.005349759438585622, '0.9-0.1': 0.005414875661159058}, 'distilbert-base-nli-stsb-mean-tokens': {'0.0-1.0': 0.0, '0.1-0.9': 0.0, '0.2-0.8': 0.0, '0.3-0.7': 0.0, '0.4-0.6': 0.0, '0.5-0.5': -6.147240521570119e-05, '0.6-0.4': 0.024982425697113952, '0.7-0.3': 0.0045421422274398715, '0.8-0.2': 0.005844158400727606, '0.9-0.1': 0.005414875661159058}, 'bert-base-nli-mean-tokens': {'0.0-1.0': -0.003022590675228143, '0.1-0.9': -0.0019213800330351027, '0.2-0.8': 0.002213854234706214, '0.3-0.7': 0.00430052165183703, '0.4-0.6': 0.004936855525286887, '0.5-0.5': 0.00446335945325127, '0.6-0.4': 0.0047438711679903545, '0.7-0.3': 0.0049831179535919645, '0.8-0.2': 0.005414875661159058, '0.9-0.1': 0.005414875661159058}, 'bert-large-nli-mean-tokens': {'0.0-1.0': -0.002816785779296671, '0.1-0.9': 0.0005931709051288925, '0.2-0.8': 0.005388402405609782, '0.3-0.7': 0.008530046533209767, '0.4-0.6': 0.004921525729451592, '0.5-0.5': 0.00447480092593433, '0.6-0.4': 0.004949694132008076, '0.7-0.3': 0.00525631819017669, '0.8-0.2': 0.005414875661159058, '0.9-0.1': 0.005414875661159058}, 'roberta-base-nli-mean-tokens': {'0.0-1.0': -0.0033676560201150174, '0.1-0.9': 0.005032239771135982, '0.2-0.8': 0.004775647696421248, '0.3-0.7': 0.004267631545778472, '0.4-0.6': 0.004282704685987571, '0.5-0.5': 0.004289653383923175, '0.6-0.4': 0.00513020634296113, '0.7-0.3': 0.005414875661159058, '0.8-0.2': 0.005414875661159058, '0.9-0.1': 0.005414875661159058}, 'roberta-large-nli-mean-tokens': {'0.0-1.0': -0.0010537510103054704, '0.1-0.9': -0.0012905055650482833, '0.2-0.8': 0.003229750997834624, '0.3-0.7': 0.006058320979076326, '0.4-0.6': 0.004523747614157525, '0.5-0.5': 0.004501145320330191, '0.6-0.4': 0.004161167318676551, '0.7-0.3': 0.005434938375515674, '0.8-0.2': 0.005414875661159058, '0.9-0.1': 0.005414875661159058}, 'distilbert-base-nli-mean-tokens': {'0.0-1.0': 0.004066286168271316, '0.1-0.9': -0.0023369506463792877, '0.2-0.8': 0.0010075210255727773, '0.3-0.7': 0.0044270324245591075, '0.4-0.6': 0.004197855204632006, <text:soft-page-break/>'0.5-0.5': 0.00454329716044688, '0.6-0.4': 0.004097835584381482, '0.7-0.3': 0.004986243292824266, '0.8-0.2': 0.005414875661159058, '0.9-0.1': 0.005414875661159058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7999999999999999, '0.5': 0.9999999999999999}</text:p>
      <text:p text:style-name="Standard"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7999999999999999, '0.5': 0.9999999999999999} <text:s/>= <text:s/>{'FUZZY_MATCH': {'0-0': 0.14685382590396767}, 'Word2Vec': {'0-0': 0.0}, 'bert-base-nli-stsb-mean-tokens': {'0.0-1.0': 0.0, '0.1-0.9': 0.0, '0.2-0.8': 0.0, '0.3-0.7': 0.0, '0.4-0.6': 0.0, '0.5-0.5': 0.005379748168049092, '0.6-0.4': 0.01817132198467719, '0.7-0.3': 0.004475944206084215, '0.8-0.2': 0.004448967539761539, '0.9-0.1': 0.004448967539761539}, 'bert-large-nli-stsb-mean-tokens': {'0.0-1.0': 0.0, '0.1-0.9': 0.0, '0.2-0.8': 0.0, '0.3-0.7': 0.0, '0.4-0.6': 0.0, '0.5-0.5': -0.0001221460250895312, '0.6-0.4': 0.03483676177143513, '0.7-0.3': 0.004578049607703916, '0.8-0.2': 0.004448967539761539, '0.9-0.1': 0.004448967539761539}, 'roberta-base-nli-stsb-mean-tokens': {'0.0-1.0': 0.0, '0.1-0.9': 0.0, '0.2-0.8': 0.0, '0.3-0.7': 0.0, '0.4-0.6': 0.0, '0.5-0.5': 0.0, '0.6-0.4': 0.032082856272034666, '0.7-0.3': 0.004678190100866786, '0.8-0.2': 0.004448967539761539, '0.9-0.1': 0.004448967539761539}, 'roberta-large-nli-stsb-mean-tokens': {'0.0-1.0': 0.0, '0.1-0.9': 0.0, '0.2-0.8': 0.0, '0.3-0.7': 0.0, '0.4-0.6': 0.0, '0.5-0.5': 0.0, '0.6-0.4': 0.03678258582998428, '0.7-0.3': 0.004843569660909708, '0.8-0.2': 0.004448967539761539, '0.9-0.1': 0.004448967539761539}, 'distilbert-base-nli-stsb-mean-tokens': {'0.0-1.0': 0.0, '0.1-0.9': 0.0, '0.2-0.8': 0.0, '0.3-0.7': 0.0, '0.4-0.6': 0.0, '0.5-0.5': -6.147240521570119e-05, '0.6-0.4': 0.024982425697113952, '0.7-0.3': 0.0045421422274398715, '0.8-0.2': 0.004448967539761539, '0.9-0.1': 0.004448967539761539}, 'bert-base-nli-mean-tokens': {'0.0-1.0': -0.003022590675228143, '0.1-0.9': -0.0019213800330351027, '0.2-0.8': 0.002213854234706214, '0.3-0.7': 0.00430052165183703, '0.4-0.6': 0.004937806396921318, '0.5-0.5': 0.0044742550858161145, '0.6-0.4': 0.004448967539761539, '0.7-0.3': 0.004448967539761539, '0.8-0.2': 0.004448967539761539, '0.9-0.1': 0.004448967539761539}, 'bert-large-nli-mean-tokens': {'0.0-1.0': -0.002816785779296671, '0.1-0.9': 0.0005931709051288925, '0.2-0.8': 0.005388402405609782, '0.3-0.7': 0.008530046533209767, '0.4-0.6': 0.004921525729451592, '0.5-0.5': 0.00448439598042194, '0.6-0.4': 0.004448967539761539, '0.7-0.3': 0.004448967539761539, '0.8-0.2': 0.004448967539761539, '0.9-0.1': 0.004448967539761539}, 'roberta-base-nli-mean-tokens': {'0.0-1.0': -0.0033676560201150174, '0.1-0.9': 0.005032239771135982, '0.2-0.8': 0.0047784172481134535, '0.3-0.7': 0.004303573129105676, '0.4-0.6': 0.004448967539761539, '0.5-0.5': 0.004448967539761539, '0.6-0.4': 0.004448967539761539, '0.7-0.3': 0.004448967539761539, '0.8-0.2': 0.004448967539761539, '0.9-0.1': 0.004448967539761539}, 'roberta-large-nli-mean-tokens': {'0.0-1.0': -0.0010537510103054704, '0.1-0.9': -0.0012905055650482833, '0.2-0.8': 0.003229750997834624, '0.3-0.7': 0.006058320979076326, '0.4-0.6': 0.004526809761612127, '0.5-0.5': 0.004448967539761539, '0.6-0.4': 0.004448967539761539, '0.7-0.3': 0.004448967539761539, '0.8-0.2': 0.004448967539761539, '0.9-0.1': 0.004448967539761539}, 'distilbert-base-nli-mean-tokens': {'0.0-1.0': 0.004066286168271316, '0.1-0.9': -0.0023369506463792877, '0.2-0.8': 0.0010075210255727773, '0.3-0.7': 0.0044270324245591075, '0.4-0.6': 0.004199627228536507, '0.5-0.5': 0.004450650508021403, '0.6-0.4': 0.004448967539761539, '0.7-0.3': 0.004448967539761539, '0.8-0.2': 0.004448967539761539, '0.9-0.1': 0.004448967539761539}}</text:p>
      <text:p text:style-name="Standard">* * * * * * * * * * * * * * * * * * * * * * * * * * * * * * * * * * * * * * * * * * * * * * * * * * * * * * * * * * * * * * * * * * * * * * * * * * * * * * * *</text:p>
      <text:p text:style-name="Standard">Thresholds:{'0.0': 0.8999999999999999, '0.5': 0.9999999999999999}</text:p>
      <text:p text:style-name="Standard"><text:soft-page-break/>* * * * * * * * * * * * * * * * * * * * * * * * * * * * * * * * * * * * * * * * * * * * * * * * * * * * * * * * * * * * * * * * * * * * * * * * * * * * * * * *</text:p>
      <text:p text:style-name="Standard">- - - - - - - - - - - - - - - - - - - - - - - - - - - - - - - - - - - - - - - - - - - - - - - - - - - - - - - - - - - - - - - - - - - - - - - - - - - - - - - -</text:p>
      <text:p text:style-name="Standard">* * * * * * * * * * * * * * * * * * * * * * * * * * * * * * * * * * * * * * * * * * * * * * * * * * * * * * * * * * * * * * * * * * * * * * * * * * * * * * * *</text:p>
      <text:p text:style-name="Standard">Kappa Score for thresholds: {'0.0': 0.8999999999999999, '0.5': 0.9999999999999999} <text:s/>= <text:s/>{'FUZZY_MATCH': {'0-0': 0.09973005050695694}, 'Word2Vec': {'0-0': 0.0}, 'bert-base-nli-stsb-mean-tokens': {'0.0-1.0': 0.0, '0.1-0.9': 0.0, '0.2-0.8': 0.0, '0.3-0.7': 0.0, '0.4-0.6': 0.0, '0.5-0.5': 0.0, '0.6-0.4': 0.0, '0.7-0.3': 0.0, '0.8-0.2': 0.01817132198467719, '0.9-0.1': 0.004448967539761539}, 'bert-large-nli-stsb-mean-tokens': {'0.0-1.0': 0.0, '0.1-0.9': 0.0, '0.2-0.8': 0.0, '0.3-0.7': 0.0, '0.4-0.6': 0.0, '0.5-0.5': 0.0, '0.6-0.4': 0.0, '0.7-0.3': 0.0, '0.8-0.2': 0.03483676177143513, '0.9-0.1': 0.004448967539761539}, 'roberta-base-nli-stsb-mean-tokens': {'0.0-1.0': 0.0, '0.1-0.9': 0.0, '0.2-0.8': 0.0, '0.3-0.7': 0.0, '0.4-0.6': 0.0, '0.5-0.5': 0.0, '0.6-0.4': 0.0, '0.7-0.3': 0.0, '0.8-0.2': 0.032082856272034666, '0.9-0.1': 0.004448967539761539}, 'roberta-large-nli-stsb-mean-tokens': {'0.0-1.0': 0.0, '0.1-0.9': 0.0, '0.2-0.8': 0.0, '0.3-0.7': 0.0, '0.4-0.6': 0.0, '0.5-0.5': 0.0, '0.6-0.4': 0.0, '0.7-0.3': 0.0, '0.8-0.2': 0.03678258582998428, '0.9-0.1': 0.004448967539761539}, 'distilbert-base-nli-stsb-mean-tokens': {'0.0-1.0': 0.0, '0.1-0.9': 0.0, '0.2-0.8': 0.0, '0.3-0.7': 0.0, '0.4-0.6': 0.0, '0.5-0.5': 0.0, '0.6-0.4': 0.0, '0.7-0.3': 0.0, '0.8-0.2': 0.024982425697113952, '0.9-0.1': 0.004448967539761539}, 'bert-base-nli-mean-tokens': {'0.0-1.0': 0.0, '0.1-0.9': 0.0, '0.2-0.8': 0.0, '0.3-0.7': 0.0, '0.4-0.6': -0.0001221460250895312, '0.5-0.5': -0.0013283286303256148, '0.6-0.4': 0.002213854234706214, '0.7-0.3': 0.004937806396921318, '0.8-0.2': 0.004448967539761539, '0.9-0.1': 0.004448967539761539}, 'bert-large-nli-mean-tokens': {'0.0-1.0': 0.0, '0.1-0.9': 0.0, '0.2-0.8': 0.0, '0.3-0.7': 0.0, '0.4-0.6': 0.0, '0.5-0.5': -0.0011890930306284186, '0.6-0.4': 0.005388402405609782, '0.7-0.3': 0.004921525729451592, '0.8-0.2': 0.004448967539761539, '0.9-0.1': 0.004448967539761539}, 'roberta-base-nli-mean-tokens': {'0.0-1.0': 0.0, '0.1-0.9': 0.0, '0.2-0.8': -0.00035715615121367783, '0.3-0.7': -0.00329523039839974, '0.4-0.6': -0.006412708323422223, '0.5-0.5': -0.0009559757904100685, '0.6-0.4': 0.0047784172481134535, '0.7-0.3': 0.004448967539761539, '0.8-0.2': 0.004448967539761539, '0.9-0.1': 0.004448967539761539}, 'roberta-large-nli-mean-tokens': {'0.0-1.0': 0.0, '0.1-0.9': 0.0, '0.2-0.8': 0.0, '0.3-0.7': 0.0, '0.4-0.6': -0.0004140601272115685, '0.5-0.5': -0.0016354939156071335, '0.6-0.4': 0.003229750997834624, '0.7-0.3': 0.004526809761612127, '0.8-0.2': 0.004448967539761539, '0.9-0.1': 0.004448967539761539}, 'distilbert-base-nli-mean-tokens': {'0.0-1.0': 0.0, '0.1-0.9': 0.0, '0.2-0.8': 0.0, '0.3-0.7': 0.0, '0.4-0.6': -0.00024115838745220053, '0.5-0.5': 0.0016331988332850544, '0.6-0.4': 0.0010075210255727773, '0.7-0.3': 0.004199627228536507, '0.8-0.2': 0.004448967539761539, '0.9-0.1': 0.004448967539761539}}</text:p>
      <text:p text:style-name="Standard">Printing Final Results</text:p>
      <text:p text:style-name="Standard">{"{'0.0': 0.0, '0.5': 0.1}": {'FUZZY_MATCH': {'0-0': 0.00048042589610297615}, 'Word2Vec': {'0-0': 0.0022838714380468694}, 'bert-base-nli-stsb-mean-tokens': {'0.0-1.0': 0.0, '0.1-0.9': 0.0, '0.2-0.8': 0.0, '0.3-0.7': 0.0, '0.4-0.6': 0.0, '0.5-0.5': 0.0, '0.6-0.4': 0.0, '0.7-0.3': 3.344954551232071e-06, '0.8-0.2': 0.0012600495110240972, '0.9-0.1': 0.0003806216019487385}, 'bert-large-nli-stsb-mean-tokens': {'0.0-1.0': 0.0, '0.1-0.9': 0.0, '0.2-0.8': 0.0, '0.3-0.7': 0.0, '0.4-0.6': 0.0, '0.5-0.5': 0.0, '0.6-0.4': 3.521015329299715e-07, '0.7-0.3': 4.154626934393946e-05, '0.8-0.2': 0.0015869674086822494, '0.9-0.1': 0.0003806216019487385}, 'roberta-base-nli-stsb-mean-tokens': {'0.0-1.0': 0.0, '0.1-0.9': 0.0, '0.2-0.8': 0.0, '0.3-0.7': 0.0, '0.4-0.6': 0.0, '0.5-0.5': 0.0, '0.6-0.4': 0.0, '0.7-0.3': 0.00012264138075557263, '0.8-0.2': 0.0006315674773131885, '0.9-0.1': 0.0003806216019487385}, 'roberta-large-nli-stsb-mean-tokens': {'0.0-1.0': 0.0, '0.1-0.9': 0.0, '0.2-0.8': 0.0, '0.3-0.7': 0.0, '0.4-0.6': 0.0, '0.5-0.5': 0.0, '0.6-0.4': 0.0, '0.7-0.3': 0.00010086694951905173, '0.8-0.2': 0.000399794111618057, '0.9-0.1': 0.0003806216019487385}, 'distilbert-base-nli-stsb-mean-tokens': {'0.0-1.0': 0.0, '0.1-0.9': 0.0, '0.2-0.8': 0.0, '0.3-0.7': 0.0, '0.4-0.6': 0.0, '0.5-0.5': 0.0, '0.6-0.4': 0.0, '0.7-0.3': 2.6759009856713867e-05, '0.8-0.2': 0.00134942628897472, '0.9-0.1': 0.0003806216019487385}, 'bert-base-nli-mean-tokens': {'0.0-1.0': <text:soft-page-break/>0.0, '0.1-0.9': 0.0, '0.2-0.8': 0.0, '0.3-0.7': 0.0, '0.4-0.6': 0.0, '0.5-0.5': 0.0, '0.6-0.4': 0.0, '0.7-0.3': 0.0, '0.8-0.2': 0.0, '0.9-0.1': 0.0003806216019487385}, 'bert-large-nli-mean-tokens': {'0.0-1.0': 0.0, '0.1-0.9': 0.0, '0.2-0.8': 0.0, '0.3-0.7': 0.0, '0.4-0.6': 0.0, '0.5-0.5': 0.0, '0.6-0.4': 0.0, '0.7-0.3': 0.0, '0.8-0.2': 0.0, '0.9-0.1': 0.0003806216019487385}, 'roberta-base-nli-mean-tokens': {'0.0-1.0': 0.0, '0.1-0.9': 0.0, '0.2-0.8': 0.0, '0.3-0.7': 0.0, '0.4-0.6': 0.0, '0.5-0.5': 0.0, '0.6-0.4': 0.0, '0.7-0.3': 0.0, '0.8-0.2': 0.0, '0.9-0.1': 0.0003806216019487385}, 'roberta-large-nli-mean-tokens': {'0.0-1.0': 0.0, '0.1-0.9': 0.0, '0.2-0.8': 0.0, '0.3-0.7': 0.0, '0.4-0.6': 0.0, '0.5-0.5': 0.0, '0.6-0.4': 0.0, '0.7-0.3': 0.0, '0.8-0.2': 0.0, '0.9-0.1': 0.0003806216019487385}, 'distilbert-base-nli-mean-tokens': {'0.0-1.0': 0.0, '0.1-0.9': 0.0, '0.2-0.8': 0.0, '0.3-0.7': 0.0, '0.4-0.6': 0.0, '0.5-0.5': 0.0, '0.6-0.4': 0.0, '0.7-0.3': 0.0, '0.8-0.2': 0.0, '0.9-0.1': 0.0003806216019487385}}, "{'0.0': 0.0, '0.5': 0.2}": {'FUZZY_MATCH': {'0-0': 0.0008108228760813629}, 'Word2Vec': {'0-0': 0.0018228256598730175}, 'bert-base-nli-stsb-mean-tokens': {'0.0-1.0': 0.0, '0.1-0.9': 0.0, '0.2-0.8': 0.0, '0.3-0.7': 0.0, '0.4-0.6': 3.344954551232071e-06, '0.5-0.5': 8.032582028072444e-05, '0.6-0.4': 0.0012600495110240972, '0.7-0.3': 0.0003806216019487385, '0.8-0.2': 0.0003806216019487385, '0.9-0.1': 0.0003806216019487385}, 'bert-large-nli-stsb-mean-tokens': {'0.0-1.0': 0.0, '0.1-0.9': 0.0, '0.2-0.8': 3.521015329299715e-07, '0.3-0.7': 6.689886725141925e-06, '0.4-0.6': 4.154626934393946e-05, '0.5-0.5': 0.00012037022236299766, '0.6-0.4': 0.0015869674086822494, '0.7-0.3': 0.0003806216019487385, '0.8-0.2': 0.0003806216019487385, '0.9-0.1': 0.0003806216019487385}, 'roberta-base-nli-stsb-mean-tokens': {'0.0-1.0': 0.0, '0.1-0.9': 0.0, '0.2-0.8': 0.0, '0.3-0.7': 3.873103224250052e-06, '0.4-0.6': 0.00012264138075557263, '0.5-0.5': 0.00031766020700663145, '0.6-0.4': 0.0006315674773131885, '0.7-0.3': 0.0003806216019487385, '0.8-0.2': 0.0003806216019487385, '0.9-0.1': 0.0003806216019487385}, 'roberta-large-nli-stsb-mean-tokens': {'0.0-1.0': 0.0, '0.1-0.9': 0.0, '0.2-0.8': 0.0, '0.3-0.7': 1.3203637793446354e-05, '0.4-0.6': 0.00010086694951905173, '0.5-0.5': 0.0004931102077454508, '0.6-0.4': 0.000399794111618057, '0.7-0.3': 0.0003806216019487385, '0.8-0.2': 0.0003806216019487385, '0.9-0.1': 0.0003806216019487385}, 'distilbert-base-nli-stsb-mean-tokens': {'0.0-1.0': 0.0, '0.1-0.9': 0.0, '0.2-0.8': 0.0, '0.3-0.7': 5.281522063027566e-07, '0.4-0.6': 2.6759009856713867e-05, '0.5-0.5': 0.00020126246876961407, '0.6-0.4': 0.00134942628897472, '0.7-0.3': 0.0003806216019487385, '0.8-0.2': 0.0003806216019487385, '0.9-0.1': 0.0003806216019487385}, 'bert-base-nli-mean-tokens': {'0.0-1.0': 0.0, '0.1-0.9': 0.0, '0.2-0.8': 0.0, '0.3-0.7': 0.0, '0.4-0.6': 0.0, '0.5-0.5': 0.0, '0.6-0.4': 0.0, '0.7-0.3': -9.282679688893403e-05, '0.8-0.2': 0.0003806216019487385, '0.9-0.1': 0.0003806216019487385}, 'bert-large-nli-mean-tokens': {'0.0-1.0': 0.0, '0.1-0.9': 0.0, '0.2-0.8': 0.0, '0.3-0.7': 0.0, '0.4-0.6': 0.0, '0.5-0.5': 0.0, '0.6-0.4': 0.0, '0.7-0.3': -2.253728755130524e-05, '0.8-0.2': 0.0003806216019487385, '0.9-0.1': 0.0003806216019487385}, 'roberta-base-nli-mean-tokens': {'0.0-1.0': 0.0, '0.1-0.9': 0.0, '0.2-0.8': 0.0, '0.3-0.7': 0.0, '0.4-0.6': 0.0, '0.5-0.5': 0.0, '0.6-0.4': 0.0, '0.7-0.3': 0.0, '0.8-0.2': 0.0003806216019487385, '0.9-0.1': 0.0003806216019487385}, 'roberta-large-nli-mean-tokens': {'0.0-1.0': 0.0, '0.1-0.9': 0.0, '0.2-0.8': 0.0, '0.3-0.7': 0.0, '0.4-0.6': 0.0, '0.5-0.5': 0.0, '0.6-0.4': 0.0, '0.7-0.3': -3.1631521920649774e-05, '0.8-0.2': 0.0003806216019487385, '0.9-0.1': 0.0003806216019487385}, 'distilbert-base-nli-mean-tokens': {'0.0-1.0': 0.0, '0.1-0.9': 0.0, '0.2-0.8': 0.0, '0.3-0.7': 0.0, '0.4-0.6': 0.0, '0.5-0.5': 0.0, '0.6-0.4': 0.0, '0.7-0.3': -0.0001646053043589113, '0.8-0.2': 0.0003806216019487385, '0.9-0.1': 0.0003806216019487385}}, "{'0.0': 0.0, '0.5': 0.30000000000000004}": {'FUZZY_MATCH': {'0-0': 0.0013618431958209998}, 'Word2Vec': {'0-0': 0.0015260541791812798}, 'bert-base-nli-stsb-mean-tokens': {'0.0-1.0': 0.0, '0.1-0.9': 3.344954551232071e-06, '0.2-0.8': 2.3456041147174034e-06, '0.3-0.7': 0.00016607132196899688, '0.4-0.6': 0.0012600495110240972, '0.5-0.5': 0.0003760558651895174, '0.6-0.4': 0.0003806216019487385, '0.7-0.3': 0.0003806216019487385, '0.8-0.2': 0.0003806216019487385, '0.9-0.1': 0.0003806216019487385}, 'bert-large-nli-stsb-mean-tokens': {'0.0-1.0': 1.6020368730274015e-05, '0.1-0.9': 4.172230551302558e-05, '0.2-0.8': 0.00010408712527698594, '0.3-0.7': 0.0005123078956852378, '0.4-0.6': 0.0015869674086822494, '0.5-0.5': 0.00037939236923190123, '0.6-0.4': 0.0003806216019487385, '0.7-0.3': 0.0003806216019487385, '0.8-0.2': 0.0003806216019487385, '0.9-0.1': 0.0003806216019487385}, 'roberta-base-nli-stsb-mean-tokens': {'0.0-1.0': 1.7076638740509686e-05, '0.1-0.9': <text:soft-page-break/>0.00012264138075557263, '0.2-0.8': 0.00020052882768806235, '0.3-0.7': 0.0007948364076917347, '0.4-0.6': 0.0006315674773131885, '0.5-0.5': 0.00037974357888803656, '0.6-0.4': 0.0003806216019487385, '0.7-0.3': 0.0003806216019487385, '0.8-0.2': 0.0003806216019487385, '0.9-0.1': 0.0003806216019487385}, 'roberta-large-nli-stsb-mean-tokens': {'0.0-1.0': 3.5384964373275096e-05, '0.1-0.9': 0.00010086694951905173, '0.2-0.8': 0.00032211037060614345, '0.3-0.7': 0.0010134115187792059, '0.4-0.6': 0.000399794111618057, '0.5-0.5': 0.0003806216019487385, '0.6-0.4': 0.0003806216019487385, '0.7-0.3': 0.0003806216019487385, '0.8-0.2': 0.0003806216019487385, '0.9-0.1': 0.0003806216019487385}, 'distilbert-base-nli-stsb-mean-tokens': {'0.0-1.0': 2.8168053204380428e-06, '0.1-0.9': 2.6759009856713867e-05, '0.2-0.8': 0.00011411933721316991, '0.3-0.7': 0.00036200589026602614, '0.4-0.6': 0.00134942628897472, '0.5-0.5': 0.00037991918362356714, '0.6-0.4': 0.0003806216019487385, '0.7-0.3': 0.0003806216019487385, '0.8-0.2': 0.0003806216019487385, '0.9-0.1': 0.0003806216019487385}, 'bert-base-nli-mean-tokens': {'0.0-1.0': 0.0, '0.1-0.9': 0.0, '0.2-0.8': 0.0, '0.3-0.7': 0.0, '0.4-0.6': 0.0, '0.5-0.5': -4.4835691269451416e-05, '0.6-0.4': 7.362404611710449e-05, '0.7-0.3': 0.0003806216019487385, '0.8-0.2': 0.0003806216019487385, '0.9-0.1': 0.0003806216019487385}, 'bert-large-nli-mean-tokens': {'0.0-1.0': 0.0, '0.1-0.9': 0.0, '0.2-0.8': 0.0, '0.3-0.7': 0.0, '0.4-0.6': 0.0, '0.5-0.5': 1.3555730028369517e-05, '0.6-0.4': 0.00030605931591654034, '0.7-0.3': 0.0003806216019487385, '0.8-0.2': 0.0003806216019487385, '0.9-0.1': 0.0003806216019487385}, 'roberta-base-nli-mean-tokens': {'0.0-1.0': 0.0, '0.1-0.9': 0.0, '0.2-0.8': 0.0, '0.3-0.7': 0.0, '0.4-0.6': 0.0, '0.5-0.5': 0.0, '0.6-0.4': 1.3548865133605759e-05, '0.7-0.3': 0.0003806216019487385, '0.8-0.2': 0.0003806216019487385, '0.9-0.1': 0.0003806216019487385}, 'roberta-large-nli-mean-tokens': {'0.0-1.0': 0.0, '0.1-0.9': 0.0, '0.2-0.8': 0.0, '0.3-0.7': 0.0, '0.4-0.6': 0.0, '0.5-0.5': 0.0, '0.6-0.4': -0.000331075705747752, '0.7-0.3': 0.0003806216019487385, '0.8-0.2': 0.0003806216019487385, '0.9-0.1': 0.0003806216019487385}, 'distilbert-base-nli-mean-tokens': {'0.0-1.0': 0.0, '0.1-0.9': 0.0, '0.2-0.8': 0.0, '0.3-0.7': 0.0, '0.4-0.6': 0.0, '0.5-0.5': 0.0, '0.6-0.4': -0.00037527390567548835, '0.7-0.3': 0.0003806216019487385, '0.8-0.2': 0.0003806216019487385, '0.9-0.1': 0.0003806216019487385}}, "{'0.0': 0.0, '0.5': 0.4}": {'FUZZY_MATCH': {'0-0': 0.002205625186079918}, 'Word2Vec': {'0-0': 0.0010162313213892826}, 'bert-base-nli-stsb-mean-tokens': {'0.0-1.0': 3.995116273525223e-05, '0.1-0.9': 0.000266975016018689, '0.2-0.8': 0.0012600495110240972, '0.3-0.7': 0.000349187415530805, '0.4-0.6': 0.0003806216019487385, '0.5-0.5': 0.0003806216019487385, '0.6-0.4': 0.0003806216019487385, '0.7-0.3': 0.0003806216019487385, '0.8-0.2': 0.0003806216019487385, '0.9-0.1': 0.0003806216019487385}, 'bert-large-nli-stsb-mean-tokens': {'0.0-1.0': 0.00018838521729769298, '0.1-0.9': 0.0006724520487184638, '0.2-0.8': 0.0015873182635280925, '0.3-0.7': 0.000375353440447701, '0.4-0.6': 0.0003806216019487385, '0.5-0.5': 0.0003806216019487385, '0.6-0.4': 0.0003806216019487385, '0.7-0.3': 0.0003806216019487385, '0.8-0.2': 0.0003806216019487385, '0.9-0.1': 0.0003806216019487385}, 'roberta-base-nli-stsb-mean-tokens': {'0.0-1.0': 0.0005978987561672255, '0.1-0.9': 0.0011138717070834359, '0.2-0.8': 0.0006317430585380812, '0.3-0.7': 0.00047554765812463096, '0.4-0.6': 0.0003806216019487385,</text:p>
      <text:p text:style-name="Standard"><text:s/>'0.5-0.5': 0.0003806216019487385, '0.6-0.4': 0.0003806216019487385, '0.7-0.3': 0.0003806216019487385, '0.8-0.2': 0.0003806216019487385, '0.9-0.1': 0.0003806216019487385}, 'roberta-large-nli-stsb-mean-tokens': {'0.0-1.0': 0.0010547633691851965, '0.1-0.9': 0.0012215937243826858, '0.2-0.8': 0.00040049655398410877, '0.3-0.7': 0.00037974357888803656, '0.4-0.6': 0.0003806216019487385, '0.5-0.5': 0.0003806216019487385, '0.6-0.4': 0.0003806216019487385, '0.7-0.3': 0.0003806216019487385, '0.8-0.2': 0.0003806216019487385, '0.9-0.1': 0.0003806216019487385}, 'distilbert-base-nli-stsb-mean-tokens': {'0.0-1.0': 0.000264974024477338, '0.1-0.9': 0.0007565052165907638, '0.2-0.8': 0.00134942628897472, '0.3-0.7': 0.00037623147122067824, '0.4-0.6': 0.0003806216019487385, '0.5-0.5': 0.0003806216019487385, '0.6-0.4': 0.0003806216019487385, '0.7-0.3': 0.0003806216019487385, '0.8-0.2': 0.0003806216019487385, '0.9-0.1': 0.0003806216019487385}, 'bert-base-nli-mean-tokens': {'0.0-1.0': 0.0, '0.1-0.9': 0.0, '0.2-0.8': 0.0, '0.3-0.7': -<text:soft-page-break/>4.906109910440826e-05, '0.4-0.6': -9.282679688893403e-05, '0.5-0.5': 0.0003723681242820964, '0.6-0.4': 0.0003806216019487385, '0.7-0.3': 0.0003806216019487385, '0.8-0.2': 0.0003806216019487385, '0.9-0.1': 0.0003806216019487385}, 'bert-large-nli-mean-tokens': {'0.0-1.0': 0.0, '0.1-0.9': 0.0, '0.2-0.8': 0.0, '0.3-0.7': 2.9928551259494895e-06, '0.4-0.6': -2.253728755130524e-05, '0.5-0.5': 0.00037307055321922356, '0.6-0.4': 0.0003806216019487385, '0.7-0.3': 0.0003806216019487385, '0.8-0.2': 0.0003806216019487385, '0.9-0.1': 0.0003806216019487385}, 'roberta-base-nli-mean-tokens': {'0.0-1.0': 0.0, '0.1-0.9': 0.0, '0.2-0.8': 0.0, '0.3-0.7': 0.0, '0.4-0.6': 0.0, '0.5-0.5': -0.00017534210019176655, '0.6-0.4': 0.0003806216019487385, '0.7-0.3': 0.0003806216019487385, '0.8-0.2': 0.0003806216019487385, '0.9-0.1': 0.0003806216019487385}, 'roberta-large-nli-mean-tokens': {'0.0-1.0': 0.0, '0.1-0.9': 0.0, '0.2-0.8': 0.0, '0.3-0.7': 0.0, '0.4-0.6': -3.1631521920649774e-05, '0.5-0.5': 0.0002926785226130546, '0.6-0.4': 0.0003806216019487385, '0.7-0.3': 0.0003806216019487385, '0.8-0.2': 0.0003806216019487385, '0.9-0.1': 0.0003806216019487385}, 'distilbert-base-nli-mean-tokens': {'0.0-1.0': 0.0, '0.1-0.9': 0.0, '0.2-0.8': 0.0, '0.3-0.7': 0.0, '0.4-0.6': -0.0001646053043589113, '0.5-0.5': 0.0003119970856897414, '0.6-0.4': 0.0003806216019487385, '0.7-0.3': 0.0003806216019487385, '0.8-0.2': 0.0003806216019487385, '0.9-0.1': 0.0003806216019487385}}, "{'0.0': 0.0, '0.5': 0.5}": {'FUZZY_MATCH': {'0-0': 0.0026074175385175646}, 'Word2Vec': {'0-0': 0.0010298825485525187}, 'bert-base-nli-stsb-mean-tokens': {'0.0-1.0': 0.0017091539035828385, '0.1-0.9': 0.0003972083497183476, '0.2-0.8': 0.0004001133166969817, '0.3-0.7': 0.0003806216019487385, '0.4-0.6': 0.0003806216019487385, '0.5-0.5': 0.0003806216019487385, '0.6-0.4': 0.0003806216019487385, '0.7-0.3': 0.0003806216019487385, '0.8-0.2': 0.0003806216019487385, '0.9-0.1': 0.0003806216019487385}, 'bert-large-nli-stsb-mean-tokens': {'0.0-1.0': 0.002218361446462924, '0.1-0.9': 0.0004518008297681453, '0.2-0.8': 0.0004396212173185532, '0.3-0.7': 0.00038272885100143483, '0.4-0.6': 0.0003806216019487385, '0.5-0.5': 0.0003806216019487385, '0.6-0.4': 0.0003806216019487385, '0.7-0.3': 0.0003806216019487385, '0.8-0.2': 0.0003806216019487385, '0.9-0.1': 0.0003806216019487385}, 'roberta-base-nli-stsb-mean-tokens': {'0.0-1.0': 0.0010615527086957899, '0.1-0.9': 0.0010406561680312842, '0.2-0.8': 0.0004982627424067188, '0.3-0.7': 0.0003823776434429549, '0.4-0.6': 0.0003806216019487385, '0.5-0.5': 0.0003806216019487385, '0.6-0.4': 0.0003806216019487385, '0.7-0.3': 0.0003806216019487385, '0.8-0.2': 0.0003806216019487385, '0.9-0.1': 0.0003806216019487385}, 'roberta-large-nli-stsb-mean-tokens': {'0.0-1.0': 0.00038059813396129627, '0.1-0.9': 0.0009781918072414575, '0.2-0.8': 0.0005781375819595702, '0.3-0.7': 0.00038466048816154785, '0.4-0.6': 0.0003806216019487385, '0.5-0.5': 0.0003806216019487385, '0.6-0.4': 0.0003806216019487385, '0.7-0.3': 0.0003806216019487385, '0.8-0.2': 0.0003806216019487385, '0.9-0.1': 0.0003806216019487385}, 'distilbert-base-nli-stsb-mean-tokens': {'0.0-1.0': 0.0015269960386865566, '0.1-0.9': 0.0005395732186359581, '0.2-0.8': 0.00035558831281712333, '0.3-0.7': 0.0003807972063757381, '0.4-0.6': 0.0003806216019487385, '0.5-0.5': 0.0003806216019487385, '0.6-0.4': 0.0003806216019487385, '0.7-0.3': 0.0003806216019487385, '0.8-0.2': 0.0003806216019487385, '0.9-0.1': 0.0003806216019487385}, 'bert-base-nli-mean-tokens': {'0.0-1.0': 0.0, '0.1-0.9': 1.7605079738469698e-07, '0.2-0.8': -7.470567075440471e-05, '0.3-0.7': 0.0007763424813805875, '0.4-0.6': 0.0003804459974598995, '0.5-0.5': 0.0003806216019487385, '0.6-0.4': 0.0003806216019487385, '0.7-0.3': 0.0003806216019487385, '0.8-0.2': 0.0003806216019487385, '0.9-0.1': 0.0003806216019487385}, 'bert-large-nli-mean-tokens': {'0.0-1.0': 0.0, '0.1-0.9': 3.521015329299715e-07, '0.2-0.8': 3.591307920292053e-05, '0.3-0.7': 0.0007763238420623875, '0.4-0.6': 0.0003804459974598995, '0.5-0.5': 0.0003806216019487385, '0.6-0.4': 0.0003806216019487385, '0.7-0.3': 0.0003806216019487385, '0.8-0.2': 0.0003806216019487385, '0.9-0.1': 0.0003806216019487385}, 'roberta-base-nli-mean-tokens': {'0.0-1.0': 0.0, '0.1-0.9': 0.0, '0.2-0.8': 0.0, '0.3-0.7': -8.192417195229673e-05, '0.4-0.6': 0.00022887631841805867, '0.5-0.5': 0.0003806216019487385, '0.6-0.4': 0.0003806216019487385, '0.7-0.3': 0.0003806216019487385, '0.8-0.2': 0.0003806216019487385, '0.9-0.1': 0.0003806216019487385}, 'roberta-large-nli-mean-tokens': {'0.0-1.0': 0.0, '0.1-0.9': 0.0, '0.2-0.8': 1.7605079738469698e-07, '0.3-0.7': <text:soft-page-break/>0.0001187240980189408, '0.4-0.6': 0.00037939236923190123, '0.5-0.5': 0.0003806216019487385, '0.6-0.4': 0.0003806216019487385, '0.7-0.3': 0.0003806216019487385, '0.8-0.2': 0.0003806216019487385, '0.9-0.1': 0.0003806216019487385}, 'distilbert-base-nli-mean-tokens': {'0.0-1.0': 0.0, '0.1-0.9': 0.0, '0.2-0.8': 7.042028178361193e-07, '0.3-0.7': 0.00028183735288667133, '0.4-0.6': 0.0003795679740907776, '0.5-0.5': 0.0003806216019487385, '0.6-0.4': 0.0003806216019487385, '0.7-0.3': 0.0003806216019487385, '0.8-0.2': 0.0003806216019487385, '0.9-0.1': 0.0003806216019487385}}, "{'0.0': 0.0, '0.5': 0.6}": {'FUZZY_MATCH': {'0-0': 0.0026167668658159116}, 'Word2Vec': {'0-0': 0.0010298825485525187}, 'bert-base-nli-stsb-mean-tokens': {'0.0-1.0': 4.23956461801378e-05, '0.1-0.9': 0.0002526287262216709, '0.2-0.8': 0.000830317799417668, '0.3-0.7': 0.0004560190941598208, '0.4-0.6': 0.000383431265377876, '0.5-0.5': 0.0003806216019487385, '0.6-0.4': 0.0003806216019487385, '0.7-0.3': 0.0003806216019487385, '0.8-0.2': 0.0003806216019487385, '0.9-0.1': 0.0003806216019487385}, 'bert-large-nli-stsb-mean-tokens': {'0.0-1.0': -1.5788039580133528e-06, '0.1-0.9': 9.145740464167051e-05, '0.2-0.8': 0.001013455985530487, '0.3-0.7': 0.000594073539507578, '0.4-0.6': 0.0003939673625698026, '0.5-0.5': 0.0003806216019487385, '0.6-0.4': 0.0003806216019487385, '0.7-0.3': 0.0003806216019487385, '0.8-0.2': 0.0003806216019487385, '0.9-0.1': 0.0003806216019487385}, 'roberta-base-nli-stsb-mean-tokens': {'0.0-1.0': -8.771126944751018e-07, '0.1-0.9': 0.00033834473489258166, '0.2-0.8': 0.0008108924660359396, '0.3-0.7': 0.0008025867059848757, '0.4-0.6': 0.00040415204540211747, '0.5-0.5': 0.0003806216019487385, '0.6-0.4': 0.0003806216019487385, '0.7-0.3': 0.0003806216019487385, '0.8-0.2': 0.0003806216019487385, '0.9-0.1': 0.0003806216019487385}, 'roberta-large-nli-stsb-mean-tokens': {'0.0-1.0': 0.0, '0.1-0.9': -3.5084489313774725e-07, '0.2-0.8': 0.00036145322224501175, '0.3-0.7': 0.0010611702976272008, '0.4-0.6': 0.00042065781477773623, '0.5-0.5': 0.0003806216019487385, '0.6-0.4': 0.0003806216019487385, '0.7-0.3': 0.0003806216019487385, '0.8-0.2': 0.0003806216019487385, '0.9-0.1': 0.0003806216019487385}, 'distilbert-base-nli-stsb-mean-tokens': {'0.0-1.0': -8.771126944751018e-07, '0.1-0.9': 4.3974389019596494e-05, '0.2-0.8': 0.0005594003360815947, '0.3-0.7': 0.0004748291524523385, '0.4-0.6': 0.0003902797538171132, '0.5-0.5': 0.0003806216019487385, '0.6-0.4': 0.0003806216019487385, '0.7-0.3': 0.0003806216019487385, '0.8-0.2': 0.0003806216019487385, '0.9-0.1': 0.0003806216019487385}, 'bert-base-nli-mean-tokens': {'0.0-1.0': -4.219482950462705e-05, '0.1-0.9': -9.282679688893403e-05, '0.2-0.8': 7.362404611710449e-05, '0.3-0.7': 0.0003806216019487385, '0.4-0.6': 0.0003806216019487385, '0.5-0.5': 0.0003806216019487385, '0.6-0.4': 0.0003806216019487385, '0.7-0.3': 0.0003806216019487385, '0.8-0.2': 0.0003806216019487385, '0.9-0.1': 0.0003806216019487385}, 'bert-large-nli-mean-tokens': {'0.0-1.0': 1.725268352537057e-05, '0.1-0.9': -2.1833209549848576e-05, '0.2-0.8': 0.00030605931591654034, '0.3-0.7': 0.0003806216019487385, '0.4-0.6': 0.0003806216019487385, '0.5-0.5': 0.0003806216019487385, '0.6-0.4': 0.0003806216019487385, '0.7-0.3': 0.0003806216019487385, '0.8-0.2': 0.0003806216019487385, '0.9-0.1': 0.0003806216019487385}, 'roberta-base-nli-mean-tokens': {'0.0-1.0': 0.0, '0.1-0.9': 0.0, '0.2-0.8': 1.3548865133605759e-05, '0.3-0.7': 0.00031480699630237474, '0.4-0.6': 0.0003806216019487385, '0.5-0.5': 0.0003806216019487385, '0.6-0.4': 0.0003806216019487385, '0.7-0.3': 0.0003806216019487385, '0.8-0.2': 0.0003806216019487385, '0.9-0.1': 0.0003806216019487385}, 'roberta-large-nli-mean-tokens': {'0.0-1.0': 0.0, '0.1-0.9': -3.1631521920649774e-05, '0.2-0.8': -0.000331075705747752, '0.3-0.7': 0.0003806216019487385, '0.4-0.6': 0.0003806216019487385, '0.5-0.5': 0.0003806216019487385, '0.6-0.4': 0.0003806216019487385, '0.7-0.3': 0.0003806216019487385, '0.8-0.2': 0.0003806216019487385, '0.9-0.1': 0.0003806216019487385}, 'distilbert-base-nli-mean-tokens': {'0.0-1.0': 1.7605079738469698e-07, '0.1-0.9': -0.0001646053043589113, '0.2-0.8': -0.00037527390567548835, '0.3-0.7': 0.0003806216019487385, '0.4-0.6': 0.0003806216019487385, '0.5-0.5': 0.0003806216019487385, '0.6-0.4':</text:p>
      <text:p text:style-name="Standard"><text:s/>0.0003806216019487385, '0.7-0.3': 0.0003806216019487385, '0.8-0.2': 0.0003806216019487385, '0.9-0.1': 0.0003806216019487385}}, "{'0.0': 0.0, '0.5': 0.7}": {'FUZZY_MATCH': {'0-0': <text:soft-page-break/>0.0024239858845583884}, 'Word2Vec': {'0-0': 0.0010298825485525187}, 'bert-base-nli-stsb-mean-tokens': {'0.0-1.0': 0.0, '0.1-0.9': 0.0, '0.2-0.8': -3.5084489313774725e-07, '0.3-0.7': 3.222140607761492e-05, '0.4-0.6': 0.000830317799417668, '0.5-0.5': 0.00034031123338895686, '0.6-0.4': 0.0003806216019487385, '0.7-0.3': 0.0003806216019487385, '0.8-0.2': 0.0003806216019487385, '0.9-0.1': 0.0003806216019487385}, 'bert-large-nli-stsb-mean-tokens': {'0.0-1.0': 0.0, '0.1-0.9': 0.0, '0.2-0.8': 0.0, '0.3-0.7': 4.660561600766666e-05, '0.4-0.6': 0.001013455985530487, '0.5-0.5': 0.0004484699292234273, '0.6-0.4': 0.0003809728107410093, '0.7-0.3': 0.0003806216019487385, '0.8-0.2': 0.0003806216019487385, '0.9-0.1': 0.0003806216019487385}, 'roberta-base-nli-stsb-mean-tokens': {'0.0-1.0': 0.0, '0.1-0.9': 0.0, '0.2-0.8': 0.0, '0.3-0.7': 4.678103064770234e-05, '0.4-0.6': 0.0008108924660359396, '0.5-0.5': 0.0006603811633529855, '0.6-0.4': 0.0003807972063757381, '0.7-0.3': 0.0003806216019487385, '0.8-0.2': 0.0003806216019487385, '0.9-0.1': 0.0003806216019487385}, 'roberta-large-nli-stsb-mean-tokens': {'0.0-1.0': 0.0, '0.1-0.9': 0.0, '0.2-0.8': 0.0, '0.3-0.7': 0.0, '0.4-0.6': 0.00036145322224501175, '0.5-0.5': 0.0009415176068405806, '0.6-0.4': 0.00038132401928669957, '0.7-0.3': 0.0003806216019487385, '0.8-0.2': 0.0003806216019487385, '0.9-0.1': 0.0003806216019487385}, 'distilbert-base-nli-stsb-mean-tokens': {'0.0-1.0': 0.0, '0.1-0.9': 0.0, '0.2-0.8': -1.7542241570467354e-07, '0.3-0.7': 4.7307274198993277e-05, '0.4-0.6': 0.0005594003360815947, '0.5-0.5': 0.000444186114541667, '0.6-0.4': 0.0003806216019487385, '0.7-0.3': 0.0003806216019487385, '0.8-0.2': 0.0003806216019487385, '0.9-0.1': 0.0003806216019487385}, 'bert-base-nli-mean-tokens': {'0.0-1.0': 0.00018008665286950443, '0.1-0.9': 0.00016083485164908318, '0.2-0.8': 0.0001955137540952112, '0.3-0.7': 0.0003809728107410093, '0.4-0.6': 0.0003806216019487385, '0.5-0.5': 0.0003806216019487385, '0.6-0.4': 0.0003806216019487385, '0.7-0.3': 0.0003806216019487385, '0.8-0.2': 0.0003806216019487385, '0.9-0.1': 0.0003806216019487385}, 'bert-large-nli-mean-tokens': {'0.0-1.0': 0.0001760584806971277, '0.1-0.9': 6.1472460789469e-05, '0.2-0.8': 0.0003908065567331809, '0.3-0.7': 0.0003823776434429549, '0.4-0.6': 0.0003806216019487385, '0.5-0.5': 0.0003806216019487385, '0.6-0.4': 0.0003806216019487385, '0.7-0.3': 0.0003806216019487385, '0.8-0.2': 0.0003806216019487385, '0.9-0.1': 0.0003806216019487385}, 'roberta-base-nli-mean-tokens': {'0.0-1.0': 8.274320471013397e-06, '0.1-0.9': -0.0010485978498138149, '0.2-0.8': 0.00037886555428479074, '0.3-0.7': 0.0003806216019487385, '0.4-0.6': 0.0003806216019487385, '0.5-0.5': 0.0003806216019487385, '0.6-0.4': 0.0003806216019487385, '0.7-0.3': 0.0003806216019487385, '0.8-0.2': 0.0003806216019487385, '0.9-0.1': 0.0003806216019487385}, 'roberta-large-nli-mean-tokens': {'0.0-1.0': -0.00010614272383135948, '0.1-0.9': 0.00017652756013319948, '0.2-0.8': 0.0003806216019487385, '0.3-0.7': 0.0003806216019487385, '0.4-0.6': 0.0003806216019487385, '0.5-0.5': 0.0003806216019487385, '0.6-0.4': 0.0003806216019487385, '0.7-0.3': 0.0003806216019487385, '0.8-0.2': 0.0003806216019487385, '0.9-0.1': 0.0003806216019487385}, 'distilbert-base-nli-mean-tokens': {'0.0-1.0': -0.00032664712836494303, '0.1-0.9': -5.218986139432502e-05, '0.2-0.8': 0.0003818508316425495, '0.3-0.7': 0.0003806216019487385, '0.4-0.6': 0.0003806216019487385, '0.5-0.5': 0.0003806216019487385, '0.6-0.4': 0.0003806216019487385, '0.7-0.3': 0.0003806216019487385, '0.8-0.2': 0.0003806216019487385, '0.9-0.1': 0.0003806216019487385}}, "{'0.0': 0.0, '0.5': 0.7999999999999999}": {'FUZZY_MATCH': {'0-0': 0.0008852923448392502}, 'Word2Vec': {'0-0': 0.0010298825485525187}, 'bert-base-nli-stsb-mean-tokens': {'0.0-1.0': 0.0, '0.1-0.9': 0.0, '0.2-0.8': 0.0, '0.3-0.7': 0.0, '0.4-0.6': 0.0, '0.5-0.5': 4.695644522634268e-05, '0.6-0.4': 0.000830317799417668, '0.7-0.3': 0.000383431265377876, '0.8-0.2': 0.0003806216019487385, '0.9-0.1': 0.0003806216019487385}, 'bert-large-nli-stsb-mean-tokens': {'0.0-1.0': 0.0, '0.1-0.9': 0.0, '0.2-0.8': 0.0, '0.3-0.7': 0.0, '0.4-0.6': 0.0, '0.5-0.5': -3.5084489313774725e-07, '0.6-0.4': 0.001013455985530487, '0.7-0.3': 0.0003939673625698026, '0.8-0.2': 0.0003806216019487385, '0.9-0.1': 0.0003806216019487385}, 'roberta-base-nli-stsb-mean-tokens': {'0.0-1.0': 0.0, '0.1-0.9': 0.0, '0.2-0.8': 0.0, '0.3-0.7': 0.0, '0.4-0.6': 0.0, '0.5-0.5': 0.0, '0.6-0.4': 0.0008108924660359396, '0.7-0.3': 0.00040415204540211747, '0.8-0.2': 0.0003806216019487385, '0.9-0.1': <text:soft-page-break/>0.0003806216019487385}, 'roberta-large-nli-stsb-mean-tokens': {'0.0-1.0': 0.0, '0.1-0.9': 0.0, '0.2-0.8': 0.0, '0.3-0.7': 0.0, '0.4-0.6': 0.0, '0.5-0.5': 0.0, '0.6-0.4': 0.00036145322224501175, '0.7-0.3': 0.00042065781477773623, '0.8-0.2': 0.0003806216019487385, '0.9-0.1': 0.0003806216019487385}, 'distilbert-base-nli-stsb-mean-tokens': {'0.0-1.0': 0.0, '0.1-0.9': 0.0, '0.2-0.8': 0.0, '0.3-0.7': 0.0, '0.4-0.6': 0.0, '0.5-0.5': -1.7542241570467354e-07, '0.6-0.4': 0.0005594003360815947, '0.7-0.3': 0.0003902797538171132, '0.8-0.2': 0.0003806216019487385, '0.9-0.1': 0.0003806216019487385}, 'bert-base-nli-mean-tokens': {'0.0-1.0': -1.2630571252447709e-05, '0.1-0.9': 1.871390536445361e-05, '0.2-0.8': 0.00011756358846648496, '0.3-0.7': 6.597377595374265e-05, '0.4-0.6': 0.00020825262409496226, '0.5-0.5': 0.0003832556618763583, '0.6-0.4': 0.0003806216019487385, '0.7-0.3': 0.0003806216019487385, '0.8-0.2': 0.0003806216019487385, '0.9-0.1': 0.0003806216019487385}, 'bert-large-nli-mean-tokens': {'0.0-1.0': -1.1402585045283686e-05, '0.1-0.9': 6.461932576862228e-05, '0.2-0.8': 0.00020009168383205989, '0.3-0.7': 0.0005179914502043692, '0.4-0.6': 0.00031752380951566295, '0.5-0.5': 0.0003843092819605376, '0.6-0.4': 0.0003806216019487385, '0.7-0.3': 0.0003806216019487385, '0.8-0.2': 0.0003806216019487385, '0.9-0.1': 0.0003806216019487385}, 'roberta-base-nli-mean-tokens': {'0.0-1.0': -0.000622255615393863, '0.1-0.9': -4.2756256102727264e-05, '0.2-0.8': 0.00026699202636382147, '0.3-0.7': 0.00029254539817036296, '0.4-0.6': 0.0003806216019487385, '0.5-0.5': 0.0003806216019487385, '0.6-0.4': 0.0003806216019487385, '0.7-0.3': 0.0003806216019487385, '0.8-0.2': 0.0003806216019487385, '0.9-0.1': 0.0003806216019487385}, 'roberta-large-nli-mean-tokens': {'0.0-1.0': -6.701584190871301e-05, '0.1-0.9': 8.63267480482044e-05, '0.2-0.8': -0.00011793548693539435, '0.3-0.7': 0.0003797207636088151, '0.4-0.6': 0.0003886993417370199, '0.5-0.5': 0.0003806216019487385, '0.6-0.4': 0.0003806216019487385, '0.7-0.3': 0.0003806216019487385, '0.8-0.2': 0.0003806216019487385, '0.9-0.1': 0.0003806216019487385}, 'distilbert-base-nli-mean-tokens': {'0.0-1.0': -3.140159295167422e-05, '0.1-0.9': 6.368851658444807e-05, '0.2-0.8': -0.00014260729610549028, '0.3-0.7': 0.0002462319022067394, '0.4-0.6': 0.0002090374543944895, '0.5-0.5': 0.0003807972063757381, '0.6-0.4': 0.0003806216019487385, '0.7-0.3': 0.0003806216019487385, '0.8-0.2': 0.0003806216019487385, '0.9-0.1': 0.0003806216019487385}}, "{'0.0': 0.0, '0.5': 0.8999999999999999}": {'FUZZY_MATCH': {'0-0': 0.00022724283341213347}, 'Word2Vec': {'0-0': 0.0010298825485525187}, 'bert-base-nli-stsb-mean-tokens': {'0.0-1.0': 0.0, '0.1-0.9': 0.0, '0.2-0.8': 0.0, '0.3-0.7': 0.0, '0.4-0.6': 0.0, '0.5-0.5': 0.0, '0.6-0.4': 0.0, '0.7-0.3': 0.0, '0.8-0.2': 0.000830317799417668, '0.9-0.1': 0.0003806216019487385}, 'bert-large-nli-stsb-mean-tokens': {'0.0-1.0': 0.0, '0.1-0.9': 0.0, '0.2-0.8': 0.0, '0.3-0.7': 0.0, '0.4-0.6': 0.0, '0.5-0.5': 0.0, '0.6-0.4': 0.0, '0.7-0.3': 0.0, '0.8-0.2': 0.001013455985530487, '0.9-0.1': 0.0003806216019487385}, 'roberta-base-nli-stsb-mean-tokens': {'0.0-1.0': 0.0, '0.1-0.9': 0.0, '0.2-0.8': 0.0, '0.3-0.7': 0.0, '0.4-0.6': 0.0, '0.5-0.5': 0.0, '0.6-0.4': 0.0, '0.7-0.3': 0.0, '0.8-0.2': 0.0008108924660359396, '0.9-0.1': 0.0003806216019487385}, 'roberta-large-nli-stsb-mean-tokens': {'0.0-1.0': 0.0, '0.1-0.9': 0.0, '0.2-0.8': 0.0, '0.3-0.7': 0.0, '0.4-0.6': 0.0, '0.5-0.5': 0.0, '0.6-0.4': 0.0, '0.7-0.3': 0.0, '0.8-0.2': 0.00036145322224501175, '0.9-0.1': 0.0003806216019487385}, 'distilbert-base-nli-stsb-mean-tokens': {'0.0-1.0': 0.0, '0.1-0.9': 0.0, '0.2-0.8': 0.0, '0.3-0.7': 0.0, '0.4-0.6': 0.0, '0.5-0.5': 0.0, '0.6-0.4': 0.0, '0.7-0.3': 0.0, '0.8-0.2': 0.0005594003360815947, '0.9-0.1': 0.0003806216019487385}, 'bert-base-nli-mean-tokens': {'0.0-1.0': 0.0, '0.1-0.9': 0.0, '0.2-0.8': 0.0, '0.3-0.7': 0.0, '0.4-0.6': -3.5084489313774725e-07, '0.5-0.5': -4.385578859400496e-06, '0.6-0.4': 0.00011756358846648496, '0.7-0.3': 0.00020825262409496226, '0.8-0.2': 0.0003806216019487385, '0.9-0.1': 0.0003806216019487385}, 'bert-large-nli-mean-tokens': {'0.0-1.0': 0.0, '0.1-0.9': 0.0, '0.2-0.8': 0.0, '0.3-0.7': 0.0, '0.4-0.6': 0.0, '0.5-0.5': -3.859307365017273e-06, '0.6-0.4': 0.00020009168383205989, '0.7-0.3': 0.00031752380951566295, '0.8-0.2': 0.0003806216019487385, '0.9-0.1': 0.0003806216019487385}, 'roberta-base-nli-mean-tokens': {'0.0-1.0': 0.0, '0.1-0.9': 0.0, '0.2-0.8': -1.0525354181556423e-06, '0.3-0.7': -1.4384842494274963e-05, '0.4-0.6': -6.725146800268256e-05, '0.5-0.5': -6.638909781719882e-05, '0.6-0.4': 0.00026699202636382147, '0.7-0.3': 0.0003806216019487385, '0.8-0.2': 0.0003806216019487385, <text:soft-page-break/>'0.9-0.1': 0.0003806216019487385}, 'roberta-large-nli-mean-tokens': {'0.0-1.0': 0.0, '0.1-0.9': 0.0, '0.2-0.8': 0.0, '0.3-0.7': 0.0, '0.4-0.6': -1.2279582031204939e-06, '0.5-0.5': 2.081899441430668e-05, '0.6-0.4': -0.00011793548693539435, '0.7-0.3': 0.0003886993417370199, '0.8-0.2': 0.0003806216019487385, '0.9-0.1': 0.0003806216019487385}, 'distilbert-base-nli-mean-tokens': {'0.0-1.0': 0.0, '0.1-0.9': 0.0, '0.2-0.8': 0.0, '0.3-0.7': 0.0, '0.4-0.6': -7.016900325229614e-07, '0.5-0.5':</text:p>
      <text:p text:style-name="Standard"><text:s/>3.7133134045075344e-05, '0.6-0.4': -0.00014260729610549028, '0.7-0.3': 0.0002090374543944895, '0.8-0.2': 0.0003806216019487385, '0.9-0.1': 0.0003806216019487385}}, "{'0.0': 0.0, '0.5': 0.9999999999999999}": {'FUZZY_MATCH': {'0-0': 0.00017975901316646947}, 'Word2Vec': {'0-0': 0.0010298825485525187}, 'bert-base-nli-stsb-mean-tokens': {'0.0-1.0': 0.0, '0.1-0.9': 0.0, '0.2-0.8': 0.0, '0.3-0.7': 0.0, '0.4-0.6': 0.0, '0.5-0.5': 0.0, '0.6-0.4': 0.0, '0.7-0.3': 0.0, '0.8-0.2': 0.0, '0.9-0.1': 0.0}, 'bert-large-nli-stsb-mean-tokens': {'0.0-1.0': 0.0, '0.1-0.9': 0.0, '0.2-0.8': 0.0, '0.3-0.7': 0.0, '0.4-0.6': 0.0, '0.5-0.5': 0.0, '0.6-0.4': 0.0, '0.7-0.3': 0.0, '0.8-0.2': 0.0, '0.9-0.1': 0.0}, 'roberta-base-nli-stsb-mean-tokens': {'0.0-1.0': 0.0, '0.1-0.9': 0.0, '0.2-0.8': 0.0, '0.3-0.7': 0.0, '0.4-0.6': 0.0, '0.5-0.5': 0.0, '0.6-0.4': 0.0, '0.7-0.3': 0.0, '0.8-0.2': 0.0, '0.9-0.1': 0.0}, 'roberta-large-nli-stsb-mean-tokens': {'0.0-1.0': 0.0, '0.1-0.9': 0.0, '0.2-0.8': 0.0, '0.3-0.7': 0.0, '0.4-0.6': 0.0, '0.5-0.5': 0.0, '0.6-0.4': 0.0, '0.7-0.3': 0.0, '0.8-0.2': 0.0, '0.9-0.1': 0.0}, 'distilbert-base-nli-stsb-mean-tokens': {'0.0-1.0': 0.0, '0.1-0.9': 0.0, '0.2-0.8': 0.0, '0.3-0.7': 0.0, '0.4-0.6': 0.0, '0.5-0.5': 0.0, '0.6-0.4': 0.0, '0.7-0.3': 0.0, '0.8-0.2': 0.0, '0.9-0.1': 0.0}, 'bert-base-nli-mean-tokens': {'0.0-1.0': 0.0, '0.1-0.9': 0.0, '0.2-0.8': 0.0, '0.3-0.7': 0.0, '0.4-0.6': 0.0, '0.5-0.5': 0.0, '0.6-0.4': 0.0, '0.7-0.3': 0.0, '0.8-0.2': 0.0, '0.9-0.1': 0.0}, 'bert-large-nli-mean-tokens': {'0.0-1.0': 0.0, '0.1-0.9': 0.0, '0.2-0.8': 0.0, '0.3-0.7': 0.0, '0.4-0.6': 0.0, '0.5-0.5': 0.0, '0.6-0.4': 0.0, '0.7-0.3': 0.0, '0.8-0.2': 0.0, '0.9-0.1': 0.0}, 'roberta-base-nli-mean-tokens': {'0.0-1.0': 0.0, '0.1-0.9': 0.0, '0.2-0.8': 0.0, '0.3-0.7': 0.0, '0.4-0.6': 0.0, '0.5-0.5': 0.0, '0.6-0.4': 0.0, '0.7-0.3': 0.0, '0.8-0.2': 0.0, '0.9-0.1': 0.0}, 'roberta-large-nli-mean-tokens': {'0.0-1.0': 0.0, '0.1-0.9': 0.0, '0.2-0.8': 0.0, '0.3-0.7': 0.0, '0.4-0.6': 0.0, '0.5-0.5': 0.0, '0.6-0.4': 0.0, '0.7-0.3': 0.0, '0.8-0.2': 0.0, '0.9-0.1': 0.0}, 'distilbert-base-nli-mean-tokens': {'0.0-1.0': 0.0, '0.1-0.9': 0.0, '0.2-0.8': 0.0, '0.3-0.7': 0.0, '0.4-0.6': 0.0, '0.5-0.5': 0.0, '0.6-0.4': 0.0, '0.7-0.3': 0.0, '0.8-0.2': 0.0, '0.9-0.1': 0.0}}, "{'0.0': 0.1, '0.5': 0.2}": {'FUZZY_MATCH': {'0-0': 0.001860496729376715}, 'Word2Vec': {'0-0': 0.0039925455601106385}, 'bert-base-nli-stsb-mean-tokens': {'0.0-1.0': 0.0, '0.1-0.9': 0.0, '0.2-0.8': 0.0, '0.3-0.7': 0.0, '0.4-0.6': 3.344954551232071e-06, '0.5-0.5': 8.032582028072444e-05, '0.6-0.4': 0.0012600495110240972, '0.7-0.3': 0.00038970749199673804, '0.8-0.2': 0.005738020214881456, '0.9-0.1': 0.005414875661159058}, 'bert-large-nli-stsb-mean-tokens': {'0.0-1.0': 0.0, '0.1-0.9': 0.0, '0.2-0.8': 3.521015329299715e-07, '0.3-0.7': 6.689886725141925e-06, '0.4-0.6': 4.154626934393946e-05, '0.5-0.5': 0.00012037022236299766, '0.6-0.4': 0.0015880411033302178, '0.7-0.3': 0.0004946881391650892, '0.8-0.2': 0.00880550829599025, '0.9-0.1': 0.005414875661159058}, 'roberta-base-nli-stsb-mean-tokens': {'0.0-1.0': 0.0, '0.1-0.9': 0.0, '0.2-0.8': 0.0, '0.3-0.7': 3.873103224250052e-06, '0.4-0.6': 0.00012264138075557263, '0.5-0.5': 0.00031766020700663145, '0.6-0.4': 0.0006315674773131885, '0.7-0.3': 0.0004828337529096949, '0.8-0.2': 0.006672802889494789, '0.9-0.1': 0.005414875661159058}, 'roberta-large-nli-stsb-mean-tokens': {'0.0-1.0': 0.0, '0.1-0.9': 0.0, '0.2-0.8': 0.0, '0.3-0.7': 1.3203637793446354e-05, '0.4-0.6': 0.00010086694951905173, '0.5-0.5': 0.0004931102077454508, '0.6-0.4': 0.000399794111618057, '0.7-0.3': 0.0006622616079482446, '0.8-0.2': 0.0059390645196497616, '0.9-0.1': 0.005414875661159058}, 'distilbert-base-nli-stsb-mean-tokens': {'0.0-1.0': 0.0, '0.1-0.9': 0.0, '0.2-0.8': 0.0, '0.3-0.7': 5.281522063027566e-07, '0.4-0.6': 2.6759009856713867e-05, '0.5-0.5': 0.00020126246876961407, '0.6-0.4': 0.00134942628897472, '0.7-0.3': 0.0004537844827597892, '0.8-0.2': 0.007990906787274099, '0.9-0.1': 0.005414875661159058}, 'bert-base-nli-mean-tokens': {'0.0-1.0': 0.0, '0.1-0.9': 0.0, '0.2-0.8': 0.0, '0.3-0.7': 0.0, '0.4-0.6': 0.0, '0.5-0.5': 0.0, '0.6-0.4': 0.0, '0.7-0.3': -9.282679688893403e-05, '0.8-0.2': 0.0003806216019487385, '0.9-0.1': 0.005414875661159058}, 'bert-large-nli-mean-tokens': {'0.0-1.0': 0.0, '0.1-0.9': 0.0, '0.2-0.8': 0.0, '0.3-0.7': 0.0, '0.4-0.6': 0.0, '0.5-0.5': 0.0, '0.6-0.4': 0.0, '0.7-0.3': -2.253728755130524e-05, '0.8-0.2': 0.0003806216019487385, '0.9-0.1': 0.005414875661159058}, 'roberta-base-nli-mean-tokens': {'0.0-1.0': 0.0, '0.1-0.9': 0.0, <text:soft-page-break/>'0.2-0.8': 0.0, '0.3-0.7': 0.0, '0.4-0.6': 0.0, '0.5-0.5': 0.0, '0.6-0.4': 0.0, '0.7-0.3': 0.0, '0.8-0.2': 0.0003806216019487385, '0.9-0.1': 0.005414875661159058}, 'roberta-large-nli-mean-tokens': {'0.0-1.0': 0.0, '0.1-0.9': 0.0, '0.2-0.8': 0.0, '0.3-0.7': 0.0, '0.4-0.6': 0.0, '0.5-0.5': 0.0, '0.6-0.4': 0.0, '0.7-0.3': -3.1631521920649774e-05, '0.8-0.2': 0.0003806216019487385, '0.9-0.1': 0.005414875661159058}, 'distilbert-base-nli-mean-tokens': {'0.0-1.0': 0.0, '0.1-0.9': 0.0, '0.2-0.8': 0.0, '0.3-0.7': 0.0, '0.4-0.6': 0.0, '0.5-0.5': 0.0, '0.6-0.4': 0.0, '0.7-0.3': -0.0001646053043589113, '0.8-0.2': 0.0003806216019487385, '0.9-0.1': 0.005414875661159058}}, "{'0.0': 0.1, '0.5': 0.30000000000000004}": {'FUZZY_MATCH': {'0-0': 0.0024804222587438973}, 'Word2Vec': {'0-0': 0.003559018353077148}, 'bert-base-nli-stsb-mean-tokens': {'0.0-1.0': 0.0, '0.1-0.9': 3.344954551232071e-06, '0.2-0.8': 2.3456041147174034e-06, '0.3-0.7': 0.00016607132196899688, '0.4-0.6': 0.0012600495110240972, '0.5-0.5': 0.0003760558651895174, '0.6-0.4': 0.0003806216019487385, '0.7-0.3': 0.00038970749199673804, '0.8-0.2': 0.005738020214881456, '0.9-0.1': 0.005414875661159058}, 'bert-large-nli-stsb-mean-tokens': {'0.0-1.0': 1.6020368730274015e-05, '0.1-0.9': 4.172230551302558e-05, '0.2-0.8': 0.00010408712527698594, '0.3-0.7': 0.0005123078956852378, '0.4-0.6': 0.0015869674086822494, '0.5-0.5': 0.00037939236923190123, '0.6-0.4': 0.00038157721713971693, '0.7-0.3': 0.0004946881391650892, '0.8-0.2': 0.00880550829599025, '0.9-0.1': 0.005414875661159058}, 'roberta-base-nli-stsb-mean-tokens': {'0.0-1.0': 1.7076638740509686e-05, '0.1-0.9': 0.00012264138075557263, '0.2-0.8': 0.00020052882768806235, '0.3-0.7': 0.0007948364076917347, '0.4-0.6': 0.0006315674773131885, '0.5-0.5': 0.00037974357888803656, '0.6-0.4': 0.0003806216019487385, '0.7-0.3': 0.0004828337529096949, '0.8-0.2': 0.006672802889494789, '0.9-0.1': 0.005414875661159058}, 'roberta-large-nli-stsb-mean-tokens': {'0.0-1.0': 3.5384964373275096e-05, '0.1-0.9': 0.00010086694951905173, '0.2-0.8': 0.00032211037060614345, '0.3-0.7': 0.0010134115187792059, '0.4-0.6': 0.000399794111618057, '0.5-0.5': 0.0003806216019487385, '0.6-0.4': 0.0003806216019487385, '0.7-0.3': 0.0006622616079482446, '0.8-0.2': 0.0059390645196497616, '0.9-0.1': 0.005414875661159058}, 'distilbert-base-nli-stsb-mean-tokens': {'0.0-1.0': 2.8168053204380428e-06, '0.1-0.9': 2.6759009856713867e-05, '0.2-0.8': 0.00011411933721316991, '0.3-0.7': 0.00036200589026602614, '0.4-0.6': 0.00134942628897472, '0.5-0.5': 0.00037991918362356714, '0.6-0.4': 0.0003806216019487385, '0.7-0.3': 0.0004537844827597892, '0.8-0.2': 0.007990906787274099, '0.9-0.1': 0.005414875661159058}, 'bert-base-nli-mean-tokens': {'0.0-1.0': 0.0, '0.1-0.9': 0.0, '0.2-0.8': 0.0, '0.3-0.7': 0.0, '0.4-0.6': 0.0, '0.5-0.5': -4.4835691269451416e-05, '0.6-0.4': 7.362404611710449e-05, '0.7-0.3': 0.0003806216019487385, '0.8-0.2': 0.0003806216019487385, '0.9-0.1': 0.005414875661159058}, 'bert-large-nli-mean-tokens': {'0.0-1.0': 0.0, '0.1-0.9': 0.0, '0.2-0.8': 0.0, '0.3-0.7': 0.0, '0.4-0.6': 0.0, '0.5-0.5': 1.3555730028369517e-05, '0.6-0.4': 0.00030605931591654034, '0.7-0.3': 0.0003806216019487385, '0.8-0.2': 0.0003806216019487385, '0.9-0.1': 0.005414875661159058}, 'roberta-base-nli-mean-tokens': {'0.0-1.0': 0.0, '0.1-0.9': 0.0, '0.2-0.8': 0.0, '0.3-0.7': 0.0, '0.4-0.6': 0.0, '0.5-0.5': 0.0, '0.6-0.4': 1.3548865133605759e-05, '0.7-0.3': 0.0003806216019487385, '0.8-0.2': 0.0003806216019487385, '0.9-0.1': 0.005414875661159058}, 'roberta-large-nli-mean-tokens': {'0.0-1.0': 0.0, '0.1-0.9': 0.0, '0.2-0.8': 0.0, '0.3-0.7': 0.0, '0.4-0.6': 0.0, '0.5-0.5': 0.0, '0.6-0.4': -0.000331075705747752, '0.7-0.3': 0.0003806216019487385, '0.8-0.2': 0.0003806216019487385, '0.9-0.1': 0.005414875661159058}, 'distilbert-base-nli-mean-tokens': {'0.0-1.0': 0.0, '0.1-0.9': 0.0, '0.2-0.8': 0.0, '0.3-0.7': 0.0, '0.4-0.6': 0.0, '0.5-0.5': 0.0, '0.6-0.4': -0.00037527390567548835, '0.7-0.3': 0.0003806216019487385, '0.8-0.2': 0.0003806216019487385, '0.9-0.1': 0.005414875661159058}}, "{'0.0': 0.1, '0.5': 0.4}": {'FUZZY_MATCH': {'0-0': 0.003430185679561326}, 'Word2Vec': {'0-0': 0.002818107944742576}, 'bert-base-nli-stsb-mean-tokens': {'0.0-1.0': 3.995116273525223e-05, '0.1-0.9': 0.000266975016018689, '0.2-0.8': 0.0012600495110240972, '0.3-0.7': 0.000349187415530805, '0.4-0.6': 0.0003806216019487385, '0.5-0.5': 0.0003806216019487385, '0.6-0.4': 0.0003806216019487385, '0.7-0.3': 0.00038970749199673804, '0.8-0.2': 0.005738020214881456, '0.9-0.1': 0.005414875661159058}, 'bert-large-nli-stsb-mean-tokens': {'0.0-1.0': 0.00018838521729769298, '0.1-0.9': 0.0006724520487184638, '0.2-0.8': <text:soft-page-break/>0.0015873182635280925, '0.3-0.7': 0.000375353440447701, '0.4-0.6': 0.0003806216019487385, '0.5-0.5': 0.0003806216019487385, '0.6-0.4': 0.00038157721713971693, '0.7-0.3': 0.0004946881391650892, '0.8-0.2': 0.00880550829599025, '0.9-0.1': 0.005414875661159058}, 'roberta-base-nli-stsb-mean-tokens': {'0.0-1.0': 0.0005978987561672255, '0.1-0.9': 0.0011138717070834359, '0.2-0.8': 0.0006317430585380812, '0.3-0.7': 0.00047554765812463096, '0.4-0.6': 0.0003806216019487385, '0.5-0.5': 0.0003806216019487385, '0.6-0.4': 0.0003806216019487385, '0.7-0.3': 0.0004828337529096949, '0.8-0.2': 0.006672802889494789, '0.9-0.1': 0.005414875661159058}, 'roberta-large-nli-stsb-mean-tokens': {'0.0-1.0':</text:p>
      <text:p text:style-name="Standard"><text:s/>0.0010547633691851965, '0.1-0.9': 0.0012215937243826858, '0.2-0.8': 0.00040049655398410877, '0.3-0.7': 0.00037974357888803656, '0.4-0.6': 0.0003806216019487385, '0.5-0.5': 0.0003806216019487385, '0.6-0.4': 0.0003806216019487385, '0.7-0.3': 0.0006622616079482446, '0.8-0.2': 0.0059390645196497616, '0.9-0.1': 0.005414875661159058}, 'distilbert-base-nli-stsb-mean-tokens': {'0.0-1.0': 0.000264974024477338, '0.1-0.9': 0.0007565052165907638, '0.2-0.8': 0.00134942628897472, '0.3-0.7': 0.00037623147122067824, '0.4-0.6': 0.0003806216019487385, '0.5-0.5': 0.0003806216019487385, '0.6-0.4': 0.0003806216019487385, '0.7-0.3': 0.0004537844827597892, '0.8-0.2': 0.007990906787274099, '0.9-0.1': 0.005414875661159058}, 'bert-base-nli-mean-tokens': {'0.0-1.0': 0.0, '0.1-0.9': 0.0, '0.2-0.8': 0.0, '0.3-0.7': -4.906109910440826e-05, '0.4-0.6': -9.282679688893403e-05, '0.5-0.5': 0.0003723681242820964, '0.6-0.4': 0.0003806216019487385, '0.7-0.3': 0.0003806216019487385, '0.8-0.2': 0.0003806216019487385, '0.9-0.1': 0.005414875661159058}, 'bert-large-nli-mean-tokens': {'0.0-1.0': 0.0, '0.1-0.9': 0.0, '0.2-0.8': 0.0, '0.3-0.7': 2.9928551259494895e-06, '0.4-0.6': -2.253728755130524e-05, '0.5-0.5': 0.00037307055321922356, '0.6-0.4': 0.0003806216019487385, '0.7-0.3': 0.0003806216019487385, '0.8-0.2': 0.0003806216019487385, '0.9-0.1': 0.005414875661159058}, 'roberta-base-nli-mean-tokens': {'0.0-1.0': 0.0, '0.1-0.9': 0.0, '0.2-0.8': 0.0, '0.3-0.7': 0.0, '0.4-0.6': 0.0, '0.5-0.5': -0.00017534210019176655, '0.6-0.4': 0.0003806216019487385, '0.7-0.3': 0.0003806216019487385, '0.8-0.2': 0.0003806216019487385, '0.9-0.1': 0.005414875661159058}, 'roberta-large-nli-mean-tokens': {'0.0-1.0': 0.0, '0.1-0.9': 0.0, '0.2-0.8': 0.0, '0.3-0.7': 0.0, '0.4-0.6': -3.1631521920649774e-05, '0.5-0.5': 0.0002926785226130546, '0.6-0.4': 0.0003806216019487385, '0.7-0.3': 0.0003806216019487385, '0.8-0.2': 0.0003806216019487385, '0.9-0.1': 0.005414875661159058}, 'distilbert-base-nli-mean-tokens': {'0.0-1.0': 0.0, '0.1-0.9': 0.0, '0.2-0.8': 0.0, '0.3-0.7': 0.0, '0.4-0.6': -0.0001646053043589113, '0.5-0.5': 0.0003119970856897414, '0.6-0.4': 0.0003806216019487385, '0.7-0.3': 0.0003806216019487385, '0.8-0.2': 0.0003806216019487385, '0.9-0.1': 0.005414875661159058}}, "{'0.0': 0.1, '0.5': 0.5}": {'FUZZY_MATCH': {'0-0': 0.003882517667692875}, 'Word2Vec': {'0-0': 0.002837895532887269}, 'bert-base-nli-stsb-mean-tokens': {'0.0-1.0': 0.0017091539035828385, '0.1-0.9': 0.0003972083497183476, '0.2-0.8': 0.0004001133166969817, '0.3-0.7': 0.0003806216019487385, '0.4-0.6': 0.0003806216019487385, '0.5-0.5': 0.0003806216019487385, '0.6-0.4': 0.0003806216019487385, '0.7-0.3': 0.00038970749199673804, '0.8-0.2': 0.005738020214881456, '0.9-0.1': 0.005414875661159058}, 'bert-large-nli-stsb-mean-tokens': {'0.0-1.0': 0.002218361446462924, '0.1-0.9': 0.0004518008297681453, '0.2-0.8': 0.0004396212173185532, '0.3-0.7': 0.00038272885100143483, '0.4-0.6': 0.0003806216019487385, '0.5-0.5': 0.0003806216019487385, '0.6-0.4': 0.00038157721713971693, '0.7-0.3': 0.0004946881391650892, '0.8-0.2': 0.00880550829599025, '0.9-0.1': 0.005414875661159058}, 'roberta-base-nli-stsb-mean-tokens': {'0.0-1.0': 0.0010615527086957899, '0.1-0.9': 0.0010406561680312842, '0.2-0.8': 0.0004982627424067188, '0.3-0.7': 0.0003823776434429549, '0.4-0.6': 0.0003806216019487385, '0.5-0.5': 0.0003806216019487385, '0.6-0.4': 0.0003806216019487385, '0.7-0.3': 0.0004828337529096949, '0.8-0.2': 0.006672802889494789, '0.9-0.1': 0.005414875661159058}, 'roberta-large-nli-stsb-mean-tokens': {'0.0-1.0': 0.00038059813396129627, '0.1-0.9': 0.0009781918072414575, '0.2-0.8': 0.0005781375819595702, '0.3-0.7': 0.00038466048816154785, '0.4-0.6': 0.0003806216019487385, '0.5-0.5': 0.0003806216019487385, '0.6-0.4': 0.0003806216019487385, '0.7-0.3': 0.0006622616079482446, '0.8-0.2': 0.0059390645196497616, '0.9-0.1': 0.005414875661159058}, <text:soft-page-break/>'distilbert-base-nli-stsb-mean-tokens': {'0.0-1.0': 0.0015269960386865566, '0.1-0.9': 0.0005395732186359581, '0.2-0.8': 0.00035558831281712333, '0.3-0.7': 0.0003807972063757381, '0.4-0.6': 0.0003806216019487385, '0.5-0.5': 0.0003806216019487385, '0.6-0.4': 0.0003806216019487385, '0.7-0.3': 0.0004537844827597892, '0.8-0.2': 0.007990906787274099, '0.9-0.1': 0.005414875661159058}, 'bert-base-nli-mean-tokens': {'0.0-1.0': 0.0, '0.1-0.9': 1.7605079738469698e-07, '0.2-0.8': -7.470567075440471e-05, '0.3-0.7': 0.0007763424813805875, '0.4-0.6': 0.0003804459974598995, '0.5-0.5': 0.0003806216019487385, '0.6-0.4': 0.0003806216019487385, '0.7-0.3': 0.0003806216019487385, '0.8-0.2': 0.0003806216019487385, '0.9-0.1': 0.005414875661159058}, 'bert-large-nli-mean-tokens': {'0.0-1.0': 0.0, '0.1-0.9': 3.521015329299715e-07, '0.2-0.8': 3.591307920292053e-05, '0.3-0.7': 0.0007763238420623875, '0.4-0.6': 0.0003804459974598995, '0.5-0.5': 0.0003806216019487385, '0.6-0.4': 0.0003806216019487385, '0.7-0.3': 0.0003806216019487385, '0.8-0.2': 0.0003806216019487385, '0.9-0.1': 0.005414875661159058}, 'roberta-base-nli-mean-tokens': {'0.0-1.0': 0.0, '0.1-0.9': 0.0, '0.2-0.8': 0.0, '0.3-0.7': -8.192417195229673e-05, '0.4-0.6': 0.00022887631841805867, '0.5-0.5': 0.0003806216019487385, '0.6-0.4': 0.0003806216019487385, '0.7-0.3': 0.0003806216019487385, '0.8-0.2': 0.0003806216019487385, '0.9-0.1': 0.005414875661159058}, 'roberta-large-nli-mean-tokens': {'0.0-1.0': 0.0, '0.1-0.9': 0.0, '0.2-0.8': 1.7605079738469698e-07, '0.3-0.7': 0.0001187240980189408, '0.4-0.6': 0.00037939236923190123, '0.5-0.5': 0.0003806216019487385, '0.6-0.4': 0.0003806216019487385, '0.7-0.3': 0.0003806216019487385, '0.8-0.2': 0.0003806216019487385, '0.9-0.1': 0.005414875661159058}, 'distilbert-base-nli-mean-tokens': {'0.0-1.0': 0.0, '0.1-0.9': 0.0, '0.2-0.8': 7.042028178361193e-07, '0.3-0.7': 0.00028183735288667133, '0.4-0.6': 0.0003795679740907776, '0.5-0.5': 0.0003806216019487385, '0.6-0.4': 0.0003806216019487385, '0.7-0.3': 0.0003806216019487385, '0.8-0.2': 0.0003806216019487385, '0.9-0.1': 0.005414875661159058}}, "{'0.0': 0.1, '0.5': 0.6}": {'FUZZY_MATCH': {'0-0': 0.003892508272440809}, 'Word2Vec': {'0-0': 0.002837895532887269}, 'bert-base-nli-stsb-mean-tokens': {'0.0-1.0': 4.23956461801378e-05, '0.1-0.9': 0.0002526287262216709, '0.2-0.8': 0.000830317799417668, '0.3-0.7': 0.0004560190941598208, '0.4-0.6': 0.000383431265377876, '0.5-0.5': 0.0003806216019487385, '0.6-0.4': 0.0003806216019487385, '0.7-0.3': 0.00038970749199673804, '0.8-0.2': 0.005738020214881456, '0.9-0.1': 0.005414875661159058}, 'bert-large-nli-stsb-mean-tokens': {'0.0-1.0': -1.5788039580133528e-06, '0.1-0.9': 9.145740464167051e-05, '0.2-0.8': 0.001013455985530487, '0.3-0.7': 0.000594073539507578, '0.4-0.6': 0.0003939673625698026, '0.5-0.5': 0.0003806216019487385, '0.6-0.4': 0.00038157721713971693, '0.7-0.3': 0.0004946881391650892, '0.8-0.2': 0.00880550829599025, '0.9-0.1': 0.005414875661159058}, 'roberta-base-nli-stsb-mean-tokens': {'0.0-1.0': -8.771126944751018e-07, '0.1-0.9': 0.00033834473489258166, '0.2-0.8': 0.0008108924660359396, '0.3-0.7': 0.0008025867059848757, '0.4-0.6': 0.00040415204540211747, '0.5-0.5': 0.0003806216019487385, '0.6-0.4': 0.0003806216019487385, '0.7-0.3': 0.0004828337529096949, '0.8-0.2': 0.006672802889494789, '0.9-0.1': 0.005414875661159058}, 'roberta-large-nli-stsb-mean-tokens': {'0.0-1.0': 0.0, '0.1-0.9': -3.5084489313774725e-07, '0.2-0.8': 0.00036145322224501175, '0.3-0.7': 0.0010611702976272008, '0.4-0.6': 0.00042065781477773623, '0.5-0.5': 0.0003806216019487385, '0.6-0.4': 0.0003806216019487385, '0.7-0.3': 0.0006622616079482446, '0.8-0.2': 0.0059390645196497616, '0.9-0.1': 0.005414875661159058}, 'distilbert-base-nli-stsb-mean-tokens': {'0.0-1.0': -8.771126944751018e-07, '0.1-0.9': 4.3974389019596494e-05, '0.2-0.8': 0.0005594003360815947, '0.3-0.7': 0.0004748291524523385, '0.4-0.6': 0.0003902797538171132, '0.5-0.5': 0.0003806216019487385, '0.6-0.4': 0.0003806216019487385, '0.7-0.3': 0.0004537844827597892, '0.8-0.2': 0.007990906787274099, '0.9-0.1': 0.005414875661159058}, 'bert-base-nli-mean-tokens': {'0.0-1.0': -4.219482950462705e-05, '0.1-0.9': -9.282679688893403e-05, '0.2-0.8': 7.362404611710449e-05, '0.3-0.7': 0.0003806216019487385, '0.4-0.6': 0.0003806216019487385, '0.5-0.5': 0.0003806216019487385, '0.6-0.4': 0.0003806216019487385, '0.7-0.3': 0.0003806216019487385, '0.8-0.2': 0.0003806216019487385, '0.9-0.1': 0.005414875661159058}, 'bert-large-nli-mean-tokens': {'0.0-1.0': 1.725268352537057e-05, '0.1-0.9': -2.1833209549848576e-<text:soft-page-break/>05, '0.2-0.8': 0.00030605931591654034, '0.3-0.7': 0.0003806216019487385, '0.4-0.6': 0.0003806216019487385, '0.5-0.5': 0.0003806216019487385, '0.6-0.4': 0.0003806216019487385, '0.7-0.3': 0.0003806216019487385, '0.8-0.2': 0.0003806216019487385, '0.9-0.1': 0.005414875661159058}, 'roberta-base-nli-mean-tokens': {'0.0-1.0': 0.0, '0.1-0.9': 0.0, '0.2-0.8': 1.3548865133605759e-05, '0.3-0.7': 0.00031480699630237474, '0.4-0.6': 0.0003806216019487385, '0.5-0.5': 0.0003806216019487385, '0.6-0.4': 0.0003806216019487385, '0.7-0.3': 0.0003806216019487385, '0.8-0.2': 0.0003806216019487385, '0.9-0.1': 0.005414875661159058}, 'roberta-large-nli-mean-tokens': {'0.0-1.0': 0.0, '0.1-0.9': -3.1631521920649774e-05, '0.2-0.8': -0.000331075705747752, '0.3-0.7': 0.0003806216019487385, '0.4-0.6': 0.0003806216019487385, '0.5-0.5': 0.0003806216019487385, '0.6-0.4': 0.0003806216019487385, '0.7-0.3': 0.0003806216019487385, '0.8-0.2': 0.0003806216019487385, '0.9-0.1': 0.005414875661159058}, 'distilbert-base-nli-mean-tokens': {'0.0-1.0': 1.7605079738469698e-07, '0.1-0.9': -0.0001646053043589113, '0.2-0.8': -0.00037527390567548835, '0.3-0.7': 0.0003806216019487385, '0.4-0.6': 0.0003806216019487385, '0.5-0.5': 0.0003806216019487385, '0.6-0.4': 0.0003806216019487385, '0.7-0.3': 0.0003806216019487385, '0.8-0.2': 0.0003806216019487385, '0.9-0.1': 0.005414875661159058}}, "{'0.0': 0.1, '0.5': 0.7}": {'FUZZY_MATCH': {'0-0': 0.0036751444426631474}, 'Word2Vec': {'0-0': 0.002837895532887269}, 'bert-base-nli-stsb-mean-tokens':</text:p>
      <text:p text:style-name="Standard"><text:s/>{'0.0-1.0': 0.0, '0.1-0.9': 0.0, '0.2-0.8': -3.5084489313774725e-07, '0.3-0.7': 3.222140607761492e-05, '0.4-0.6': 0.000830317799417668, '0.5-0.5': 0.00034031123338895686, '0.6-0.4': 0.0003806216019487385, '0.7-0.3': 0.00038970749199673804, '0.8-0.2': 0.005738020214881456, '0.9-0.1': 0.005414875661159058}, 'bert-large-nli-stsb-mean-tokens': {'0.0-1.0': 0.0, '0.1-0.9': 0.0, '0.2-0.8': 0.0, '0.3-0.7': 4.660561600766666e-05, '0.4-0.6': 0.001013455985530487, '0.5-0.5': 0.0004484699292234273, '0.6-0.4': 0.0003819284599109185, '0.7-0.3': 0.0004946881391650892, '0.8-0.2': 0.00880550829599025, '0.9-0.1': 0.005414875661159058}, 'roberta-base-nli-stsb-mean-tokens': {'0.0-1.0': 0.0, '0.1-0.9': 0.0, '0.2-0.8': 0.0, '0.3-0.7': 4.678103064770234e-05, '0.4-0.6': 0.0008108924660359396, '0.5-0.5': 0.0006603811633529855, '0.6-0.4': 0.0003807972063757381, '0.7-0.3': 0.0004828337529096949, '0.8-0.2': 0.006672802889494789, '0.9-0.1': 0.005414875661159058}, 'roberta-large-nli-stsb-mean-tokens': {'0.0-1.0': 0.0, '0.1-0.9': 0.0, '0.2-0.8': 0.0, '0.3-0.7': 0.0, '0.4-0.6': 0.00036145322224501175, '0.5-0.5': 0.0009415176068405806, '0.6-0.4': 0.00038132401928669957, '0.7-0.3': 0.0006622616079482446, '0.8-0.2': 0.0059390645196497616, '0.9-0.1': 0.005414875661159058}, 'distilbert-base-nli-stsb-mean-tokens': {'0.0-1.0': 0.0, '0.1-0.9': 0.0, '0.2-0.8': -1.7542241570467354e-07, '0.3-0.7': 4.7307274198993277e-05, '0.4-0.6': 0.0005594003360815947, '0.5-0.5': 0.000444186114541667, '0.6-0.4': 0.0003806216019487385, '0.7-0.3': 0.0004537844827597892, '0.8-0.2': 0.007990906787274099, '0.9-0.1': 0.005414875661159058}, 'bert-base-nli-mean-tokens': {'0.0-1.0': 0.00018008665286950443, '0.1-0.9': 0.00016083485164908318, '0.2-0.8': 0.0001955137540952112, '0.3-0.7': 0.0003809728107410093, '0.4-0.6': 0.0003806216019487385, '0.5-0.5': 0.0003806216019487385, '0.6-0.4': 0.0003806216019487385, '0.7-0.3': 0.0003806216019487385, '0.8-0.2': 0.0003806216019487385, '0.9-0.1': 0.005414875661159058}, 'bert-large-nli-mean-tokens': {'0.0-1.0': 0.0001760584806971277, '0.1-0.9': 6.1472460789469e-05, '0.2-0.8': 0.0003908065567331809, '0.3-0.7': 0.0003823776434429549, '0.4-0.6': 0.0003806216019487385, '0.5-0.5': 0.0003806216019487385, '0.6-0.4': 0.0003806216019487385, '0.7-0.3': 0.0003806216019487385, '0.8-0.2': 0.0003806216019487385, '0.9-0.1': 0.005414875661159058}, 'roberta-base-nli-mean-tokens': {'0.0-1.0': 8.274320471013397e-06, '0.1-0.9': -0.0010485978498138149, '0.2-0.8': 0.00037886555428479074, '0.3-0.7': 0.0003806216019487385, '0.4-0.6': 0.0003806216019487385, '0.5-0.5': 0.0003806216019487385, '0.6-0.4': 0.0003806216019487385, '0.7-0.3': 0.0003806216019487385, '0.8-0.2': 0.0003806216019487385, '0.9-0.1': 0.005414875661159058}, 'roberta-large-nli-mean-tokens': {'0.0-1.0': -0.00010614272383135948, '0.1-0.9': 0.00017652756013319948, '0.2-0.8': 0.0003806216019487385, '0.3-0.7': 0.0003806216019487385, '0.4-0.6': 0.0003806216019487385, '0.5-0.5': 0.0003806216019487385, '0.6-0.4': 0.0003806216019487385, '0.7-0.3': <text:soft-page-break/>0.0003806216019487385, '0.8-0.2': 0.0003806216019487385, '0.9-0.1': 0.005414875661159058}, 'distilbert-base-nli-mean-tokens': {'0.0-1.0': -0.00032664712836494303, '0.1-0.9': -5.218986139432502e-05, '0.2-0.8': 0.0003818508316425495, '0.3-0.7': 0.0003806216019487385, '0.4-0.6': 0.0003806216019487385, '0.5-0.5': 0.0003806216019487385, '0.6-0.4': 0.0003806216019487385, '0.7-0.3': 0.0003806216019487385, '0.8-0.2': 0.0003806216019487385, '0.9-0.1': 0.005414875661159058}}, "{'0.0': 0.1, '0.5': 0.7999999999999999}": {'FUZZY_MATCH': {'0-0': 0.001941095140608251}, 'Word2Vec': {'0-0': 0.002837895532887269}, 'bert-base-nli-stsb-mean-tokens': {'0.0-1.0': 0.0, '0.1-0.9': 0.0, '0.2-0.8': 0.0, '0.3-0.7': 0.0, '0.4-0.6': 0.0, '0.5-0.5': 4.695644522634268e-05, '0.6-0.4': 0.000830317799417668, '0.7-0.3': 0.00039251973993648104, '0.8-0.2': 0.005738020214881456, '0.9-0.1': 0.005414875661159058}, 'bert-large-nli-stsb-mean-tokens': {'0.0-1.0': 0.0, '0.1-0.9': 0.0, '0.2-0.8': 0.0, '0.3-0.7': 0.0, '0.4-0.6': 0.0, '0.5-0.5': -3.5084489313774725e-07, '0.6-0.4': 0.001014472110676179, '0.7-0.3': 0.0005081880014712326, '0.8-0.2': 0.00880550829599025, '0.9-0.1': 0.005414875661159058}, 'roberta-base-nli-stsb-mean-tokens': {'0.0-1.0': 0.0, '0.1-0.9': 0.0, '0.2-0.8': 0.0, '0.3-0.7': 0.0, '0.4-0.6': 0.0, '0.5-0.5': 0.0, '0.6-0.4': 0.0008108924660359396, '0.7-0.3': 0.0005068497986739917, '0.8-0.2': 0.006672802889494789, '0.9-0.1': 0.005414875661159058}, 'roberta-large-nli-stsb-mean-tokens': {'0.0-1.0': 0.0, '0.1-0.9': 0.0, '0.2-0.8': 0.0, '0.3-0.7': 0.0, '0.4-0.6': 0.0, '0.5-0.5': 0.0, '0.6-0.4': 0.00036145322224501175, '0.7-0.3': 0.0007034390357149034, '0.8-0.2': 0.0059390645196497616, '0.9-0.1': 0.005414875661159058}, 'distilbert-base-nli-stsb-mean-tokens': {'0.0-1.0': 0.0, '0.1-0.9': 0.0, '0.2-0.8': 0.0, '0.3-0.7': 0.0, '0.4-0.6': 0.0, '0.5-0.5': -1.7542241570467354e-07, '0.6-0.4': 0.0005594003360815947, '0.7-0.3': 0.00046351416825263225, '0.8-0.2': 0.007990906787274099, '0.9-0.1': 0.005414875661159058}, 'bert-base-nli-mean-tokens': {'0.0-1.0': -1.2630571252447709e-05, '0.1-0.9': 1.871390536445361e-05, '0.2-0.8': 0.00011756358846648496, '0.3-0.7': 6.597377595374265e-05, '0.4-0.6': 0.00020825262409496226, '0.5-0.5': 0.0003832556618763583, '0.6-0.4': 0.0003806216019487385, '0.7-0.3': 0.0003806216019487385, '0.8-0.2': 0.0003806216019487385, '0.9-0.1': 0.005414875661159058}, 'bert-large-nli-mean-tokens': {'0.0-1.0': -1.1402585045283686e-05, '0.1-0.9': 6.461932576862228e-05, '0.2-0.8': 0.00020009168383205989, '0.3-0.7': 0.0005179914502043692, '0.4-0.6': 0.00031752380951566295, '0.5-0.5': 0.0003843092819605376, '0.6-0.4': 0.0003806216019487385, '0.7-0.3': 0.0003806216019487385, '0.8-0.2': 0.0003806216019487385, '0.9-0.1': 0.005414875661159058}, 'roberta-base-nli-mean-tokens': {'0.0-1.0': -0.000622255615393863, '0.1-0.9': -4.2756256102727264e-05, '0.2-0.8': 0.00026699202636382147, '0.3-0.7': 0.00029254539817036296, '0.4-0.6': 0.0003806216019487385, '0.5-0.5': 0.0003806216019487385, '0.6-0.4': 0.0003806216019487385, '0.7-0.3': 0.0003806216019487385, '0.8-0.2': 0.0003806216019487385, '0.9-0.1': 0.005414875661159058}, 'roberta-large-nli-mean-tokens': {'0.0-1.0': -6.701584190871301e-05, '0.1-0.9': 8.63267480482044e-05, '0.2-0.8': -0.00011793548693539435, '0.3-0.7': 0.0003797207636088151, '0.4-0.6': 0.0003886993417370199, '0.5-0.5': 0.0003806216019487385, '0.6-0.4': 0.0003806216019487385, '0.7-0.3': 0.0003806216019487385, '0.8-0.2': 0.0003806216019487385, '0.9-0.1': 0.005414875661159058}, 'distilbert-base-nli-mean-tokens': {'0.0-1.0': -3.140159295167422e-05, '0.1-0.9': 6.368851658444807e-05, '0.2-0.8': -0.00014260729610549028, '0.3-0.7': 0.0002462319022067394, '0.4-0.6': 0.0002090374543944895, '0.5-0.5': 0.0003807972063757381, '0.6-0.4': 0.0003806216019487385, '0.7-0.3': 0.0003806216019487385, '0.8-0.2': 0.0003806216019487385, '0.9-0.1': 0.005414875661159058}}, "{'0.0': 0.1, '0.5': 0.8999999999999999}": {'FUZZY_MATCH': {'0-0': 0.0011995132975477496}, 'Word2Vec': {'0-0': 0.002837895532887269}, 'bert-base-nli-stsb-mean-tokens': {'0.0-1.0': 0.0, '0.1-0.9': 0.0, '0.2-0.8': 0.0, '0.3-0.7': 0.0, '0.4-0.6': 0.0, '0.5-0.5': 0.0, '0.6-0.4': 0.0, '0.7-0.3': 8.7199201006527e-06, '0.8-0.2': 0.006511043680433093, '0.9-0.1': 0.005414875661159058}, 'bert-large-nli-stsb-mean-tokens': {'0.0-1.0': 0.0, '0.1-0.9': 0.0, '0.2-0.8': 0.0, '0.3-0.7': 0.0, '0.4-0.6': 0.0, '0.5-0.5': 0.0, '0.6-0.4': 9.17125111965511e-07, '0.7-0.3': 0.0001094703938760988, '0.8-0.2': 0.010167255475285741, '0.9-0.1': 0.005414875661159058}, 'roberta-base-nli-stsb-mean-tokens': {'0.0-1.0': 0.0, '0.1-0.9': 0.0, '0.2-0.8': 0.0, '0.3-0.7': 0.0, '0.4-0.6': 0.0, '0.5-0.5': 0.0, '0.6-0.4': 0.0, <text:soft-page-break/>'0.7-0.3': 9.418085180434854e-05, '0.8-0.2': 0.007643814573714103, '0.9-0.1': 0.005414875661159058}, 'roberta-large-nli-stsb-mean-tokens': {'0.0-1.0': 0.0, '0.1-0.9': 0.0, '0.2-0.8': 0.0, '0.3-0.7': 0.0, '0.4-0.6': 0.0, '0.5-0.5': 0.0, '0.6-0.4': 0.0, '0.7-0.3': 0.00027028517413896225, '0.8-0.2': 0.0058745848278708435, '0.9-0.1': 0.005414875661159058}, 'distilbert-base-nli-stsb-mean-tokens': {'0.0-1.0': 0.0, '0.1-0.9': 0.0, '0.2-0.8': 0.0, '0.3-0.7': 0.0, '0.4-0.6': 0.0, '0.5-0.5': 0.0, '0.6-0.4': 0.0, '0.7-0.3': 7.021530625139771e-05, '0.8-0.2': 0.00835744150844564, '0.9-0.1': 0.005414875661159058}, 'bert-base-nli-mean-tokens': {'0.0-1.0': 0.0, '0.1-0.9': 0.0, '0.2-0.8': 0.0, '0.3-0.7': 0.0, '0.4-0.6': -3.5084489313774725e-07, '0.5-0.5': -4.385578859400496e-06, '0.6-0.4': 0.00011756358846648496, '0.7-0.3': 0.00020825262409496226, '0.8-0.2': 0.0003806216019487385, '0.9-0.1': 0.005414875661159058}, 'bert-large-nli-mean-tokens': {'0.0-1.0': 0.0, '0.1-0.9': 0.0, '0.2-0.8': 0.0, '0.3-0.7': 0.0, '0.4-0.6': 0.0, '0.5-0.5': -3.859307365017273e-06, '0.6-0.4': 0.00020009168383205989, '0.7-0.3': 0.00031752380951566295, '0.8-0.2': 0.0003806216019487385, '0.9-0.1': 0.005414875661159058}, 'roberta-base-nli-mean-tokens': {'0.0-1.0': 0.0, '0.1-0.9': 0.0, '0.2-0.8': -1.0525354181556423e-06, '0.3-0.7': -1.4384842494274963e-05, '0.4-0.6': -6.725146800268256e-05, '0.5-0.5': -6.638909781719882e-05, '0.6-0.4': 0.00026699202636382147, '0.7-0.3': 0.0003806216019487385, '0.8-0.2': 0.0003806216019487385, '0.9-0.1': 0.005414875661159058}, 'roberta-large-nli-mean-tokens': {'0.0-1.0': 0.0, '0.1-0.9': 0.0, '0.2-0.8': 0.0, '0.3-0.7': 0.0, '0.4-0.6': -1.2279582031204939e-06, '0.5-0.5': 2.081899441430668e-05, '0.6-0.4': -0.00011793548693539435, '0.7-0.3': 0.0003886993417370199, '0.8-0.2': 0.0003806216019487385, '0.9-0.1': 0.005414875661159058}, 'distilbert-base-nli-mean-tokens': {'0.0-1.0': 0.0, '0.1-0.9': 0.0, '0.2-0.8': 0.0, '0.3-0.7': 0.0, '0.4-0.6': -7.016900325229614e-07, '0.5-0.5': 3.7133134045075344e-05, '0.6-0.4': -0.00014260729610549028, '0.7-0.3': 0.0002090374543944895, '0.8-0.2': 0.0003806216019487385, '0.9-0.1': 0.005414875661159058}}, "{'0.0': 0.1, '0.5': 0.9999999999999999}": {'FUZZY_MATCH':</text:p>
      <text:p text:style-name="Standard"><text:s/>{'0-0': 0.0011460005774586168}, 'Word2Vec': {'0-0': 0.002837895532887269}, 'bert-base-nli-stsb-mean-tokens': {'0.0-1.0': 0.0, '0.1-0.9': 0.0, '0.2-0.8': 0.0, '0.3-0.7': 0.0, '0.4-0.6': 0.0, '0.5-0.5': 0.0, '0.6-0.4': 0.0, '0.7-0.3': 8.7199201006527e-06, '0.8-0.2': 0.0050629174301461966, '0.9-0.1': 0.004448967539761539}, 'bert-large-nli-stsb-mean-tokens': {'0.0-1.0': 0.0, '0.1-0.9': 0.0, '0.2-0.8': 0.0, '0.3-0.7': 0.0, '0.4-0.6': 0.0, '0.5-0.5': 0.0, '0.6-0.4': 9.17125111965511e-07, '0.7-0.3': 0.0001094703938760988, '0.8-0.2': 0.007946055470556823, '0.9-0.1': 0.004448967539761539}, 'roberta-base-nli-stsb-mean-tokens': {'0.0-1.0': 0.0, '0.1-0.9': 0.0, '0.2-0.8': 0.0, '0.3-0.7': 0.0, '0.4-0.6': 0.0, '0.5-0.5': 0.0, '0.6-0.4': 0.0, '0.7-0.3': 9.418085180434854e-05, '0.8-0.2': 0.005776208968300556, '0.9-0.1': 0.004448967539761539}, 'roberta-large-nli-stsb-mean-tokens': {'0.0-1.0': 0.0, '0.1-0.9': 0.0, '0.2-0.8': 0.0, '0.3-0.7': 0.0, '0.4-0.6': 0.0, '0.5-0.5': 0.0, '0.6-0.4': 0.0, '0.7-0.3': 0.00027028517413896225, '0.8-0.2': 0.005006654167513336, '0.9-0.1': 0.004448967539761539}, 'distilbert-base-nli-stsb-mean-tokens': {'0.0-1.0': 0.0, '0.1-0.9': 0.0, '0.2-0.8': 0.0, '0.3-0.7': 0.0, '0.4-0.6': 0.0, '0.5-0.5': 0.0, '0.6-0.4': 0.0, '0.7-0.3': 7.021530625139771e-05, '0.8-0.2': 0.0071420492489232545, '0.9-0.1': 0.004448967539761539}, 'bert-base-nli-mean-tokens': {'0.0-1.0': 0.0, '0.1-0.9': 0.0, '0.2-0.8': 0.0, '0.3-0.7': 0.0, '0.4-0.6': 0.0, '0.5-0.5': 0.0, '0.6-0.4': 0.0, '0.7-0.3': 0.0, '0.8-0.2': 0.0, '0.9-0.1': 0.004448967539761539}, 'bert-large-nli-mean-tokens': {'0.0-1.0': 0.0, '0.1-0.9': 0.0, '0.2-0.8': 0.0, '0.3-0.7': 0.0, '0.4-0.6': 0.0, '0.5-0.5': 0.0, '0.6-0.4': 0.0, '0.7-0.3': 0.0, '0.8-0.2': 0.0, '0.9-0.1': 0.004448967539761539}, 'roberta-base-nli-mean-tokens': {'0.0-1.0': 0.0, '0.1-0.9': 0.0, '0.2-0.8': 0.0, '0.3-0.7': 0.0, '0.4-0.6': 0.0, '0.5-0.5': 0.0, '0.6-0.4': 0.0, '0.7-0.3': 0.0, '0.8-0.2': 0.0, '0.9-0.1': 0.004448967539761539}, 'roberta-large-nli-mean-tokens': {'0.0-1.0': 0.0, '0.1-0.9': 0.0, '0.2-0.8': 0.0, '0.3-0.7': 0.0, '0.4-0.6': 0.0, '0.5-0.5': 0.0, '0.6-0.4': 0.0, '0.7-0.3': 0.0, '0.8-0.2': 0.0, '0.9-0.1': 0.004448967539761539}, 'distilbert-base-nli-mean-tokens': {'0.0-1.0': 0.0, '0.1-0.9': 0.0, '0.2-0.8': 0.0, '0.3-0.7': 0.0, '0.4-0.6': 0.0, '0.5-0.5': 0.0, '0.6-0.4': 0.0, '0.7-0.3': 0.0, '0.8-0.2': 0.0, '0.9-0.1': 0.004448967539761539}}, "{'0.0': 0.2, '0.5': 0.30000000000000004}": {'FUZZY_MATCH': {'0-0': 0.003665981425474807}, 'Word2Vec': {'0-0': 0.0069603253617086525}, 'bert-base-nli-stsb-mean-tokens': {'0.0-1.0': 0.0, '0.1-0.9': 3.344954551232071e-06, '0.2-0.8': 2.3456041147174034e-06, '0.3-0.7': 0.00016607132196899688, <text:soft-page-break/>'0.4-0.6': 0.0012699585600911556, '0.5-0.5': 0.0006899981450854131, '0.6-0.4': 0.005738020214881456, '0.7-0.3': 0.005414875661159058, '0.8-0.2': 0.005414875661159058, '0.9-0.1': 0.005414875661159058}, 'bert-large-nli-stsb-mean-tokens': {'0.0-1.0': 1.6020368730274015e-05, '0.1-0.9': 4.172230551302558e-05, '0.2-0.8': 0.00010501758518233206, '0.3-0.7': 0.0005307668528138354, '0.4-0.6': 0.0017151287375207769, '0.5-0.5': 0.0011620304700306061, '0.6-0.4': 0.00880550829599025, '0.7-0.3': 0.005414875661159058, '0.8-0.2': 0.005414875661159058, '0.9-0.1': 0.005414875661159058}, 'roberta-base-nli-stsb-mean-tokens': {'0.0-1.0': 1.7076638740509686e-05, '0.1-0.9': 0.00012264138075557263, '0.2-0.8': 0.00020052882768806235, '0.3-0.7': 0.0008058168691300605, '0.4-0.6': 0.0007389978052393387, '0.5-0.5': 0.0016091998251510642, '0.6-0.4': 0.006672802889494789, '0.7-0.3': 0.005414875661159058, '0.8-0.2': 0.005414875661159058, '0.9-0.1': 0.005414875661159058}, 'roberta-large-nli-stsb-mean-tokens': {'0.0-1.0': 3.5384964373275096e-05, '0.1-0.9': 0.00010086694951905173, '0.2-0.8': 0.00032211037060614345, '0.3-0.7': 0.001051736624191224, '0.4-0.6': 0.0006820021148756794, '0.5-0.5': 0.002343191148338142, '0.6-0.4': 0.0059390645196497616, '0.7-0.3': 0.005414875661159058, '0.8-0.2': 0.005414875661159058, '0.9-0.1': 0.005414875661159058}, 'distilbert-base-nli-stsb-mean-tokens': {'0.0-1.0': 2.8168053204380428e-06, '0.1-0.9': 2.6759009856713867e-05, '0.2-0.8': 0.00011411933721316991, '0.3-0.7': 0.0003634385896673642, '0.4-0.6': 0.0014298535913561672, '0.5-0.5': 0.001320692306025828, '0.6-0.4': 0.007990906787274099, '0.7-0.3': 0.005414875661159058, '0.8-0.2': 0.005414875661159058, '0.9-0.1': 0.005414875661159058}, 'bert-base-nli-mean-tokens': {'0.0-1.0': 0.0, '0.1-0.9': 0.0, '0.2-0.8': 0.0, '0.3-0.7': 0.0, '0.4-0.6': 0.0, '0.5-0.5': -4.4835691269451416e-05, '0.6-0.4': 7.362404611710449e-05, '0.7-0.3': 0.0007000194940878224, '0.8-0.2': 0.005414875661159058, '0.9-0.1': 0.005414875661159058}, 'bert-large-nli-mean-tokens': {'0.0-1.0': 0.0, '0.1-0.9': 0.0, '0.2-0.8': 0.0, '0.3-0.7': 0.0, '0.4-0.6': 0.0, '0.5-0.5': 1.3555730028369517e-05, '0.6-0.4': 0.00030605931591654034, '0.7-0.3': 0.0007198050856623839, '0.8-0.2': 0.005414875661159058, '0.9-0.1': 0.005414875661159058}, 'roberta-base-nli-mean-tokens': {'0.0-1.0': 0.0, '0.1-0.9': 0.0, '0.2-0.8': 0.0, '0.3-0.7': 0.0, '0.4-0.6': 0.0, '0.5-0.5': 0.0, '0.6-0.4': 1.3548865133605759e-05, '0.7-0.3': 0.0003806216019487385, '0.8-0.2': 0.005414875661159058, '0.9-0.1': 0.005414875661159058}, 'roberta-large-nli-mean-tokens': {'0.0-1.0': 0.0, '0.1-0.9': 0.0, '0.2-0.8': 0.0, '0.3-0.7': 0.0, '0.4-0.6': 0.0, '0.5-0.5': 0.0, '0.6-0.4': -0.000331075705747752, '0.7-0.3': 0.0003795635345895665, '0.8-0.2': 0.005414875661159058, '0.9-0.1': 0.005414875661159058}, 'distilbert-base-nli-mean-tokens': {'0.0-1.0': 0.0, '0.1-0.9': 0.0, '0.2-0.8': 0.0, '0.3-0.7': 0.0, '0.4-0.6': 0.0, '0.5-0.5': 0.0, '0.6-0.4': -0.00037527390567548835, '0.7-0.3': 0.0003143858040078884, '0.8-0.2': 0.005414875661159058, '0.9-0.1': 0.005414875661159058}}, "{'0.0': 0.2, '0.5': 0.4}": {'FUZZY_MATCH': {'0-0': 0.004723820384633259}, 'Word2Vec': {'0-0': 0.005200999268133444}, 'bert-base-nli-stsb-mean-tokens': {'0.0-1.0': 3.995116273525223e-05, '0.1-0.9': 0.000266975016018689, '0.2-0.8': 0.0012600495110240972, '0.3-0.7': 0.000349187415530805, '0.4-0.6': 0.00038970749199673804, '0.5-0.5': 0.0006947329021681492, '0.6-0.4': 0.005738020214881456, '0.7-0.3': 0.005414875661159058, '0.8-0.2': 0.005414875661159058, '0.9-0.1': 0.005414875661159058}, 'bert-large-nli-stsb-mean-tokens': {'0.0-1.0': 0.00018838521729769298, '0.1-0.9': 0.0006724520487184638, '0.2-0.8': 0.0015883919920857137, '0.3-0.7': 0.0003935324161973286, '0.4-0.6': 0.0004946881391650892, '0.5-0.5': 0.0011633878339893933, '0.6-0.4': 0.00880550829599025, '0.7-0.3': 0.005414875661159058, '0.8-0.2': 0.005414875661159058, '0.9-0.1': 0.005414875661159058}, 'roberta-base-nli-stsb-mean-tokens': {'0.0-1.0': 0.0005978987561672255, '0.1-0.9': 0.0011138717070834359, '0.2-0.8': 0.0006317430585380812, '0.3-0.7': 0.00048617186660881995, '0.4-0.6': 0.0004828337529096949, '0.5-0.5': 0.001610223126582988, '0.6-0.4': 0.006672802889494789, '0.7-0.3': 0.005414875661159058, '0.8-0.2': 0.005414875661159058, '0.9-0.1': 0.005414875661159058}, 'roberta-large-nli-stsb-mean-tokens': {'0.0-1.0': 0.0010547633691851965, '0.1-0.9': 0.0012215937243826858, '0.2-0.8': 0.00040049655398410877, '0.3-0.7': 0.00041570420657643936, '0.4-0.6': 0.0006622616079482446, '0.5-0.5': 0.002343191148338142, '0.6-0.4': 0.0059390645196497616, <text:soft-page-break/>'0.7-0.3': 0.005414875661159058, '0.8-0.2': 0.005414875661159058, '0.9-0.1': 0.005414875661159058}, 'distilbert-base-nli-stsb-mean-tokens': {'0.0-1.0': 0.000264974024477338, '0.1-0.9': 0.0007565052165907638, '0.2-0.8': 0.00134942628897472, '0.3-0.7': 0.0003776643268947888, '0.4-0.6': 0.0004537844827597892, '0.5-0.5': 0.0013214753860255612, '0.6-0.4': 0.007990906787274099, '0.7-0.3': 0.005414875661159058, '0.8-0.2': 0.005414875661159058, '0.9-0.1': 0.005414875661159058}, 'bert-base-nli-mean-tokens': {'0.0-1.0': 0.0, '0.1-0.9': 0.0, '0.2-0.8': 0.0, '0.3-0.7': -4.906109910440826e-05, '0.4-0.6': -9.282679688893403e-05, '0.5-0.5': 0.0003723681242820964, '0.6-0.4': 0.0003806216019487385, '0.7-0.3': 0.0007000194940878224, '0.8-0.2': 0.005414875661159058, '0.9-0.1': 0.005414875661159058}, 'bert-large-nli-mean-tokens': {'0.0-1.0': 0.0, '0.1-0.9': 0.0, '0.2-0.8': 0.0, '0.3-0.7': 2.9928551259494895e-06, '0.4-0.6': -2.253728755130524e-05, '0.5-0.5': 0.00037307055321922356, '0.6-0.4': 0.0003806216019487385, '0.7-0.3': 0.0007198050856623839, '0.8-0.2': 0.005414875661159058, '0.9-0.1': 0.005414875661159058}, 'roberta-base-nli-mean-tokens': {'0.0-1.0': 0.0, '0.1-0.9': 0.0, '0.2-0.8': 0.0, '0.3-0.7': 0.0, '0.4-0.6': 0.0, '0.5-0.5': -0.00017534210019176655, '0.6-0.4': 0.0003806216019487385, '0.7-0.3': 0.0003806216019487385, '0.8-0.2': 0.005414875661159058, '0.9-0.1': 0.005414875661159058}, 'roberta-large-nli-mean-tokens': {'0.0-1.0': 0.0, '0.1-0.9': 0.0, '0.2-0.8': 0.0, '0.3-0.7': 0.0, '0.4-0.6': -3.1631521920649774e-05, '0.5-0.5': 0.0002926785226130546, '0.6-0.4': 0.0003806216019487385, '0.7-0.3': 0.0003795635345895665, '0.8-0.2': 0.005414875661159058, '0.9-0.1': 0.005414875661159058}, 'distilbert-base-nli-mean-tokens': {'0.0-1.0': 0.0, '0.1-0.9': 0.0, '0.2-0.8': 0.0, '0.3-0.7': 0.0, '0.4-0.6': -0.0001646053043589113, '0.5-0.5': 0.0003119970856897414, '0.6-0.4': 0.0003806216019487385, '0.7-0.3': 0.0003143858040078884, '0.8-0.2': 0.005414875661159058, '0.9-0.1': 0.005414875661159058}}, "{'0.0': 0.2, '0.5': 0.5}": {'FUZZY_MATCH': {'0-0': 0.005227713780905363}, 'Word2Vec': {'0-0': 0.005247811237719224}, 'bert-base-nli-stsb-mean-tokens': {'0.0-1.0': 0.0017091539035828385, '0.1-0.9': 0.0003972083497183476, '0.2-0.8': 0.0004001133166969817, '0.3-0.7': 0.0003806216019487385, '0.4-0.6': 0.00038970749199673804, '0.5-0.5': 0.0006947329021681492, '0.6-0.4': 0.005738020214881456, '0.7-0.3': 0.005414875661159058, '0.8-0.2': 0.005414875661159058, '0.9-0.1': 0.005414875661159058}, 'bert-large-nli-stsb-mean-tokens': {'0.0-1.0': 0.002218361446462924, '0.1-0.9': 0.0004518008297681453, '0.2-0.8': 0.00044058254029566424,</text:p>
      <text:p text:style-name="Standard"><text:s/>'0.3-0.7': 0.0004009214080867851, '0.4-0.6': 0.0004946881391650892, '0.5-0.5': 0.0011633878339893933, '0.6-0.4': 0.00880550829599025, '0.7-0.3': 0.005414875661159058, '0.8-0.2': 0.005414875661159058, '0.9-0.1': 0.005414875661159058}, 'roberta-base-nli-stsb-mean-tokens': {'0.0-1.0': 0.0010615527086957899, '0.1-0.9': 0.0010406561680312842, '0.2-0.8': 0.0004982627424067188, '0.3-0.7': 0.0003929015617145648, '0.4-0.6': 0.0004828337529096949, '0.5-0.5': 0.001610223126582988, '0.6-0.4': 0.006672802889494789, '0.7-0.3': 0.005414875661159058, '0.8-0.2': 0.005414875661159058, '0.9-0.1': 0.005414875661159058}, 'roberta-large-nli-stsb-mean-tokens': {'0.0-1.0': 0.00038059813396129627, '0.1-0.9': 0.0009781918072414575, '0.2-0.8': 0.0005781375819595702, '0.3-0.7': 0.0004206390178959074, '0.4-0.6': 0.0006622616079482446, '0.5-0.5': 0.002343191148338142, '0.6-0.4': 0.0059390645196497616, '0.7-0.3': 0.005414875661159058, '0.8-0.2': 0.005414875661159058, '0.9-0.1': 0.005414875661159058}, 'distilbert-base-nli-stsb-mean-tokens': {'0.0-1.0': 0.0015269960386865566, '0.1-0.9': 0.0005395732186359581, '0.2-0.8': 0.00035558831281712333, '0.3-0.7': 0.000382230724677024, '0.4-0.6': 0.0004537844827597892, '0.5-0.5': 0.0013214753860255612, '0.6-0.4': 0.007990906787274099, '0.7-0.3': 0.005414875661159058, '0.8-0.2': 0.005414875661159058, '0.9-0.1': 0.005414875661159058}, 'bert-base-nli-mean-tokens': {'0.0-1.0': 0.0, '0.1-0.9': 1.7605079738469698e-07, '0.2-0.8': -7.470567075440471e-05, '0.3-0.7': 0.0007763424813805875, '0.4-0.6': 0.0003804459974598995, '0.5-0.5': 0.0003806216019487385, '0.6-0.4': 0.0003806216019487385, '0.7-0.3': 0.0007000194940878224, '0.8-0.2': 0.005414875661159058, '0.9-0.1': 0.005414875661159058}, 'bert-large-nli-mean-tokens': {'0.0-1.0': 0.0, '0.1-0.9': 3.521015329299715e-07, '0.2-0.8': 3.591307920292053e-05, '0.3-0.7': 0.0007763238420623875, '0.4-0.6': 0.0003804459974598995, '0.5-0.5': 0.0003806216019487385, <text:soft-page-break/>'0.6-0.4': 0.0003806216019487385, '0.7-0.3': 0.0007198050856623839, '0.8-0.2': 0.005414875661159058, '0.9-0.1': 0.005414875661159058}, 'roberta-base-nli-mean-tokens': {'0.0-1.0': 0.0, '0.1-0.9': 0.0, '0.2-0.8': 0.0, '0.3-0.7': -8.192417195229673e-05, '0.4-0.6': 0.00022887631841805867, '0.5-0.5': 0.0003806216019487385, '0.6-0.4': 0.0003806216019487385, '0.7-0.3': 0.0003806216019487385, '0.8-0.2': 0.005414875661159058, '0.9-0.1': 0.005414875661159058}, 'roberta-large-nli-mean-tokens': {'0.0-1.0': 0.0, '0.1-0.9': 0.0, '0.2-0.8': 1.7605079738469698e-07, '0.3-0.7': 0.0001187240980189408, '0.4-0.6': 0.00037939236923190123, '0.5-0.5': 0.0003806216019487385, '0.6-0.4': 0.0003806216019487385, '0.7-0.3': 0.0003795635345895665, '0.8-0.2': 0.005414875661159058, '0.9-0.1': 0.005414875661159058}, 'distilbert-base-nli-mean-tokens': {'0.0-1.0': 0.0, '0.1-0.9': 0.0, '0.2-0.8': 7.042028178361193e-07, '0.3-0.7': 0.00028183735288667133, '0.4-0.6': 0.0003795679740907776, '0.5-0.5': 0.0003806216019487385, '0.6-0.4': 0.0003806216019487385, '0.7-0.3': 0.0003143858040078884, '0.8-0.2': 0.005414875661159058, '0.9-0.1': 0.005414875661159058}}, "{'0.0': 0.2, '0.5': 0.6}": {'FUZZY_MATCH': {'0-0': 0.005238213486280174}, 'Word2Vec': {'0-0': 0.005247811237719224}, 'bert-base-nli-stsb-mean-tokens': {'0.0-1.0': 4.23956461801378e-05, '0.1-0.9': 0.0002526287262216709, '0.2-0.8': 0.000830317799417668, '0.3-0.7': 0.0004560190941598208, '0.4-0.6': 0.00039251973993648104, '0.5-0.5': 0.0006947329021681492, '0.6-0.4': 0.005738020214881456, '0.7-0.3': 0.005414875661159058, '0.8-0.2': 0.005414875661159058, '0.9-0.1': 0.005414875661159058}, 'bert-large-nli-stsb-mean-tokens': {'0.0-1.0': -1.5788039580133528e-06, '0.1-0.9': 9.145740464167051e-05, '0.2-0.8': 0.001014472110676179, '0.3-0.7': 0.0006126505977205321, '0.4-0.6': 0.0005081880014712326, '0.5-0.5': 0.0011633878339893933, '0.6-0.4': 0.00880550829599025, '0.7-0.3': 0.005414875661159058, '0.8-0.2': 0.005414875661159058, '0.9-0.1': 0.005414875661159058}, 'roberta-base-nli-stsb-mean-tokens': {'0.0-1.0': -8.771126944751018e-07, '0.1-0.9': 0.00033834473489258166, '0.2-0.8': 0.0008108924660359396, '0.3-0.7': 0.0008135556288622059, '0.4-0.6': 0.0005068497986739917, '0.5-0.5': 0.001610223126582988, '0.6-0.4': 0.006672802889494789, '0.7-0.3': 0.005414875661159058, '0.8-0.2': 0.005414875661159058, '0.9-0.1': 0.005414875661159058}, 'roberta-large-nli-stsb-mean-tokens': {'0.0-1.0': 0.0, '0.1-0.9': -3.5084489313774725e-07, '0.2-0.8': 0.00036145322224501175, '0.3-0.7': 0.0010996026291546501, '0.4-0.6': 0.0007034390357149034, '0.5-0.5': 0.002343191148338142, '0.6-0.4': 0.0059390645196497616, '0.7-0.3': 0.005414875661159058, '0.8-0.2': 0.005414875661159058, '0.9-0.1': 0.005414875661159058}, 'distilbert-base-nli-stsb-mean-tokens': {'0.0-1.0': -8.771126944751018e-07, '0.1-0.9': 4.3974389019596494e-05, '0.2-0.8': 0.0005594003360815947, '0.3-0.7': 0.00047627574537711936, '0.4-0.6': 0.00046351416825263225, '0.5-0.5': 0.0013214753860255612, '0.6-0.4': 0.007990906787274099, '0.7-0.3': 0.005414875661159058, '0.8-0.2': 0.005414875661159058, '0.9-0.1': 0.005414875661159058}, 'bert-base-nli-mean-tokens': {'0.0-1.0': -4.219482950462705e-05, '0.1-0.9': -9.282679688893403e-05, '0.2-0.8': 7.362404611710449e-05, '0.3-0.7': 0.0003806216019487385, '0.4-0.6': 0.0003806216019487385, '0.5-0.5': 0.0003806216019487385, '0.6-0.4': 0.0003806216019487385, '0.7-0.3': 0.0007000194940878224, '0.8-0.2': 0.005414875661159058, '0.9-0.1': 0.005414875661159058}, 'bert-large-nli-mean-tokens': {'0.0-1.0': 1.725268352537057e-05, '0.1-0.9': -2.1833209549848576e-05, '0.2-0.8': 0.00030605931591654034, '0.3-0.7': 0.0003806216019487385, '0.4-0.6': 0.0003806216019487385, '0.5-0.5': 0.0003806216019487385, '0.6-0.4': 0.0003806216019487385, '0.7-0.3': 0.0007198050856623839, '0.8-0.2': 0.005414875661159058, '0.9-0.1': 0.005414875661159058}, 'roberta-base-nli-mean-tokens': {'0.0-1.0': 0.0, '0.1-0.9': 0.0, '0.2-0.8': 1.3548865133605759e-05, '0.3-0.7': 0.00031480699630237474, '0.4-0.6': 0.0003806216019487385, '0.5-0.5': 0.0003806216019487385, '0.6-0.4': 0.0003806216019487385, '0.7-0.3': 0.0003806216019487385, '0.8-0.2': 0.005414875661159058, '0.9-0.1': 0.005414875661159058}, 'roberta-large-nli-mean-tokens': {'0.0-1.0': 0.0, '0.1-0.9': -3.1631521920649774e-05, '0.2-0.8': -0.000331075705747752, '0.3-0.7': 0.0003806216019487385, '0.4-0.6': 0.0003806216019487385, '0.5-0.5': 0.0003806216019487385, '0.6-0.4': 0.0003806216019487385, '0.7-0.3': 0.0003795635345895665, <text:soft-page-break/>'0.8-0.2': 0.005414875661159058, '0.9-0.1': 0.005414875661159058}, 'distilbert-base-nli-mean-tokens': {'0.0-1.0': 1.7605079738469698e-07, '0.1-0.9': -0.0001646053043589113, '0.2-0.8': -0.00037527390567548835, '0.3-0.7': 0.0003806216019487385, '0.4-0.6': 0.0003806216019487385, '0.5-0.5': 0.0003806216019487385, '0.6-0.4': 0.0003806216019487385, '0.7-0.3': 0.0003143858040078884, '0.8-0.2': 0.005414875661159058, '0.9-0.1': 0.005414875661159058}}, "{'0.0': 0.2, '0.5': 0.7}": {'FUZZY_MATCH': {'0-0': 0.0049956783480097355}, 'Word2Vec': {'0-0': 0.005247811237719224}, 'bert-base-nli-stsb-mean-tokens': {'0.0-1.0': 0.0, '0.1-0.9': 0.0, '0.2-0.8': -3.5084489313774725e-07, '0.3-0.7': 3.222140607761492e-05, '0.4-0.6': 0.0008398120061143821, '0.5-0.5': 0.000652898227984422, '0.6-0.4': 0.005738020214881456, '0.7-0.3': 0.005414875661159058, '0.8-0.2': 0.005414875661159058, '0.9-0.1': 0.005414875661159058}, 'bert-large-nli-stsb-mean-tokens': {'0.0-1.0': 0.0, '0.1-0.9': 0.0, '0.2-0.8': 9.17125111965511e-07, '0.3-0.7': 6.414824296918642e-05, '0.4-0.6': 0.0011347434429378467, '0.5-0.5': 0.0012382218096426145, '0.6-0.4': 0.008806272024165618, '0.7-0.3': 0.005414875661159058, '0.8-0.2': 0.005414875661159058, '0.9-0.1': 0.005414875661159058}, 'roberta-base-nli-stsb-mean-tokens': {'0.0-1.0': 0.0, '0.1-0.9': 0.0, '0.2-0.8': 0.0, '0.3-0.7': 5.692954000668937e-05, '0.4-0.6': 0.0009218771180760088, '0.5-0.5': 0.0019362199285036796, '0.6-0.4': 0.006673205274631777, '0.7-0.3': 0.005414875661159058, '0.8-0.2': 0.005414875661159058, '0.9-0.1': 0.005414875661159058}, 'roberta-large-nli-stsb-mean-tokens': {'0.0-1.0': 0.0, '0.1-0.9': 0.0, '0.2-0.8': 0.0, '0.3-0.7': 3.451510565877225e-05, '0.4-0.6': 0.000642140861782603, '0.5-0.5': 0.003041885871816752, '0.6-0.4': 0.005940744309056445, '0.7-0.3': 0.005414875661159058, '0.8-0.2': 0.005414875661159058, '0.9-0.1': 0.005414875661159058}, 'distilbert-base-nli-stsb-mean-tokens': {'0.0-1.0': 0.0, '0.1-0.9': 0.0, '0.2-0.8': -1.7542241570467354e-07, '0.3-0.7': 4.868995536921883e-05, '0.4-0.6': 0.0006338039309182752, '0.5-0.5': 0.0013922083026156606, '0.6-0.4': 0.007990906787274099, '0.7-0.3': 0.005414875661159058, '0.8-0.2': 0.005414875661159058, '0.9-0.1': 0.005414875661159058}, 'bert-base-nli-mean-tokens': {'0.0-1.0': 0.00018008665286950443, '0.1-0.9': 0.00016083485164908318, '0.2-0.8': 0.0001955137540952112, '0.3-0.7': 0.0003809728107410093, '0.4-0.6': 0.0003806216019487385, '0.5-0.5': 0.0003806216019487385, '0.6-0.4': 0.0003806216019487385, '0.7-0.3': 0.0007000194940878224, '0.8-0.2': 0.005414875661159058, '0.9-0.1': 0.005414875661159058}, 'bert-large-nli-mean-tokens': {'0.0-1.0': 0.0001760584806971277, '0.1-0.9': 6.1472460789469e-05, '0.2-0.8': 0.0003908065567331809, '0.3-0.7': 0.0003823776434429549, '0.4-0.6': 0.0003806216019487385, '0.5-0.5': 0.0003806216019487385, '0.6-0.4': 0.0003806216019487385, '0.7-0.3': 0.0007198050856623839, '0.8-0.2': 0.005414875661159058, '0.9-0.1': 0.005414875661159058}, 'roberta-base-nli-mean-tokens': {'0.0-1.0': 8.274320471013397e-06, '0.1-0.9': -0.0010485978498138149, '0.2-0.8': 0.00037886555428479074, '0.3-0.7': 0.0003806216019487385, '0.4-0.6': 0.0003806216019487385, '0.5-0.5': 0.0003806216019487385, '0.6-0.4': 0.0003806216019487385, '0.7-0.3': 0.0003806216019487385, '0.8-0.2': 0.005414875661159058, '0.9-0.1': 0.005414875661159058}, 'roberta-large-nli-mean-tokens': {'0.0-1.0': -0.00010614272383135948, '0.1-0.9': 0.00017652756013319948, '0.2-0.8': 0.0003806216019487385, '0.3-0.7':</text:p>
      <text:p text:style-name="Standard"><text:s/>0.0003806216019487385, '0.4-0.6': 0.0003806216019487385, '0.5-0.5': 0.0003806216019487385, '0.6-0.4': 0.0003806216019487385, '0.7-0.3': 0.0003795635345895665, '0.8-0.2': 0.005414875661159058, '0.9-0.1': 0.005414875661159058}, 'distilbert-base-nli-mean-tokens': {'0.0-1.0': -0.00032664712836494303, '0.1-0.9': -5.218986139432502e-05, '0.2-0.8': 0.0003818508316425495, '0.3-0.7': 0.0003806216019487385, '0.4-0.6': 0.0003806216019487385, '0.5-0.5': 0.0003806216019487385, '0.6-0.4': 0.0003806216019487385, '0.7-0.3': 0.0003143858040078884, '0.8-0.2': 0.005414875661159058, '0.9-0.1': 0.005414875661159058}}, "{'0.0': 0.2, '0.5': 0.7999999999999999}": {'FUZZY_MATCH': {'0-0': 0.003061825046542177}, 'Word2Vec': {'0-0': 0.005247811237719224}, 'bert-base-nli-stsb-mean-tokens': {'0.0-1.0': 0.0, '0.1-0.9': 0.0, '0.2-0.8': 0.0, '0.3-0.7': 0.0, '0.4-0.6': 8.7199201006527e-06, '0.5-0.5': 0.0003481643095196718, '0.6-0.4': 0.006511043680433093, '0.7-0.3': 0.005421854088392908, '0.8-0.2': 0.005414875661159058, '0.9-0.1': 0.005414875661159058}, 'bert-large-nli-stsb-mean-<text:soft-page-break/>tokens': {'0.0-1.0': 0.0, '0.1-0.9': 0.0, '0.2-0.8': 9.17125111965511e-07, '0.3-0.7': 1.7456033249541036e-05, '0.4-0.6': 0.0001094703938760988, '0.5-0.5': 0.0007412117798664131, '0.6-0.4': 0.010167255475285741, '0.7-0.3': 0.005448022318379486, '0.8-0.2': 0.005414875661159058, '0.9-0.1': 0.005414875661159058}, 'roberta-base-nli-stsb-mean-tokens': {'0.0-1.0': 0.0, '0.1-0.9': 0.0, '0.2-0.8': 0.0, '0.3-0.7': 1.0098228684585209e-05, '0.4-0.6': 9.418085180434854e-05, '0.5-0.5': 0.0011641495886872688, '0.6-0.4': 0.007643814573714103, '0.7-0.3': 0.0054733169651338676, '0.8-0.2': 0.005414875661159058, '0.9-0.1': 0.005414875661159058}, 'roberta-large-nli-stsb-mean-tokens': {'0.0-1.0': 0.0, '0.1-0.9': 0.0, '0.2-0.8': 0.0, '0.3-0.7': 3.451510565877225e-05, '0.4-0.6': 0.00027028517413896225, '0.5-0.5': 0.0018649345903747339, '0.6-0.4': 0.0058745848278708435, '0.7-0.3': 0.005514309005166695, '0.8-0.2': 0.005414875661159058, '0.9-0.1': 0.005414875661159058}, 'distilbert-base-nli-stsb-mean-tokens': {'0.0-1.0': 0.0, '0.1-0.9': 0.0, '0.2-0.8': 0.0, '0.3-0.7': 1.3757547817627724e-06, '0.4-0.6': 7.021530625139771e-05, '0.5-0.5': 0.0008951323510034692, '0.6-0.4': 0.00835744150844564, '0.7-0.3': 0.0054388635945213926, '0.8-0.2': 0.005414875661159058, '0.9-0.1': 0.005414875661159058}, 'bert-base-nli-mean-tokens': {'0.0-1.0': -1.2630571252447709e-05, '0.1-0.9': 1.871390536445361e-05, '0.2-0.8': 0.00011756358846648496, '0.3-0.7': 6.597377595374265e-05, '0.4-0.6': 0.00020825262409496226, '0.5-0.5': 0.0003832556618763583, '0.6-0.4': 0.0003806216019487385, '0.7-0.3': 0.0007000194940878224, '0.8-0.2': 0.005414875661159058, '0.9-0.1': 0.005414875661159058}, 'bert-large-nli-mean-tokens': {'0.0-1.0': -1.1402585045283686e-05, '0.1-0.9': 6.461932576862228e-05, '0.2-0.8': 0.00020009168383205989, '0.3-0.7': 0.0005179914502043692, '0.4-0.6': 0.00031752380951566295, '0.5-0.5': 0.0003843092819605376, '0.6-0.4': 0.0003806216019487385, '0.7-0.3': 0.0007198050856623839, '0.8-0.2': 0.005414875661159058, '0.9-0.1': 0.005414875661159058}, 'roberta-base-nli-mean-tokens': {'0.0-1.0': -0.000622255615393863, '0.1-0.9': -4.2756256102727264e-05, '0.2-0.8': 0.00026699202636382147, '0.3-0.7': 0.00029254539817036296, '0.4-0.6': 0.0003806216019487385, '0.5-0.5': 0.0003806216019487385, '0.6-0.4': 0.0003806216019487385, '0.7-0.3': 0.0003806216019487385, '0.8-0.2': 0.005414875661159058, '0.9-0.1': 0.005414875661159058}, 'roberta-large-nli-mean-tokens': {'0.0-1.0': -6.701584190871301e-05, '0.1-0.9': 8.63267480482044e-05, '0.2-0.8': -0.00011793548693539435, '0.3-0.7': 0.0003797207636088151, '0.4-0.6': 0.0003886993417370199, '0.5-0.5': 0.0003806216019487385, '0.6-0.4': 0.0003806216019487385, '0.7-0.3': 0.0003795635345895665, '0.8-0.2': 0.005414875661159058, '0.9-0.1': 0.005414875661159058}, 'distilbert-base-nli-mean-tokens': {'0.0-1.0': -3.140159295167422e-05, '0.1-0.9': 6.368851658444807e-05, '0.2-0.8': -0.00014260729610549028, '0.3-0.7': 0.0002462319022067394, '0.4-0.6': 0.0002090374543944895, '0.5-0.5': 0.0003807972063757381, '0.6-0.4': 0.0003806216019487385, '0.7-0.3': 0.0003143858040078884, '0.8-0.2': 0.005414875661159058, '0.9-0.1': 0.005414875661159058}}, "{'0.0': 0.2, '0.5': 0.8999999999999999}": {'FUZZY_MATCH': {'0-0': 0.002234812816038767}, 'Word2Vec': {'0-0': 0.005247811237719224}, 'bert-base-nli-stsb-mean-tokens': {'0.0-1.0': 0.0, '0.1-0.9': 0.0, '0.2-0.8': 0.0, '0.3-0.7': 0.0, '0.4-0.6': 8.7199201006527e-06, '0.5-0.5': 0.0002994561373321769, '0.6-0.4': 0.0050629174301461966, '0.7-0.3': 0.004448967539761539, '0.8-0.2': 0.006523344344108284, '0.9-0.1': 0.005414875661159058}, 'bert-large-nli-stsb-mean-tokens': {'0.0-1.0': 0.0, '0.1-0.9': 0.0, '0.2-0.8': 9.17125111965511e-07, '0.3-0.7': 1.7456033249541036e-05, '0.4-0.6': 0.0001094703938760988, '0.5-0.5': 0.0007415991540434819, '0.6-0.4': 0.007946055470556823, '0.7-0.3': 0.004448967539761539, '0.8-0.2': 0.006975279615121344, '0.9-0.1': 0.005414875661159058}, 'roberta-base-nli-stsb-mean-tokens': {'0.0-1.0': 0.0, '0.1-0.9': 0.0, '0.2-0.8': 0.0, '0.3-0.7': 1.0098228684585209e-05, '0.4-0.6': 9.418085180434854e-05, '0.5-0.5': 0.0011641495886872688, '0.6-0.4': 0.005776208968300556, '0.7-0.3': 0.004448967539761539, '0.8-0.2': 0.006469983454675199, '0.9-0.1': 0.005414875661159058}, 'roberta-large-nli-stsb-mean-tokens': {'0.0-1.0': 0.0, '0.1-0.9': 0.0, '0.2-0.8': 0.0, '0.3-0.7': 3.451510565877225e-05, '0.4-0.6': 0.00027028517413896225, '0.5-0.5': 0.0018649345903747339, '0.6-0.4': 0.005006654167513336, '0.7-0.3': 0.004448967539761539, '0.8-0.2': 0.005349759438585622, '0.9-0.1': <text:soft-page-break/>0.005414875661159058}, 'distilbert-base-nli-stsb-mean-tokens': {'0.0-1.0': 0.0, '0.1-0.9': 0.0, '0.2-0.8': 0.0, '0.3-0.7': 1.3757547817627724e-06, '0.4-0.6': 7.021530625139771e-05, '0.5-0.5': 0.0008953278947775312, '0.6-0.4': 0.0071420492489232545, '0.7-0.3': 0.004448967539761539, '0.8-0.2': 0.005844158400727606, '0.9-0.1': 0.005414875661159058}, 'bert-base-nli-mean-tokens': {'0.0-1.0': 0.0, '0.1-0.9': 0.0, '0.2-0.8': 0.0, '0.3-0.7': 0.0, '0.4-0.6': -3.5084489313774725e-07, '0.5-0.5': -4.385578859400496e-06, '0.6-0.4': 0.00011756358846648496, '0.7-0.3': 0.0005159507985780243, '0.8-0.2': 0.005414875661159058, '0.9-0.1': 0.005414875661159058}, 'bert-large-nli-mean-tokens': {'0.0-1.0': 0.0, '0.1-0.9': 0.0, '0.2-0.8': 0.0, '0.3-0.7': 0.0, '0.4-0.6': 0.0, '0.5-0.5': -3.859307365017273e-06, '0.6-0.4': 0.00020009168383205989, '0.7-0.3': 0.0006529735606319864, '0.8-0.2': 0.005414875661159058, '0.9-0.1': 0.005414875661159058}, 'roberta-base-nli-mean-tokens': {'0.0-1.0': 0.0, '0.1-0.9': 0.0, '0.2-0.8': -1.0525354181556423e-06, '0.3-0.7': -1.4384842494274963e-05, '0.4-0.6': -6.725146800268256e-05, '0.5-0.5': -6.638909781719882e-05, '0.6-0.4': 0.00026699202636382147, '0.7-0.3': 0.0003806216019487385, '0.8-0.2': 0.005414875661159058, '0.9-0.1': 0.005414875661159058}, 'roberta-large-nli-mean-tokens': {'0.0-1.0': 0.0, '0.1-0.9': 0.0, '0.2-0.8': 0.0, '0.3-0.7': 0.0, '0.4-0.6': -1.2279582031204939e-06, '0.5-0.5': 2.081899441430668e-05, '0.6-0.4': -0.00011793548693539435, '0.7-0.3': 0.0003876813325777162, '0.8-0.2': 0.005414875661159058, '0.9-0.1': 0.005414875661159058}, 'distilbert-base-nli-mean-tokens': {'0.0-1.0': 0.0, '0.1-0.9': 0.0, '0.2-0.8': 0.0, '0.3-0.7': 0.0, '0.4-0.6': -7.016900325229614e-07, '0.5-0.5': 3.7133134045075344e-05, '0.6-0.4': -0.00014260729610549028, '0.7-0.3': 0.0001400095725987427, '0.8-0.2': 0.005414875661159058, '0.9-0.1': 0.005414875661159058}}, "{'0.0': 0.2, '0.5': 0.9999999999999999}": {'FUZZY_MATCH': {'0-0': 0.0021751338277641308}, 'Word2Vec': {'0-0': 0.005247811237719224}, 'bert-base-nli-stsb-mean-tokens': {'0.0-1.0': 0.0, '0.1-0.9': 0.0, '0.2-0.8': 0.0, '0.3-0.7': 0.0, '0.4-0.6': 8.7199201006527e-06, '0.5-0.5': 0.0002994561373321769, '0.6-0.4': 0.0050629174301461966, '0.7-0.3': 0.004448967539761539, '0.8-0.2': 0.004448967539761539, '0.9-0.1': 0.004448967539761539}, 'bert-large-nli-stsb-mean-tokens': {'0.0-1.0': 0.0, '0.1-0.9': 0.0, '0.2-0.8': 9.17125111965511e-07, '0.3-0.7': 1.7456033249541036e-05, '0.4-0.6': 0.0001094703938760988, '0.5-0.5': 0.0007415991540434819, '0.6-0.4': 0.007946055470556823, '0.7-0.3': 0.004448967539761539, '0.8-0.2': 0.004448967539761539, '0.9-0.1': 0.004448967539761539}, 'roberta-base-nli-stsb-mean-tokens': {'0.0-1.0': 0.0, '0.1-0.9': 0.0, '0.2-0.8': 0.0, '0.3-0.7': 1.0098228684585209e-05, '0.4-0.6': 9.418085180434854e-05, '0.5-0.5': 0.0011641495886872688, '0.6-0.4': 0.005776208968300556, '0.7-0.3': 0.004448967539761539, '0.8-0.2': 0.004448967539761539, '0.9-0.1': 0.004448967539761539}, 'roberta-large-nli-stsb-mean-tokens': {'0.0-1.0': 0.0, '0.1-0.9': 0.0, '0.2-0.8': 0.0, '0.3-0.7': 3.451510565877225e-05, '0.4-0.6': 0.00027028517413896225, '0.5-0.5': 0.0018649345903747339, '0.6-0.4': 0.005006654167513336, '0.7-0.3': 0.004448967539761539, '0.8-0.2': 0.004448967539761539, '0.9-0.1': 0.004448967539761539}, 'distilbert-base-nli-stsb-mean-tokens': {'0.0-1.0': 0.0, '0.1-0.9': 0.0, '0.2-0.8': 0.0, '0.3-0.7': 1.3757547817627724e-06, '0.4-0.6': 7.021530625139771e-05, '0.5-0.5': 0.0008953278947775312, '0.6-0.4': 0.0071420492489232545, '0.7-0.3': 0.004448967539761539, '0.8-0.2': 0.004448967539761539, '0.9-0.1': 0.004448967539761539}, 'bert-base-nli-mean-tokens': {'0.0-1.0': 0.0, '0.1-0.9': 0.0, '0.2-0.8': 0.0, '0.3-0.7': 0.0, '0.4-0.6': 0.0, '0.5-0.5': 0.0, '0.6-0.4': 0.0, '0.7-0.3': 0.0002932081763833416, '0.8-0.2': 0.004448967539761539, '0.9-0.1': 0.004448967539761539}, 'bert-large-nli-mean-tokens': {'0.0-1.0': 0.0, '0.1-0.9': 0.0, '0.2-0.8': 0.0, '0.3-0.7': 0.0, '0.4-0.6': 0.0, '0.5-0.5': 0.0, '0.6-0.4': 0.0, '0.7-0.3': 0.0003163671506202226, '0.8-0.2': 0.004448967539761539, '0.9-0.1': 0.004448967539761539}, 'roberta-base-nli-mean-tokens': {'0.0-1.0': 0.0, '0.1-0.9': 0.0, '0.2-0.8': 0.0, '0.3-0.7': 0.0, '0.4-0.6': 0.0, '0.5-0.5': 0.0, '0.6-0.4': 0.0, '0.7-0.3': 0.0, '0.8-0.2':</text:p>
      <text:p text:style-name="Standard"><text:s/>0.004448967539761539, '0.9-0.1': 0.004448967539761539}, 'roberta-large-nli-mean-tokens': {'0.0-1.0': 0.0, '0.1-0.9': 0.0, '0.2-0.8': 0.0, '0.3-0.7': 0.0, '0.4-0.6': 0.0, '0.5-0.5': 0.0, '0.6-0.4': 0.0, '0.7-0.3': -2.941018556024133e-06, '0.8-0.2': 0.004448967539761539, '0.9-0.1': 0.004448967539761539}, 'distilbert-base-nli-mean-tokens': {'0.0-1.0': 0.0, '0.1-0.9': 0.0, '0.2-0.8': 0.0, '0.3-0.7': 0.0, '0.4-0.6': 0.0, '0.5-0.5': 0.0, '0.6-0.4': 0.0, '0.7-0.3': -7.232910010301907e-05, '0.8-0.2': <text:soft-page-break/>0.004448967539761539, '0.9-0.1': 0.004448967539761539}}, "{'0.0': 0.30000000000000004, '0.5': 0.4}": {'FUZZY_MATCH': {'0-0': 0.00997362147363734}, 'Word2Vec': {'0-0': 0.01486455832758049}, 'bert-base-nli-stsb-mean-tokens': {'0.0-1.0': 3.995116273525223e-05, '0.1-0.9': 0.00027596989897138435, '0.2-0.8': 0.0013654131584991402, '0.3-0.7': 0.0011711836928819386, '0.4-0.6': 0.005738020214881456, '0.5-0.5': 0.0053680549422358, '0.6-0.4': 0.005414875661159058, '0.7-0.3': 0.005414875661159058, '0.8-0.2': 0.005414875661159058, '0.9-0.1': 0.005414875661159058}, 'bert-large-nli-stsb-mean-tokens': {'0.0-1.0': 0.00023126819837393509, '0.1-0.9': 0.0007905499099535307, '0.2-0.8': 0.002024737251513309, '0.3-0.7': 0.0024648664073165794, '0.4-0.6': 0.00880550829599025, '0.5-0.5': 0.005402240902923516, '0.6-0.4': 0.005414875661159058, '0.7-0.3': 0.005414875661159058, '0.8-0.2': 0.005414875661159058, '0.9-0.1': 0.005414875661159058}, 'roberta-base-nli-stsb-mean-tokens': {'0.0-1.0': 0.0006455606106231526, '0.1-0.9': 0.0012313944056063786, '0.2-0.8': 0.0011675870684469958, '0.3-0.7': 0.002837370687007401, '0.4-0.6': 0.006672802889494789, '0.5-0.5': 0.0054058486342435375, '0.6-0.4': 0.005414875661159058, '0.7-0.3': 0.005414875661159058, '0.8-0.2': 0.005414875661159058, '0.9-0.1': 0.005414875661159058}, 'roberta-large-nli-stsb-mean-tokens': {'0.0-1.0': 0.0011585326748285718, '0.1-0.9': 0.001527627914588714, '0.2-0.8': 0.0013074433245828798, '0.3-0.7': 0.0041305327038756445, '0.4-0.6': 0.0059390645196497616, '0.5-0.5': 0.005414875661159058, '0.6-0.4': 0.005414875661159058, '0.7-0.3': 0.005414875661159058, '0.8-0.2': 0.005414875661159058, '0.9-0.1': 0.005414875661159058}, 'distilbert-base-nli-stsb-mean-tokens': {'0.0-1.0': 0.0002725458104171352, '0.1-0.9': 0.000832558775707537, '0.2-0.8': 0.0018088712397301698, '0.3-0.7': 0.0024345188294599973, '0.4-0.6': 0.007990906787274099, '0.5-0.5': 0.005407653159463122, '0.6-0.4': 0.005414875661159058, '0.7-0.3': 0.005414875661159058, '0.8-0.2': 0.005414875661159058, '0.9-0.1': 0.005414875661159058}, 'bert-base-nli-mean-tokens': {'0.0-1.0': 0.0, '0.1-0.9': 0.0, '0.2-0.8': 0.0, '0.3-0.7': -4.906109910440826e-05, '0.4-0.6': -9.282679688893403e-05, '0.5-0.5': 0.0003354255026162267, '0.6-0.4': 0.00494179565973496, '0.7-0.3': 0.005414875661159058, '0.8-0.2': 0.005414875661159058, '0.9-0.1': 0.005414875661159058}, 'bert-large-nli-mean-tokens': {'0.0-1.0': 0.0, '0.1-0.9': 0.0, '0.2-0.8': 0.0, '0.3-0.7': 2.9928551259494895e-06, '0.4-0.6': -2.253728755130524e-05, '0.5-0.5': 0.0004099688049389316, '0.6-0.4': 0.00533580005410117, '0.7-0.3': 0.005414875661159058, '0.8-0.2': 0.005414875661159058, '0.9-0.1': 0.005414875661159058}, 'roberta-base-nli-mean-tokens': {'0.0-1.0': 0.0, '0.1-0.9': 0.0, '0.2-0.8': 0.0, '0.3-0.7': 0.0, '0.4-0.6': 0.0, '0.5-0.5': -0.00017534210019176655, '0.6-0.4': 0.00045313900546417596, '0.7-0.3': 0.005414875661159058, '0.8-0.2': 0.005414875661159058, '0.9-0.1': 0.005414875661159058}, 'roberta-large-nli-mean-tokens': {'0.0-1.0': 0.0, '0.1-0.9': 0.0, '0.2-0.8': 0.0, '0.3-0.7': 0.0, '0.4-0.6': -3.1631521920649774e-05, '0.5-0.5': 0.0002926785226130546, '0.6-0.4': 0.001993391900209196, '0.7-0.3': 0.005414875661159058, '0.8-0.2': 0.005414875661159058, '0.9-0.1': 0.005414875661159058}, 'distilbert-base-nli-mean-tokens': {'0.0-1.0': 0.0, '0.1-0.9': 0.0, '0.2-0.8': 0.0, '0.3-0.7': 0.0, '0.4-0.6': -0.0001646053043589113, '0.5-0.5': 0.0003119970856897414, '0.6-0.4': 0.0030502955331164205, '0.7-0.3': 0.005414875661159058, '0.8-0.2': 0.005414875661159058, '0.9-0.1': 0.005414875661159058}}, "{'0.0': 0.30000000000000004, '0.5': 0.5}": {'FUZZY_MATCH': {'0-0': 0.010742369127532347}, 'Word2Vec': {'0-0': 0.015066512911124375}, 'bert-base-nli-stsb-mean-tokens': {'0.0-1.0': 0.0017091539035828385, '0.1-0.9': 0.0004063074755598084, '0.2-0.8': 0.0004928786605148394, '0.3-0.7': 0.0012058538078807413, '0.4-0.6': 0.005738020214881456, '0.5-0.5': 0.0053680549422358, '0.6-0.4': 0.005414875661159058, '0.7-0.3': 0.005414875661159058, '0.8-0.2': 0.005414875661159058, '0.9-0.1': 0.005414875661159058}, 'bert-large-nli-stsb-mean-tokens': {'0.0-1.0': 0.002270179983195897, '0.1-0.9': 0.0005671126787625269, '0.2-0.8': 0.0008258643750908012, '0.3-0.7': 0.0024742741235335153, '0.4-0.6': 0.00880550829599025, '0.5-0.5': 0.005402240902923516, '0.6-0.4': 0.005414875661159058, '0.7-0.3': 0.005414875661159058, '0.8-0.2': 0.005414875661159058, '0.9-0.1': 0.005414875661159058}, 'roberta-base-nli-stsb-mean-tokens': {'0.0-1.0': 0.0011112966932493862, '0.1-0.9': 0.0011564573614154527, '0.2-0.8': 0.0010240231412399492, <text:soft-page-break/>'0.3-0.7': 0.002708736606690798, '0.4-0.6': 0.006672802889494789, '0.5-0.5': 0.0054058486342435375, '0.6-0.4': 0.005414875661159058, '0.7-0.3': 0.005414875661159058, '0.8-0.2': 0.005414875661159058, '0.9-0.1': 0.005414875661159058}, 'roberta-large-nli-stsb-mean-tokens': {'0.0-1.0': 0.0004774497879030948, '0.1-0.9': 0.0012767115133197615, '0.2-0.8': 0.0015052492347588098, '0.3-0.7': 0.004138069826327473, '0.4-0.6': 0.0059390645196497616, '0.5-0.5': 0.005414875661159058, '0.6-0.4': 0.005414875661159058, '0.7-0.3': 0.005414875661159058, '0.8-0.2': 0.005414875661159058, '0.9-0.1': 0.005414875661159058}, 'distilbert-base-nli-stsb-mean-tokens': {'0.0-1.0': 0.0015355336771150085, '0.1-0.9': 0.0006138744345921543, '0.2-0.8': 0.0007676544761947568, '0.3-0.7': 0.0024403897663090035, '0.4-0.6': 0.007990906787274099, '0.5-0.5': 0.005407653159463122, '0.6-0.4': 0.005414875661159058, '0.7-0.3': 0.005414875661159058, '0.8-0.2': 0.005414875661159058, '0.9-0.1': 0.005414875661159058}, 'bert-base-nli-mean-tokens': {'0.0-1.0': 0.0, '0.1-0.9': 1.7605079738469698e-07, '0.2-0.8': -7.470567075440471e-05, '0.3-0.7': 0.0007763424813805875, '0.4-0.6': 0.0003804459974598995, '0.5-0.5': 0.00034368978123133775, '0.6-0.4': 0.00494179565973496, '0.7-0.3': 0.005414875661159058, '0.8-0.2': 0.005414875661159058, '0.9-0.1': 0.005414875661159058}, 'bert-large-nli-mean-tokens': {'0.0-1.0': 0.0, '0.1-0.9': 3.521015329299715e-07, '0.2-0.8': 3.591307920292053e-05, '0.3-0.7': 0.0007763238420623875, '0.4-0.6': 0.0003804459974598995, '0.5-0.5': 0.00041754808257710163, '0.6-0.4': 0.00533580005410117, '0.7-0.3': 0.005414875661159058, '0.8-0.2': 0.005414875661159058, '0.9-0.1': 0.005414875661159058}, 'roberta-base-nli-mean-tokens': {'0.0-1.0': 0.0, '0.1-0.9': 0.0, '0.2-0.8': 0.0, '0.3-0.7': -8.192417195229673e-05, '0.4-0.6': 0.00022887631841805867, '0.5-0.5': 0.0003806216019487385, '0.6-0.4': 0.00045313900546417596, '0.7-0.3': 0.005414875661159058, '0.8-0.2': 0.005414875661159058, '0.9-0.1': 0.005414875661159058}, 'roberta-large-nli-mean-tokens': {'0.0-1.0': 0.0, '0.1-0.9': 0.0, '0.2-0.8': 1.7605079738469698e-07, '0.3-0.7': 0.0001187240980189408, '0.4-0.6': 0.00037939236923190123, '0.5-0.5': 0.0003806216019487385, '0.6-0.4': 0.001993391900209196, '0.7-0.3': 0.005414875661159058, '0.8-0.2': 0.005414875661159058, '0.9-0.1': 0.005414875661159058}, 'distilbert-base-nli-mean-tokens': {'0.0-1.0': 0.0, '0.1-0.9': 0.0, '0.2-0.8': 7.042028178361193e-07, '0.3-0.7': 0.00028183735288667133, '0.4-0.6': 0.0003795679740907776, '0.5-0.5': 0.0003806216019487385, '0.6-0.4': 0.0030502955331164205, '0.7-0.3': 0.005414875661159058, '0.8-0.2': 0.005414875661159058, '0.9-0.1': 0.005414875661159058}}, "{'0.0': 0.30000000000000004, '0.5': 0.6}": {'FUZZY_MATCH': {'0-0': 0.010754425939408896}, 'Word2Vec': {'0-0': 0.015066512911124375}, 'bert-base-nli-stsb-mean-tokens': {'0.0-1.0': 4.23956461801378e-05, '0.1-0.9': 0.0002615833804081591, '0.2-0.8': 0.0009292535755184295, '0.3-0.7': 0.0012889213201472405, '0.4-0.6': 0.005742885123134811, '0.5-0.5': 0.0053680549422358, '0.6-0.4': 0.005414875661159058, '0.7-0.3': 0.005414875661159058, '0.8-0.2': 0.005414875661159058, '0.9-0.1': 0.005414875661159058}, 'bert-large-nli-stsb-mean-tokens': {'0.0-1.0': 4.0325381203909494e-05, '0.1-0.9': 0.0002024675246560248, '0.2-0.8': 0.001424694619371225, '0.3-0.7': 0.0027431613051391857, '0.4-0.6': 0.008834529139300162, '0.5-0.5': 0.005402240902923516, '0.6-0.4': 0.005414875661159058, '0.7-0.3': 0.005414875661159058, '0.8-0.2': 0.005414875661159058, '0.9-0.1': 0.005414875661159058}, 'roberta-base-nli-stsb-mean-tokens': {'0.0-1.0': 4.380642499224319e-05, '0.1-0.9': 0.0004395340561132999, '0.2-0.8': 0.0013592290939468121, '0.3-0.7': 0.003286609674826413, '0.4-0.6': 0.0067267195929946455, '0.5-0.5': 0.0054058486342435375, '0.6-0.4': 0.005414875661159058, '0.7-0.3': 0.005414875661159058, '0.8-0.2': 0.005414875661159058, '0.9-0.1': 0.005414875661159058}, 'roberta-large-nli-stsb-mean-tokens': {'0.0-1.0': 9.3074626508316e-05, '0.1-0.9': 0.0002699243387305206, '0.2-0.8': 0.0012624634030183879, '0.3-0.7': 0.005173462015155117, '0.4-0.6': 0.006034803456026805, '0.5-0.5': 0.005414875661159058, '0.6-0.4': 0.005414875661159058, '0.7-0.3': 0.005414875661159058, '0.8-0.2': 0.005414875661159058, '0.9-0.1': 0.005414875661159058}, 'distilbert-base-nli-stsb-mean-tokens': {'0.0-1.0': 6.46422389083412e-06, '0.1-0.9': 0.00011451854416577589, '0.2-0.8': 0.0009806180733867853, '0.3-0.7': 0.002560238771028067, '0.4-0.6': 0.008011727638652877, '0.5-0.5': <text:soft-page-break/>0.005407653159463122, '0.6-0.4': 0.005414875661159058, '0.7-0.3': 0.005414875661159058, '0.8-0.2': 0.005414875661159058, '0.9-0.1': 0.005414875661159058}, 'bert-base-nli-mean-tokens': {'0.0-1.0': -4.219482950462705e-05, '0.1-0.9': -9.282679688893403e-05, '0.2-0.8': 7.362404611710449e-05, '0.3-0.7': 0.0003806216019487385,</text:p>
      <text:p text:style-name="Standard"><text:s/>'0.4-0.6': 0.0003806216019487385, '0.5-0.5': 0.00034368978123133775, '0.6-0.4': 0.00494179565973496, '0.7-0.3': 0.005414875661159058, '0.8-0.2': 0.005414875661159058, '0.9-0.1': 0.005414875661159058}, 'bert-large-nli-mean-tokens': {'0.0-1.0': 1.725268352537057e-05, '0.1-0.9': -2.1833209549848576e-05, '0.2-0.8': 0.00030605931591654034, '0.3-0.7': 0.0003806216019487385, '0.4-0.6': 0.0003806216019487385, '0.5-0.5': 0.00041754808257710163, '0.6-0.4': 0.00533580005410117, '0.7-0.3': 0.005414875661159058, '0.8-0.2': 0.005414875661159058, '0.9-0.1': 0.005414875661159058}, 'roberta-base-nli-mean-tokens': {'0.0-1.0': 0.0, '0.1-0.9': 0.0, '0.2-0.8': 1.3548865133605759e-05, '0.3-0.7': 0.00031480699630237474, '0.4-0.6': 0.0003806216019487385, '0.5-0.5': 0.0003806216019487385, '0.6-0.4': 0.00045313900546417596, '0.7-0.3': 0.005414875661159058, '0.8-0.2': 0.005414875661159058, '0.9-0.1': 0.005414875661159058}, 'roberta-large-nli-mean-tokens': {'0.0-1.0': 0.0, '0.1-0.9': -3.1631521920649774e-05, '0.2-0.8': -0.000331075705747752, '0.3-0.7': 0.0003806216019487385, '0.4-0.6': 0.0003806216019487385, '0.5-0.5': 0.0003806216019487385, '0.6-0.4': 0.001993391900209196, '0.7-0.3': 0.005414875661159058, '0.8-0.2': 0.005414875661159058, '0.9-0.1': 0.005414875661159058}, 'distilbert-base-nli-mean-tokens': {'0.0-1.0': 1.7605079738469698e-07, '0.1-0.9': -0.0001646053043589113, '0.2-0.8': -0.00037527390567548835, '0.3-0.7': 0.0003806216019487385, '0.4-0.6': 0.0003806216019487385, '0.5-0.5': 0.0003806216019487385, '0.6-0.4': 0.0030502955331164205, '0.7-0.3': 0.005414875661159058, '0.8-0.2': 0.005414875661159058, '0.9-0.1': 0.005414875661159058}}, "{'0.0': 0.30000000000000004, '0.5': 0.7}": {'FUZZY_MATCH': {'0-0': 0.010381973477083029}, 'Word2Vec': {'0-0': 0.015066512911124375}, 'bert-base-nli-stsb-mean-tokens': {'0.0-1.0': 0.0, '0.1-0.9': 8.7199201006527e-06, '0.2-0.8': 8.645645228344545e-05, '0.3-0.7': 0.0008200527498493093, '0.4-0.6': 0.006511043680433093, '0.5-0.5': 0.0052670309311412256, '0.6-0.4': 0.005414875661159058, '0.7-0.3': 0.005414875661159058, '0.8-0.2': 0.005414875661159058, '0.9-0.1': 0.005414875661159058}, 'bert-large-nli-stsb-mean-tokens': {'0.0-1.0': 4.1911157991347814e-05, '0.1-0.9': 0.00010993967660144488, '0.2-0.8': 0.00036616544275325236, '0.3-0.7': 0.0020410279722717917, '0.4-0.6': 0.010167255475285741, '0.5-0.5': 0.005569339569358123, '0.6-0.4': 0.005415747969918616, '0.7-0.3': 0.005414875661159058, '0.8-0.2': 0.005414875661159058, '0.9-0.1': 0.005414875661159058}, 'roberta-base-nli-stsb-mean-tokens': {'0.0-1.0': 4.46876680927355e-05, '0.1-0.9': 9.418085180434854e-05, '0.2-0.8': 0.00048794564158582965, '0.3-0.7': 0.002241177115561599, '0.4-0.6': 0.007643814573714103, '0.5-0.5': 0.006099654970274759, '0.6-0.4': 0.005415311815729962, '0.7-0.3': 0.005414875661159058, '0.8-0.2': 0.005414875661159058, '0.9-0.1': 0.005414875661159058}, 'roberta-large-nli-stsb-mean-tokens': {'0.0-1.0': 9.3074626508316e-05, '0.1-0.9': 0.00027028517413896225, '0.2-0.8': 0.0008594859418812328, '0.3-0.7': 0.0035384993236372564, '0.4-0.6': 0.0058745848278708435, '0.5-0.5': 0.0068082670214506535, '0.6-0.4': 0.005416620277148065, '0.7-0.3': 0.005414875661159058, '0.8-0.2': 0.005414875661159058, '0.9-0.1': 0.005414875661159058}, 'distilbert-base-nli-stsb-mean-tokens': {'0.0-1.0': 7.342015221234455e-06, '0.1-0.9': 7.021530625139771e-05, '0.2-0.8': 0.0003944242266743503, '0.3-0.7': 0.002007102460961474, '0.4-0.6': 0.00835744150844564, '0.5-0.5': 0.005563864612062819, '0.6-0.4': 0.005414875661159058, '0.7-0.3': 0.005414875661159058, '0.8-0.2': 0.005414875661159058, '0.9-0.1': 0.005414875661159058}, 'bert-base-nli-mean-tokens': {'0.0-1.0': 0.00018008665286950443, '0.1-0.9': 0.00016083485164908318, '0.2-0.8': 0.0001955137540952112, '0.3-0.7': 0.0003809728107410093, '0.4-0.6': 0.0003806216019487385, '0.5-0.5': 0.00034368978123133775, '0.6-0.4': 0.00494179565973496, '0.7-0.3': 0.005414875661159058, '0.8-0.2': 0.005414875661159058, '0.9-0.1': 0.005414875661159058}, 'bert-large-nli-mean-tokens': {'0.0-1.0': 0.0001760584806971277, '0.1-0.9': 6.1472460789469e-05, '0.2-0.8': 0.0003908065567331809, '0.3-0.7': 0.0003823776434429549, '0.4-0.6': <text:soft-page-break/>0.0003806216019487385, '0.5-0.5': 0.00041754808257710163, '0.6-0.4': 0.00533580005410117, '0.7-0.3': 0.005414875661159058, '0.8-0.2': 0.005414875661159058, '0.9-0.1': 0.005414875661159058}, 'roberta-base-nli-mean-tokens': {'0.0-1.0': 8.274320471013397e-06, '0.1-0.9': -0.0010485978498138149, '0.2-0.8': 0.00037886555428479074, '0.3-0.7': 0.0003806216019487385, '0.4-0.6': 0.0003806216019487385, '0.5-0.5': 0.0003806216019487385, '0.6-0.4': 0.00045313900546417596, '0.7-0.3': 0.005414875661159058, '0.8-0.2': 0.005414875661159058, '0.9-0.1': 0.005414875661159058}, 'roberta-large-nli-mean-tokens': {'0.0-1.0': -0.00010614272383135948, '0.1-0.9': 0.00017652756013319948, '0.2-0.8': 0.0003806216019487385, '0.3-0.7': 0.0003806216019487385, '0.4-0.6': 0.0003806216019487385, '0.5-0.5': 0.0003806216019487385, '0.6-0.4': 0.001993391900209196, '0.7-0.3': 0.005414875661159058, '0.8-0.2': 0.005414875661159058, '0.9-0.1': 0.005414875661159058}, 'distilbert-base-nli-mean-tokens': {'0.0-1.0': -0.00032664712836494303, '0.1-0.9': -5.218986139432502e-05, '0.2-0.8': 0.0003818508316425495, '0.3-0.7': 0.0003806216019487385, '0.4-0.6': 0.0003806216019487385, '0.5-0.5': 0.0003806216019487385, '0.6-0.4': 0.0030502955331164205, '0.7-0.3': 0.005414875661159058, '0.8-0.2': 0.005414875661159058, '0.9-0.1': 0.005414875661159058}}, "{'0.0': 0.30000000000000004, '0.5': 0.7999999999999999}": {'FUZZY_MATCH': {'0-0': 0.00741854109568485}, 'Word2Vec': {'0-0': 0.015066512911124375}, 'bert-base-nli-stsb-mean-tokens': {'0.0-1.0': 0.0, '0.1-0.9': 8.7199201006527e-06, '0.2-0.8': 8.681237088647986e-05, '0.3-0.7': 0.0007844755675259218, '0.4-0.6': 0.0050629174301461966, '0.5-0.5': 0.004521980071760523, '0.6-0.4': 0.006523344344108284, '0.7-0.3': 0.005421854088392908, '0.8-0.2': 0.005414875661159058, '0.9-0.1': 0.005414875661159058}, 'bert-large-nli-stsb-mean-tokens': {'0.0-1.0': 4.1911157991347814e-05, '0.1-0.9': 0.00010993967660144488, '0.2-0.8': 0.00036616544275325236, '0.3-0.7': 0.0019814723208514406, '0.4-0.6': 0.007946055470556823, '0.5-0.5': 0.004436328857759686, '0.6-0.4': 0.006975279615121344, '0.7-0.3': 0.005448022318379486, '0.8-0.2': 0.005414875661159058, '0.9-0.1': 0.005414875661159058}, 'roberta-base-nli-stsb-mean-tokens': {'0.0-1.0': 4.46876680927355e-05, '0.1-0.9': 9.418085180434854e-05, '0.2-0.8': 0.00048794564158582965, '0.3-0.7': 0.00217662567135124, '0.4-0.6': 0.005776208968300556, '0.5-0.5': 0.004440558829557184, '0.6-0.4': 0.006469983454675199, '0.7-0.3': 0.0054733169651338676, '0.8-0.2': 0.005414875661159058, '0.9-0.1': 0.005414875661159058}, 'roberta-large-nli-stsb-mean-tokens': {'0.0-1.0': 9.3074626508316e-05, '0.1-0.9': 0.00027028517413896225, '0.2-0.8': 0.0008594859418812328, '0.3-0.7': 0.0035384993236372564, '0.4-0.6': 0.005006654167513336, '0.5-0.5': 0.004448967539761539, '0.6-0.4': 0.005349759438585622, '0.7-0.3': 0.005514309005166695, '0.8-0.2': 0.005414875661159058, '0.9-0.1': 0.005414875661159058}, 'distilbert-base-nli-stsb-mean-tokens': {'0.0-1.0': 7.342015221234455e-06, '0.1-0.9': 7.021530625139771e-05, '0.2-0.8': 0.00039460790317868977, '0.3-0.7': 0.001946166033280683, '0.4-0.6': 0.0071420492489232545, '0.5-0.5': 0.004441804925577775, '0.6-0.4': 0.005844158400727606, '0.7-0.3': 0.0054388635945213926, '0.8-0.2': 0.005414875661159058, '0.9-0.1': 0.005414875661159058}, 'bert-base-nli-mean-tokens': {'0.0-1.0': -1.2630571252447709e-05, '0.1-0.9': 1.871390536445361e-05, '0.2-0.8': 0.00011756358846648496, '0.3-0.7': 6.597377595374265e-05, '0.4-0.6': 0.00020825262409496226, '0.5-0.5': 0.00034632728819605774, '0.6-0.4': 0.00494179565973496, '0.7-0.3': 0.005414875661159058, '0.8-0.2': 0.005414875661159058, '0.9-0.1': 0.005414875661159058}, 'bert-large-nli-mean-tokens': {'0.0-1.0': -1.1402585045283686e-05, '0.1-0.9': 6.461932576862228e-05, '0.2-0.8': 0.00020009168383205989, '0.3-0.7': 0.0005179914502043692, '0.4-0.6': 0.00031752380951566295, '0.5-0.5': 0.0004212495484879897, '0.6-0.4': 0.00533580005410117, '0.7-0.3': 0.005414875661159058, '0.8-0.2': 0.005414875661159058, '0.9-0.1': 0.005414875661159058}, 'roberta-base-nli-mean-tokens': {'0.0-1.0': -0.000622255615393863, '0.1-0.9': -4.2756256102727264e-05, '0.2-0.8': 0.00026699202636382147, '0.3-0.7': 0.00029254539817036296, '0.4-0.6': 0.0003806216019487385, '0.5-0.5': 0.0003806216019487385, '0.6-0.4': 0.00045313900546417596, '0.7-0.3': 0.005414875661159058, '0.8-0.2': 0.005414875661159058, '0.9-0.1': <text:soft-page-break/>0.005414875661159058}, 'roberta-large-nli-mean-tokens': {'0.0-1.0': -6.701584190871301e-05, '0.1-0.9': 8.63267480482044e-05, '0.2-0.8': -0.00011793548693539435, '0.3-0.7': 0.0003797207636088151, '0.4-0.6': 0.0003886993417370199, '0.5-0.5': 0.0003806216019487385, '0.6-0.4': 0.001993391900209196, '0.7-0.3': 0.005414875661159058, '0.8-0.2': 0.005414875661159058, '0.9-0.1': 0.005414875661159058}, 'distilbert-base-nli-mean-tokens': {'0.0-1.0': -3.140159295167422e-05, '0.1-0.9': 6.368851658444807e-05, '0.2-0.8': -0.00014260729610549028, '0.3-0.7': 0.0002462319022067394, '0.4-0.6': 0.0002090374543944895, '0.5-0.5': 0.0003807972063757381, '0.6-0.4': 0.0030502955331164205, '0.7-0.3': 0.005414875661159058, '0.8-0.2': 0.005414875661159058, '0.9-0.1': 0.005414875661159058}}, "{'0.0': 0.30000000000000004, '0.5': 0.8999999999999999}": {'FUZZY_MATCH': {'0-0': 0.0061513433479361}, 'Word2Vec': {'0-0': 0.015066512911124375}, 'bert-base-nli-stsb-mean-tokens': {'0.0-1.0': 0.0, '0.1-0.9': 8.7199201006527e-06, '0.2-0.8': 8.681237088647986e-05, '0.3-0.7': 0.0007844755675259218, '0.4-0.6': 0.0050629174301461966, '0.5-0.5': 0.004405353467706541, '0.6-0.4': 0.004448967539761539, '0.7-0.3': 0.004448967539761539, '0.8-0.2': 0.006523344344108284, '0.9-0.1': 0.005414875661159058}, 'bert-large-nli-stsb-mean-tokens': {'0.0-1.0': 4.1911157991347814e-05,</text:p>
      <text:p text:style-name="Standard"><text:s/>'0.1-0.9': 0.00010993967660144488, '0.2-0.8': 0.00036616544275325236, '0.3-0.7': 0.0019814723208514406, '0.4-0.6': 0.007946055470556823, '0.5-0.5': 0.004437198203874448, '0.6-0.4': 0.004448967539761539, '0.7-0.3': 0.004448967539761539, '0.8-0.2': 0.006975279615121344, '0.9-0.1': 0.005414875661159058}, 'roberta-base-nli-stsb-mean-tokens': {'0.0-1.0': 4.46876680927355e-05, '0.1-0.9': 9.418085180434854e-05, '0.2-0.8': 0.00048794564158582965, '0.3-0.7': 0.00217662567135124, '0.4-0.6': 0.005776208968300556, '0.5-0.5': 0.004440558829557184, '0.6-0.4': 0.004448967539761539, '0.7-0.3': 0.004448967539761539, '0.8-0.2': 0.006469983454675199, '0.9-0.1': 0.005414875661159058}, 'roberta-large-nli-stsb-mean-tokens': {'0.0-1.0': 9.3074626508316e-05, '0.1-0.9': 0.00027028517413896225, '0.2-0.8': 0.0008594859418812328, '0.3-0.7': 0.0035384993236372564, '0.4-0.6': 0.005006654167513336, '0.5-0.5': 0.004448967539761539, '0.6-0.4': 0.004448967539761539, '0.7-0.3': 0.004448967539761539, '0.8-0.2': 0.005349759438585622, '0.9-0.1': 0.005414875661159058}, 'distilbert-base-nli-stsb-mean-tokens': {'0.0-1.0': 7.342015221234455e-06, '0.1-0.9': 7.021530625139771e-05, '0.2-0.8': 0.00039460790317868977, '0.3-0.7': 0.001946166033280683, '0.4-0.6': 0.0071420492489232545, '0.5-0.5': 0.004442239754615107, '0.6-0.4': 0.004448967539761539, '0.7-0.3': 0.004448967539761539, '0.8-0.2': 0.005844158400727606, '0.9-0.1': 0.005414875661159058}, 'bert-base-nli-mean-tokens': {'0.0-1.0': 0.0, '0.1-0.9': 0.0, '0.2-0.8': 0.0, '0.3-0.7': 0.0, '0.4-0.6': -3.5084489313774725e-07, '0.5-0.5': -4.1754062572785244e-05, '0.6-0.4': 0.004373582289352029, '0.7-0.3': 0.0049831179535919645, '0.8-0.2': 0.005414875661159058, '0.9-0.1': 0.005414875661159058}, 'bert-large-nli-mean-tokens': {'0.0-1.0': 0.0, '0.1-0.9': 0.0, '0.2-0.8': 0.0, '0.3-0.7': 0.0, '0.4-0.6': 0.0, '0.5-0.5': 3.156525840553037e-05, '0.6-0.4': 0.0049500228132091095, '0.7-0.3': 0.00525631819017669, '0.8-0.2': 0.005414875661159058, '0.9-0.1': 0.005414875661159058}, 'roberta-base-nli-mean-tokens': {'0.0-1.0': 0.0, '0.1-0.9': 0.0, '0.2-0.8': -1.0525354181556423e-06, '0.3-0.7': -1.4384842494274963e-05, '0.4-0.6': -6.725146800268256e-05, '0.5-0.5': -6.638909781719882e-05, '0.6-0.4': 0.00033416286948906304, '0.7-0.3': 0.005414875661159058, '0.8-0.2': 0.005414875661159058, '0.9-0.1': 0.005414875661159058}, 'roberta-large-nli-mean-tokens': {'0.0-1.0': 0.0, '0.1-0.9': 0.0, '0.2-0.8': 0.0, '0.3-0.7': 0.0, '0.4-0.6': -1.2279582031204939e-06, '0.5-0.5': 2.081899441430668e-05, '0.6-0.4': 0.0012203257253352584, '0.7-0.3': 0.005434938375515674, '0.8-0.2': 0.005414875661159058, '0.9-0.1': 0.005414875661159058}, 'distilbert-base-nli-mean-tokens': {'0.0-1.0': 0.0, '0.1-0.9': 0.0, '0.2-0.8': 0.0, '0.3-0.7': 0.0, '0.4-0.6': -7.016900325229614e-07, '0.5-0.5': 3.7133134045075344e-05, '0.6-0.4': 0.0021048667127896437, '0.7-0.3': 0.004986243292824266, '0.8-0.2': 0.005414875661159058, '0.9-0.1': 0.005414875661159058}}, "{'0.0': 0.30000000000000004, '0.5': 0.9999999999999999}": {'FUZZY_MATCH': {'0-0': 0.006059890535392465}, 'Word2Vec': {'0-0': 0.015066512911124375}, 'bert-base-nli-stsb-mean-tokens': {'0.0-1.0': 0.0, '0.1-0.9': <text:soft-page-break/>8.7199201006527e-06, '0.2-0.8': 8.681237088647986e-05, '0.3-0.7': 0.0007844755675259218, '0.4-0.6': 0.0050629174301461966, '0.5-0.5': 0.004405353467706541, '0.6-0.4': 0.004448967539761539, '0.7-0.3': 0.004448967539761539, '0.8-0.2': 0.004448967539761539, '0.9-0.1': 0.004448967539761539}, 'bert-large-nli-stsb-mean-tokens': {'0.0-1.0': 4.1911157991347814e-05, '0.1-0.9': 0.00010993967660144488, '0.2-0.8': 0.00036616544275325236, '0.3-0.7': 0.0019814723208514406, '0.4-0.6': 0.007946055470556823, '0.5-0.5': 0.004437198203874448, '0.6-0.4': 0.004448967539761539, '0.7-0.3': 0.004448967539761539, '0.8-0.2': 0.004448967539761539, '0.9-0.1': 0.004448967539761539}, 'roberta-base-nli-stsb-mean-tokens': {'0.0-1.0': 4.46876680927355e-05, '0.1-0.9': 9.418085180434854e-05, '0.2-0.8': 0.00048794564158582965, '0.3-0.7': 0.00217662567135124, '0.4-0.6': 0.005776208968300556, '0.5-0.5': 0.004440558829557184, '0.6-0.4': 0.004448967539761539, '0.7-0.3': 0.004448967539761539, '0.8-0.2': 0.004448967539761539, '0.9-0.1': 0.004448967539761539}, 'roberta-large-nli-stsb-mean-tokens': {'0.0-1.0': 9.3074626508316e-05, '0.1-0.9': 0.00027028517413896225, '0.2-0.8': 0.0008594859418812328, '0.3-0.7': 0.0035384993236372564, '0.4-0.6': 0.005006654167513336, '0.5-0.5': 0.004448967539761539, '0.6-0.4': 0.004448967539761539, '0.7-0.3': 0.004448967539761539, '0.8-0.2': 0.004448967539761539, '0.9-0.1': 0.004448967539761539}, 'distilbert-base-nli-stsb-mean-tokens': {'0.0-1.0': 7.342015221234455e-06, '0.1-0.9': 7.021530625139771e-05, '0.2-0.8': 0.00039460790317868977, '0.3-0.7': 0.001946166033280683, '0.4-0.6': 0.0071420492489232545, '0.5-0.5': 0.004442239754615107, '0.6-0.4': 0.004448967539761539, '0.7-0.3': 0.004448967539761539, '0.8-0.2': 0.004448967539761539, '0.9-0.1': 0.004448967539761539}, 'bert-base-nli-mean-tokens': {'0.0-1.0': 0.0, '0.1-0.9': 0.0, '0.2-0.8': 0.0, '0.3-0.7': 0.0, '0.4-0.6': 0.0, '0.5-0.5': -3.7362750611391604e-05, '0.6-0.4': 0.004123432477810329, '0.7-0.3': 0.004448967539761539, '0.8-0.2': 0.004448967539761539, '0.9-0.1': 0.004448967539761539}, 'bert-large-nli-mean-tokens': {'0.0-1.0': 0.0, '0.1-0.9': 0.0, '0.2-0.8': 0.0, '0.3-0.7': 0.0, '0.4-0.6': 0.0, '0.5-0.5': 3.54389784781306e-05, '0.6-0.4': 0.004534518286958833, '0.7-0.3': 0.004448967539761539, '0.8-0.2': 0.004448967539761539, '0.9-0.1': 0.004448967539761539}, 'roberta-base-nli-mean-tokens': {'0.0-1.0': 0.0, '0.1-0.9': 0.0, '0.2-0.8': 0.0, '0.3-0.7': 0.0, '0.4-0.6': 0.0, '0.5-0.5': 0.0, '0.6-0.4': 5.4546844175829e-05, '0.7-0.3': 0.004448967539761539, '0.8-0.2': 0.004448967539761539, '0.9-0.1': 0.004448967539761539}, 'roberta-large-nli-mean-tokens': {'0.0-1.0': 0.0, '0.1-0.9': 0.0, '0.2-0.8': 0.0, '0.3-0.7': 0.0, '0.4-0.6': 0.0, '0.5-0.5': 0.0, '0.6-0.4': 0.0014014755841889048, '0.7-0.3': 0.004448967539761539, '0.8-0.2': 0.004448967539761539, '0.9-0.1': 0.004448967539761539}, 'distilbert-base-nli-mean-tokens': {'0.0-1.0': 0.0, '0.1-0.9': 0.0, '0.2-0.8': 0.0, '0.3-0.7': 0.0, '0.4-0.6': 0.0, '0.5-0.5': 0.0, '0.6-0.4': 0.0023595507884729416, '0.7-0.3': 0.004448967539761539, '0.8-0.2': 0.004448967539761539, '0.9-0.1': 0.004448967539761539}}, "{'0.0': 0.4, '0.5': 0.5}": {'FUZZY_MATCH': {'0-0': 0.02750594243740223}, 'Word2Vec': {'0-0': -0.002906592174058087}, 'bert-base-nli-stsb-mean-tokens': {'0.0-1.0': 0.002164967630314596, '0.1-0.9': 0.0018004016918485855, '0.2-0.8': 0.005771769535400484, '0.3-0.7': 0.005098418368594704, '0.4-0.6': 0.005414875661159058, '0.5-0.5': 0.005414875661159058, '0.6-0.4': 0.005414875661159058, '0.7-0.3': 0.005414875661159058, '0.8-0.2': 0.005414875661159058, '0.9-0.1': 0.005414875661159058}, 'bert-large-nli-stsb-mean-tokens': {'0.0-1.0': 0.00375671872146921, '0.1-0.9': 0.003913472782061556, '0.2-0.8': 0.008937726489240516, '0.3-0.7': 0.005366093045483966, '0.4-0.6': 0.005414875661159058, '0.5-0.5': 0.005414875661159058, '0.6-0.4': 0.005414875661159058, '0.7-0.3': 0.005414875661159058, '0.8-0.2': 0.005414875661159058, '0.9-0.1': 0.005414875661159058}, 'roberta-base-nli-stsb-mean-tokens': {'0.0-1.0': 0.0033766315819833137, '0.1-0.9': 0.005195669467636499, '0.2-0.8': 0.0069441683957121025, '0.3-0.7': 0.005626925855562015, '0.4-0.6': 0.005414875661159058, '0.5-0.5': 0.005414875661159058, '0.6-0.4': 0.005414875661159058, '0.7-0.3': 0.005414875661159058, '0.8-0.2': 0.005414875661159058, '0.9-0.1': 0.005414875661159058}, 'roberta-large-nli-stsb-mean-tokens': {'0.0-1.0': 0.003739625002751046, '0.1-0.9': 0.006943475845275882, '0.2-0.8': 0.00641871099675273, '0.3-0.7': 0.005415874071280191, '0.4-0.6': 0.005414875661159058, '0.5-0.5': 0.005414875661159058, '0.6-0.4': 0.005414875661159058, '0.7-0.3': 0.005414875661159058, <text:soft-page-break/>'0.8-0.2': 0.005414875661159058, '0.9-0.1': 0.005414875661159058}, 'distilbert-base-nli-stsb-mean-tokens': {'0.0-1.0': 0.003191413227258133, '0.1-0.9': 0.0039874757466690225, '0.2-0.8': 0.007935313914715136, '0.3-0.7': 0.005370285114843276, '0.4-0.6': 0.005414875661159058, '0.5-0.5': 0.005414875661159058, '0.6-0.4': 0.005414875661159058, '0.7-0.3': 0.005414875661159058, '0.8-0.2': 0.005414875661159058, '0.9-0.1': 0.005414875661159058}, 'bert-base-nli-mean-tokens': {'0.0-1.0': 0.0, '0.1-0.9': 1.7605079738469698e-07, '0.2-0.8': -7.470567075440471e-05, '0.3-0.7': 0.0007279739843757405, '0.4-0.6': 0.0006998320715014827, '0.5-0.5': 0.0053304537043151745, '0.6-0.4': 0.005414875661159058, '0.7-0.3': 0.005414875661159058, '0.8-0.2': 0.005414875661159058, '0.9-0.1': 0.005414875661159058}, 'bert-large-nli-mean-tokens': {'0.0-1.0': 0.0, '0.1-0.9': 3.521015329299715e-07, '0.2-0.8': 3.591307920292053e-05, '0.3-0.7': 0.0007847907929372511, '0.4-0.6': 0.0007196192369414156, '0.5-0.5': 0.005337601075535714, '0.6-0.4': 0.005414875661159058, '0.7-0.3': 0.005414875661159058, '0.8-0.2': 0.005414875661159058, '0.9-0.1': 0.005414875661159058}, 'roberta-base-nli-mean-tokens': {'0.0-1.0': 0.0, '0.1-0.9': 0.0, '0.2-0.8': 0.0, '0.3-0.7': -8.192417195229673e-05, '0.4-0.6': 0.00022887631841805867, '0.5-0.5': 0.0015352056592310426, '0.6-0.4': 0.005414875661159058, '0.7-0.3': 0.005414875661159058, '0.8-0.2': 0.005414875661159058, '0.9-0.1': 0.005414875661159058}, 'roberta-large-nli-mean-tokens': {'0.0-1.0': 0.0, '0.1-0.9': 0.0, '0.2-0.8': 1.7605079738469698e-07, '0.3-0.7': 0.0001187240980189408, '0.4-0.6': 0.0003783282059458548, '0.5-0.5': 0.005267565329524659, '0.6-0.4': 0.005414875661159058, '0.7-0.3': 0.005414875661159058, '0.8-0.2': 0.005414875661159058, '0.9-0.1': 0.005414875661159058}, 'distilbert-base-nli-mean-tokens': {'0.0-1.0': 0.0, '0.1-0.9': 0.0, '0.2-0.8': 7.042028178361193e-07, '0.3-0.7': 0.00028183735288667133, '0.4-0.6': 0.0003133149490901488, '0.5-0.5': 0.005461701110854089, '0.6-0.4': 0.005414875661159058, '0.7-0.3': 0.005414875661159058, '0.8-0.2': 0.005414875661159058,</text:p>
      <text:p text:style-name="Standard"><text:s/>'0.9-0.1': 0.005414875661159058}}, "{'0.0': 0.4, '0.5': 0.6}": {'FUZZY_MATCH': {'0-0': 0.027505527467548196}, 'Word2Vec': {'0-0': -0.002906592174058087}, 'bert-base-nli-stsb-mean-tokens': {'0.0-1.0': 0.00040601441806320526, '0.1-0.9': 0.001628570663130935, '0.2-0.8': 0.006511043680433093, '0.3-0.7': 0.00528056127760923, '0.4-0.6': 0.005421854088392908, '0.5-0.5': 0.005414875661159058, '0.6-0.4': 0.005414875661159058, '0.7-0.3': 0.005414875661159058, '0.8-0.2': 0.005414875661159058, '0.9-0.1': 0.005414875661159058}, 'bert-large-nli-stsb-mean-tokens': {'0.0-1.0': 0.0011711786451354955, '0.1-0.9': 0.0033876788634333854, '0.2-0.8': 0.010171436755707752, '0.3-0.7': 0.005885719553333391, '0.4-0.6': 0.005448022318379486, '0.5-0.5': 0.005414875661159058, '0.6-0.4': 0.005414875661159058, '0.7-0.3': 0.005414875661159058, '0.8-0.2': 0.005414875661159058, '0.9-0.1': 0.005414875661159058}, 'roberta-base-nli-stsb-mean-tokens': {'0.0-1.0': 0.0020009082967434866, '0.1-0.9': 0.0040881521794031705, '0.2-0.8': 0.007645728673484564, '0.3-0.7': 0.006663835991764344, '0.4-0.6': 0.0054733169651338676, '0.5-0.5': 0.005414875661159058, '0.6-0.4': 0.005414875661159058, '0.7-0.3': 0.005414875661159058, '0.8-0.2': 0.005414875661159058, '0.9-0.1': 0.005414875661159058}, 'roberta-large-nli-stsb-mean-tokens': {'0.0-1.0': 0.003173820932922289, '0.1-0.9': 0.005187043563656624, '0.2-0.8': 0.00588174152148957, '0.3-0.7': 0.007090453837963251, '0.4-0.6': 0.005514309005166695, '0.5-0.5': 0.005414875661159058, '0.6-0.4': 0.005414875661159058, '0.7-0.3': 0.005414875661159058, '0.8-0.2': 0.005414875661159058, '0.9-0.1': 0.005414875661159058}, 'distilbert-base-nli-stsb-mean-tokens': {'0.0-1.0': 0.001381310820767201, '0.1-0.9': 0.0032628893673374293, '0.2-0.8': 0.00835744150844564, '0.3-0.7': 0.005598072849806512, '0.4-0.6': 0.0054388635945213926, '0.5-0.5': 0.005414875661159058, '0.6-0.4': 0.005414875661159058, '0.7-0.3': 0.005414875661159058, '0.8-0.2': 0.005414875661159058, '0.9-0.1': 0.005414875661159058}, 'bert-base-nli-mean-tokens': {'0.0-1.0': -4.219482950462705e-05, '0.1-0.9': -9.282679688893403e-05, '0.2-0.8': 7.362404611710449e-05, '0.3-0.7': 0.0003322656998479001, '0.4-0.6': 0.0007000194940878224, '0.5-0.5': 0.0053304537043151745, '0.6-0.4': 0.005414875661159058, '0.7-0.3': 0.005414875661159058, '0.8-0.2': 0.005414875661159058, '0.9-0.1': 0.005414875661159058}, 'bert-large-nli-mean-tokens': {'0.0-1.0': 1.725268352537057e-05, '0.1-0.9': -2.1833209549848576e-<text:soft-page-break/>05, '0.2-0.8': 0.00030605931591654034, '0.3-0.7': 0.00038875028764784325, '0.4-0.6': 0.0007198050856623839, '0.5-0.5': 0.005337601075535714, '0.6-0.4': 0.005414875661159058, '0.7-0.3': 0.005414875661159058, '0.8-0.2': 0.005414875661159058, '0.9-0.1': 0.005414875661159058}, 'roberta-base-nli-mean-tokens': {'0.0-1.0': 0.0, '0.1-0.9': 0.0, '0.2-0.8': 1.3548865133605759e-05, '0.3-0.7': 0.00031480699630237474, '0.4-0.6': 0.0003806216019487385, '0.5-0.5': 0.0015352056592310426, '0.6-0.4': 0.005414875661159058, '0.7-0.3': 0.005414875661159058, '0.8-0.2': 0.005414875661159058, '0.9-0.1': 0.005414875661159058}, 'roberta-large-nli-mean-tokens': {'0.0-1.0': 0.0, '0.1-0.9': -3.1631521920649774e-05, '0.2-0.8': -0.000331075705747752, '0.3-0.7': 0.0003806216019487385, '0.4-0.6': 0.0003795635345895665, '0.5-0.5': 0.005267565329524659, '0.6-0.4': 0.005414875661159058, '0.7-0.3': 0.005414875661159058, '0.8-0.2': 0.005414875661159058, '0.9-0.1': 0.005414875661159058}, 'distilbert-base-nli-mean-tokens': {'0.0-1.0': 1.7605079738469698e-07, '0.1-0.9': -0.0001646053043589113, '0.2-0.8': -0.00037527390567548835, '0.3-0.7': 0.0003806216019487385, '0.4-0.6': 0.0003143858040078884, '0.5-0.5': 0.005461701110854089, '0.6-0.4': 0.005414875661159058, '0.7-0.3': 0.005414875661159058, '0.8-0.2': 0.005414875661159058, '0.9-0.1': 0.005414875661159058}}, "{'0.0': 0.4, '0.5': 0.7}": {'FUZZY_MATCH': {'0-0': 0.026727482891194865}, 'Word2Vec': {'0-0': -0.002906592174058087}, 'bert-base-nli-stsb-mean-tokens': {'0.0-1.0': 0.0003612838529453155, '0.1-0.9': 0.0013315320911186923, '0.2-0.8': 0.005062310399938985, '0.3-0.7': 0.004232894741348026, '0.4-0.6': 0.006523344344108284, '0.5-0.5': 0.005313524594668717, '0.6-0.4': 0.005414875661159058, '0.7-0.3': 0.005414875661159058, '0.8-0.2': 0.005414875661159058, '0.9-0.1': 0.005414875661159058}, 'bert-large-nli-stsb-mean-tokens': {'0.0-1.0': 0.0011730149011510704, '0.1-0.9': 0.0032551478814163426, '0.2-0.8': 0.007949761142043932, '0.3-0.7': 0.00451437120585596, '0.4-0.6': 0.006975279615121344, '0.5-0.5': 0.005582111648091748, '0.6-0.4': 0.005415747969918616, '0.7-0.3': 0.005414875661159058, '0.8-0.2': 0.005414875661159058, '0.9-0.1': 0.005414875661159058}, 'roberta-base-nli-stsb-mean-tokens': {'0.0-1.0': 0.0020020413047540098, '0.1-0.9': 0.0035563031114647092, '0.2-0.8': 0.005777913031745241, '0.3-0.7': 0.004774660275483011, '0.4-0.6': 0.006469983454675199, '0.5-0.5': 0.006109097824842369, '0.6-0.4': 0.005415311815729962, '0.7-0.3': 0.005414875661159058, '0.8-0.2': 0.005414875661159058, '0.9-0.1': 0.005414875661159058}, 'roberta-large-nli-stsb-mean-tokens': {'0.0-1.0': 0.003173820932922289, '0.1-0.9': 0.005187668706370108, '0.2-0.8': 0.005013403679256068, '0.3-0.7': 0.004440558829557184, '0.4-0.6': 0.005349759438585622, '0.5-0.5': 0.0068082670214506535, '0.6-0.4': 0.005416620277148065, '0.7-0.3': 0.005414875661159058, '0.8-0.2': 0.005414875661159058, '0.9-0.1': 0.005414875661159058}, 'distilbert-base-nli-stsb-mean-tokens': {'0.0-1.0': 0.0013823481292455364, '0.1-0.9': 0.0031988998722428663, '0.2-0.8': 0.007141671520388582, '0.3-0.7': 0.004524533972111389, '0.4-0.6': 0.005844158400727606, '0.5-0.5': 0.005571159902494904, '0.6-0.4': 0.005414875661159058, '0.7-0.3': 0.005414875661159058, '0.8-0.2': 0.005414875661159058, '0.9-0.1': 0.005414875661159058}, 'bert-base-nli-mean-tokens': {'0.0-1.0': 0.00018008665286950443, '0.1-0.9': 0.00016083485164908318, '0.2-0.8': 0.0001955137540952112, '0.3-0.7': 0.00033261695994590834, '0.4-0.6': 0.0007000194940878224, '0.5-0.5': 0.0053304537043151745, '0.6-0.4': 0.005414875661159058, '0.7-0.3': 0.005414875661159058, '0.8-0.2': 0.005414875661159058, '0.9-0.1': 0.005414875661159058}, 'bert-large-nli-mean-tokens': {'0.0-1.0': 0.0001760584806971277, '0.1-0.9': 6.1472460789469e-05, '0.2-0.8': 0.0003908065567331809, '0.3-0.7': 0.00039050777429072703, '0.4-0.6': 0.0007198050856623839, '0.5-0.5': 0.005337601075535714, '0.6-0.4': 0.005414875661159058, '0.7-0.3': 0.005414875661159058, '0.8-0.2': 0.005414875661159058, '0.9-0.1': 0.005414875661159058}, 'roberta-base-nli-mean-tokens': {'0.0-1.0': 8.274320471013397e-06, '0.1-0.9': -0.0010485978498138149, '0.2-0.8': 0.00037886555428479074, '0.3-0.7': 0.0003806216019487385, '0.4-0.6': 0.0003806216019487385, '0.5-0.5': 0.0015352056592310426, '0.6-0.4': 0.005414875661159058, '0.7-0.3': 0.005414875661159058, '0.8-0.2': 0.005414875661159058, '0.9-0.1': 0.005414875661159058}, 'roberta-large-nli-mean-tokens': {'0.0-1.0': -<text:soft-page-break/>0.00010614272383135948, '0.1-0.9': 0.00017652756013319948, '0.2-0.8': 0.0003806216019487385, '0.3-0.7': 0.0003806216019487385, '0.4-0.6': 0.0003795635345895665, '0.5-0.5': 0.005267565329524659, '0.6-0.4': 0.005414875661159058, '0.7-0.3': 0.005414875661159058, '0.8-0.2': 0.005414875661159058, '0.9-0.1': 0.005414875661159058}, 'distilbert-base-nli-mean-tokens': {'0.0-1.0': -0.00032664712836494303, '0.1-0.9': -5.218986139432502e-05, '0.2-0.8': 0.0003818508316425495, '0.3-0.7': 0.0003806216019487385, '0.4-0.6': 0.0003143858040078884, '0.5-0.5': 0.005461701110854089, '0.6-0.4': 0.005414875661159058, '0.7-0.3': 0.005414875661159058, '0.8-0.2': 0.005414875661159058, '0.9-0.1': 0.005414875661159058}}, "{'0.0': 0.4, '0.5': 0.7999999999999999}": {'FUZZY_MATCH': {'0-0': 0.020576661892416026}, 'Word2Vec': {'0-0': -0.002906592174058087}, 'bert-base-nli-stsb-mean-tokens': {'0.0-1.0': 0.0003612838529453155, '0.1-0.9': 0.0013315320911186923, '0.2-0.8': 0.0050629174301461966, '0.3-0.7': 0.004154164762952717, '0.4-0.6': 0.004448967539761539, '0.5-0.5': 0.004565962841196147, '0.6-0.4': 0.006523344344108284, '0.7-0.3': 0.005421854088392908, '0.8-0.2': 0.005414875661159058, '0.9-0.1': 0.005414875661159058}, 'bert-large-nli-stsb-mean-tokens': {'0.0-1.0': 0.0011730149011510704, '0.1-0.9': 0.0032551478814163426, '0.2-0.8': 0.007949761142043932, '0.3-0.7': 0.0043986679806604645, '0.4-0.6': 0.004448967539761539, '0.5-0.5': 0.00444809746450503, '0.6-0.4': 0.006975279615121344, '0.7-0.3': 0.005448022318379486, '0.8-0.2': 0.005414875661159058, '0.9-0.1': 0.005414875661159058}, 'roberta-base-nli-stsb-mean-tokens': {'0.0-1.0': 0.0020020413047540098, '0.1-0.9': 0.0035563031114647092, '0.2-0.8': 0.005777913031745241, '0.3-0.7': 0.004658395352756917, '0.4-0.6': 0.004448967539761539, '0.5-0.5': 0.004448967539761539, '0.6-0.4': 0.006469983454675199, '0.7-0.3': 0.0054733169651338676, '0.8-0.2': 0.005414875661159058, '0.9-0.1': 0.005414875661159058}, 'roberta-large-nli-stsb-mean-tokens': {'0.0-1.0': 0.003173820932922289, '0.1-0.9': 0.005187668706370108, '0.2-0.8': 0.005013403679256068, '0.3-0.7': 0.004440558829557184, '0.4-0.6': 0.004448967539761539, '0.5-0.5': 0.004448967539761539, '0.6-0.4': 0.005349759438585622, '0.7-0.3': 0.005514309005166695, '0.8-0.2': 0.005414875661159058, '0.9-0.1': 0.005414875661159058}, 'distilbert-base-nli-stsb-mean-tokens': {'0.0-1.0': 0.0013823481292455364, '0.1-0.9': 0.0031988998722428663, '0.2-0.8': 0.0071420492489232545, '0.3-0.7': 0.004407025851817514, '0.4-0.6': 0.004448967539761539, '0.5-0.5': 0.004448532502323355, '0.6-0.4': 0.005844158400727606, '0.7-0.3': 0.0054388635945213926, '0.8-0.2': 0.005414875661159058, '0.9-0.1': 0.005414875661159058}, 'bert-base-nli-mean-tokens': {'0.0-1.0': -1.2630571252447709e-05, '0.1-0.9': 1.871390536445361e-05, '0.2-0.8': 0.00011756358846648496, '0.3-0.7': 1.7620797239548125e-05, '0.4-0.6': 0.0005159507985780243, '0.5-0.5': 0.005336959254298335, '0.6-0.4': 0.005414875661159058, '0.7-0.3':</text:p>
      <text:p text:style-name="Standard"><text:s/>0.005414875661159058, '0.8-0.2': 0.005414875661159058, '0.9-0.1': 0.005414875661159058}, 'bert-large-nli-mean-tokens': {'0.0-1.0': -1.1402585045283686e-05, '0.1-0.9': 6.461932576862228e-05, '0.2-0.8': 0.00020009168383205989, '0.3-0.7': 0.0005262289001780607, '0.4-0.6': 0.0006529735606319864, '0.5-0.5': 0.005346713175331308, '0.6-0.4': 0.005414875661159058, '0.7-0.3': 0.005414875661159058, '0.8-0.2': 0.005414875661159058, '0.9-0.1': 0.005414875661159058}, 'roberta-base-nli-mean-tokens': {'0.0-1.0': -0.000622255615393863, '0.1-0.9': -4.2756256102727264e-05, '0.2-0.8': 0.00026699202636382147, '0.3-0.7': 0.00029254539817036296, '0.4-0.6': 0.0003806216019487385, '0.5-0.5': 0.0015352056592310426, '0.6-0.4': 0.005414875661159058, '0.7-0.3': 0.005414875661159058, '0.8-0.2': 0.005414875661159058, '0.9-0.1': 0.005414875661159058}, 'roberta-large-nli-mean-tokens': {'0.0-1.0': -6.701584190871301e-05, '0.1-0.9': 8.63267480482044e-05, '0.2-0.8': -0.00011793548693539435, '0.3-0.7': 0.0003797207636088151, '0.4-0.6': 0.0003876813325777162, '0.5-0.5': 0.005267565329524659, '0.6-0.4': 0.005414875661159058, '0.7-0.3': 0.005414875661159058, '0.8-0.2': 0.005414875661159058, '0.9-0.1': 0.005414875661159058}, 'distilbert-base-nli-mean-tokens': {'0.0-1.0': -3.140159295167422e-05, '0.1-0.9': 6.368851658444807e-05, '0.2-0.8': -0.00014260729610549028, '0.3-0.7': 0.0002462319022067394, '0.4-0.6': 0.0001400095725987427, '0.5-0.5': 0.0054621314723591885, '0.6-0.4': <text:soft-page-break/>0.005414875661159058, '0.7-0.3': 0.005414875661159058, '0.8-0.2': 0.005414875661159058, '0.9-0.1': 0.005414875661159058}}, "{'0.0': 0.4, '0.5': 0.8999999999999999}": {'FUZZY_MATCH': {'0-0': 0.017947219588758778}, 'Word2Vec': {'0-0': -0.002906592174058087}, 'bert-base-nli-stsb-mean-tokens': {'0.0-1.0': 0.0003612838529453155, '0.1-0.9': 0.0013315320911186923, '0.2-0.8': 0.0050629174301461966, '0.3-0.7': 0.004154164762952717, '0.4-0.6': 0.004448967539761539, '0.5-0.5': 0.004448967539761539, '0.6-0.4': 0.004448967539761539, '0.7-0.3': 0.004448967539761539, '0.8-0.2': 0.006523344344108284, '0.9-0.1': 0.005414875661159058}, 'bert-large-nli-stsb-mean-tokens': {'0.0-1.0': 0.0011730149011510704, '0.1-0.9': 0.0032551478814163426, '0.2-0.8': 0.007949761142043932, '0.3-0.7': 0.0043986679806604645, '0.4-0.6': 0.004448967539761539, '0.5-0.5': 0.004448967539761539, '0.6-0.4': 0.004448967539761539, '0.7-0.3': 0.004448967539761539, '0.8-0.2': 0.006975279615121344, '0.9-0.1': 0.005414875661159058}, 'roberta-base-nli-stsb-mean-tokens': {'0.0-1.0': 0.0020020413047540098, '0.1-0.9': 0.0035563031114647092, '0.2-0.8': 0.005777913031745241, '0.3-0.7': 0.004658395352756917, '0.4-0.6': 0.004448967539761539, '0.5-0.5': 0.004448967539761539, '0.6-0.4': 0.004448967539761539, '0.7-0.3': 0.004448967539761539, '0.8-0.2': 0.006469983454675199, '0.9-0.1': 0.005414875661159058}, 'roberta-large-nli-stsb-mean-tokens': {'0.0-1.0': 0.003173820932922289, '0.1-0.9': 0.005187668706370108, '0.2-0.8': 0.005013403679256068, '0.3-0.7': 0.004440558829557184, '0.4-0.6': 0.004448967539761539, '0.5-0.5': 0.004448967539761539, '0.6-0.4': 0.004448967539761539, '0.7-0.3': 0.004448967539761539, '0.8-0.2': 0.005349759438585622, '0.9-0.1': 0.005414875661159058}, 'distilbert-base-nli-stsb-mean-tokens': {'0.0-1.0': 0.0013823481292455364, '0.1-0.9': 0.0031988998722428663, '0.2-0.8': 0.0071420492489232545, '0.3-0.7': 0.004407025851817514, '0.4-0.6': 0.004448967539761539, '0.5-0.5': 0.004448967539761539, '0.6-0.4': 0.004448967539761539, '0.7-0.3': 0.004448967539761539, '0.8-0.2': 0.005844158400727606, '0.9-0.1': 0.005414875661159058}, 'bert-base-nli-mean-tokens': {'0.0-1.0': 0.0, '0.1-0.9': 0.0, '0.2-0.8': 0.0, '0.3-0.7': -4.832450788350151e-05, '0.4-0.6': 0.0002928337458273367, '0.5-0.5': 0.004359511605799171, '0.6-0.4': 0.0047438711679903545, '0.7-0.3': 0.0049831179535919645, '0.8-0.2': 0.005414875661159058, '0.9-0.1': 0.005414875661159058}, 'bert-large-nli-mean-tokens': {'0.0-1.0': 0.0, '0.1-0.9': 0.0, '0.2-0.8': 0.0, '0.3-0.7': 7.8012720026166e-06, '0.4-0.6': 0.0003163671506202226, '0.5-0.5': 0.004367462943414946, '0.6-0.4': 0.004949694132008076, '0.7-0.3': 0.00525631819017669, '0.8-0.2': 0.005414875661159058, '0.9-0.1': 0.005414875661159058}, 'roberta-base-nli-mean-tokens': {'0.0-1.0': 0.0, '0.1-0.9': 0.0, '0.2-0.8': -1.0525354181556423e-06, '0.3-0.7': -1.4384842494274963e-05, '0.4-0.6': -6.725146800268256e-05, '0.5-0.5': 0.0008326952075151661, '0.6-0.4': 0.00513020634296113, '0.7-0.3': 0.005414875661159058, '0.8-0.2': 0.005414875661159058, '0.9-0.1': 0.005414875661159058}, 'roberta-large-nli-mean-tokens': {'0.0-1.0': 0.0, '0.1-0.9': 0.0, '0.2-0.8': 0.0, '0.3-0.7': 0.0, '0.4-0.6': -4.175060018596355e-06, '0.5-0.5': 0.00437812263313786, '0.6-0.4': 0.004161167318676551, '0.7-0.3': 0.005434938375515674, '0.8-0.2': 0.005414875661159058, '0.9-0.1': 0.005414875661159058}, 'distilbert-base-nli-mean-tokens': {'0.0-1.0': 0.0, '0.1-0.9': 0.0, '0.2-0.8': 0.0, '0.3-0.7': 0.0, '0.4-0.6': -7.304225079818316e-05, '0.5-0.5': 0.00459978505801828, '0.6-0.4': 0.004097835584381482, '0.7-0.3': 0.004986243292824266, '0.8-0.2': 0.005414875661159058, '0.9-0.1': 0.005414875661159058}}, "{'0.0': 0.4, '0.5': 0.9999999999999999}": {'FUZZY_MATCH': {'0-0': 0.017757397809338937}, 'Word2Vec': {'0-0': -0.002906592174058087}, 'bert-base-nli-stsb-mean-tokens': {'0.0-1.0': 0.0003612838529453155, '0.1-0.9': 0.0013315320911186923, '0.2-0.8': 0.0050629174301461966, '0.3-0.7': 0.004154164762952717, '0.4-0.6': 0.004448967539761539, '0.5-0.5': 0.004448967539761539, '0.6-0.4': 0.004448967539761539, '0.7-0.3': 0.004448967539761539, '0.8-0.2': 0.004448967539761539, '0.9-0.1': 0.004448967539761539}, 'bert-large-nli-stsb-mean-tokens': {'0.0-1.0': 0.0011730149011510704, '0.1-0.9': 0.0032551478814163426, '0.2-0.8': 0.007949761142043932, '0.3-0.7': 0.0043986679806604645, '0.4-0.6': 0.004448967539761539, '0.5-0.5': 0.004448967539761539, '0.6-0.4': 0.004448967539761539, '0.7-0.3': 0.004448967539761539, '0.8-0.2': 0.004448967539761539, '0.9-0.1': 0.004448967539761539}, 'roberta-base-nli-stsb-mean-tokens': {'0.0-1.0': <text:soft-page-break/>0.0020020413047540098, '0.1-0.9': 0.0035563031114647092, '0.2-0.8': 0.005777913031745241, '0.3-0.7': 0.004658395352756917, '0.4-0.6': 0.004448967539761539, '0.5-0.5': 0.004448967539761539, '0.6-0.4': 0.004448967539761539, '0.7-0.3': 0.004448967539761539, '0.8-0.2': 0.004448967539761539, '0.9-0.1': 0.004448967539761539}, 'roberta-large-nli-stsb-mean-tokens': {'0.0-1.0': 0.003173820932922289, '0.1-0.9': 0.005187668706370108, '0.2-0.8': 0.005013403679256068, '0.3-0.7': 0.004440558829557184, '0.4-0.6': 0.004448967539761539, '0.5-0.5': 0.004448967539761539, '0.6-0.4': 0.004448967539761539, '0.7-0.3': 0.004448967539761539, '0.8-0.2': 0.004448967539761539, '0.9-0.1': 0.004448967539761539}, 'distilbert-base-nli-stsb-mean-tokens': {'0.0-1.0': 0.0013823481292455364, '0.1-0.9': 0.0031988998722428663, '0.2-0.8': 0.0071420492489232545, '0.3-0.7': 0.004407025851817514, '0.4-0.6': 0.004448967539761539, '0.5-0.5': 0.004448967539761539, '0.6-0.4': 0.004448967539761539, '0.7-0.3': 0.004448967539761539, '0.8-0.2': 0.004448967539761539, '0.9-0.1': 0.004448967539761539}, 'bert-base-nli-mean-tokens': {'0.0-1.0': 0.0, '0.1-0.9': 0.0, '0.2-0.8': 0.0, '0.3-0.7': -4.832450788350151e-05, '0.4-0.6': 0.0002932081763833416, '0.5-0.5': 0.004370326750344877, '0.6-0.4': 0.004448967539761539, '0.7-0.3': 0.004448967539761539, '0.8-0.2': 0.004448967539761539, '0.9-0.1': 0.004448967539761539}, 'bert-large-nli-mean-tokens': {'0.0-1.0': 0.0, '0.1-0.9': 0.0, '0.2-0.8': 0.0, '0.3-0.7': 7.8012720026166e-06, '0.4-0.6': 0.0003163671506202226, '0.5-0.5': 0.004376984796252037, '0.6-0.4': 0.004448967539761539, '0.7-0.3': 0.004448967539761539, '0.8-0.2': 0.004448967539761539, '0.9-0.1': 0.004448967539761539}, 'roberta-base-nli-mean-tokens': {'0.0-1.0': 0.0, '0.1-0.9': 0.0, '0.2-0.8': 0.0, '0.3-0.7': 0.0, '0.4-0.6': 0.0, '0.5-0.5': 0.0009359791714608212, '0.6-0.4': 0.004448967539761539, '0.7-0.3': 0.004448967539761539, '0.8-0.2': 0.004448967539761539, '0.9-0.1': 0.004448967539761539}, 'roberta-large-nli-mean-tokens': {'0.0-1.0': 0.0, '0.1-0.9': 0.0, '0.2-0.8': 0.0, '0.3-0.7': 0.0, '0.4-0.6': -2.941018556024133e-06, '0.5-0.5': 0.004327311823196234, '0.6-0.4': 0.004448967539761539, '0.7-0.3': 0.004448967539761539, '0.8-0.2': 0.004448967539761539, '0.9-0.1': 0.004448967539761539}, 'distilbert-base-nli-mean-tokens': {'0.0-1.0': 0.0, '0.1-0.9': 0.0, '0.2-0.8': 0.0, '0.3-0.7': 0.0, '0.4-0.6': -7.232910010301907e-05, '0.5-0.5': 0.004508369804418266, '0.6-0.4': 0.004448967539761539, '0.7-0.3': 0.004448967539761539, '0.8-0.2': 0.004448967539761539, '0.9-0.1': 0.004448967539761539}}, "{'0.0': 0.5, '0.5': 0.6}": {'FUZZY_MATCH': {'0-0': 0.04778375327586637}, 'Word2Vec': {'0-0': 0.0}, 'bert-base-nli-stsb-mean-tokens': {'0.0-1.0': 0.011534551366289225, '0.1-0.9': 0.0074996783149020585, '0.2-0.8': 0.006741279444142267, '0.3-0.7': 0.005600855003808358, '0.4-0.6': 0.005421854088392908, '0.5-0.5': 0.005414875661159058, '0.6-0.4': 0.005414875661159058, '0.7-0.3': 0.005414875661159058, '0.8-0.2': 0.005414875661159058, '0.9-0.1': 0.005414875661159058}, 'bert-large-nli-stsb-mean-tokens': {'0.0-1.0': 0.03394888933189111, '0.1-0.9': 0.013546780133829261, '0.2-0.8': 0.007672501256001829, '0.3-0.7': 0.0059640288096907135, '0.4-0.6': 0.005448022318379486, '0.5-0.5': 0.005414875661159058, '0.6-0.4': 0.005414875661159058, '0.7-0.3': 0.005414875661159058, '0.8-0.2': 0.005414875661159058, '0.9-0.1': 0.005414875661159058}, 'roberta-base-nli-stsb-mean-tokens': {'0.0-1.0': 0.026598751785378183, '0.1-0.9': 0.01694118473721129, '0.2-0.8': 0.007876756950499053, '0.3-0.7': 0.006478461797053581, '0.4-0.6': 0.0054733169651338676, '0.5-0.5': 0.005414875661159058, '0.6-0.4': 0.005414875661159058, '0.7-0.3': 0.005414875661159058, '0.8-0.2': 0.005414875661159058, '0.9-0.1': 0.005414875661159058}, 'roberta-large-nli-stsb-mean-tokens': {'0.0-1.0': 0.02857753629547488,</text:p>
      <text:p text:style-name="Standard"><text:s/>'0.1-0.9': 0.01654186900090404, '0.2-0.8': 0.007685476771966071, '0.3-0.7': 0.007146791318881629, '0.4-0.6': 0.005514309005166695, '0.5-0.5': 0.005414875661159058, '0.6-0.4': 0.005414875661159058, '0.7-0.3': 0.005414875661159058, '0.8-0.2': 0.005414875661159058, '0.9-0.1': 0.005414875661159058}, 'distilbert-base-nli-stsb-mean-tokens': {'0.0-1.0': 0.025137215856742223, '0.1-0.9': 0.010624341676077731, '0.2-0.8': 0.006403632923584368, '0.3-0.7': 0.005645570641205522, '0.4-0.6': 0.0054388635945213926, '0.5-0.5': 0.005414875661159058, '0.6-0.4': 0.005414875661159058, '0.7-0.3': 0.005414875661159058, '0.8-0.2': 0.005414875661159058, '0.9-0.1': 0.005414875661159058}, 'bert-base-nli-mean-tokens': <text:soft-page-break/>{'0.0-1.0': -4.219482950462705e-05, '0.1-0.9': -9.237126231931292e-05, '0.2-0.8': 3.816298198522361e-05, '0.3-0.7': 0.0032495814372592857, '0.4-0.6': 0.0054130693752904024, '0.5-0.5': 0.005414875661159058, '0.6-0.4': 0.005414875661159058, '0.7-0.3': 0.005414875661159058, '0.8-0.2': 0.005414875661159058, '0.9-0.1': 0.005414875661159058}, 'bert-large-nli-mean-tokens': {'0.0-1.0': 1.725268352537057e-05, '0.1-0.9': -2.0915120482856153e-05, '0.2-0.8': 0.00040378231501292383, '0.3-0.7': 0.003387184910724539, '0.4-0.6': 0.0054130693752904024, '0.5-0.5': 0.005414875661159058, '0.6-0.4': 0.005414875661159058, '0.7-0.3': 0.005414875661159058, '0.8-0.2': 0.005414875661159058, '0.9-0.1': 0.005414875661159058}, 'roberta-base-nli-mean-tokens': {'0.0-1.0': 0.0, '0.1-0.9': 0.0, '0.2-0.8': 1.3548865133605759e-05, '0.3-0.7': 0.0002614991559751756, '0.4-0.6': 0.004336880132643661, '0.5-0.5': 0.005414875661159058, '0.6-0.4': 0.005414875661159058, '0.7-0.3': 0.005414875661159058, '0.8-0.2': 0.005414875661159058, '0.9-0.1': 0.005414875661159058}, 'roberta-large-nli-mean-tokens': {'0.0-1.0': 0.0, '0.1-0.9': -3.1631521920649774e-05, '0.2-0.8': -0.00033063229586405285, '0.3-0.7': 0.0010465504033707607, '0.4-0.6': 0.005402240902923516, '0.5-0.5': 0.005414875661159058, '0.6-0.4': 0.005414875661159058, '0.7-0.3': 0.005414875661159058, '0.8-0.2': 0.005414875661159058, '0.9-0.1': 0.005414875661159058}, 'distilbert-base-nli-mean-tokens': {'0.0-1.0': 1.7605079738469698e-07, '0.1-0.9': -0.0001646053043589113, '0.2-0.8': -0.00037350922622669813, '0.3-0.7': 0.001820781993484788, '0.4-0.6': 0.0054040445487839595, '0.5-0.5': 0.005414875661159058, '0.6-0.4': 0.005414875661159058, '0.7-0.3': 0.005414875661159058, '0.8-0.2': 0.005414875661159058, '0.9-0.1': 0.005414875661159058}}, "{'0.0': 0.5, '0.5': 0.7}": {'FUZZY_MATCH': {'0-0': 0.04649290610800472}, 'Word2Vec': {'0-0': 0.0}, 'bert-base-nli-stsb-mean-tokens': {'0.0-1.0': 0.011392662254731234, '0.1-0.9': 0.006745088147424916, '0.2-0.8': 0.004637426222153795, '0.3-0.7': 0.004529422457995702, '0.4-0.6': 0.006523344344108284, '0.5-0.5': 0.005313524594668717, '0.6-0.4': 0.005414875661159058, '0.7-0.3': 0.005414875661159058, '0.8-0.2': 0.005414875661159058, '0.9-0.1': 0.005414875661159058}, 'bert-large-nli-stsb-mean-tokens': {'0.0-1.0': 0.033964802518690385, '0.1-0.9': 0.013125471049051263, '0.2-0.8': 0.0050384424624174695, '0.3-0.7': 0.004585485217890262, '0.4-0.6': 0.006975279615121344, '0.5-0.5': 0.005582111648091748, '0.6-0.4': 0.005415747969918616, '0.7-0.3': 0.005414875661159058, '0.8-0.2': 0.005414875661159058, '0.9-0.1': 0.005414875661159058}, 'roberta-base-nli-stsb-mean-tokens': {'0.0-1.0': 0.02661265527595147, '0.1-0.9': 0.014866834061456502, '0.2-0.8': 0.005676340053593187, '0.3-0.7': 0.004582517868267577, '0.4-0.6': 0.006469983454675199, '0.5-0.5': 0.006109097824842369, '0.6-0.4': 0.005415311815729962, '0.7-0.3': 0.005414875661159058, '0.8-0.2': 0.005414875661159058, '0.9-0.1': 0.005414875661159058}, 'roberta-large-nli-stsb-mean-tokens': {'0.0-1.0': 0.02857753629547488, '0.1-0.9': 0.016545150048619894, '0.2-0.8': 0.006641833772798922, '0.3-0.7': 0.004487779573697059, '0.4-0.6': 0.005349759438585622, '0.5-0.5': 0.0068082670214506535, '0.6-0.4': 0.005416620277148065, '0.7-0.3': 0.005414875661159058, '0.8-0.2': 0.005414875661159058, '0.9-0.1': 0.005414875661159058}, 'distilbert-base-nli-stsb-mean-tokens': {'0.0-1.0': 0.0251455004957416, '0.1-0.9': 0.010418063270144051, '0.2-0.8': 0.004932950970955696, '0.3-0.7': 0.004568530117351699, '0.4-0.6': 0.005844158400727606, '0.5-0.5': 0.005571159902494904, '0.6-0.4': 0.005414875661159058, '0.7-0.3': 0.005414875661159058, '0.8-0.2': 0.005414875661159058, '0.9-0.1': 0.005414875661159058}, 'bert-base-nli-mean-tokens': {'0.0-1.0': 0.00018008665286950443, '0.1-0.9': 0.00016130186381368983, '0.2-0.8': 0.00016088350787035743, '0.3-0.7': 0.0032500851491052973, '0.4-0.6': 0.0054130693752904024, '0.5-0.5': 0.005414875661159058, '0.6-0.4': 0.005414875661159058, '0.7-0.3': 0.005414875661159058, '0.8-0.2': 0.005414875661159058, '0.9-0.1': 0.005414875661159058}, 'bert-large-nli-mean-tokens': {'0.0-1.0': 0.0001760584806971277, '0.1-0.9': 6.23968696024102e-05, '0.2-0.8': 0.0004893522693697472, '0.3-0.7': 0.0033896543628038067, '0.4-0.6': 0.0054130693752904024, '0.5-0.5': 0.005414875661159058, '0.6-0.4': 0.005414875661159058, '0.7-0.3': 0.005414875661159058, '0.8-0.2': 0.005414875661159058, '0.9-0.1': 0.005414875661159058}, 'roberta-base-nli-mean-tokens': {'0.0-1.0': 8.274320471013397e-06, '0.1-<text:soft-page-break/>0.9': -0.0010485978498138149, '0.2-0.8': 0.00037886555428479074, '0.3-0.7': 0.0003276247287141709, '0.4-0.6': 0.004336880132643661, '0.5-0.5': 0.005414875661159058, '0.6-0.4': 0.005414875661159058, '0.7-0.3': 0.005414875661159058, '0.8-0.2': 0.005414875661159058, '0.9-0.1': 0.005414875661159058}, 'roberta-large-nli-mean-tokens': {'0.0-1.0': -0.00010614272383135948, '0.1-0.9': 0.00017652756013319948, '0.2-0.8': 0.00038109938620345396, '0.3-0.7': 0.0010465504033707607, '0.4-0.6': 0.005402240902923516, '0.5-0.5': 0.005414875661159058, '0.6-0.4': 0.005414875661159058, '0.7-0.3': 0.005414875661159058, '0.8-0.2': 0.005414875661159058, '0.9-0.1': 0.005414875661159058}, 'distilbert-base-nli-mean-tokens': {'0.0-1.0': -0.00032664712836494303, '0.1-0.9': -5.218986139432502e-05, '0.2-0.8': 0.0003837624866539491, '0.3-0.7': 0.001820781993484788, '0.4-0.6': 0.0054040445487839595, '0.5-0.5': 0.005414875661159058, '0.6-0.4': 0.005414875661159058, '0.7-0.3': 0.005414875661159058, '0.8-0.2': 0.005414875661159058, '0.9-0.1': 0.005414875661159058}}, "{'0.0': 0.5, '0.5': 0.7999999999999999}": {'FUZZY_MATCH': {'0-0': 0.03636676369123648}, 'Word2Vec': {'0-0': 0.0}, 'bert-base-nli-stsb-mean-tokens': {'0.0-1.0': 0.011392662254731234, '0.1-0.9': 0.006745088147424916, '0.2-0.8': 0.004638308025157412, '0.3-0.7': 0.004448967539761539, '0.4-0.6': 0.004448967539761539, '0.5-0.5': 0.004565962841196147, '0.6-0.4': 0.006523344344108284, '0.7-0.3': 0.005421854088392908, '0.8-0.2': 0.005414875661159058, '0.9-0.1': 0.005414875661159058}, 'bert-large-nli-stsb-mean-tokens': {'0.0-1.0': 0.033964802518690385, '0.1-0.9': 0.013125471049051263, '0.2-0.8': 0.0050384424624174695, '0.3-0.7': 0.004469190191506489, '0.4-0.6': 0.004448967539761539, '0.5-0.5': 0.00444809746450503, '0.6-0.4': 0.006975279615121344, '0.7-0.3': 0.005448022318379486, '0.8-0.2': 0.005414875661159058, '0.9-0.1': 0.005414875661159058}, 'roberta-base-nli-stsb-mean-tokens': {'0.0-1.0': 0.02661265527595147, '0.1-0.9': 0.014866834061456502, '0.2-0.8': 0.005676340053593187, '0.3-0.7': 0.004465815649212113, '0.4-0.6': 0.004448967539761539, '0.5-0.5': 0.004448967539761539, '0.6-0.4': 0.006469983454675199, '0.7-0.3': 0.0054733169651338676, '0.8-0.2': 0.005414875661159058, '0.9-0.1': 0.005414875661159058}, 'roberta-large-nli-stsb-mean-tokens': {'0.0-1.0': 0.02857753629547488, '0.1-0.9': 0.016545150048619894, '0.2-0.8': 0.006641833772798922, '0.3-0.7': 0.004487779573697059, '0.4-0.6': 0.004448967539761539, '0.5-0.5': 0.004448967539761539, '0.6-0.4': 0.005349759438585622, '0.7-0.3': 0.005514309005166695, '0.8-0.2': 0.005414875661159058, '0.9-0.1': 0.005414875661159058}, 'distilbert-base-nli-stsb-mean-tokens': {'0.0-1.0': 0.0251455004957416, '0.1-0.9': 0.010418063270144051, '0.2-0.8': 0.004933409122020116, '0.3-0.7': 0.004450650508021403, '0.4-0.6': 0.004448967539761539, '0.5-0.5': 0.004448532502323355, '0.6-0.4': 0.005844158400727606, '0.7-0.3': 0.0054388635945213926, '0.8-0.2': 0.005414875661159058, '0.9-0.1': 0.005414875661159058}, 'bert-base-nli-mean-tokens': {'0.0-1.0': -1.2630571252447709e-05, '0.1-0.9': 1.9173372454162063e-05, '0.2-0.8': 8.245161943698509e-05, '0.3-0.7': 0.0027942751905914998, '0.4-0.6': 0.004981364849530157, '0.5-0.5': 0.005421417939559636, '0.6-0.4': 0.005414875661159058, '0.7-0.3': 0.005414875661159058, '0.8-0.2': 0.005414875661159058, '0.9-0.1': 0.005414875661159058}, 'bert-large-nli-mean-tokens': {'0.0-1.0': -1.1402585045283686e-05, '0.1-0.9': 6.554278680703796e-05, '0.2-0.8': 0.00029659942063486877, '0.3-0.7': 0.003578116596238856, '0.4-0.6': 0.005254531614559466, '0.5-0.5': 0.005424034826820745, '0.6-0.4': 0.005414875661159058, '0.7-0.3': 0.005414875661159058, '0.8-0.2': 0.005414875661159058, '0.9-0.1': 0.005414875661159058}, 'roberta-base-nli-mean-tokens': {'0.0-1.0': -0.000622255615393863, '0.1-0.9': -4.2756256102727264e-05, '0.2-0.8': 0.00026699202636382147, '0.3-0.7': 0.00023913412333431694, '0.4-0.6': 0.004336880132643661, '0.5-0.5': 0.005414875661159058, '0.6-0.4': 0.005414875661159058, '0.7-0.3': 0.005414875661159058, '0.8-0.2': 0.005414875661159058, '0.9-0.1': 0.005414875661159058}, 'roberta-large-nli-mean-tokens': {'0.0-1.0': -6.701584190871301e-05, '0.1-0.9': 8.63267480482044e-05, '0.2-0.8': -0.00011748244555387366, '0.3-0.7': 0.0010454022848567224, '0.4-0.6': 0.005422286761976536, '0.5-0.5': 0.005414875661159058, '0.6-0.4': 0.005414875661159058, '0.7-0.3': 0.005414875661159058, '0.8-0.2': 0.005414875661159058, '0.9-0.1': 0.005414875661159058}, <text:soft-page-break/>'distilbert-base-nli-mean-tokens': {'0.0-1.0': -3.140159295167422e-05, '0.1-0.9': 6.368851658444807e-05, '0.2-0.8': -0.0001407999942051319, '0.3-0.7': 0.0016559739160577625, '0.4-0.6': 0.004975726224454857,</text:p>
      <text:p text:style-name="Standard"><text:s/>'0.5-0.5': 0.005415311815729962, '0.6-0.4': 0.005414875661159058, '0.7-0.3': 0.005414875661159058, '0.8-0.2': 0.005414875661159058, '0.9-0.1': 0.005414875661159058}}, "{'0.0': 0.5, '0.5': 0.8999999999999999}": {'FUZZY_MATCH': {'0-0': 0.03203933178586704}, 'Word2Vec': {'0-0': 0.0}, 'bert-base-nli-stsb-mean-tokens': {'0.0-1.0': 0.011392662254731234, '0.1-0.9': 0.006745088147424916, '0.2-0.8': 0.004638308025157412, '0.3-0.7': 0.004448967539761539, '0.4-0.6': 0.004448967539761539, '0.5-0.5': 0.004448967539761539, '0.6-0.4': 0.004448967539761539, '0.7-0.3': 0.004448967539761539, '0.8-0.2': 0.006523344344108284, '0.9-0.1': 0.005414875661159058}, 'bert-large-nli-stsb-mean-tokens': {'0.0-1.0': 0.033964802518690385, '0.1-0.9': 0.013125471049051263, '0.2-0.8': 0.0050384424624174695, '0.3-0.7': 0.004469190191506489, '0.4-0.6': 0.004448967539761539, '0.5-0.5': 0.004448967539761539, '0.6-0.4': 0.004448967539761539, '0.7-0.3': 0.004448967539761539, '0.8-0.2': 0.006975279615121344, '0.9-0.1': 0.005414875661159058}, 'roberta-base-nli-stsb-mean-tokens': {'0.0-1.0': 0.02661265527595147, '0.1-0.9': 0.014866834061456502, '0.2-0.8': 0.005676340053593187, '0.3-0.7': 0.004465815649212113, '0.4-0.6': 0.004448967539761539, '0.5-0.5': 0.004448967539761539, '0.6-0.4': 0.004448967539761539, '0.7-0.3': 0.004448967539761539, '0.8-0.2': 0.006469983454675199, '0.9-0.1': 0.005414875661159058}, 'roberta-large-nli-stsb-mean-tokens': {'0.0-1.0': 0.02857753629547488, '0.1-0.9': 0.016545150048619894, '0.2-0.8': 0.006641833772798922, '0.3-0.7': 0.004487779573697059, '0.4-0.6': 0.004448967539761539, '0.5-0.5': 0.004448967539761539, '0.6-0.4': 0.004448967539761539, '0.7-0.3': 0.004448967539761539, '0.8-0.2': 0.005349759438585622, '0.9-0.1': 0.005414875661159058}, 'distilbert-base-nli-stsb-mean-tokens': {'0.0-1.0': 0.0251455004957416, '0.1-0.9': 0.010418063270144051, '0.2-0.8': 0.004933409122020116, '0.3-0.7': 0.004450650508021403, '0.4-0.6': 0.004448967539761539, '0.5-0.5': 0.004448967539761539, '0.6-0.4': 0.004448967539761539, '0.7-0.3': 0.004448967539761539, '0.8-0.2': 0.005844158400727606, '0.9-0.1': 0.005414875661159058}, 'bert-base-nli-mean-tokens': {'0.0-1.0': 0.0, '0.1-0.9': 4.585401870427219e-07, '0.2-0.8': -3.589660057823352e-05, '0.3-0.7': 0.002696609588386023, '0.4-0.6': 0.004446415009421445, '0.5-0.5': 0.004438091489744389, '0.6-0.4': 0.0047438711679903545, '0.7-0.3': 0.0049831179535919645, '0.8-0.2': 0.005414875661159058, '0.9-0.1': 0.005414875661159058}, 'bert-large-nli-mean-tokens': {'0.0-1.0': 0.0, '0.1-0.9': 9.17125111965511e-07, '0.2-0.8': 9.447776232796024e-05, '0.3-0.7': 0.0028446227744003405, '0.4-0.6': 0.004447284980439892, '0.5-0.5': 0.004439396628293624, '0.6-0.4': 0.004949694132008076, '0.7-0.3': 0.00525631819017669, '0.8-0.2': 0.005414875661159058, '0.9-0.1': 0.005414875661159058}, 'roberta-base-nli-mean-tokens': {'0.0-1.0': 0.0, '0.1-0.9': 0.0, '0.2-0.8': -1.0525354181556423e-06, '0.3-0.7': -6.91654603877101e-05, '0.4-0.6': 0.003315464860612183, '0.5-0.5': 0.004289653383923175, '0.6-0.4': 0.00513020634296113, '0.7-0.3': 0.005414875661159058, '0.8-0.2': 0.005414875661159058, '0.9-0.1': 0.005414875661159058}, 'roberta-large-nli-mean-tokens': {'0.0-1.0': 0.0, '0.1-0.9': 0.0, '0.2-0.8': 4.585401870427219e-07, '0.3-0.7': 0.0006219467473045359, '0.4-0.6': 0.004434155485830704, '0.5-0.5': 0.004501145320330191, '0.6-0.4': 0.004161167318676551, '0.7-0.3': 0.005434938375515674, '0.8-0.2': 0.005414875661159058, '0.9-0.1': 0.005414875661159058}, 'distilbert-base-nli-mean-tokens': {'0.0-1.0': 0.0, '0.1-0.9': 0.0, '0.2-0.8': 1.8344292023186881e-06, '0.3-0.7': 0.0013536527189055292, '0.4-0.6': 0.004437139410768509, '0.5-0.5': 0.004541602883797458, '0.6-0.4': 0.004097835584381482, '0.7-0.3': 0.004986243292824266, '0.8-0.2': 0.005414875661159058, '0.9-0.1': 0.005414875661159058}}, "{'0.0': 0.5, '0.5': 0.9999999999999999}": {'FUZZY_MATCH': {'0-0': 0.03172681948219147}, 'Word2Vec': {'0-0': 0.0}, 'bert-base-nli-stsb-mean-tokens': {'0.0-1.0': 0.011392662254731234, '0.1-0.9': 0.006745088147424916, '0.2-0.8': 0.004638308025157412, '0.3-0.7': 0.004448967539761539, '0.4-0.6': 0.004448967539761539, '0.5-0.5': 0.004448967539761539, '0.6-0.4': 0.004448967539761539, '0.7-0.3': 0.004448967539761539, '0.8-0.2': 0.004448967539761539, '0.9-0.1': 0.004448967539761539}, 'bert-large-nli-stsb-mean-tokens': {'0.0-1.0': 0.033964802518690385, <text:soft-page-break/>'0.1-0.9': 0.013125471049051263, '0.2-0.8': 0.0050384424624174695, '0.3-0.7': 0.004469190191506489, '0.4-0.6': 0.004448967539761539, '0.5-0.5': 0.004448967539761539, '0.6-0.4': 0.004448967539761539, '0.7-0.3': 0.004448967539761539, '0.8-0.2': 0.004448967539761539, '0.9-0.1': 0.004448967539761539}, 'roberta-base-nli-stsb-mean-tokens': {'0.0-1.0': 0.02661265527595147, '0.1-0.9': 0.014866834061456502, '0.2-0.8': 0.005676340053593187, '0.3-0.7': 0.004465815649212113, '0.4-0.6': 0.004448967539761539, '0.5-0.5': 0.004448967539761539, '0.6-0.4': 0.004448967539761539, '0.7-0.3': 0.004448967539761539, '0.8-0.2': 0.004448967539761539, '0.9-0.1': 0.004448967539761539}, 'roberta-large-nli-stsb-mean-tokens': {'0.0-1.0': 0.02857753629547488, '0.1-0.9': 0.016545150048619894, '0.2-0.8': 0.006641833772798922, '0.3-0.7': 0.004487779573697059, '0.4-0.6': 0.004448967539761539, '0.5-0.5': 0.004448967539761539, '0.6-0.4': 0.004448967539761539, '0.7-0.3': 0.004448967539761539, '0.8-0.2': 0.004448967539761539, '0.9-0.1': 0.004448967539761539}, 'distilbert-base-nli-stsb-mean-tokens': {'0.0-1.0': 0.0251455004957416, '0.1-0.9': 0.010418063270144051, '0.2-0.8': 0.004933409122020116, '0.3-0.7': 0.004450650508021403, '0.4-0.6': 0.004448967539761539, '0.5-0.5': 0.004448967539761539, '0.6-0.4': 0.004448967539761539, '0.7-0.3': 0.004448967539761539, '0.8-0.2': 0.004448967539761539, '0.9-0.1': 0.004448967539761539}, 'bert-base-nli-mean-tokens': {'0.0-1.0': 0.0, '0.1-0.9': 4.585401870427219e-07, '0.2-0.8': -3.589660057823352e-05, '0.3-0.7': 0.002696609588386023, '0.4-0.6': 0.004447284980439892, '0.5-0.5': 0.004448967539761539, '0.6-0.4': 0.004448967539761539, '0.7-0.3': 0.004448967539761539, '0.8-0.2': 0.004448967539761539, '0.9-0.1': 0.004448967539761539}, 'bert-large-nli-mean-tokens': {'0.0-1.0': 0.0, '0.1-0.9': 9.17125111965511e-07, '0.2-0.8': 9.447776232796024e-05, '0.3-0.7': 0.0028446227744003405, '0.4-0.6': 0.004447284980439892, '0.5-0.5': 0.004448967539761539, '0.6-0.4': 0.004448967539761539, '0.7-0.3': 0.004448967539761539, '0.8-0.2': 0.004448967539761539, '0.9-0.1': 0.004448967539761539}, 'roberta-base-nli-mean-tokens': {'0.0-1.0': 0.0, '0.1-0.9': 0.0, '0.2-0.8': 0.0, '0.3-0.7': -5.471214911501043e-05, '0.4-0.6': 0.003466185301239766, '0.5-0.5': 0.004448967539761539, '0.6-0.4': 0.004448967539761539, '0.7-0.3': 0.004448967539761539, '0.8-0.2': 0.004448967539761539, '0.9-0.1': 0.004448967539761539}, 'roberta-large-nli-mean-tokens': {'0.0-1.0': 0.0, '0.1-0.9': 0.0, '0.2-0.8': 4.585401870427219e-07, '0.3-0.7': 0.0006219467473045359, '0.4-0.6': 0.004437198203874448, '0.5-0.5': 0.004448967539761539, '0.6-0.4': 0.004448967539761539, '0.7-0.3': 0.004448967539761539, '0.8-0.2': 0.004448967539761539, '0.9-0.1': 0.004448967539761539}, 'distilbert-base-nli-mean-tokens': {'0.0-1.0': 0.0, '0.1-0.9': 0.0, '0.2-0.8': 1.8344292023186881e-06, '0.3-0.7': 0.0013536527189055292, '0.4-0.6': 0.004438878312693184, '0.5-0.5': 0.004448967539761539, '0.6-0.4': 0.004448967539761539, '0.7-0.3': 0.004448967539761539, '0.8-0.2': 0.004448967539761539, '0.9-0.1': 0.004448967539761539}}, "{'0.0': 0.6, '0.5': 0.7}": {'FUZZY_MATCH': {'0-0': 0.15268601694365336}, 'Word2Vec': {'0-0': 0.0}, 'bert-base-nli-stsb-mean-tokens': {'0.0-1.0': 0.003366941691382519, '0.1-0.9': 0.024801281222034732, '0.2-0.8': 0.01816858257726317, '0.3-0.7': 0.0061575477277354684, '0.4-0.6': 0.006554394699310739, '0.5-0.5': 0.005313524594668717, '0.6-0.4': 0.005414875661159058, '0.7-0.3': 0.005414875661159058, '0.8-0.2': 0.005414875661159058, '0.9-0.1': 0.005414875661159058}, 'bert-large-nli-stsb-mean-tokens': {'0.0-1.0': -0.0005257463100654114, '0.1-0.9': 0.008560045873450717, '0.2-0.8': 0.03483676177143513, '0.3-0.7': 0.009917727328305426, '0.4-0.6': 0.007127954342691312, '0.5-0.5': 0.005582111648091748, '0.6-0.4': 0.005415747969918616, '0.7-0.3': 0.005414875661159058, '0.8-0.2': 0.005414875661159058, '0.9-0.1': 0.005414875661159058}, 'roberta-base-nli-stsb-mean-tokens': {'0.0-1.0': -0.00029952688976964126, '0.1-0.9': 0.0358002796265785, '0.2-0.8': 0.032082856272034666, '0.3-0.7': 0.012475601494263522, '0.4-0.6': 0.006732707160859608, '0.5-0.5': 0.006109097824842369, '0.6-0.4': 0.005415311815729962, '0.7-0.3': 0.005414875661159058, '0.8-0.2': 0.005414875661159058, '0.9-0.1': 0.005414875661159058}, 'roberta-large-nli-stsb-mean-tokens': {'0.0-1.0': 0.0, '0.1-0.9': -0.0001221460250895312, '0.2-0.8': 0.03678258582998428, '0.3-0.7': 0.01105577398197577, '0.4-0.6': 0.005770062932022979, '0.5-0.5': 0.0068082670214506535, '0.6-0.4': 0.005416620277148065, '0.7-0.3': 0.005414875661159058, '0.8-0.2': 0.005414875661159058, '0.9-0.1': 0.005414875661159058}, 'distilbert-base-nli-stsb-mean-tokens': <text:soft-page-break/>{'0.0-1.0': -0.00029952688976964126, '0.1-0.9': 0.003998571704951548, '0.2-0.8': 0.024978498682949657, '0.3-0.7': 0.008830578764850938, '0.4-0.6': 0.005946753235563373, '0.5-0.5': 0.005571159902494904, '0.6-0.4': 0.005414875661159058, '0.7-0.3': 0.005414875661159058, '0.8-0.2': 0.005414875661159058, '0.9-0.1': 0.005414875661159058}, 'bert-base-nli-mean-tokens': {'0.0-1.0': 0.00014987687560352736, '0.1-0.9': 0.00046534149865584684, '0.2-0.8': 0.004549714923041015, '0.3-0.7': 0.005415747969918616, '0.4-0.6': 0.005414875661159058, '0.5-0.5': 0.005414875661159058, '0.6-0.4': 0.005414875661159058, '0.7-0.3': 0.005414875661159058, '0.8-0.2': 0.005414875661159058, '0.9-0.1': 0.005414875661159058}, 'bert-large-nli-mean-tokens': {'0.0-1.0': 0.0002221686178940363, '0.1-0.9': 0.00038393813421588874, '0.2-0.8': 0.005356780136135608, '0.3-0.7': 0.00541923718965609,</text:p>
      <text:p text:style-name="Standard"><text:s/>'0.4-0.6': 0.005414875661159058, '0.5-0.5': 0.005414875661159058, '0.6-0.4': 0.005414875661159058, '0.7-0.3': 0.005414875661159058, '0.8-0.2': 0.005414875661159058, '0.9-0.1': 0.005414875661159058}, 'roberta-base-nli-mean-tokens': {'0.0-1.0': 8.274320471013397e-06, '0.1-0.9': -0.0010485978498138149, '0.2-0.8': 0.00045130055540421044, '0.3-0.7': 0.00549036798034519, '0.4-0.6': 0.005414875661159058, '0.5-0.5': 0.005414875661159058, '0.6-0.4': 0.005414875661159058, '0.7-0.3': 0.005414875661159058, '0.8-0.2': 0.005414875661159058, '0.9-0.1': 0.005414875661159058}, 'roberta-large-nli-mean-tokens': {'0.0-1.0': -0.00010614272383135948, '0.1-0.9': 0.0001744571571831166, '0.2-0.8': 0.001993391900209196, '0.3-0.7': 0.005414875661159058, '0.4-0.6': 0.005414875661159058, '0.5-0.5': 0.005414875661159058, '0.6-0.4': 0.005414875661159058, '0.7-0.3': 0.005414875661159058, '0.8-0.2': 0.005414875661159058, '0.9-0.1': 0.005414875661159058}, 'distilbert-base-nli-mean-tokens': {'0.0-1.0': -0.0003262031972908197, '0.1-0.9': -0.00012547960318731732, '0.2-0.8': 0.003052500954191295, '0.3-0.7': 0.005414875661159058, '0.4-0.6': 0.005414875661159058, '0.5-0.5': 0.005414875661159058, '0.6-0.4': 0.005414875661159058, '0.7-0.3': 0.005414875661159058, '0.8-0.2': 0.005414875661159058, '0.9-0.1': 0.005414875661159058}}, "{'0.0': 0.6, '0.5': 0.7999999999999999}": {'FUZZY_MATCH': {'0-0': 0.11951524681525771}, 'Word2Vec': {'0-0': 0.0}, 'bert-base-nli-stsb-mean-tokens': {'0.0-1.0': 0.003366941691382519, '0.1-0.9': 0.024801281222034732, '0.2-0.8': 0.01817132198467719, '0.3-0.7': 0.006066000154413387, '0.4-0.6': 0.004475944206084215, '0.5-0.5': 0.004565962841196147, '0.6-0.4': 0.006523344344108284, '0.7-0.3': 0.005421854088392908, '0.8-0.2': 0.005414875661159058, '0.9-0.1': 0.005414875661159058}, 'bert-large-nli-stsb-mean-tokens': {'0.0-1.0': -0.0005257463100654114, '0.1-0.9': 0.008560045873450717, '0.2-0.8': 0.03483676177143513, '0.3-0.7': 0.00974731649242322, '0.4-0.6': 0.004578049607703916, '0.5-0.5': 0.00444809746450503, '0.6-0.4': 0.006975279615121344, '0.7-0.3': 0.005448022318379486, '0.8-0.2': 0.005414875661159058, '0.9-0.1': 0.005414875661159058}, 'roberta-base-nli-stsb-mean-tokens': {'0.0-1.0': -0.00029952688976964126, '0.1-0.9': 0.0358002796265785, '0.2-0.8': 0.032082856272034666, '0.3-0.7': 0.01226523375324906, '0.4-0.6': 0.004678190100866786, '0.5-0.5': 0.004448967539761539, '0.6-0.4': 0.006469983454675199, '0.7-0.3': 0.0054733169651338676, '0.8-0.2': 0.005414875661159058, '0.9-0.1': 0.005414875661159058}, 'roberta-large-nli-stsb-mean-tokens': {'0.0-1.0': 0.0, '0.1-0.9': -0.0001221460250895312, '0.2-0.8': 0.03678258582998428, '0.3-0.7': 0.01105577398197577, '0.4-0.6': 0.004843569660909708, '0.5-0.5': 0.004448967539761539, '0.6-0.4': 0.005349759438585622, '0.7-0.3': 0.005514309005166695, '0.8-0.2': 0.005414875661159058, '0.9-0.1': 0.005414875661159058}, 'distilbert-base-nli-stsb-mean-tokens': {'0.0-1.0': -0.00029952688976964126, '0.1-0.9': 0.003998571704951548, '0.2-0.8': 0.024982425697113952, '0.3-0.7': 0.008652461443810155, '0.4-0.6': 0.0045421422274398715, '0.5-0.5': 0.004448532502323355, '0.6-0.4': 0.005844158400727606, '0.7-0.3': 0.0054388635945213926, '0.8-0.2': 0.005414875661159058, '0.9-0.1': 0.005414875661159058}, 'bert-base-nli-mean-tokens': {'0.0-1.0': -4.315486117767442e-05, '0.1-0.9': 0.0003131955830290023, '0.2-0.8': 0.004373582289352029, '0.3-0.7': 0.004621501447341303, '0.4-0.6': 0.0049831179535919645, '0.5-0.5': 0.005421417939559636, '0.6-0.4': 0.005414875661159058, '0.7-0.3': 0.005414875661159058, '0.8-0.2': 0.005414875661159058, '0.9-0.1': 0.005414875661159058}, 'bert-large-nli-mean-tokens': {'0.0-1.0': 3.369374087547339e-05, '0.1-0.9': <text:soft-page-break/>0.0003868066986230101, '0.2-0.8': 0.0049500228132091095, '0.3-0.7': 0.005749233700408474, '0.4-0.6': 0.00525631819017669, '0.5-0.5': 0.005424034826820745, '0.6-0.4': 0.005414875661159058, '0.7-0.3': 0.005414875661159058, '0.8-0.2': 0.005414875661159058, '0.9-0.1': 0.005414875661159058}, 'roberta-base-nli-mean-tokens': {'0.0-1.0': -0.000622255615393863, '0.1-0.9': -4.2756256102727264e-05, '0.2-0.8': 0.00033416286948906304, '0.3-0.7': 0.005272864864988125, '0.4-0.6': 0.005414875661159058, '0.5-0.5': 0.005414875661159058, '0.6-0.4': 0.005414875661159058, '0.7-0.3': 0.005414875661159058, '0.8-0.2': 0.005414875661159058, '0.9-0.1': 0.005414875661159058}, 'roberta-large-nli-mean-tokens': {'0.0-1.0': -6.701584190871301e-05, '0.1-0.9': 8.381279161817634e-05, '0.2-0.8': 0.0012203257253352584, '0.3-0.7': 0.005410160590222257, '0.4-0.6': 0.005434938375515674, '0.5-0.5': 0.005414875661159058, '0.6-0.4': 0.005414875661159058, '0.7-0.3': 0.005414875661159058, '0.8-0.2': 0.005414875661159058, '0.9-0.1': 0.005414875661159058}, 'distilbert-base-nli-mean-tokens': {'0.0-1.0': -3.094457020469399e-05, '0.1-0.9': -7.611133370666323e-06, '0.2-0.8': 0.0021048667127896437, '0.3-0.7': 0.005074479318031844, '0.4-0.6': 0.004986243292824266, '0.5-0.5': 0.005415311815729962, '0.6-0.4': 0.005414875661159058, '0.7-0.3': 0.005414875661159058, '0.8-0.2': 0.005414875661159058, '0.9-0.1': 0.005414875661159058}}, "{'0.0': 0.6, '0.5': 0.8999999999999999}": {'FUZZY_MATCH': {'0-0': 0.10536521945147936}, 'Word2Vec': {'0-0': 0.0}, 'bert-base-nli-stsb-mean-tokens': {'0.0-1.0': 0.003366941691382519, '0.1-0.9': 0.024801281222034732, '0.2-0.8': 0.01817132198467719, '0.3-0.7': 0.006066000154413387, '0.4-0.6': 0.004475944206084215, '0.5-0.5': 0.004448967539761539, '0.6-0.4': 0.004448967539761539, '0.7-0.3': 0.004448967539761539, '0.8-0.2': 0.006523344344108284, '0.9-0.1': 0.005414875661159058}, 'bert-large-nli-stsb-mean-tokens': {'0.0-1.0': -0.0005257463100654114, '0.1-0.9': 0.008560045873450717, '0.2-0.8': 0.03483676177143513, '0.3-0.7': 0.00974731649242322, '0.4-0.6': 0.004578049607703916, '0.5-0.5': 0.004448967539761539, '0.6-0.4': 0.004448967539761539, '0.7-0.3': 0.004448967539761539, '0.8-0.2': 0.006975279615121344, '0.9-0.1': 0.005414875661159058}, 'roberta-base-nli-stsb-mean-tokens': {'0.0-1.0': -0.00029952688976964126, '0.1-0.9': 0.0358002796265785, '0.2-0.8': 0.032082856272034666, '0.3-0.7': 0.01226523375324906, '0.4-0.6': 0.004678190100866786, '0.5-0.5': 0.004448967539761539, '0.6-0.4': 0.004448967539761539, '0.7-0.3': 0.004448967539761539, '0.8-0.2': 0.006469983454675199, '0.9-0.1': 0.005414875661159058}, 'roberta-large-nli-stsb-mean-tokens': {'0.0-1.0': 0.0, '0.1-0.9': -0.0001221460250895312, '0.2-0.8': 0.03678258582998428, '0.3-0.7': 0.01105577398197577, '0.4-0.6': 0.004843569660909708, '0.5-0.5': 0.004448967539761539, '0.6-0.4': 0.004448967539761539, '0.7-0.3': 0.004448967539761539, '0.8-0.2': 0.005349759438585622, '0.9-0.1': 0.005414875661159058}, 'distilbert-base-nli-stsb-mean-tokens': {'0.0-1.0': -0.00029952688976964126, '0.1-0.9': 0.003998571704951548, '0.2-0.8': 0.024982425697113952, '0.3-0.7': 0.008652461443810155, '0.4-0.6': 0.0045421422274398715, '0.5-0.5': 0.004448967539761539, '0.6-0.4': 0.004448967539761539, '0.7-0.3': 0.004448967539761539, '0.8-0.2': 0.005844158400727606, '0.9-0.1': 0.005414875661159058}, 'bert-base-nli-mean-tokens': {'0.0-1.0': -3.0498592983763118e-05, '0.1-0.9': 0.0002932081763833416, '0.2-0.8': 0.004123432477810329, '0.3-0.7': 0.004448967539761539, '0.4-0.6': 0.00444809746450503, '0.5-0.5': 0.004438091489744389, '0.6-0.4': 0.0047438711679903545, '0.7-0.3': 0.0049831179535919645, '0.8-0.2': 0.005414875661159058, '0.9-0.1': 0.005414875661159058}, 'bert-large-nli-mean-tokens': {'0.0-1.0': 4.5150578540931186e-05, '0.1-0.9': 0.00031837447314420064, '0.2-0.8': 0.004534518286958833, '0.3-0.7': 0.004448967539761539, '0.4-0.6': 0.004448967539761539, '0.5-0.5': 0.004439396628293624, '0.6-0.4': 0.004949694132008076, '0.7-0.3': 0.00525631819017669, '0.8-0.2': 0.005414875661159058, '0.9-0.1': 0.005414875661159058}, 'roberta-base-nli-mean-tokens': {'0.0-1.0': 0.0, '0.1-0.9': 0.0, '0.2-0.8': 5.344497220816091e-05, '0.3-0.7': 0.004499835752397097, '0.4-0.6': 0.004282704685987571, '0.5-0.5': 0.004289653383923175, '0.6-0.4': 0.00513020634296113, '0.7-0.3': 0.005414875661159058, '0.8-0.2': 0.005414875661159058, '0.9-0.1': 0.005414875661159058}, 'roberta-large-nli-mean-tokens': {'0.0-1.0': 0.0, '0.1-0.9': -2.941018556024133e-06, '0.2-0.8': 0.0014014755841889048, '0.3-0.7': 0.004448967539761539, <text:soft-page-break/>'0.4-0.6': 0.004445922269710079, '0.5-0.5': 0.004501145320330191, '0.6-0.4': 0.004161167318676551, '0.7-0.3': 0.005434938375515674, '0.8-0.2': 0.005414875661159058, '0.9-0.1': 0.005414875661159058}, 'distilbert-base-nli-mean-tokens': {'0.0-1.0': 4.585401870427219e-07, '0.1-0.9': -7.232910010301907e-05, '0.2-0.8': 0.0023595507884729416, '0.3-0.7': 0.004448967539761539, '0.4-0.6': 0.004447227387727626, '0.5-0.5': 0.004541602883797458, '0.6-0.4': 0.004097835584381482, '0.7-0.3': 0.004986243292824266, '0.8-0.2': 0.005414875661159058, '0.9-0.1': 0.005414875661159058}}, "{'0.0': 0.6, '0.5': 0.9999999999999999}": {'FUZZY_MATCH': {'0-0': 0.10434147679387606}, 'Word2Vec': {'0-0': 0.0}, 'bert-base-nli-stsb-mean-tokens': {'0.0-1.0': 0.003366941691382519, '0.1-0.9': 0.024801281222034732, '0.2-0.8': 0.01817132198467719, '0.3-0.7': 0.006066000154413387, '0.4-0.6': 0.004475944206084215, '0.5-0.5': 0.004448967539761539, '0.6-0.4': 0.004448967539761539, '0.7-0.3': 0.004448967539761539, '0.8-0.2': 0.004448967539761539, '0.9-0.1': 0.004448967539761539}, 'bert-large-nli-stsb-mean-tokens': {'0.0-1.0': -0.0005257463100654114, '0.1-0.9': 0.008560045873450717, '0.2-0.8': 0.03483676177143513, '0.3-0.7': 0.00974731649242322, '0.4-0.6': 0.004578049607703916, '0.5-0.5': 0.004448967539761539, '0.6-0.4': 0.004448967539761539, '0.7-0.3': 0.004448967539761539, '0.8-0.2': 0.004448967539761539, '0.9-0.1': 0.004448967539761539}, 'roberta-base-nli-stsb-mean-tokens': {'0.0-1.0': -0.00029952688976964126, '0.1-0.9': 0.0358002796265785, '0.2-0.8': 0.032082856272034666, '0.3-0.7': 0.01226523375324906, '0.4-0.6': 0.004678190100866786, '0.5-0.5': 0.004448967539761539,</text:p>
      <text:p text:style-name="Standard"><text:s/>'0.6-0.4': 0.004448967539761539, '0.7-0.3': 0.004448967539761539, '0.8-0.2': 0.004448967539761539, '0.9-0.1': 0.004448967539761539}, 'roberta-large-nli-stsb-mean-tokens': {'0.0-1.0': 0.0, '0.1-0.9': -0.0001221460250895312, '0.2-0.8': 0.03678258582998428, '0.3-0.7': 0.01105577398197577, '0.4-0.6': 0.004843569660909708, '0.5-0.5': 0.004448967539761539, '0.6-0.4': 0.004448967539761539, '0.7-0.3': 0.004448967539761539, '0.8-0.2': 0.004448967539761539, '0.9-0.1': 0.004448967539761539}, 'distilbert-base-nli-stsb-mean-tokens': {'0.0-1.0': -0.00029952688976964126, '0.1-0.9': 0.003998571704951548, '0.2-0.8': 0.024982425697113952, '0.3-0.7': 0.008652461443810155, '0.4-0.6': 0.0045421422274398715, '0.5-0.5': 0.004448967539761539, '0.6-0.4': 0.004448967539761539, '0.7-0.3': 0.004448967539761539, '0.8-0.2': 0.004448967539761539, '0.9-0.1': 0.004448967539761539}, 'bert-base-nli-mean-tokens': {'0.0-1.0': -3.0498592983763118e-05, '0.1-0.9': 0.0002932081763833416, '0.2-0.8': 0.004123432477810329, '0.3-0.7': 0.004448967539761539, '0.4-0.6': 0.004448967539761539, '0.5-0.5': 0.004448967539761539, '0.6-0.4': 0.004448967539761539, '0.7-0.3': 0.004448967539761539, '0.8-0.2': 0.004448967539761539, '0.9-0.1': 0.004448967539761539}, 'bert-large-nli-mean-tokens': {'0.0-1.0': 4.5150578540931186e-05, '0.1-0.9': 0.00031837447314420064, '0.2-0.8': 0.004534518286958833, '0.3-0.7': 0.004448967539761539, '0.4-0.6': 0.004448967539761539, '0.5-0.5': 0.004448967539761539, '0.6-0.4': 0.004448967539761539, '0.7-0.3': 0.004448967539761539, '0.8-0.2': 0.004448967539761539, '0.9-0.1': 0.004448967539761539}, 'roberta-base-nli-mean-tokens': {'0.0-1.0': 0.0, '0.1-0.9': 0.0, '0.2-0.8': 5.4546844175829e-05, '0.3-0.7': 0.004535104157222136, '0.4-0.6': 0.004448967539761539, '0.5-0.5': 0.004448967539761539, '0.6-0.4': 0.004448967539761539, '0.7-0.3': 0.004448967539761539, '0.8-0.2': 0.004448967539761539, '0.9-0.1': 0.004448967539761539}, 'roberta-large-nli-mean-tokens': {'0.0-1.0': 0.0, '0.1-0.9': -2.941018556024133e-06, '0.2-0.8': 0.0014014755841889048, '0.3-0.7': 0.004448967539761539, '0.4-0.6': 0.004448967539761539, '0.5-0.5': 0.004448967539761539, '0.6-0.4': 0.004448967539761539, '0.7-0.3': 0.004448967539761539, '0.8-0.2': 0.004448967539761539, '0.9-0.1': 0.004448967539761539}, 'distilbert-base-nli-mean-tokens': {'0.0-1.0': 4.585401870427219e-07, '0.1-0.9': -7.232910010301907e-05, '0.2-0.8': 0.0023595507884729416, '0.3-0.7': 0.004448967539761539, '0.4-0.6': 0.004448967539761539, '0.5-0.5': 0.004448967539761539, '0.6-0.4': 0.004448967539761539, '0.7-0.3': 0.004448967539761539, '0.8-0.2': 0.004448967539761539, '0.9-0.1': 0.004448967539761539}}, "{'0.0': 0.7, '0.5': 0.7999999999999999}": {'FUZZY_MATCH': {'0-0': 0.17701644696625907}, 'Word2Vec': {'0-0': 0.0}, 'bert-base-nli-stsb-mean-tokens': {'0.0-1.0': 0.0, '0.1-0.9': 0.0, '0.2-0.8': -0.0001221460250895312, '0.3-0.7': 0.01255770231781772, '0.4-0.6': 0.01817132198467719, '0.5-0.5': 0.004897433452942246, '0.6-<text:soft-page-break/>0.4': 0.006523344344108284, '0.7-0.3': 0.005421854088392908, '0.8-0.2': 0.005414875661159058, '0.9-0.1': 0.005414875661159058}, 'bert-large-nli-stsb-mean-tokens': {'0.0-1.0': 0.0, '0.1-0.9': 0.0, '0.2-0.8': 0.0, '0.3-0.7': 0.005202654329958145, '0.4-0.6': 0.03483676177143513, '0.5-0.5': 0.0059736907551620755, '0.6-0.4': 0.00697926122559589, '0.7-0.3': 0.005448022318379486, '0.8-0.2': 0.005414875661159058, '0.9-0.1': 0.005414875661159058}, 'roberta-base-nli-stsb-mean-tokens': {'0.0-1.0': 0.0, '0.1-0.9': 0.0, '0.2-0.8': 0.0, '0.3-0.7': 0.005290667559606277, '0.4-0.6': 0.032082856272034666, '0.5-0.5': 0.007368828808090644, '0.6-0.4': 0.0064719123847563065, '0.7-0.3': 0.0054733169651338676, '0.8-0.2': 0.005414875661159058, '0.9-0.1': 0.005414875661159058}, 'roberta-large-nli-stsb-mean-tokens': {'0.0-1.0': 0.0, '0.1-0.9': 0.0, '0.2-0.8': 0.0, '0.3-0.7': 0.0, '0.4-0.6': 0.03678258582998428, '0.5-0.5': 0.008893311828603756, '0.6-0.4': 0.005356932373274503, '0.7-0.3': 0.005514309005166695, '0.8-0.2': 0.005414875661159058, '0.9-0.1': 0.005414875661159058}, 'distilbert-base-nli-stsb-mean-tokens': {'0.0-1.0': 0.0, '0.1-0.9': 0.0, '0.2-0.8': -6.147240521570119e-05, '0.3-0.7': 0.00556119014249401, '0.4-0.6': 0.024982425697113952, '0.5-0.5': 0.006152625011348167, '0.6-0.4': 0.005844158400727606, '0.7-0.3': 0.0054388635945213926, '0.8-0.2': 0.005414875661159058, '0.9-0.1': 0.005414875661159058}, 'bert-base-nli-mean-tokens': {'0.0-1.0': 0.002233459743092747, '0.1-0.9': 0.004490864681469309, '0.2-0.8': 0.0043685407732591, '0.3-0.7': 0.004624915872858959, '0.4-0.6': 0.0049831179535919645, '0.5-0.5': 0.005421417939559636, '0.6-0.4': 0.005414875661159058, '0.7-0.3': 0.005414875661159058, '0.8-0.2': 0.005414875661159058, '0.9-0.1': 0.005414875661159058}, 'bert-large-nli-mean-tokens': {'0.0-1.0': 0.0025118909998435024, '0.1-0.9': 0.005491440122282865, '0.2-0.8': 0.0050515905948734785, '0.3-0.7': 0.005767698776739993, '0.4-0.6': 0.00525631819017669, '0.5-0.5': 0.005424034826820745, '0.6-0.4': 0.005414875661159058, '0.7-0.3': 0.005414875661159058, '0.8-0.2': 0.005414875661159058, '0.9-0.1': 0.005414875661159058}, 'roberta-base-nli-mean-tokens': {'0.0-1.0': -0.0006020570791114288, '0.1-0.9': -0.0005376989328622628, '0.2-0.8': 0.005112513670191499, '0.3-0.7': 0.005194881531859097, '0.4-0.6': 0.005414875661159058, '0.5-0.5': 0.005414875661159058, '0.6-0.4': 0.005414875661159058, '0.7-0.3': 0.005414875661159058, '0.8-0.2': 0.005414875661159058, '0.9-0.1': 0.005414875661159058}, 'roberta-large-nli-mean-tokens': {'0.0-1.0': 0.00011298082244437513, '0.1-0.9': 0.0038923600792977187, '0.2-0.8': 0.004161167318676551, '0.3-0.7': 0.005410160590222257, '0.4-0.6': 0.005434938375515674, '0.5-0.5': 0.005414875661159058, '0.6-0.4': 0.005414875661159058, '0.7-0.3': 0.005414875661159058, '0.8-0.2': 0.005414875661159058, '0.9-0.1': 0.005414875661159058}, 'distilbert-base-nli-mean-tokens': {'0.0-1.0': 0.0005250834098525781, '0.1-0.9': 0.00403891297218073, '0.2-0.8': 0.004109337193843765, '0.3-0.7': 0.005074479318031844, '0.4-0.6': 0.004986243292824266, '0.5-0.5': 0.005415311815729962, '0.6-0.4': 0.005414875661159058, '0.7-0.3': 0.005414875661159058, '0.8-0.2': 0.005414875661159058, '0.9-0.1': 0.005414875661159058}}, "{'0.0': 0.7, '0.5': 0.8999999999999999}": {'FUZZY_MATCH': {'0-0': 0.15044076867340972}, 'Word2Vec': {'0-0': 0.0}, 'bert-base-nli-stsb-mean-tokens': {'0.0-1.0': 0.0, '0.1-0.9': 0.0, '0.2-0.8': -0.0001221460250895312, '0.3-0.7': 0.01255770231781772, '0.4-0.6': 0.01817132198467719, '0.5-0.5': 0.004775518126603484, '0.6-0.4': 0.004448967539761539, '0.7-0.3': 0.004448967539761539, '0.8-0.2': 0.006523344344108284, '0.9-0.1': 0.005414875661159058}, 'bert-large-nli-stsb-mean-tokens': {'0.0-1.0': 0.0, '0.1-0.9': 0.0, '0.2-0.8': 0.0, '0.3-0.7': 0.005202654329958145, '0.4-0.6': 0.03483676177143513, '0.5-0.5': 0.0059746725947463775, '0.6-0.4': 0.00445233388536892, '0.7-0.3': 0.004448967539761539, '0.8-0.2': 0.006975279615121344, '0.9-0.1': 0.005414875661159058}, 'roberta-base-nli-stsb-mean-tokens': {'0.0-1.0': 0.0, '0.1-0.9': 0.0, '0.2-0.8': 0.0, '0.3-0.7': 0.005290667559606277, '0.4-0.6': 0.032082856272034666, '0.5-0.5': 0.007368828808090644, '0.6-0.4': 0.004450650508021403, '0.7-0.3': 0.004448967539761539, '0.8-0.2': 0.006469983454675199, '0.9-0.1': 0.005414875661159058}, 'roberta-large-nli-stsb-mean-tokens': {'0.0-1.0': 0.0, '0.1-0.9': 0.0, '0.2-0.8': 0.0, '0.3-0.7': 0.0, '0.4-0.6': 0.03678258582998428, '0.5-0.5': 0.008893311828603756, '0.6-0.4': 0.004455701867922768, '0.7-0.3': 0.004448967539761539, '0.8-0.2': 0.005349759438585622, '0.9-0.1': 0.005414875661159058}, 'distilbert-base-nli-stsb-mean-tokens': {'0.0-1.0': 0.0, '0.1-0.9': 0.0, '0.2-0.8': -6.147240521570119e-<text:soft-page-break/>05, '0.3-0.7': 0.00556119014249401, '0.4-0.6': 0.024982425697113952, '0.5-0.5': 0.00615312378822408, '0.6-0.4': 0.004448967539761539, '0.7-0.3': 0.004448967539761539, '0.8-0.2': 0.005844158400727606, '0.9-0.1': 0.005414875661159058}, 'bert-base-nli-mean-tokens': {'0.0-1.0': 0.0022522864047817004, '0.1-0.9': 0.004441300118635749, '0.2-0.8': 0.004071311468833327, '0.3-0.7': 0.00445233388536892, '0.4-0.6': 0.00444809746450503, '0.5-0.5': 0.004438091489744389, '0.6-0.4': 0.0047438711679903545, '0.7-0.3': 0.0049831179535919645, '0.8-0.2': 0.005414875661159058, '0.9-0.1': 0.005414875661159058}, 'bert-large-nli-mean-tokens': {'0.0-1.0': 0.0025283500229449363, '0.1-0.9': 0.0053270580377876575, '0.2-0.8': 0.00454726055433885, '0.3-0.7': 0.004465815649212113, '0.4-0.6': 0.004448967539761539, '0.5-0.5': 0.004439396628293624, '0.6-0.4': 0.004949694132008076, '0.7-0.3': 0.00525631819017669, '0.8-0.2': 0.005414875661159058, '0.9-0.1': 0.005414875661159058}, 'roberta-base-nli-mean-tokens': {'0.0-1.0': 2.15998569638165e-05, '0.1-0.9': -0.00048527121523211925, '0.2-0.8': 0.004429553217654814, '0.3-0.7': 0.0044132932071214714, '0.4-0.6': 0.004282704685987571, '0.5-0.5': 0.004289653383923175, '0.6-0.4': 0.00513020634296113, '0.7-0.3': 0.005414875661159058, '0.8-0.2': 0.005414875661159058, '0.9-0.1': 0.005414875661159058}, 'roberta-large-nli-mean-tokens': {'0.0-1.0': 0.00018528173025122996, '0.1-0.9': 0.0037028001674130895, '0.2-0.8': 0.004448967539761539, '0.3-0.7': 0.004448967539761539, '0.4-0.6': 0.004445922269710079, '0.5-0.5': 0.004501145320330191, '0.6-0.4': 0.004161167318676551, '0.7-0.3': 0.005434938375515674, '0.8-0.2': 0.005414875661159058, '0.9-0.1': 0.005414875661159058}, 'distilbert-base-nli-mean-tokens': {'0.0-1.0': 0.000562567030217842, '0.1-0.9': 0.0038885482637220914, '0.2-0.8': 0.004460756913641117, '0.3-0.7': 0.004448967539761539, '0.4-0.6': 0.004447227387727626, '0.5-0.5': 0.004541602883797458, '0.6-0.4': 0.004097835584381482, '0.7-0.3': 0.004986243292824266, '0.8-0.2': 0.005414875661159058, '0.9-0.1': 0.005414875661159058}}, "{'0.0': 0.7, '0.5': 0.9999999999999999}": {'FUZZY_MATCH': {'0-0': 0.14851603450171136}, 'Word2Vec': {'0-0': 0.0}, 'bert-base-nli-stsb-mean-tokens': {'0.0-1.0':</text:p>
      <text:p text:style-name="Standard"><text:s/>0.0, '0.1-0.9': 0.0, '0.2-0.8': -0.0001221460250895312, '0.3-0.7': 0.01255770231781772, '0.4-0.6': 0.01817132198467719, '0.5-0.5': 0.004775518126603484, '0.6-0.4': 0.004448967539761539, '0.7-0.3': 0.004448967539761539, '0.8-0.2': 0.004448967539761539, '0.9-0.1': 0.004448967539761539}, 'bert-large-nli-stsb-mean-tokens': {'0.0-1.0': 0.0, '0.1-0.9': 0.0, '0.2-0.8': 0.0, '0.3-0.7': 0.005202654329958145, '0.4-0.6': 0.03483676177143513, '0.5-0.5': 0.0059746725947463775, '0.6-0.4': 0.00445233388536892, '0.7-0.3': 0.004448967539761539, '0.8-0.2': 0.004448967539761539, '0.9-0.1': 0.004448967539761539}, 'roberta-base-nli-stsb-mean-tokens': {'0.0-1.0': 0.0, '0.1-0.9': 0.0, '0.2-0.8': 0.0, '0.3-0.7': 0.005290667559606277, '0.4-0.6': 0.032082856272034666, '0.5-0.5': 0.007368828808090644, '0.6-0.4': 0.004450650508021403, '0.7-0.3': 0.004448967539761539, '0.8-0.2': 0.004448967539761539, '0.9-0.1': 0.004448967539761539}, 'roberta-large-nli-stsb-mean-tokens': {'0.0-1.0': 0.0, '0.1-0.9': 0.0, '0.2-0.8': 0.0, '0.3-0.7': 0.0, '0.4-0.6': 0.03678258582998428, '0.5-0.5': 0.008893311828603756, '0.6-0.4': 0.004455701867922768, '0.7-0.3': 0.004448967539761539, '0.8-0.2': 0.004448967539761539, '0.9-0.1': 0.004448967539761539}, 'distilbert-base-nli-stsb-mean-tokens': {'0.0-1.0': 0.0, '0.1-0.9': 0.0, '0.2-0.8': -6.147240521570119e-05, '0.3-0.7': 0.00556119014249401, '0.4-0.6': 0.024982425697113952, '0.5-0.5': 0.00615312378822408, '0.6-0.4': 0.004448967539761539, '0.7-0.3': 0.004448967539761539, '0.8-0.2': 0.004448967539761539, '0.9-0.1': 0.004448967539761539}, 'bert-base-nli-mean-tokens': {'0.0-1.0': 0.0022522864047817004, '0.1-0.9': 0.004441300118635749, '0.2-0.8': 0.004071311468833327, '0.3-0.7': 0.00445233388536892, '0.4-0.6': 0.004448967539761539, '0.5-0.5': 0.004448967539761539, '0.6-0.4': 0.004448967539761539, '0.7-0.3': 0.004448967539761539, '0.8-0.2': 0.004448967539761539, '0.9-0.1': 0.004448967539761539}, 'bert-large-nli-mean-tokens': {'0.0-1.0': 0.0025283500229449363, '0.1-0.9': 0.0053270580377876575, '0.2-0.8': 0.00454726055433885, '0.3-0.7': 0.004465815649212113, '0.4-0.6': 0.004448967539761539, '0.5-0.5': 0.004448967539761539, '0.6-0.4': 0.004448967539761539, '0.7-0.3': 0.004448967539761539, '0.8-0.2': 0.004448967539761539, '0.9-0.1': 0.004448967539761539}, 'roberta-base-nli-mean-tokens': {'0.0-1.0': 2.15998569638165e-<text:soft-page-break/>05, '0.1-0.9': -0.00048527121523211925, '0.2-0.8': 0.004432160324203793, '0.3-0.7': 0.004448967539761539, '0.4-0.6': 0.004448967539761539, '0.5-0.5': 0.004448967539761539, '0.6-0.4': 0.004448967539761539, '0.7-0.3': 0.004448967539761539, '0.8-0.2': 0.004448967539761539, '0.9-0.1': 0.004448967539761539}, 'roberta-large-nli-mean-tokens': {'0.0-1.0': 0.00018528173025122996, '0.1-0.9': 0.0037028001674130895, '0.2-0.8': 0.004448967539761539, '0.3-0.7': 0.004448967539761539, '0.4-0.6': 0.004448967539761539, '0.5-0.5': 0.004448967539761539, '0.6-0.4': 0.004448967539761539, '0.7-0.3': 0.004448967539761539, '0.8-0.2': 0.004448967539761539, '0.9-0.1': 0.004448967539761539}, 'distilbert-base-nli-mean-tokens': {'0.0-1.0': 0.000562567030217842, '0.1-0.9': 0.0038885482637220914, '0.2-0.8': 0.004460756913641117, '0.3-0.7': 0.004448967539761539, '0.4-0.6': 0.004448967539761539, '0.5-0.5': 0.004448967539761539, '0.6-0.4': 0.004448967539761539, '0.7-0.3': 0.004448967539761539, '0.8-0.2': 0.004448967539761539, '0.9-0.1': 0.004448967539761539}}, "{'0.0': 0.7999999999999999, '0.5': 0.8999999999999999}": {'FUZZY_MATCH': {'0-0': 0.15014334405666308}, 'Word2Vec': {'0-0': 0.0}, 'bert-base-nli-stsb-mean-tokens': {'0.0-1.0': 0.0, '0.1-0.9': 0.0, '0.2-0.8': 0.0, '0.3-0.7': 0.0, '0.4-0.6': 0.0, '0.5-0.5': 0.005379748168049092, '0.6-0.4': 0.01817132198467719, '0.7-0.3': 0.004475944206084215, '0.8-0.2': 0.006523344344108284, '0.9-0.1': 0.005414875661159058}, 'bert-large-nli-stsb-mean-tokens': {'0.0-1.0': 0.0, '0.1-0.9': 0.0, '0.2-0.8': 0.0, '0.3-0.7': 0.0, '0.4-0.6': 0.0, '0.5-0.5': -0.0001221460250895312, '0.6-0.4': 0.03483676177143513, '0.7-0.3': 0.004578049607703916, '0.8-0.2': 0.006975279615121344, '0.9-0.1': 0.005414875661159058}, 'roberta-base-nli-stsb-mean-tokens': {'0.0-1.0': 0.0, '0.1-0.9': 0.0, '0.2-0.8': 0.0, '0.3-0.7': 0.0, '0.4-0.6': 0.0, '0.5-0.5': 0.0, '0.6-0.4': 0.032082856272034666, '0.7-0.3': 0.004678190100866786, '0.8-0.2': 0.006469983454675199, '0.9-0.1': 0.005414875661159058}, 'roberta-large-nli-stsb-mean-tokens': {'0.0-1.0': 0.0, '0.1-0.9': 0.0, '0.2-0.8': 0.0, '0.3-0.7': 0.0, '0.4-0.6': 0.0, '0.5-0.5': 0.0, '0.6-0.4': 0.03678258582998428, '0.7-0.3': 0.004843569660909708, '0.8-0.2': 0.005349759438585622, '0.9-0.1': 0.005414875661159058}, 'distilbert-base-nli-stsb-mean-tokens': {'0.0-1.0': 0.0, '0.1-0.9': 0.0, '0.2-0.8': 0.0, '0.3-0.7': 0.0, '0.4-0.6': 0.0, '0.5-0.5': -6.147240521570119e-05, '0.6-0.4': 0.024982425697113952, '0.7-0.3': 0.0045421422274398715, '0.8-0.2': 0.005844158400727606, '0.9-0.1': 0.005414875661159058}, 'bert-base-nli-mean-tokens': {'0.0-1.0': -0.003022590675228143, '0.1-0.9': -0.0019213800330351027, '0.2-0.8': 0.002213854234706214, '0.3-0.7': 0.00430052165183703, '0.4-0.6': 0.004936855525286887, '0.5-0.5': 0.00446335945325127, '0.6-0.4': 0.0047438711679903545, '0.7-0.3': 0.0049831179535919645, '0.8-0.2': 0.005414875661159058, '0.9-0.1': 0.005414875661159058}, 'bert-large-nli-mean-tokens': {'0.0-1.0': -0.002816785779296671, '0.1-0.9': 0.0005931709051288925, '0.2-0.8': 0.005388402405609782, '0.3-0.7': 0.008530046533209767, '0.4-0.6': 0.004921525729451592, '0.5-0.5': 0.00447480092593433, '0.6-0.4': 0.004949694132008076, '0.7-0.3': 0.00525631819017669, '0.8-0.2': 0.005414875661159058, '0.9-0.1': 0.005414875661159058}, 'roberta-base-nli-mean-tokens': {'0.0-1.0': -0.0033676560201150174, '0.1-0.9': 0.005032239771135982, '0.2-0.8': 0.004775647696421248, '0.3-0.7': 0.004267631545778472, '0.4-0.6': 0.004282704685987571, '0.5-0.5': 0.004289653383923175, '0.6-0.4': 0.00513020634296113, '0.7-0.3': 0.005414875661159058, '0.8-0.2': 0.005414875661159058, '0.9-0.1': 0.005414875661159058}, 'roberta-large-nli-mean-tokens': {'0.0-1.0': -0.0010537510103054704, '0.1-0.9': -0.0012905055650482833, '0.2-0.8': 0.003229750997834624, '0.3-0.7': 0.006058320979076326, '0.4-0.6': 0.004523747614157525, '0.5-0.5': 0.004501145320330191, '0.6-0.4': 0.004161167318676551, '0.7-0.3': 0.005434938375515674, '0.8-0.2': 0.005414875661159058, '0.9-0.1': 0.005414875661159058}, 'distilbert-base-nli-mean-tokens': {'0.0-1.0': 0.004066286168271316, '0.1-0.9': -0.0023369506463792877, '0.2-0.8': 0.0010075210255727773, '0.3-0.7': 0.0044270324245591075, '0.4-0.6': 0.004197855204632006, '0.5-0.5': 0.00454329716044688, '0.6-0.4': 0.004097835584381482, '0.7-0.3': 0.004986243292824266, '0.8-0.2': 0.005414875661159058, '0.9-0.1': 0.005414875661159058}}, "{'0.0': 0.7999999999999999, '0.5': 0.9999999999999999}": {'FUZZY_MATCH': {'0-0': 0.14685382590396767}, 'Word2Vec': {'0-0': 0.0}, 'bert-base-nli-stsb-mean-tokens': {'0.0-1.0': 0.0, '0.1-0.9': 0.0, '0.2-0.8': 0.0, '0.3-0.7': 0.0, '0.4-0.6': 0.0, '0.5-0.5': 0.005379748168049092, '0.6-0.4': <text:soft-page-break/>0.01817132198467719, '0.7-0.3': 0.004475944206084215, '0.8-0.2': 0.004448967539761539, '0.9-0.1': 0.004448967539761539}, 'bert-large-nli-stsb-mean-tokens': {'0.0-1.0': 0.0, '0.1-0.9': 0.0, '0.2-0.8': 0.0, '0.3-0.7': 0.0, '0.4-0.6': 0.0, '0.5-0.5': -0.0001221460250895312, '0.6-0.4': 0.03483676177143513, '0.7-0.3': 0.004578049607703916, '0.8-0.2': 0.004448967539761539, '0.9-0.1': 0.004448967539761539}, 'roberta-base-nli-stsb-mean-tokens': {'0.0-1.0': 0.0, '0.1-0.9': 0.0, '0.2-0.8': 0.0, '0.3-0.7': 0.0, '0.4-0.6': 0.0, '0.5-0.5': 0.0, '0.6-0.4': 0.032082856272034666, '0.7-0.3': 0.004678190100866786, '0.8-0.2': 0.004448967539761539, '0.9-0.1': 0.004448967539761539}, 'roberta-large-nli-stsb-mean-tokens': {'0.0-1.0': 0.0, '0.1-0.9': 0.0, '0.2-0.8': 0.0, '0.3-0.7': 0.0, '0.4-0.6': 0.0, '0.5-0.5': 0.0, '0.6-0.4': 0.03678258582998428, '0.7-0.3': 0.004843569660909708, '0.8-0.2': 0.004448967539761539, '0.9-0.1': 0.004448967539761539}, 'distilbert-base-nli-stsb-mean-tokens': {'0.0-1.0': 0.0, '0.1-0.9': 0.0, '0.2-0.8': 0.0, '0.3-0.7': 0.0, '0.4-0.6': 0.0, '0.5-0.5': -6.147240521570119e-05, '0.6-0.4': 0.024982425697113952, '0.7-0.3': 0.0045421422274398715, '0.8-0.2': 0.004448967539761539, '0.9-0.1': 0.004448967539761539}, 'bert-base-nli-mean-tokens': {'0.0-1.0': -0.003022590675228143, '0.1-0.9': -0.0019213800330351027, '0.2-0.8': 0.002213854234706214, '0.3-0.7': 0.00430052165183703, '0.4-0.6': 0.004937806396921318, '0.5-0.5': 0.0044742550858161145, '0.6-0.4': 0.004448967539761539, '0.7-0.3': 0.004448967539761539, '0.8-0.2': 0.004448967539761539, '0.9-0.1': 0.004448967539761539}, 'bert-large-nli-mean-tokens': {'0.0-1.0': -0.002816785779296671, '0.1-0.9': 0.0005931709051288925, '0.2-0.8': 0.005388402405609782, '0.3-0.7': 0.008530046533209767, '0.4-0.6': 0.004921525729451592, '0.5-0.5': 0.00448439598042194, '0.6-0.4': 0.004448967539761539, '0.7-0.3': 0.004448967539761539, '0.8-0.2': 0.004448967539761539, '0.9-0.1': 0.004448967539761539}, 'roberta-base-nli-mean-tokens': {'0.0-1.0': -0.0033676560201150174, '0.1-0.9': 0.005032239771135982, '0.2-0.8': 0.0047784172481134535, '0.3-0.7': 0.004303573129105676, '0.4-0.6': 0.004448967539761539, '0.5-0.5': 0.004448967539761539, '0.6-0.4': 0.004448967539761539, '0.7-0.3': 0.004448967539761539, '0.8-0.2': 0.004448967539761539, '0.9-0.1': 0.004448967539761539}, 'roberta-large-nli-mean-tokens': {'0.0-1.0': -0.0010537510103054704, '0.1-0.9': -0.0012905055650482833, '0.2-0.8': 0.003229750997834624, '0.3-0.7': 0.006058320979076326, '0.4-0.6': 0.004526809761612127, '0.5-0.5': 0.004448967539761539, '0.6-0.4': 0.004448967539761539, '0.7-0.3': 0.004448967539761539, '0.8-0.2': 0.004448967539761539, '0.9-0.1': 0.004448967539761539}, 'distilbert-base-nli-mean-tokens': {'0.0-1.0': 0.004066286168271316, '0.1-0.9': -0.0023369506463792877, '0.2-0.8': 0.0010075210255727773, '0.3-0.7': 0.0044270324245591075, '0.4-0.6': 0.004199627228536507,</text:p>
      <text:p text:style-name="Standard"><text:s/>'0.5-0.5': 0.004450650508021403, '0.6-0.4': 0.004448967539761539, '0.7-0.3': 0.004448967539761539, '0.8-0.2': 0.004448967539761539, '0.9-0.1': 0.004448967539761539}}, "{'0.0': 0.8999999999999999, '0.5': 0.9999999999999999}": {'FUZZY_MATCH': {'0-0': 0.09973005050695694}, 'Word2Vec': {'0-0': 0.0}, 'bert-base-nli-stsb-mean-tokens': {'0.0-1.0': 0.0, '0.1-0.9': 0.0, '0.2-0.8': 0.0, '0.3-0.7': 0.0, '0.4-0.6': 0.0, '0.5-0.5': 0.0, '0.6-0.4': 0.0, '0.7-0.3': 0.0, '0.8-0.2': 0.01817132198467719, '0.9-0.1': 0.004448967539761539}, 'bert-large-nli-stsb-mean-tokens': {'0.0-1.0': 0.0, '0.1-0.9': 0.0, '0.2-0.8': 0.0, '0.3-0.7': 0.0, '0.4-0.6': 0.0, '0.5-0.5': 0.0, '0.6-0.4': 0.0, '0.7-0.3': 0.0, '0.8-0.2': 0.03483676177143513, '0.9-0.1': 0.004448967539761539}, 'roberta-base-nli-stsb-mean-tokens': {'0.0-1.0': 0.0, '0.1-0.9': 0.0, '0.2-0.8': 0.0, '0.3-0.7': 0.0, '0.4-0.6': 0.0, '0.5-0.5': 0.0, '0.6-0.4': 0.0, '0.7-0.3': 0.0, '0.8-0.2': 0.032082856272034666, '0.9-0.1': 0.004448967539761539}, 'roberta-large-nli-stsb-mean-tokens': {'0.0-1.0': 0.0, '0.1-0.9': 0.0, '0.2-0.8': 0.0, '0.3-0.7': 0.0, '0.4-0.6': 0.0, '0.5-0.5': 0.0, '0.6-0.4': 0.0, '0.7-0.3': 0.0, '0.8-0.2': 0.03678258582998428, '0.9-0.1': 0.004448967539761539}, 'distilbert-base-nli-stsb-mean-tokens': {'0.0-1.0': 0.0, '0.1-0.9': 0.0, '0.2-0.8': 0.0, '0.3-0.7': 0.0, '0.4-0.6': 0.0, '0.5-0.5': 0.0, '0.6-0.4': 0.0, '0.7-0.3': 0.0, '0.8-0.2': 0.024982425697113952, '0.9-0.1': 0.004448967539761539}, 'bert-base-nli-mean-tokens': {'0.0-1.0': 0.0, '0.1-0.9': 0.0, '0.2-0.8': 0.0, '0.3-0.7': 0.0, '0.4-0.6': -0.0001221460250895312, '0.5-0.5': -0.0013283286303256148, '0.6-0.4': 0.002213854234706214, '0.7-0.3': 0.004937806396921318, '0.8-0.2': 0.004448967539761539, '0.9-0.1': 0.004448967539761539}, 'bert-large-nli-mean-tokens': {'0.0-1.0': 0.0, '0.1-0.9': 0.0, '0.2-0.8': 0.0, '0.3-0.7': 0.0, '0.4-0.6': 0.0, '0.5-0.5': -0.0011890930306284186, '0.6-0.4': 0.005388402405609782, <text:soft-page-break/>'0.7-0.3': 0.004921525729451592, '0.8-0.2': 0.004448967539761539, '0.9-0.1': 0.004448967539761539}, 'roberta-base-nli-mean-tokens': {'0.0-1.0': 0.0, '0.1-0.9': 0.0, '0.2-0.8': -0.00035715615121367783, '0.3-0.7': -0.00329523039839974, '0.4-0.6': -0.006412708323422223, '0.5-0.5': -0.0009559757904100685, '0.6-0.4': 0.0047784172481134535, '0.7-0.3': 0.004448967539761539, '0.8-0.2': 0.004448967539761539, '0.9-0.1': 0.004448967539761539}, 'roberta-large-nli-mean-tokens': {'0.0-1.0': 0.0, '0.1-0.9': 0.0, '0.2-0.8': 0.0, '0.3-0.7': 0.0, '0.4-0.6': -0.0004140601272115685, '0.5-0.5': -0.0016354939156071335, '0.6-0.4': 0.003229750997834624, '0.7-0.3': 0.004526809761612127, '0.8-0.2': 0.004448967539761539, '0.9-0.1': 0.004448967539761539}, 'distilbert-base-nli-mean-tokens': {'0.0-1.0': 0.0, '0.1-0.9': 0.0, '0.2-0.8': 0.0, '0.3-0.7': 0.0, '0.4-0.6': -0.00024115838745220053, '0.5-0.5': 0.0016331988332850544, '0.6-0.4': 0.0010075210255727773, '0.7-0.3': 0.004199627228536507, '0.8-0.2': 0.004448967539761539, '0.9-0.1': 0.004448967539761539}}}</text:p>
      <text:p text:style-name="Standard">Traceback (most recent call last):</text:p>
      <text:p text:style-name="Standard"><text:s text:c="2"/>File "/media/fahad/New Volume/Paper/EMR-Interoperability/Implementation/AnnotatedDataHandler_3.py", line 779, in &lt;module&gt;</text:p>
      <text:p text:style-name="Standard"><text:s text:c="4"/>annotatedDataHandler.writeDetailedDictToCsv(kappa_score_at_thresholds, "kappa_score"+self.computational_iteration, type="kappa")</text:p>
      <text:p text:style-name="Standard">NameError: name 'self' is not defined</text:p>
      <text:p text:style-name="Standard"/>
      <text:p text:style-name="Standard">Process finished with exit code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6:05:57.381573050</meta:creation-date>
    <dc:date>2021-05-31T16:06:23.073703352</dc:date>
    <meta:editing-duration>PT26S</meta:editing-duration>
    <meta:editing-cycles>1</meta:editing-cycles>
    <meta:document-statistic meta:table-count="0" meta:image-count="0" meta:object-count="0" meta:page-count="94" meta:paragraph-count="362" meta:word-count="42436" meta:character-count="422422" meta:non-whitespace-character-count="380205"/>
    <meta:generator>LibreOffice/6.4.7.2$Linux_X86_64 LibreOffice_project/40$Build-2</meta:generator>
  </office:meta>
</office:document-meta>
</file>